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10.2mm"/>
    </style:style>
    <style:style style:name="co11" style:family="table-column">
      <style:table-column-properties fo:break-before="auto" style:column-width="69.62mm"/>
    </style:style>
    <style:style style:name="co12" style:family="table-column">
      <style:table-column-properties fo:break-before="auto" style:column-width="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2.91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11.68mm" fo:break-before="auto" style:use-optimal-row-height="true"/>
    </style:style>
    <style:style style:name="ro7" style:family="table-row">
      <style:table-row-properties style:row-height="2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ffffff" fo:wrap-option="wrap" style:vertical-align="top"/>
    </style:style>
    <style:style style:name="ce1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 style:data-style-name="N100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transparent"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background-color="#ffcc00" fo:wrap-option="wrap" style:vertical-align="top"/>
    </style:style>
    <style:style style:name="ce2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transparent" fo:wrap-option="wrap" style:vertical-align="top"/>
    </style:style>
    <style:style style:name="ce30" style:family="table-cell" style:parent-style-name="Default">
      <style:table-cell-properties fo:background-color="#e6e6ff" fo:wrap-option="wrap" style:vertical-align="top"/>
    </style:style>
    <style:style style:name="ce3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>
      <style:table-cell-properties fo:background-color="#ffcc00" fo:wrap-option="wrap" style:vertical-align="top"/>
    </style:style>
    <style:style style:name="ce39" style:family="table-cell" style:parent-style-name="Default" style:data-style-name="N122">
      <style:table-cell-properties fo:wrap-option="wrap" style:vertical-align="top"/>
    </style:style>
    <style:style style:name="ce40" style:family="table-cell" style:parent-style-name="Default" style:data-style-name="N122">
      <style:table-cell-properties fo:background-color="transparent" fo:wrap-option="wrap" style:vertical-align="top"/>
    </style:style>
    <style:style style:name="ce41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8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50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51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22">
      <style:table-cell-properties fo:background-color="#ffcc00" fo:wrap-option="wrap" style:vertical-align="top"/>
    </style:style>
    <style:style style:name="ce53" style:family="table-cell" style:parent-style-name="Default" style:data-style-name="N122">
      <style:table-cell-properties fo:background-color="#ffffff" style:vertical-align="top"/>
    </style:style>
    <style:style style:name="ce54" style:family="table-cell" style:parent-style-name="Default" style:data-style-name="N122">
      <style:table-cell-properties fo:background-color="#e6e6ff" style:vertical-align="top"/>
    </style:style>
    <style:style style:name="ce55" style:family="table-cell" style:parent-style-name="Default" style:data-style-name="N115">
      <style:table-cell-properties fo:background-color="#ccff00" fo:wrap-option="wrap" style:vertical-align="top"/>
    </style:style>
    <style:style style:name="ce56" style:family="table-cell" style:parent-style-name="Default" style:data-style-name="N115">
      <style:table-cell-properties fo:background-color="transparent" fo:wrap-option="wrap" style:vertical-align="top"/>
    </style:style>
    <style:style style:name="ce57" style:family="table-cell" style:parent-style-name="Default" style:data-style-name="N115">
      <style:table-cell-properties fo:background-color="#e6e6ff" fo:wrap-option="wrap" style:vertical-align="top"/>
    </style:style>
    <style:style style:name="ce58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 fo:wrap-option="wrap" style:vertical-align="top"/>
    </style:style>
    <style:style style:name="ce60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ext-properties style:font-name="Arial" fo:font-weight="normal" style:font-name-asian="Droid Sans Fallback" style:font-weight-asian="normal" style:font-name-complex="DejaVu Sans" style:font-weight-complex="normal"/>
    </style:style>
    <style:style style:name="ce65" style:family="table-cell" style:parent-style-name="Default" style:data-style-name="N115"/>
    <style:style style:name="ce66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67" style:family="table-cell" style:parent-style-name="Default" style:data-style-name="N115">
      <style:text-properties fo:font-weight="bold" style:font-weight-asian="bold" style:font-weight-complex="bold"/>
    </style:style>
    <style:style style:name="ce68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style:text-align-source="value-type" style:repeat-content="false" fo:wrap-option="wrap" style:vertical-align="top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Droid Sans Fallback" style:font-name-complex="DejaVu Sans" style:font-weight-asian="bold" style:font-weight-complex="bold"/>
    </style:style>
    <style:style style:name="T5" style:family="text">
      <style:text-properties style:font-name-asian="Droid Sans Fallback" style:font-name-complex="DejaVu Sans"/>
    </style:style>
    <style:style style:name="T6" style:family="text">
      <style:text-properties style:font-name-asian="Droid Sans Fallback" style:font-name-complex="DejaVu Sans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3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31"/>
        <table:table-column table:style-name="co7" table:number-columns-repeated="3" table:default-cell-style-name="ce37"/>
        <table:table-column table:style-name="co8" table:default-cell-style-name="ce37"/>
        <table:table-column table:style-name="co9" table:default-cell-style-name="ce37"/>
        <table:table-column table:style-name="co7" table:number-columns-repeated="3" table:default-cell-style-name="ce37"/>
        <table:table-row table:style-name="ro1">
          <table:table-cell table:style-name="ce1"/>
          <table:table-cell table:style-name="ce8"/>
          <table:table-cell table:style-name="ce23"/>
          <table:table-cell table:style-name="ce8" table:number-columns-repeated="2"/>
          <table:table-cell/>
          <table:table-cell table:style-name="ce8"/>
          <table:table-cell table:style-name="ce39"/>
          <table:table-cell table:style-name="ce42"/>
          <table:table-cell/>
          <table:table-cell table:style-name="ce8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5"/>
          <table:table-cell table:style-name="ce58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9"/>
          <table:table-cell table:style-name="ce5" table:number-columns-repeated="3"/>
          <table:table-cell table:style-name="ce32"/>
          <table:table-cell table:style-name="ce35" office:value-type="string" calcext:value-type="string" table:number-columns-spanned="3" table:number-rows-spanned="1">
            <text:p>Farnell</text:p>
          </table:table-cell>
          <table:covered-table-cell table:style-name="ce10"/>
          <table:covered-table-cell table:style-name="ce5"/>
          <table:table-cell table:style-name="ce38"/>
          <table:table-cell table:style-name="ce35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8"/>
          <table:table-cell table:style-name="ce5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10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32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10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9" office:value-type="string" calcext:value-type="string">
            <text:p>Code</text:p>
          </table:table-cell>
          <table:table-cell table:style-name="ce10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60" office:value-type="string" calcext:value-type="string">
            <text:p>Combin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Arduino Due header 1x8-pin, Ethernet header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ADCL, ADCH, Comm, PWML, PWMH, X1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4]=&quot;Power board&quot;; [.A4]*2;[.A4])" office:value-type="float" office:value="6" calcext:value-type="float">
            <text:p>6</text:p>
          </table:table-cell>
          <table:table-cell table:style-name="ce36" office:value-type="float" office:value="1022256" calcext:value-type="float">
            <text:p>1022256</text:p>
          </table:table-cell>
          <table:table-cell table:style-name="ce40" office:value-type="float" office:value="0.0836" calcext:value-type="float">
            <text:p>0,084</text:p>
          </table:table-cell>
          <table:table-cell table:style-name="ce43" table:formula="of:=IF([.G4]=&quot;-&quot;;&quot;&quot;;IF([.A4]=&quot;&quot;;[.H4];[.F4]*[.H4]))" office:value-type="currency" office:currency="GBP" office:value="0.5016" calcext:value-type="currency">
            <text:p>£0,50</text:p>
          </table:table-cell>
          <table:table-cell table:style-name="ce47"/>
          <table:table-cell table:style-name="ce29" office:value-type="string" calcext:value-type="string">
            <text:p>ZL201-08G</text:p>
          </table:table-cell>
          <table:table-cell table:style-name="ce40" office:value-type="float" office:value="0.0741" calcext:value-type="float">
            <text:p>0,074</text:p>
          </table:table-cell>
          <table:table-cell table:style-name="ce56" table:formula="of:=IF([.K4]=&quot;-&quot;;&quot;&quot;;IF([.A4]=&quot;&quot;;[.L4];[.F4]*[.L4]))" office:value-type="currency" office:currency="EUR" office:value="0.4446" calcext:value-type="currency">
            <text:p>0,44 €</text:p>
          </table:table-cell>
          <table:table-cell table:style-name="ce61" table:formula="of:=IF([.A4]&lt;&gt;&quot;&quot;; IF([.G4]&lt;&gt;&quot;-&quot; ; IF([.M4] &gt; [.I4]*[.$N$1];[.I4]*[.$N$1];[.M4]);[.M4]);&quot;&quot;)" office:value-type="currency" office:currency="EUR" office:value="0.4446" calcext:value-type="currency">
            <text:p>0,44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F01S</text:p>
          </table:table-cell>
          <table:table-cell table:style-name="ce25" office:value-type="string" calcext:value-type="string">
            <text:p>SMD; SDIP-4</text:p>
          </table:table-cell>
          <table:table-cell table:style-name="ce25" office:value-type="string" calcext:value-type="string">
            <text:p>B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]=&quot;Power board&quot;; [.A5]*2;[.A5])" office:value-type="float" office:value="1" calcext:value-type="float">
            <text:p>1</text:p>
          </table:table-cell>
          <table:table-cell table:style-name="ce19" office:value-type="float" office:value="1470959" calcext:value-type="float">
            <text:p>1470959</text:p>
          </table:table-cell>
          <table:table-cell table:style-name="ce41" office:value-type="float" office:value="0.572" calcext:value-type="float">
            <text:p>0,572</text:p>
          </table:table-cell>
          <table:table-cell table:style-name="ce44" table:formula="of:=IF([.G5]=&quot;-&quot;;&quot;&quot;;IF([.A5]=&quot;&quot;;[.H5];[.F5]*[.H5]))" office:value-type="currency" office:currency="GBP" office:value="0.572" calcext:value-type="currency">
            <text:p>£0,57</text:p>
          </table:table-cell>
          <table:table-cell table:style-name="ce48"/>
          <table:table-cell table:style-name="ce50" office:value-type="string" calcext:value-type="string">
            <text:p>DF01S 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57" table:formula="of:=IF([.K5]=&quot;-&quot;;&quot;&quot;;IF([.A5]=&quot;&quot;;[.L5];[.F5]*[.L5]))" office:value-type="currency" office:currency="EUR" office:value="0.159" calcext:value-type="currency">
            <text:p>0,16 €</text:p>
          </table:table-cell>
          <table:table-cell table:style-name="ce61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, C2, C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6]=&quot;Power board&quot;; [.A6]*2;[.A6])" office:value-type="float" office:value="6" calcext:value-type="float">
            <text:p>6</text:p>
          </table:table-cell>
          <table:table-cell table:style-name="ce36" office:value-type="string" calcext:value-type="string">
            <text:p>2497072</text:p>
          </table:table-cell>
          <table:table-cell table:style-name="ce40" office:value-type="float" office:value="0.0349" calcext:value-type="float">
            <text:p>0,035</text:p>
          </table:table-cell>
          <table:table-cell table:style-name="ce43" table:formula="of:=IF([.G6]=&quot;-&quot;;&quot;&quot;;IF([.A6]=&quot;&quot;;[.H6];[.F6]*[.H6]))" office:value-type="currency" office:currency="GBP" office:value="0.2094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C1206C104K5RAC</text:p>
          </table:table-cell>
          <table:table-cell table:style-name="ce40" office:value-type="float" office:value="0.0134" calcext:value-type="float">
            <text:p>0,013</text:p>
          </table:table-cell>
          <table:table-cell table:style-name="ce56" table:formula="of:=IF([.K6]=&quot;-&quot;;&quot;&quot;;IF([.A6]=&quot;&quot;;[.L6];[.F6]*[.L6]))" office:value-type="currency" office:currency="EUR" office:value="0.0804" calcext:value-type="currency">
            <text:p>0,08 €</text:p>
          </table:table-cell>
          <table:table-cell table:style-name="ce61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1206, 100V</text:p>
          </table:table-cell>
          <table:table-cell table:style-name="ce25" office:value-type="string" calcext:value-type="string">
            <text:p>C1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]=&quot;Power board&quot;; [.A7]*2;[.A7])" office:value-type="float" office:value="2" calcext:value-type="float">
            <text:p>2</text:p>
          </table:table-cell>
          <table:table-cell table:style-name="ce19" office:value-type="string" calcext:value-type="string">
            <text:p>2320876</text:p>
          </table:table-cell>
          <table:table-cell table:style-name="ce41" office:value-type="float" office:value="0.27" calcext:value-type="float">
            <text:p>0,270</text:p>
          </table:table-cell>
          <table:table-cell table:style-name="ce44" table:formula="of:=IF([.G7]=&quot;-&quot;;&quot;&quot;;IF([.A7]=&quot;&quot;;[.H7];[.F7]*[.H7]))" office:value-type="currency" office:currency="GBP" office:value="0.54" calcext:value-type="currency">
            <text:p>£0,54</text:p>
          </table:table-cell>
          <table:table-cell table:style-name="ce48"/>
          <table:table-cell table:style-name="ce50" office:value-type="string" calcext:value-type="string">
            <text:p>GRM31CR72A105KA01L</text:p>
          </table:table-cell>
          <table:table-cell table:style-name="ce41" office:value-type="float" office:value="0.123" calcext:value-type="float">
            <text:p>0,123</text:p>
          </table:table-cell>
          <table:table-cell table:style-name="ce57" table:formula="of:=IF([.K7]=&quot;-&quot;;&quot;&quot;;IF([.A7]=&quot;&quot;;[.L7];[.F7]*[.L7]))" office:value-type="currency" office:currency="EUR" office:value="0.246" calcext:value-type="currency">
            <text:p>0,25 €</text:p>
          </table:table-cell>
          <table:table-cell table:style-name="ce61" table:formula="of:=IF([.A7]&lt;&gt;&quot;&quot;; IF([.G7]&lt;&gt;&quot;-&quot; ; IF([.M7] &gt; [.I7]*[.$N$1];[.I7]*[.$N$1];[.M7]);[.M7]);&quot;&quot;)" office:value-type="currency" office:currency="EUR" office:value="0.246" calcext:value-type="currency">
            <text:p>0,246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C100, C101, C102, C103, C10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8]=&quot;Power board&quot;; [.A8]*2;[.A8])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8]=&quot;-&quot;;&quot;&quot;;IF([.A8]=&quot;&quot;;[.H8];[.F8]*[.H8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]=&quot;-&quot;;&quot;&quot;;IF([.A8]=&quot;&quot;;[.L8];[.F8]*[.L8]))">
            <text:p/>
          </table:table-cell>
          <table:table-cell table:style-name="ce61" table:formula="of:=IF([.A8]&lt;&gt;&quot;&quot;; IF([.G8]&lt;&gt;&quot;-&quot; ; IF([.M8] &gt; [.I8]*[.$N$1];[.I8]*[.$N$1];[.M8]);[.M8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0n/100V</text:p>
          </table:table-cell>
          <table:table-cell table:style-name="ce25" office:value-type="string" calcext:value-type="string">
            <text:p>1812</text:p>
          </table:table-cell>
          <table:table-cell table:style-name="ce25" office:value-type="string" calcext:value-type="string">
            <text:p>C105, C11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]=&quot;Power board&quot;; [.A9]*2;[.A9])" office:value-type="float" office:value="2" calcext:value-type="float">
            <text:p>2</text:p>
          </table:table-cell>
          <table:table-cell table:style-name="ce19" office:value-type="string" calcext:value-type="string">
            <text:p>1828961</text:p>
          </table:table-cell>
          <table:table-cell table:style-name="ce41" office:value-type="float" office:value="0.676" calcext:value-type="float">
            <text:p>0,676</text:p>
          </table:table-cell>
          <table:table-cell table:style-name="ce44" table:formula="of:=IF([.G9]=&quot;-&quot;;&quot;&quot;;IF([.A9]=&quot;&quot;;[.H9];[.F9]*[.H9]))" office:value-type="currency" office:currency="GBP" office:value="1.352" calcext:value-type="currency">
            <text:p>£1,35</text:p>
          </table:table-cell>
          <table:table-cell table:style-name="ce48"/>
          <table:table-cell table:style-name="ce50" office:value-type="string" calcext:value-type="string">
            <text:p>CL43B474KCHNNNE</text:p>
          </table:table-cell>
          <table:table-cell table:style-name="ce41" office:value-type="float" office:value="0.13274" calcext:value-type="float">
            <text:p>0,133</text:p>
          </table:table-cell>
          <table:table-cell table:style-name="ce57" table:formula="of:=IF([.K9]=&quot;-&quot;;&quot;&quot;;IF([.A9]=&quot;&quot;;[.L9];[.F9]*[.L9]))" office:value-type="currency" office:currency="EUR" office:value="0.26548" calcext:value-type="currency">
            <text:p>0,27 €</text:p>
          </table:table-cell>
          <table:table-cell table:style-name="ce61" table:formula="of:=IF([.A9]&lt;&gt;&quot;&quot;; IF([.G9]&lt;&gt;&quot;-&quot; ; IF([.M9] &gt; [.I9]*[.$N$1];[.I9]*[.$N$1];[.M9]);[.M9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n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06, C109, C111, C11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]=&quot;Power board&quot;; [.A10]*2;[.A10])" office:value-type="float" office:value="4" calcext:value-type="float">
            <text:p>4</text:p>
          </table:table-cell>
          <table:table-cell table:style-name="ce36" office:value-type="string" calcext:value-type="string">
            <text:p>1759350</text:p>
          </table:table-cell>
          <table:table-cell table:style-name="ce40" office:value-type="float" office:value="0.0343" calcext:value-type="float">
            <text:p>0,034</text:p>
          </table:table-cell>
          <table:table-cell table:style-name="ce43" table:formula="of:=IF([.G10]=&quot;-&quot;;&quot;&quot;;IF([.A10]=&quot;&quot;;[.H10];[.F10]*[.H10]))" office:value-type="currency" office:currency="GBP" office:value="0.1372" calcext:value-type="currency">
            <text:p>£0,14</text:p>
          </table:table-cell>
          <table:table-cell table:style-name="ce47"/>
          <table:table-cell table:style-name="ce29" office:value-type="string" calcext:value-type="string">
            <text:p>CL31B103KBCNNNC </text:p>
          </table:table-cell>
          <table:table-cell table:style-name="ce40" office:value-type="float" office:value="0.01181" calcext:value-type="float">
            <text:p>0,012</text:p>
          </table:table-cell>
          <table:table-cell table:style-name="ce56" table:formula="of:=IF([.K10]=&quot;-&quot;;&quot;&quot;;IF([.A10]=&quot;&quot;;[.L10];[.F10]*[.L10]))" office:value-type="currency" office:currency="EUR" office:value="0.04724" calcext:value-type="currency">
            <text:p>0,05 €</text:p>
          </table:table-cell>
          <table:table-cell table:style-name="ce61" table:formula="of:=IF([.A10]&lt;&gt;&quot;&quot;; IF([.G10]&lt;&gt;&quot;-&quot; ; IF([.M10] &gt; [.I10]*[.$N$1];[.I10]*[.$N$1];[.M10]);[.M10]);&quot;&quot;)" office:value-type="currency" office:currency="EUR" office:value="0.04724" calcext:value-type="currency">
            <text:p>0,04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5" office:value-type="string" calcext:value-type="string">
            <text:p>SMD; Ø6.3x5.8mm</text:p>
          </table:table-cell>
          <table:table-cell table:style-name="ce25" office:value-type="string" calcext:value-type="string">
            <text:p>C107, C11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]=&quot;Power board&quot;; [.A11]*2;[.A11])" office:value-type="float" office:value="2" calcext:value-type="float">
            <text:p>2</text:p>
          </table:table-cell>
          <table:table-cell table:style-name="ce19" office:value-type="string" calcext:value-type="string">
            <text:p>2326151</text:p>
          </table:table-cell>
          <table:table-cell table:style-name="ce41" office:value-type="float" office:value="0.222" calcext:value-type="float">
            <text:p>0,222</text:p>
          </table:table-cell>
          <table:table-cell table:style-name="ce44" table:formula="of:=IF([.G11]=&quot;-&quot;;&quot;&quot;;IF([.A11]=&quot;&quot;;[.H11];[.F11]*[.H11]))" office:value-type="currency" office:currency="GBP" office:value="0.444" calcext:value-type="currency">
            <text:p>£0,44</text:p>
          </table:table-cell>
          <table:table-cell table:style-name="ce48"/>
          <table:table-cell table:style-name="ce50" office:value-type="string" calcext:value-type="string">
            <text:p>UWT1H220MCL6GS </text:p>
          </table:table-cell>
          <table:table-cell table:style-name="ce41" office:value-type="float" office:value="0.08776" calcext:value-type="float">
            <text:p>0,088</text:p>
          </table:table-cell>
          <table:table-cell table:style-name="ce57" table:formula="of:=IF([.K11]=&quot;-&quot;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61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08, C12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2]=&quot;Power board&quot;; [.A12]*2;[.A12])" office:value-type="float" office:value="2" calcext:value-type="float">
            <text:p>2</text:p>
          </table:table-cell>
          <table:table-cell table:style-name="ce36" office:value-type="string" calcext:value-type="string">
            <text:p>1759445</text:p>
          </table:table-cell>
          <table:table-cell table:style-name="ce40" office:value-type="float" office:value="0.0568" calcext:value-type="float">
            <text:p>0,057</text:p>
          </table:table-cell>
          <table:table-cell table:style-name="ce43" table:formula="of:=IF([.G12]=&quot;-&quot;;&quot;&quot;;IF([.A12]=&quot;&quot;;[.H12];[.F12]*[.H12]))" office:value-type="currency" office:currency="GBP" office:value="0.1136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CSMD10U1206X </text:p>
          </table:table-cell>
          <table:table-cell table:style-name="ce40" office:value-type="float" office:value="0.06002" calcext:value-type="float">
            <text:p>0,060</text:p>
          </table:table-cell>
          <table:table-cell table:style-name="ce56" table:formula="of:=IF([.K12]=&quot;-&quot;;&quot;&quot;;IF([.A12]=&quot;&quot;;[.L12];[.F12]*[.L12]))" office:value-type="currency" office:currency="EUR" office:value="0.12004" calcext:value-type="currency">
            <text:p>0,12 €</text:p>
          </table:table-cell>
          <table:table-cell table:style-name="ce61" table:formula="of:=IF([.A12]&lt;&gt;&quot;&quot;; IF([.G12]&lt;&gt;&quot;-&quot; ; IF([.M12] &gt; [.I12]*[.$N$1];[.I12]*[.$N$1];[.M12]);[.M12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1, C15, C19, C26, C29, C36, C4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3]=&quot;Power board&quot;; [.A13]*2;[.A13])" office:value-type="float" office:value="14" calcext:value-type="float">
            <text:p>14</text:p>
          </table:table-cell>
          <table:table-cell table:style-name="ce19" office:value-type="float" office:value="1759167" calcext:value-type="float">
            <text:p>1759167</text:p>
          </table:table-cell>
          <table:table-cell table:style-name="ce41" office:value-type="float" office:value="0.0065" calcext:value-type="float">
            <text:p>0,007</text:p>
          </table:table-cell>
          <table:table-cell table:style-name="ce44" table:formula="of:=IF([.G13]=&quot;-&quot;;&quot;&quot;;IF([.A13]=&quot;&quot;;[.H13];[.F13]*[.H13]))" office:value-type="currency" office:currency="GBP" office:value="0.091" calcext:value-type="currency">
            <text:p>£0,09</text:p>
          </table:table-cell>
          <table:table-cell table:style-name="ce48"/>
          <table:table-cell table:style-name="ce50" office:value-type="string" calcext:value-type="string">
            <text:p>CL21B104KBCNNNC</text:p>
          </table:table-cell>
          <table:table-cell table:style-name="ce41" office:value-type="float" office:value="0.00608" calcext:value-type="float">
            <text:p>0,006</text:p>
          </table:table-cell>
          <table:table-cell table:style-name="ce57" table:formula="of:=IF([.K13]=&quot;-&quot;;&quot;&quot;;IF([.A13]=&quot;&quot;;[.L13];[.F13]*[.L13]))" office:value-type="currency" office:currency="EUR" office:value="0.08512" calcext:value-type="currency">
            <text:p>0,09 €</text:p>
          </table:table-cell>
          <table:table-cell table:style-name="ce61" table:formula="of:=IF([.A13]&lt;&gt;&quot;&quot;; IF([.G13]&lt;&gt;&quot;-&quot; ; IF([.M13] &gt; [.I13]*[.$N$1];[.I13]*[.$N$1];[.M13]);[.M13]);&quot;&quot;)" office:value-type="currency" office:currency="EUR" office:value="0.08512" calcext:value-type="currency">
            <text:p>0,085 €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4]=&quot;Power board&quot;; [.A14]*2;[.A14])" office:value-type="float" office:value="27" calcext:value-type="float">
            <text:p>27</text:p>
          </table:table-cell>
          <table:table-cell table:style-name="ce36" office:value-type="string" calcext:value-type="string">
            <text:p>1759016</text:p>
          </table:table-cell>
          <table:table-cell table:style-name="ce40" office:value-type="float" office:value="0.0062" calcext:value-type="float">
            <text:p>0,006</text:p>
          </table:table-cell>
          <table:table-cell table:style-name="ce43" table:formula="of:=IF([.G14]=&quot;-&quot;;&quot;&quot;;IF([.A14]=&quot;&quot;;[.H14];[.F14]*[.H14]))" office:value-type="currency" office:currency="GBP" office:value="0.1674" calcext:value-type="currency">
            <text:p>£0,17</text:p>
          </table:table-cell>
          <table:table-cell table:style-name="ce47"/>
          <table:table-cell table:style-name="ce29" office:value-type="string" calcext:value-type="string">
            <text:p>CL10B104KO8NNNC </text:p>
          </table:table-cell>
          <table:table-cell table:style-name="ce40" office:value-type="float" office:value="0.00596" calcext:value-type="float">
            <text:p>0,006</text:p>
          </table:table-cell>
          <table:table-cell table:style-name="ce56" table:formula="of:=IF([.K14]=&quot;-&quot;;&quot;&quot;;IF([.A14]=&quot;&quot;;[.L14];[.F14]*[.L14]))" office:value-type="currency" office:currency="EUR" office:value="0.16092" calcext:value-type="currency">
            <text:p>0,16 €</text:p>
          </table:table-cell>
          <table:table-cell table:style-name="ce61" table:formula="of:=IF([.A14]&lt;&gt;&quot;&quot;; IF([.G14]&lt;&gt;&quot;-&quot; ; IF([.M14] &gt; [.I14]*[.$N$1];[.I14]*[.$N$1];[.M14]);[.M14]);&quot;&quot;)" office:value-type="currency" office:currency="EUR" office:value="0.16092" calcext:value-type="currency">
            <text:p>0,1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25" office:value-type="string" calcext:value-type="string">
            <text:p>C12, C2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]=&quot;Power board&quot;; [.A15]*2;[.A15])" office:value-type="float" office:value="4" calcext:value-type="float">
            <text:p>4</text:p>
          </table:table-cell>
          <table:table-cell table:style-name="ce19" office:value-type="string" calcext:value-type="string">
            <text:p>1828859</text:p>
          </table:table-cell>
          <table:table-cell table:style-name="ce41" office:value-type="float" office:value="0.494" calcext:value-type="float">
            <text:p>0,494</text:p>
          </table:table-cell>
          <table:table-cell table:style-name="ce44" table:formula="of:=IF([.G15]=&quot;-&quot;;&quot;&quot;;IF([.A15]=&quot;&quot;;[.H15];[.F15]*[.H15]))" office:value-type="currency" office:currency="GBP" office:value="1.976" calcext:value-type="currency">
            <text:p>£1,98</text:p>
          </table:table-cell>
          <table:table-cell table:style-name="ce48"/>
          <table:table-cell table:style-name="ce50" office:value-type="string" calcext:value-type="string">
            <text:p>GRM32DF51H106ZA01L</text:p>
          </table:table-cell>
          <table:table-cell table:style-name="ce41" office:value-type="float" office:value="0.18" calcext:value-type="float">
            <text:p>0,180</text:p>
          </table:table-cell>
          <table:table-cell table:style-name="ce57" table:formula="of:=IF([.K15]=&quot;-&quot;;&quot;&quot;;IF([.A15]=&quot;&quot;;[.L15];[.F15]*[.L15]))" office:value-type="currency" office:currency="EUR" office:value="0.72" calcext:value-type="currency">
            <text:p>0,72 €</text:p>
          </table:table-cell>
          <table:table-cell table:style-name="ce61" table:formula="of:=IF([.A15]&lt;&gt;&quot;&quot;; IF([.G15]&lt;&gt;&quot;-&quot; ; IF([.M15] &gt; [.I15]*[.$N$1];[.I15]*[.$N$1];[.M15]);[.M15]);&quot;&quot;)" office:value-type="currency" office:currency="EUR" office:value="0.72" calcext:value-type="currency">
            <text:p>0,7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</text:p>
          </table:table-cell>
          <table:table-cell table:style-name="ce24" office:value-type="string" calcext:value-type="string">
            <text:p>SMD; Ø5x5.8mm</text:p>
          </table:table-cell>
          <table:table-cell table:style-name="ce29" office:value-type="string" calcext:value-type="string">
            <text:p>C12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6]=&quot;Power board&quot;; [.A16]*2;[.A16])" office:value-type="float" office:value="2" calcext:value-type="float">
            <text:p>2</text:p>
          </table:table-cell>
          <table:table-cell table:style-name="ce36" office:value-type="string" calcext:value-type="string">
            <text:p>9695664</text:p>
          </table:table-cell>
          <table:table-cell table:style-name="ce40" office:value-type="float" office:value="0.191" calcext:value-type="float">
            <text:p>0,191</text:p>
          </table:table-cell>
          <table:table-cell table:style-name="ce43" table:formula="of:=IF([.G16]=&quot;-&quot;;&quot;&quot;;IF([.A16]=&quot;&quot;;[.H16];[.F16]*[.H16]))" office:value-type="currency" office:currency="GBP" office:value="0.382" calcext:value-type="currency">
            <text:p>£0,38</text:p>
          </table:table-cell>
          <table:table-cell table:style-name="ce47"/>
          <table:table-cell table:style-name="ce29" office:value-type="string" calcext:value-type="string">
            <text:p>EEEFK1C470UR </text:p>
          </table:table-cell>
          <table:table-cell table:style-name="ce40" office:value-type="float" office:value="0.19" calcext:value-type="float">
            <text:p>0,190</text:p>
          </table:table-cell>
          <table:table-cell table:style-name="ce56" table:formula="of:=IF([.K16]=&quot;-&quot;;&quot;&quot;;IF([.A16]=&quot;&quot;;[.L16];[.F16]*[.L16]))" office:value-type="currency" office:currency="EUR" office:value="0.38" calcext:value-type="currency">
            <text:p>0,38 €</text:p>
          </table:table-cell>
          <table:table-cell table:style-name="ce61" table:formula="of:=IF([.A16]&lt;&gt;&quot;&quot;; IF([.G16]&lt;&gt;&quot;-&quot; ; IF([.M16] &gt; [.I16]*[.$N$1];[.I16]*[.$N$1];[.M16]);[.M16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SMD; Ø5 x 5.8mm</text:p>
          </table:table-cell>
          <table:table-cell table:style-name="ce25" office:value-type="string" calcext:value-type="string">
            <text:p>C12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]=&quot;Power board&quot;; [.A17]*2;[.A17])" office:value-type="float" office:value="1" calcext:value-type="float">
            <text:p>1</text:p>
          </table:table-cell>
          <table:table-cell table:style-name="ce19" office:value-type="float" office:value="1850112" calcext:value-type="float">
            <text:p>1850112</text:p>
          </table:table-cell>
          <table:table-cell table:style-name="ce41" office:value-type="float" office:value="0.206" calcext:value-type="float">
            <text:p>0,206</text:p>
          </table:table-cell>
          <table:table-cell table:style-name="ce44" table:formula="of:=IF([.G17]=&quot;-&quot;;&quot;&quot;;IF([.A17]=&quot;&quot;;[.H17];[.F17]*[.H17]))" office:value-type="currency" office:currency="GBP" office:value="0.206" calcext:value-type="currency">
            <text:p>£0,21</text:p>
          </table:table-cell>
          <table:table-cell table:style-name="ce48"/>
          <table:table-cell table:style-name="ce50" office:value-type="string" calcext:value-type="string">
            <text:p>EEEFK1V100R</text:p>
          </table:table-cell>
          <table:table-cell table:style-name="ce41" office:value-type="float" office:value="0.2" calcext:value-type="float">
            <text:p>0,200</text:p>
          </table:table-cell>
          <table:table-cell table:style-name="ce57" table:formula="of:=IF([.K17]=&quot;-&quot;;&quot;&quot;;IF([.A17]=&quot;&quot;;[.L17];[.F17]*[.L17]))" office:value-type="currency" office:currency="EUR" office:value="0.2" calcext:value-type="currency">
            <text:p>0,20 €</text:p>
          </table:table-cell>
          <table:table-cell table:style-name="ce61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CS5R5H105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12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]=&quot;Power board&quot;; [.A18]*2;[.A18])" office:value-type="float" office:value="1" calcext:value-type="float">
            <text:p>1</text:p>
          </table:table-cell>
          <table:table-cell table:style-name="ce36" office:value-type="string" calcext:value-type="string">
            <text:p>9697497</text:p>
          </table:table-cell>
          <table:table-cell table:style-name="ce40" office:value-type="float" office:value="2.78" calcext:value-type="float">
            <text:p>2,780</text:p>
          </table:table-cell>
          <table:table-cell table:style-name="ce43" table:formula="of:=IF([.G18]=&quot;-&quot;;&quot;&quot;;IF([.A18]=&quot;&quot;;[.H18];[.F18]*[.H18]))" office:value-type="currency" office:currency="GBP" office:value="2.78" calcext:value-type="currency">
            <text:p>£2,78</text:p>
          </table:table-cell>
          <table:table-cell table:style-name="ce47"/>
          <table:table-cell table:style-name="ce29" office:value-type="string" calcext:value-type="string">
            <text:p>EECS5R5H105</text:p>
          </table:table-cell>
          <table:table-cell table:style-name="ce40" office:value-type="float" office:value="2.19" calcext:value-type="float">
            <text:p>2,190</text:p>
          </table:table-cell>
          <table:table-cell table:style-name="ce56" table:formula="of:=IF([.K18]=&quot;-&quot;;&quot;&quot;;IF([.A18]=&quot;&quot;;[.L18];[.F18]*[.L18]))" office:value-type="currency" office:currency="EUR" office:value="2.19" calcext:value-type="currency">
            <text:p>2,19 €</text:p>
          </table:table-cell>
          <table:table-cell table:style-name="ce61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1206, 50V</text:p>
          </table:table-cell>
          <table:table-cell table:style-name="ce25" office:value-type="string" calcext:value-type="string">
            <text:p>C13, C1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]=&quot;Power board&quot;; [.A19]*2;[.A19])" office:value-type="float" office:value="4" calcext:value-type="float">
            <text:p>4</text:p>
          </table:table-cell>
          <table:table-cell table:style-name="ce19" office:value-type="string" calcext:value-type="string">
            <text:p>2496997</text:p>
          </table:table-cell>
          <table:table-cell table:style-name="ce41" office:value-type="float" office:value="0.0311" calcext:value-type="float">
            <text:p>0,031</text:p>
          </table:table-cell>
          <table:table-cell table:style-name="ce44" table:formula="of:=IF([.G19]=&quot;-&quot;;&quot;&quot;;IF([.A19]=&quot;&quot;;[.H19];[.F19]*[.H19]))" office:value-type="currency" office:currency="GBP" office:value="0.1244" calcext:value-type="currency">
            <text:p>£0,12</text:p>
          </table:table-cell>
          <table:table-cell table:style-name="ce48"/>
          <table:table-cell table:style-name="ce50" office:value-type="string" calcext:value-type="string">
            <text:p>CC1206ZRY5V9105</text:p>
          </table:table-cell>
          <table:table-cell table:style-name="ce41" office:value-type="float" office:value="0.0108" calcext:value-type="float">
            <text:p>0,011</text:p>
          </table:table-cell>
          <table:table-cell table:style-name="ce57" table:formula="of:=IF([.K19]=&quot;-&quot;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61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130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0]=&quot;Power board&quot;; [.A20]*2;[.A20])" office:value-type="float" office:value="1" calcext:value-type="float">
            <text:p>1</text:p>
          </table:table-cell>
          <table:table-cell table:style-name="ce36" office:value-type="float" office:value="1759252" calcext:value-type="float">
            <text:p>1759252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20]=&quot;-&quot;;&quot;&quot;;IF([.A20]=&quot;&quot;;[.H20];[.F20]*[.H20]))" office:value-type="currency" office:currency="GBP" office:value="0.012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L21B223KBANNNC </text:p>
          </table:table-cell>
          <table:table-cell table:style-name="ce40" office:value-type="float" office:value="0.00851" calcext:value-type="float">
            <text:p>0,009</text:p>
          </table:table-cell>
          <table:table-cell table:style-name="ce56" table:formula="of:=IF([.K20]=&quot;-&quot;;&quot;&quot;;IF([.A20]=&quot;&quot;;[.L20];[.F20]*[.L20]))" office:value-type="currency" office:currency="EUR" office:value="0.00851" calcext:value-type="currency">
            <text:p>0,01 €</text:p>
          </table:table-cell>
          <table:table-cell table:style-name="ce61" table:formula="of:=IF([.A20]&lt;&gt;&quot;&quot;; IF([.G20]&lt;&gt;&quot;-&quot; ; IF([.M20] &gt; [.I20]*[.$N$1];[.I20]*[.$N$1];[.M20]);[.M20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3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1]=&quot;Power board&quot;; [.A21]*2;[.A21])" office:value-type="float" office:value="1" calcext:value-type="float">
            <text:p>1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41" office:value-type="float" office:value="0.012" calcext:value-type="float">
            <text:p>0,012</text:p>
          </table:table-cell>
          <table:table-cell table:style-name="ce44" table:formula="of:=IF([.G21]=&quot;-&quot;;&quot;&quot;;IF([.A21]=&quot;&quot;;[.H21];[.F21]*[.H21]))" office:value-type="currency" office:currency="GBP" office:value="0.012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L21B223KBANNNC </text:p>
          </table:table-cell>
          <table:table-cell table:style-name="ce41" office:value-type="float" office:value="0.00851" calcext:value-type="float">
            <text:p>0,009</text:p>
          </table:table-cell>
          <table:table-cell table:style-name="ce57" table:formula="of:=IF([.K21]=&quot;-&quot;;&quot;&quot;;IF([.A21]=&quot;&quot;;[.L21];[.F21]*[.L21]))" office:value-type="currency" office:currency="EUR" office:value="0.00851" calcext:value-type="currency">
            <text:p>0,01 €</text:p>
          </table:table-cell>
          <table:table-cell table:style-name="ce61" table:formula="of:=IF([.A21]&lt;&gt;&quot;&quot;; IF([.G21]&lt;&gt;&quot;-&quot; ; IF([.M21] &gt; [.I21]*[.$N$1];[.I21]*[.$N$1];[.M21]);[.M21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8p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132, C13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2]=&quot;Power board&quot;; [.A22]*2;[.A22])" office:value-type="float" office:value="2" calcext:value-type="float">
            <text:p>2</text:p>
          </table:table-cell>
          <table:table-cell table:style-name="ce36" office:value-type="string" calcext:value-type="string">
            <text:p>2320820</text:p>
          </table:table-cell>
          <table:table-cell table:style-name="ce40" office:value-type="float" office:value="0.0192" calcext:value-type="float">
            <text:p>0,019</text:p>
          </table:table-cell>
          <table:table-cell table:style-name="ce43" table:formula="of:=IF([.G22]=&quot;-&quot;;&quot;&quot;;IF([.A22]=&quot;&quot;;[.H22];[.F22]*[.H22]))" office:value-type="currency" office:currency="GBP" office:value="0.0384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CL21C180JBANNNC</text:p>
          </table:table-cell>
          <table:table-cell table:style-name="ce40" office:value-type="float" office:value="0.01044" calcext:value-type="float">
            <text:p>0,010</text:p>
          </table:table-cell>
          <table:table-cell table:style-name="ce56" table:formula="of:=IF([.K22]=&quot;-&quot;;&quot;&quot;;IF([.A22]=&quot;&quot;;[.L22];[.F22]*[.L22]))" office:value-type="currency" office:currency="EUR" office:value="0.02088" calcext:value-type="currency">
            <text:p>0,02 €</text:p>
          </table:table-cell>
          <table:table-cell table:style-name="ce61" table:formula="of:=IF([.A22]&lt;&gt;&quot;&quot;; IF([.G22]&lt;&gt;&quot;-&quot; ; IF([.M22] &gt; [.I22]*[.$N$1];[.I22]*[.$N$1];[.M22]);[.M22]);&quot;&quot;)" office:value-type="currency" office:currency="EUR" office:value="0.02088" calcext:value-type="currency">
            <text:p>0,02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6n8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C133, C13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]=&quot;Power board&quot;; [.A23]*2;[.A23])" office:value-type="float" office:value="2" calcext:value-type="float">
            <text:p>2</text:p>
          </table:table-cell>
          <table:table-cell table:style-name="ce19" office:value-type="string" calcext:value-type="string">
            <text:p>1759100</text:p>
          </table:table-cell>
          <table:table-cell table:style-name="ce41" office:value-type="float" office:value="0.0096" calcext:value-type="float">
            <text:p>0,010</text:p>
          </table:table-cell>
          <table:table-cell table:style-name="ce44" table:formula="of:=IF([.G23]=&quot;-&quot;;&quot;&quot;;IF([.A23]=&quot;&quot;;[.H23];[.F23]*[.H23]))" office:value-type="currency" office:currency="GBP" office:value="0.0192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CL10B682JB8NNNC</text:p>
          </table:table-cell>
          <table:table-cell table:style-name="ce41" office:value-type="float" office:value="0.00409" calcext:value-type="float">
            <text:p>0,004</text:p>
          </table:table-cell>
          <table:table-cell table:style-name="ce57" table:formula="of:=IF([.K23]=&quot;-&quot;;&quot;&quot;;IF([.A23]=&quot;&quot;;[.L23];[.F23]*[.L23]))" office:value-type="currency" office:currency="EUR" office:value="0.00818" calcext:value-type="currency">
            <text:p>0,01 €</text:p>
          </table:table-cell>
          <table:table-cell table:style-name="ce61" table:formula="of:=IF([.A23]&lt;&gt;&quot;&quot;; IF([.G23]&lt;&gt;&quot;-&quot; ; IF([.M23] &gt; [.I23]*[.$N$1];[.I23]*[.$N$1];[.M23]);[.M23]);&quot;&quot;)" office:value-type="currency" office:currency="EUR" office:value="0.00818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134, C147, C155, C15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]=&quot;Power board&quot;; [.A24]*2;[.A24])" office:value-type="float" office:value="4" calcext:value-type="float">
            <text:p>4</text:p>
          </table:table-cell>
          <table:table-cell table:style-name="ce36" office:value-type="string" calcext:value-type="string">
            <text:p>1759246</text:p>
          </table:table-cell>
          <table:table-cell table:style-name="ce40" office:value-type="float" office:value="0.0114" calcext:value-type="float">
            <text:p>0,011</text:p>
          </table:table-cell>
          <table:table-cell table:style-name="ce43" table:formula="of:=IF([.G24]=&quot;-&quot;;&quot;&quot;;IF([.A24]=&quot;&quot;;[.H24];[.F24]*[.H24]))" office:value-type="currency" office:currency="GBP" office:value="0.0456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CL31B103KBCNNNC </text:p>
          </table:table-cell>
          <table:table-cell table:style-name="ce40" office:value-type="float" office:value="0.01155" calcext:value-type="float">
            <text:p>0,012</text:p>
          </table:table-cell>
          <table:table-cell table:style-name="ce56" table:formula="of:=IF([.K24]=&quot;-&quot;;&quot;&quot;;IF([.A24]=&quot;&quot;;[.L24];[.F24]*[.L24]))" office:value-type="currency" office:currency="EUR" office:value="0.0462" calcext:value-type="currency">
            <text:p>0,05 €</text:p>
          </table:table-cell>
          <table:table-cell table:style-name="ce61" table:formula="of:=IF([.A24]&lt;&gt;&quot;&quot;; IF([.G24]&lt;&gt;&quot;-&quot; ; IF([.M24] &gt; [.I24]*[.$N$1];[.I24]*[.$N$1];[.M24]);[.M24]);&quot;&quot;)" office:value-type="currency" office:currency="EUR" office:value="0.0462" calcext:value-type="currency">
            <text:p>0,04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14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5]=&quot;Power board&quot;; [.A25]*2;[.A25])" office:value-type="float" office:value="1" calcext:value-type="float">
            <text:p>1</text:p>
          </table:table-cell>
          <table:table-cell table:style-name="ce19" office:value-type="string" calcext:value-type="string">
            <text:p>1457413</text:p>
          </table:table-cell>
          <table:table-cell table:style-name="ce41" office:value-type="float" office:value="0.181" calcext:value-type="float">
            <text:p>0,181</text:p>
          </table:table-cell>
          <table:table-cell table:style-name="ce44" table:formula="of:=IF([.G25]=&quot;-&quot;;&quot;&quot;;IF([.A25]=&quot;&quot;;[.H25];[.F25]*[.H25]))" office:value-type="currency" office:currency="GBP" office:value="0.181" calcext:value-type="currency">
            <text:p>£0,18</text:p>
          </table:table-cell>
          <table:table-cell table:style-name="ce48"/>
          <table:table-cell table:style-name="ce50" office:value-type="string" calcext:value-type="string">
            <text:p>T491A106K010AT</text:p>
          </table:table-cell>
          <table:table-cell table:style-name="ce41" office:value-type="float" office:value="0.08402" calcext:value-type="float">
            <text:p>0,084</text:p>
          </table:table-cell>
          <table:table-cell table:style-name="ce57" table:formula="of:=IF([.K25]=&quot;-&quot;;&quot;&quot;;IF([.A25]=&quot;&quot;;[.L25];[.F25]*[.L25]))" office:value-type="currency" office:currency="EUR" office:value="0.08402" calcext:value-type="currency">
            <text:p>0,08 €</text:p>
          </table:table-cell>
          <table:table-cell table:style-name="ce61" table:formula="of:=IF([.A25]&lt;&gt;&quot;&quot;; IF([.G25]&lt;&gt;&quot;-&quot; ; IF([.M25] &gt; [.I25]*[.$N$1];[.I25]*[.$N$1];[.M25]);[.M25]);&quot;&quot;)" office:value-type="currency" office:currency="EUR" office:value="0.08402" calcext:value-type="currency">
            <text:p>0,08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</text:p>
          </table:table-cell>
          <table:table-cell table:style-name="ce24" office:value-type="string" calcext:value-type="string">
            <text:p>1206, Tantalum</text:p>
          </table:table-cell>
          <table:table-cell table:style-name="ce29" office:value-type="string" calcext:value-type="string">
            <text:p>C14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6]=&quot;Power board&quot;; [.A26]*2;[.A26])" office:value-type="float" office:value="1" calcext:value-type="float">
            <text:p>1</text:p>
          </table:table-cell>
          <table:table-cell table:style-name="ce36" office:value-type="string" calcext:value-type="string">
            <text:p>1457428</text:p>
          </table:table-cell>
          <table:table-cell table:style-name="ce40" office:value-type="float" office:value="0.159" calcext:value-type="float">
            <text:p>0,159</text:p>
          </table:table-cell>
          <table:table-cell table:style-name="ce43" table:formula="of:=IF([.G26]=&quot;-&quot;;&quot;&quot;;IF([.A26]=&quot;&quot;;[.H26];[.F26]*[.H26]))" office:value-type="currency" office:currency="GBP" office:value="0.159" calcext:value-type="currency">
            <text:p>£0,16</text:p>
          </table:table-cell>
          <table:table-cell table:style-name="ce47"/>
          <table:table-cell table:style-name="ce29" office:value-type="string" calcext:value-type="string">
            <text:p>T491A475K006AT </text:p>
          </table:table-cell>
          <table:table-cell table:style-name="ce40" office:value-type="float" office:value="0.0725" calcext:value-type="float">
            <text:p>0,073</text:p>
          </table:table-cell>
          <table:table-cell table:style-name="ce56" table:formula="of:=IF([.K26]=&quot;-&quot;;&quot;&quot;;IF([.A26]=&quot;&quot;;[.L26];[.F26]*[.L26]))" office:value-type="currency" office:currency="EUR" office:value="0.0725" calcext:value-type="currency">
            <text:p>0,07 €</text:p>
          </table:table-cell>
          <table:table-cell table:style-name="ce61" table:formula="of:=IF([.A26]&lt;&gt;&quot;&quot;; IF([.G26]&lt;&gt;&quot;-&quot; ; IF([.M26] &gt; [.I26]*[.$N$1];[.I26]*[.$N$1];[.M26]);[.M26]);&quot;&quot;)" office:value-type="currency" office:currency="EUR" office:value="0.0725" calcext:value-type="currency">
            <text:p>0,07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49, C15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7]=&quot;Power board&quot;; [.A27]*2;[.A27])" office:value-type="float" office:value="2" calcext:value-type="float">
            <text:p>2</text:p>
          </table:table-cell>
          <table:table-cell table:style-name="ce19" office:value-type="float" office:value="2496983" calcext:value-type="float">
            <text:p>2496983</text:p>
          </table:table-cell>
          <table:table-cell table:style-name="ce41" office:value-type="float" office:value="0.0107" calcext:value-type="float">
            <text:p>0,011</text:p>
          </table:table-cell>
          <table:table-cell table:style-name="ce44" table:formula="of:=IF([.G27]=&quot;-&quot;;&quot;&quot;;IF([.A27]=&quot;&quot;;[.H27];[.F27]*[.H27]))" office:value-type="currency" office:currency="GBP" office:value="0.021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CC0805KRX7R9473</text:p>
          </table:table-cell>
          <table:table-cell table:style-name="ce41" office:value-type="float" office:value="0.0082" calcext:value-type="float">
            <text:p>0,008</text:p>
          </table:table-cell>
          <table:table-cell table:style-name="ce57" table:formula="of:=IF([.K27]=&quot;-&quot;;&quot;&quot;;IF([.A27]=&quot;&quot;;[.L27];[.F27]*[.L27]))" office:value-type="currency" office:currency="EUR" office:value="0.0164" calcext:value-type="currency">
            <text:p>0,02 €</text:p>
          </table:table-cell>
          <table:table-cell table:style-name="ce61" table:formula="of:=IF([.A27]&lt;&gt;&quot;&quot;; IF([.G27]&lt;&gt;&quot;-&quot; ; IF([.M27] &gt; [.I27]*[.$N$1];[.I27]*[.$N$1];[.M27]);[.M27]);&quot;&quot;)" office:value-type="currency" office:currency="EUR" office:value="0.0164" calcext:value-type="currency">
            <text:p>0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EFK1J470P</text:p>
          </table:table-cell>
          <table:table-cell table:style-name="ce24" office:value-type="string" calcext:value-type="string">
            <text:p>SMD; Ø8x10.2mm</text:p>
          </table:table-cell>
          <table:table-cell table:style-name="ce29" office:value-type="string" calcext:value-type="string">
            <text:p>C1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8]=&quot;Power board&quot;; [.A28]*2;[.A28])" office:value-type="float" office:value="2" calcext:value-type="float">
            <text:p>2</text:p>
          </table:table-cell>
          <table:table-cell table:style-name="ce36" office:value-type="string" calcext:value-type="string">
            <text:p>9696032</text:p>
          </table:table-cell>
          <table:table-cell table:style-name="ce40" office:value-type="float" office:value="0.489" calcext:value-type="float">
            <text:p>0,489</text:p>
          </table:table-cell>
          <table:table-cell table:style-name="ce43" table:formula="of:=IF([.G28]=&quot;-&quot;;&quot;&quot;;IF([.A28]=&quot;&quot;;[.H28];[.F28]*[.H28]))" office:value-type="currency" office:currency="GBP" office:value="0.978" calcext:value-type="currency">
            <text:p>£0,98</text:p>
          </table:table-cell>
          <table:table-cell table:style-name="ce47"/>
          <table:table-cell table:style-name="ce29" office:value-type="string" calcext:value-type="string">
            <text:p>EEEFK1J470P </text:p>
          </table:table-cell>
          <table:table-cell table:style-name="ce40" office:value-type="float" office:value="0.45835" calcext:value-type="float">
            <text:p>0,458</text:p>
          </table:table-cell>
          <table:table-cell table:style-name="ce56" table:formula="of:=IF([.K28]=&quot;-&quot;;&quot;&quot;;IF([.A28]=&quot;&quot;;[.L28];[.F28]*[.L28]))" office:value-type="currency" office:currency="EUR" office:value="0.9167" calcext:value-type="currency">
            <text:p>0,92 €</text:p>
          </table:table-cell>
          <table:table-cell table:style-name="ce61" table:formula="of:=IF([.A28]&lt;&gt;&quot;&quot;; IF([.G28]&lt;&gt;&quot;-&quot; ; IF([.M28] &gt; [.I28]*[.$N$1];[.I28]*[.$N$1];[.M28]);[.M28]);&quot;&quot;)" office:value-type="currency" office:currency="EUR" office:value="0.9167" calcext:value-type="currency">
            <text:p>0,91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7, C3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9]=&quot;Power board&quot;; [.A29]*2;[.A29])" office:value-type="float" office:value="4" calcext:value-type="float">
            <text:p>4</text:p>
          </table:table-cell>
          <table:table-cell table:style-name="ce19" office:value-type="string" calcext:value-type="string">
            <text:p>1759212</text:p>
          </table:table-cell>
          <table:table-cell table:style-name="ce41" office:value-type="float" office:value="0.0303" calcext:value-type="float">
            <text:p>0,030</text:p>
          </table:table-cell>
          <table:table-cell table:style-name="ce44" table:formula="of:=IF([.G29]=&quot;-&quot;;&quot;&quot;;IF([.A29]=&quot;&quot;;[.H29];[.F29]*[.H29]))" office:value-type="currency" office:currency="GBP" office:value="0.1212" calcext:value-type="currency">
            <text:p>£0,12</text:p>
          </table:table-cell>
          <table:table-cell table:style-name="ce48"/>
          <table:table-cell table:style-name="ce50" office:value-type="string" calcext:value-type="string">
            <text:p>CL21C331JBANNNC</text:p>
          </table:table-cell>
          <table:table-cell table:style-name="ce41" office:value-type="float" office:value="0.01356" calcext:value-type="float">
            <text:p>0,014</text:p>
          </table:table-cell>
          <table:table-cell table:style-name="ce57" table:formula="of:=IF([.K29]=&quot;-&quot;;&quot;&quot;;IF([.A29]=&quot;&quot;;[.L29];[.F29]*[.L29]))" office:value-type="currency" office:currency="EUR" office:value="0.05424" calcext:value-type="currency">
            <text:p>0,05 €</text:p>
          </table:table-cell>
          <table:table-cell table:style-name="ce61" table:formula="of:=IF([.A29]&lt;&gt;&quot;&quot;; IF([.G29]&lt;&gt;&quot;-&quot; ; IF([.M29] &gt; [.I29]*[.$N$1];[.I29]*[.$N$1];[.M29]);[.M29]);&quot;&quot;)" office:value-type="currency" office:currency="EUR" office:value="0.05424" calcext:value-type="currency">
            <text:p>0,05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EFK1J101P</text:p>
          </table:table-cell>
          <table:table-cell table:style-name="ce24" office:value-type="string" calcext:value-type="string">
            <text:p>SMD; Ø10 x 10.2mm</text:p>
          </table:table-cell>
          <table:table-cell table:style-name="ce29" office:value-type="string" calcext:value-type="string">
            <text:p>C1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0]=&quot;Power board&quot;; [.A30]*2;[.A30])" office:value-type="float" office:value="2" calcext:value-type="float">
            <text:p>2</text:p>
          </table:table-cell>
          <table:table-cell table:style-name="ce36" office:value-type="string" calcext:value-type="string">
            <text:p>9696040</text:p>
          </table:table-cell>
          <table:table-cell table:style-name="ce40" office:value-type="float" office:value="0.481" calcext:value-type="float">
            <text:p>0,481</text:p>
          </table:table-cell>
          <table:table-cell table:style-name="ce43" table:formula="of:=IF([.G30]=&quot;-&quot;;&quot;&quot;;IF([.A30]=&quot;&quot;;[.H30];[.F30]*[.H30]))" office:value-type="currency" office:currency="GBP" office:value="0.962" calcext:value-type="currency">
            <text:p>£0,96</text:p>
          </table:table-cell>
          <table:table-cell table:style-name="ce47"/>
          <table:table-cell table:style-name="ce29" office:value-type="string" calcext:value-type="string">
            <text:p>EEEFK1J101P</text:p>
          </table:table-cell>
          <table:table-cell table:style-name="ce40" office:value-type="float" office:value="0.38" calcext:value-type="float">
            <text:p>0,380</text:p>
          </table:table-cell>
          <table:table-cell table:style-name="ce56" table:formula="of:=IF([.K30]=&quot;-&quot;;&quot;&quot;;IF([.A30]=&quot;&quot;;[.L30];[.F30]*[.L30]))" office:value-type="currency" office:currency="EUR" office:value="0.76" calcext:value-type="currency">
            <text:p>0,76 €</text:p>
          </table:table-cell>
          <table:table-cell table:style-name="ce61" table:formula="of:=IF([.A30]&lt;&gt;&quot;&quot;; IF([.G30]&lt;&gt;&quot;-&quot; ; IF([.M30] &gt; [.I30]*[.$N$1];[.I30]*[.$N$1];[.M30]);[.M30]);&quot;&quot;)" office:value-type="currency" office:currency="EUR" office:value="0.76" calcext:value-type="currency">
            <text:p>0,7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2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1, C4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1]=&quot;Power board&quot;; [.A31]*2;[.A31])" office:value-type="float" office:value="4" calcext:value-type="float">
            <text:p>4</text:p>
          </table:table-cell>
          <table:table-cell table:style-name="ce19" office:value-type="string" calcext:value-type="string">
            <text:p>1414667</text:p>
          </table:table-cell>
          <table:table-cell table:style-name="ce41" office:value-type="float" office:value="0.0285" calcext:value-type="float">
            <text:p>0,029</text:p>
          </table:table-cell>
          <table:table-cell table:style-name="ce44" table:formula="of:=IF([.G31]=&quot;-&quot;;&quot;&quot;;IF([.A31]=&quot;&quot;;[.H31];[.F31]*[.H31]))" office:value-type="currency" office:currency="GBP" office:value="0.114" calcext:value-type="currency">
            <text:p>£0,11</text:p>
          </table:table-cell>
          <table:table-cell table:style-name="ce48"/>
          <table:table-cell table:style-name="ce50" office:value-type="string" calcext:value-type="string">
            <text:p>CL21C121JBANNNP </text:p>
          </table:table-cell>
          <table:table-cell table:style-name="ce41" office:value-type="float" office:value="0.0075" calcext:value-type="float">
            <text:p>0,008</text:p>
          </table:table-cell>
          <table:table-cell table:style-name="ce57" table:formula="of:=IF([.K31]=&quot;-&quot;;&quot;&quot;;IF([.A31]=&quot;&quot;;[.L31];[.F31]*[.L31]))" office:value-type="currency" office:currency="EUR" office:value="0.03" calcext:value-type="currency">
            <text:p>0,03 €</text:p>
          </table:table-cell>
          <table:table-cell table:style-name="ce61" table:formula="of:=IF([.A31]&lt;&gt;&quot;&quot;; IF([.G31]&lt;&gt;&quot;-&quot; ; IF([.M31] &gt; [.I31]*[.$N$1];[.I31]*[.$N$1];[.M31]);[.M31]);&quot;&quot;)" office:value-type="currency" office:currency="EUR" office:value="0.03" calcext:value-type="currency">
            <text:p>0,0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n7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2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2]=&quot;Power board&quot;; [.A32]*2;[.A32])" office:value-type="float" office:value="2" calcext:value-type="float">
            <text:p>2</text:p>
          </table:table-cell>
          <table:table-cell table:style-name="ce36" office:value-type="string" calcext:value-type="string">
            <text:p>2496786</text:p>
          </table:table-cell>
          <table:table-cell table:style-name="ce40" office:value-type="float" office:value="0.0035" calcext:value-type="float">
            <text:p>0,004</text:p>
          </table:table-cell>
          <table:table-cell table:style-name="ce43" table:formula="of:=IF([.G32]=&quot;-&quot;;&quot;&quot;;IF([.A32]=&quot;&quot;;[.H32];[.F32]*[.H32]))" office:value-type="currency" office:currency="GBP" office:value="0.007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L21B472KBANNNC</text:p>
          </table:table-cell>
          <table:table-cell table:style-name="ce40" office:value-type="float" office:value="0.00571" calcext:value-type="float">
            <text:p>0,006</text:p>
          </table:table-cell>
          <table:table-cell table:style-name="ce56" table:formula="of:=IF([.K32]=&quot;-&quot;;&quot;&quot;;IF([.A32]=&quot;&quot;;[.L32];[.F32]*[.L32]))" office:value-type="currency" office:currency="EUR" office:value="0.01142" calcext:value-type="currency">
            <text:p>0,01 €</text:p>
          </table:table-cell>
          <table:table-cell table:style-name="ce61" table:formula="of:=IF([.A32]&lt;&gt;&quot;&quot;; IF([.G32]&lt;&gt;&quot;-&quot; ; IF([.M32] &gt; [.I32]*[.$N$1];[.I32]*[.$N$1];[.M32]);[.M32]);&quot;&quot;)" office:value-type="currency" office:currency="EUR" office:value="0.00883323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3]=&quot;Power board&quot;; [.A33]*2;[.A33])" office:value-type="float" office:value="2" calcext:value-type="float">
            <text:p>2</text:p>
          </table:table-cell>
          <table:table-cell table:style-name="ce19" office:value-type="string" calcext:value-type="string">
            <text:p>2496859</text:p>
          </table:table-cell>
          <table:table-cell table:style-name="ce41" office:value-type="float" office:value="0.0052" calcext:value-type="float">
            <text:p>0,005</text:p>
          </table:table-cell>
          <table:table-cell table:style-name="ce44" table:formula="of:=IF([.G33]=&quot;-&quot;;&quot;&quot;;IF([.A33]=&quot;&quot;;[.H33];[.F33]*[.H33]))" office:value-type="currency" office:currency="GBP" office:value="0.0104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L21B471KBANNNC</text:p>
          </table:table-cell>
          <table:table-cell table:style-name="ce41" office:value-type="float" office:value="0.00675" calcext:value-type="float">
            <text:p>0,007</text:p>
          </table:table-cell>
          <table:table-cell table:style-name="ce57" table:formula="of:=IF([.K33]=&quot;-&quot;;&quot;&quot;;IF([.A33]=&quot;&quot;;[.L33];[.F33]*[.L33]))" office:value-type="currency" office:currency="EUR" office:value="0.0135" calcext:value-type="currency">
            <text:p>0,01 €</text:p>
          </table:table-cell>
          <table:table-cell table:style-name="ce61" table:formula="of:=IF([.A33]&lt;&gt;&quot;&quot;; IF([.G33]&lt;&gt;&quot;-&quot; ; IF([.M33] &gt; [.I33]*[.$N$1];[.I33]*[.$N$1];[.M33]);[.M33]);&quot;&quot;)" office:value-type="currency" office:currency="EUR" office:value="0.013123656" calcext:value-type="currency">
            <text:p>0,013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24, C35, C37, C3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4]=&quot;Power board&quot;; [.A34]*2;[.A34])" office:value-type="float" office:value="8" calcext:value-type="float">
            <text:p>8</text:p>
          </table:table-cell>
          <table:table-cell table:style-name="ce36" office:value-type="string" calcext:value-type="string">
            <text:p>2320829</text:p>
          </table:table-cell>
          <table:table-cell table:style-name="ce40" office:value-type="float" office:value="0.153" calcext:value-type="float">
            <text:p>0,153</text:p>
          </table:table-cell>
          <table:table-cell table:style-name="ce43" table:formula="of:=IF([.G34]=&quot;-&quot;;&quot;&quot;;IF([.A34]=&quot;&quot;;[.H34];[.F34]*[.H34]))" office:value-type="currency" office:currency="GBP" office:value="1.224" calcext:value-type="currency">
            <text:p>£1,22</text:p>
          </table:table-cell>
          <table:table-cell table:style-name="ce47"/>
          <table:table-cell table:style-name="ce29" office:value-type="string" calcext:value-type="string">
            <text:p>CL21B225KAFNNNG</text:p>
          </table:table-cell>
          <table:table-cell table:style-name="ce40" office:value-type="float" office:value="0.02744" calcext:value-type="float">
            <text:p>0,027</text:p>
          </table:table-cell>
          <table:table-cell table:style-name="ce56" table:formula="of:=IF([.K34]=&quot;-&quot;;&quot;&quot;;IF([.A34]=&quot;&quot;;[.L34];[.F34]*[.L34]))" office:value-type="currency" office:currency="EUR" office:value="0.21952" calcext:value-type="currency">
            <text:p>0,22 €</text:p>
          </table:table-cell>
          <table:table-cell table:style-name="ce61" table:formula="of:=IF([.A34]&lt;&gt;&quot;&quot;; IF([.G34]&lt;&gt;&quot;-&quot; ; IF([.M34] &gt; [.I34]*[.$N$1];[.I34]*[.$N$1];[.M34]);[.M34]);&quot;&quot;)" office:value-type="currency" office:currency="EUR" office:value="0.21952" calcext:value-type="currency">
            <text:p>0,2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5, C3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5]=&quot;Power board&quot;; [.A35]*2;[.A35])" office:value-type="float" office:value="4" calcext:value-type="float">
            <text:p>4</text:p>
          </table:table-cell>
          <table:table-cell table:style-name="ce19" office:value-type="string" calcext:value-type="string">
            <text:p>1759174</text:p>
          </table:table-cell>
          <table:table-cell table:style-name="ce41" office:value-type="float" office:value="0.0505" calcext:value-type="float">
            <text:p>0,051</text:p>
          </table:table-cell>
          <table:table-cell table:style-name="ce44" table:formula="of:=IF([.G35]=&quot;-&quot;;&quot;&quot;;IF([.A35]=&quot;&quot;;[.H35];[.F35]*[.H35]))" office:value-type="currency" office:currency="GBP" office:value="0.202" calcext:value-type="currency">
            <text:p>£0,20</text:p>
          </table:table-cell>
          <table:table-cell table:style-name="ce48"/>
          <table:table-cell table:style-name="ce50" office:value-type="string" calcext:value-type="string">
            <text:p>CL21B334KOCNNNC</text:p>
          </table:table-cell>
          <table:table-cell table:style-name="ce41" office:value-type="float" office:value="0.01681" calcext:value-type="float">
            <text:p>0,017</text:p>
          </table:table-cell>
          <table:table-cell table:style-name="ce57" table:formula="of:=IF([.K35]=&quot;-&quot;;&quot;&quot;;IF([.A35]=&quot;&quot;;[.L35];[.F35]*[.L35]))" office:value-type="currency" office:currency="EUR" office:value="0.06724" calcext:value-type="currency">
            <text:p>0,07 €</text:p>
          </table:table-cell>
          <table:table-cell table:style-name="ce61" table:formula="of:=IF([.A35]&lt;&gt;&quot;&quot;; IF([.G35]&lt;&gt;&quot;-&quot; ; IF([.M35] &gt; [.I35]*[.$N$1];[.I35]*[.$N$1];[.M35]);[.M35]);&quot;&quot;)" office:value-type="currency" office:currency="EUR" office:value="0.06724" calcext:value-type="currency">
            <text:p>0,06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u</text:p>
          </table:table-cell>
          <table:table-cell table:style-name="ce24" office:value-type="string" calcext:value-type="string">
            <text:p>SMD, Ø6.3 x 5.8mm</text:p>
          </table:table-cell>
          <table:table-cell table:style-name="ce29" office:value-type="string" calcext:value-type="string">
            <text:p>C27, C3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6]=&quot;Power board&quot;; [.A36]*2;[.A36])" office:value-type="float" office:value="4" calcext:value-type="float">
            <text:p>4</text:p>
          </table:table-cell>
          <table:table-cell table:style-name="ce36" office:value-type="string" calcext:value-type="string">
            <text:p>9695850</text:p>
          </table:table-cell>
          <table:table-cell table:style-name="ce40" office:value-type="float" office:value="0.218" calcext:value-type="float">
            <text:p>0,218</text:p>
          </table:table-cell>
          <table:table-cell table:style-name="ce43" table:formula="of:=IF([.G36]=&quot;-&quot;;&quot;&quot;;IF([.A36]=&quot;&quot;;[.H36];[.F36]*[.H36]))" office:value-type="currency" office:currency="GBP" office:value="0.872" calcext:value-type="currency">
            <text:p>£0,87</text:p>
          </table:table-cell>
          <table:table-cell table:style-name="ce47"/>
          <table:table-cell table:style-name="ce29" office:value-type="string" calcext:value-type="string">
            <text:p>EEEFK1V470P </text:p>
          </table:table-cell>
          <table:table-cell table:style-name="ce40" office:value-type="float" office:value="0.1622" calcext:value-type="float">
            <text:p>0,162</text:p>
          </table:table-cell>
          <table:table-cell table:style-name="ce56" table:formula="of:=IF([.K36]=&quot;-&quot;;&quot;&quot;;IF([.A36]=&quot;&quot;;[.L36];[.F36]*[.L36]))" office:value-type="currency" office:currency="EUR" office:value="0.6488" calcext:value-type="currency">
            <text:p>0,65 €</text:p>
          </table:table-cell>
          <table:table-cell table:style-name="ce61" table:formula="of:=IF([.A36]&lt;&gt;&quot;&quot;; IF([.G36]&lt;&gt;&quot;-&quot; ; IF([.M36] &gt; [.I36]*[.$N$1];[.I36]*[.$N$1];[.M36]);[.M36]);&quot;&quot;)" office:value-type="currency" office:currency="EUR" office:value="0.6488" calcext:value-type="currency">
            <text:p>0,64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7]=&quot;Power board&quot;; [.A37]*2;[.A37])" office:value-type="float" office:value="2" calcext:value-type="float">
            <text:p>2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41" office:value-type="float" office:value="0.012" calcext:value-type="float">
            <text:p>0,012</text:p>
          </table:table-cell>
          <table:table-cell table:style-name="ce44" table:formula="of:=IF([.G37]=&quot;-&quot;;&quot;&quot;;IF([.A37]=&quot;&quot;;[.H37];[.F37]*[.H37]))" office:value-type="currency" office:currency="GBP" office:value="0.02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CL21B223KBANNNC </text:p>
          </table:table-cell>
          <table:table-cell table:style-name="ce41" office:value-type="float" office:value="0.00851" calcext:value-type="float">
            <text:p>0,009</text:p>
          </table:table-cell>
          <table:table-cell table:style-name="ce57" table:formula="of:=IF([.K37]=&quot;-&quot;;&quot;&quot;;IF([.A37]=&quot;&quot;;[.L37];[.F37]*[.L37]))" office:value-type="currency" office:currency="EUR" office:value="0.01702" calcext:value-type="currency">
            <text:p>0,02 €</text:p>
          </table:table-cell>
          <table:table-cell table:style-name="ce61" table:formula="of:=IF([.A37]&lt;&gt;&quot;&quot;; IF([.G37]&lt;&gt;&quot;-&quot; ; IF([.M37] &gt; [.I37]*[.$N$1];[.I37]*[.$N$1];[.M37]);[.M37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/100V</text:p>
          </table:table-cell>
          <table:table-cell table:style-name="ce24" office:value-type="string" calcext:value-type="string">
            <text:p>1210, 100V</text:p>
          </table:table-cell>
          <table:table-cell table:style-name="ce29" office:value-type="string" calcext:value-type="string">
            <text:p>C3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8]=&quot;Power board&quot;; [.A38]*2;[.A38])" office:value-type="float" office:value="2" calcext:value-type="float">
            <text:p>2</text:p>
          </table:table-cell>
          <table:table-cell table:style-name="ce36" office:value-type="string" calcext:value-type="string">
            <text:p>1793832</text:p>
          </table:table-cell>
          <table:table-cell table:style-name="ce40" office:value-type="float" office:value="0.247" calcext:value-type="float">
            <text:p>0,247</text:p>
          </table:table-cell>
          <table:table-cell table:style-name="ce43" table:formula="of:=IF([.G38]=&quot;-&quot;;&quot;&quot;;IF([.A38]=&quot;&quot;;[.H38];[.F38]*[.H38]))" office:value-type="currency" office:currency="GBP" office:value="0.494" calcext:value-type="currency">
            <text:p>£0,49</text:p>
          </table:table-cell>
          <table:table-cell table:style-name="ce47"/>
          <table:table-cell table:style-name="ce29" office:value-type="string" calcext:value-type="string">
            <text:p>CL32B225KCJSNNE</text:p>
          </table:table-cell>
          <table:table-cell table:style-name="ce40" office:value-type="float" office:value="0.13235" calcext:value-type="float">
            <text:p>0,132</text:p>
          </table:table-cell>
          <table:table-cell table:style-name="ce56" table:formula="of:=IF([.K38]=&quot;-&quot;;&quot;&quot;;IF([.A38]=&quot;&quot;;[.L38];[.F38]*[.L38]))" office:value-type="currency" office:currency="EUR" office:value="0.2647" calcext:value-type="currency">
            <text:p>0,26 €</text:p>
          </table:table-cell>
          <table:table-cell table:style-name="ce61" table:formula="of:=IF([.A38]&lt;&gt;&quot;&quot;; IF([.G38]&lt;&gt;&quot;-&quot; ; IF([.M38] &gt; [.I38]*[.$N$1];[.I38]*[.$N$1];[.M38]);[.M38]);&quot;&quot;)" office:value-type="currency" office:currency="EUR" office:value="0.2647" calcext:value-type="currency">
            <text:p>0,265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33, C44, C52, C57, C79, C8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9]=&quot;Power board&quot;; [.A39]*2;[.A39])" office:value-type="float" office:value="12" calcext:value-type="float">
            <text:p>12</text:p>
          </table:table-cell>
          <table:table-cell table:style-name="ce19" office:value-type="string" calcext:value-type="string">
            <text:p>1759246</text:p>
          </table:table-cell>
          <table:table-cell table:style-name="ce41" office:value-type="float" office:value="0.0114" calcext:value-type="float">
            <text:p>0,011</text:p>
          </table:table-cell>
          <table:table-cell table:style-name="ce44" table:formula="of:=IF([.G39]=&quot;-&quot;;&quot;&quot;;IF([.A39]=&quot;&quot;;[.H39];[.F39]*[.H39]))" office:value-type="currency" office:currency="GBP" office:value="0.1368" calcext:value-type="currency">
            <text:p>£0,14</text:p>
          </table:table-cell>
          <table:table-cell table:style-name="ce48"/>
          <table:table-cell table:style-name="ce50" office:value-type="string" calcext:value-type="string">
            <text:p>CL31B103KBCNNNC </text:p>
          </table:table-cell>
          <table:table-cell table:style-name="ce41" office:value-type="float" office:value="0.01155" calcext:value-type="float">
            <text:p>0,012</text:p>
          </table:table-cell>
          <table:table-cell table:style-name="ce57" table:formula="of:=IF([.K39]=&quot;-&quot;;&quot;&quot;;IF([.A39]=&quot;&quot;;[.L39];[.F39]*[.L39]))" office:value-type="currency" office:currency="EUR" office:value="0.1386" calcext:value-type="currency">
            <text:p>0,14 €</text:p>
          </table:table-cell>
          <table:table-cell table:style-name="ce61" table:formula="of:=IF([.A39]&lt;&gt;&quot;&quot;; IF([.G39]&lt;&gt;&quot;-&quot; ; IF([.M39] &gt; [.I39]*[.$N$1];[.I39]*[.$N$1];[.M39]);[.M39]);&quot;&quot;)" office:value-type="currency" office:currency="EUR" office:value="0.1386" calcext:value-type="currency">
            <text:p>0,139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3n3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39, C70, C71, C76, C77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0]=&quot;Power board&quot;; [.A40]*2;[.A40])" office:value-type="float" office:value="10" calcext:value-type="float">
            <text:p>10</text:p>
          </table:table-cell>
          <table:table-cell table:style-name="ce36" office:value-type="string" calcext:value-type="string">
            <text:p>2496782</text:p>
          </table:table-cell>
          <table:table-cell table:style-name="ce40" office:value-type="float" office:value="0.0035" calcext:value-type="float">
            <text:p>0,004</text:p>
          </table:table-cell>
          <table:table-cell table:style-name="ce43" table:formula="of:=IF([.G40]=&quot;-&quot;;&quot;&quot;;IF([.A40]=&quot;&quot;;[.H40];[.F40]*[.H40]))" office:value-type="currency" office:currency="GBP" office:value="0.035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CL21B332KBANNNC</text:p>
          </table:table-cell>
          <table:table-cell table:style-name="ce40" office:value-type="float" office:value="0.0069" calcext:value-type="float">
            <text:p>0,007</text:p>
          </table:table-cell>
          <table:table-cell table:style-name="ce56" table:formula="of:=IF([.K40]=&quot;-&quot;;&quot;&quot;;IF([.A40]=&quot;&quot;;[.L40];[.F40]*[.L40]))" office:value-type="currency" office:currency="EUR" office:value="0.069" calcext:value-type="currency">
            <text:p>0,07 €</text:p>
          </table:table-cell>
          <table:table-cell table:style-name="ce61" table:formula="of:=IF([.A40]&lt;&gt;&quot;&quot;; IF([.G40]&lt;&gt;&quot;-&quot; ; IF([.M40] &gt; [.I40]*[.$N$1];[.I40]*[.$N$1];[.M40]);[.M40]);&quot;&quot;)" office:value-type="currency" office:currency="EUR" office:value="0.04416615" calcext:value-type="currency">
            <text:p>0,04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C4, C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1]=&quot;Power board&quot;; [.A41]*2;[.A41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41]=&quot;-&quot;;&quot;&quot;;IF([.A41]=&quot;&quot;;[.H41];[.F41]*[.H41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41]=&quot;-&quot;;&quot;&quot;;IF([.A41]=&quot;&quot;;[.L41];[.F41]*[.L41]))">
            <text:p/>
          </table:table-cell>
          <table:table-cell table:style-name="ce61" table:formula="of:=IF([.A41]&lt;&gt;&quot;&quot;; IF([.G41]&lt;&gt;&quot;-&quot; ; IF([.M41] &gt; [.I41]*[.$N$1];[.I41]*[.$N$1];[.M41]);[.M41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40, C46, C50, C62, C63, C9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2]=&quot;Power board&quot;; [.A42]*2;[.A42])" office:value-type="float" office:value="12" calcext:value-type="float">
            <text:p>12</text:p>
          </table:table-cell>
          <table:table-cell table:style-name="ce36" office:value-type="string" calcext:value-type="string">
            <text:p>2407340</text:p>
          </table:table-cell>
          <table:table-cell table:style-name="ce40" office:value-type="float" office:value="0.0097" calcext:value-type="float">
            <text:p>0,010</text:p>
          </table:table-cell>
          <table:table-cell table:style-name="ce43" table:formula="of:=IF([.G42]=&quot;-&quot;;&quot;&quot;;IF([.A42]=&quot;&quot;;[.H42];[.F42]*[.H42]))" office:value-type="currency" office:currency="GBP" office:value="0.1164" calcext:value-type="currency">
            <text:p>£0,12</text:p>
          </table:table-cell>
          <table:table-cell table:style-name="ce47"/>
          <table:table-cell table:style-name="ce29" office:value-type="string" calcext:value-type="string">
            <text:p>CL21B102KCANNNC </text:p>
          </table:table-cell>
          <table:table-cell table:style-name="ce40" office:value-type="float" office:value="0.0065" calcext:value-type="float">
            <text:p>0,007</text:p>
          </table:table-cell>
          <table:table-cell table:style-name="ce56" table:formula="of:=IF([.K42]=&quot;-&quot;;&quot;&quot;;IF([.A42]=&quot;&quot;;[.L42];[.F42]*[.L42]))" office:value-type="currency" office:currency="EUR" office:value="0.078" calcext:value-type="currency">
            <text:p>0,08 €</text:p>
          </table:table-cell>
          <table:table-cell table:style-name="ce61" table:formula="of:=IF([.A42]&lt;&gt;&quot;&quot;; IF([.G42]&lt;&gt;&quot;-&quot; ; IF([.M42] &gt; [.I42]*[.$N$1];[.I42]*[.$N$1];[.M42]);[.M42]);&quot;&quot;)" office:value-type="currency" office:currency="EUR" office:value="0.078" calcext:value-type="currency">
            <text:p>0,07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4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3]=&quot;Power board&quot;; [.A43]*2;[.A43])" office:value-type="float" office:value="2" calcext:value-type="float">
            <text:p>2</text:p>
          </table:table-cell>
          <table:table-cell table:style-name="ce19" office:value-type="string" calcext:value-type="string">
            <text:p>1457428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44" table:formula="of:=IF([.G43]=&quot;-&quot;;&quot;&quot;;IF([.A43]=&quot;&quot;;[.H43];[.F43]*[.H43]))" office:value-type="currency" office:currency="GBP" office:value="0.318" calcext:value-type="currency">
            <text:p>£0,32</text:p>
          </table:table-cell>
          <table:table-cell table:style-name="ce48"/>
          <table:table-cell table:style-name="ce50" office:value-type="string" calcext:value-type="string">
            <text:p>T491A475K006AT </text:p>
          </table:table-cell>
          <table:table-cell table:style-name="ce41" office:value-type="float" office:value="0.0725" calcext:value-type="float">
            <text:p>0,073</text:p>
          </table:table-cell>
          <table:table-cell table:style-name="ce57" table:formula="of:=IF([.K43]=&quot;-&quot;;&quot;&quot;;IF([.A43]=&quot;&quot;;[.L43];[.F43]*[.L43]))" office:value-type="currency" office:currency="EUR" office:value="0.145" calcext:value-type="currency">
            <text:p>0,15 €</text:p>
          </table:table-cell>
          <table:table-cell table:style-name="ce61" table:formula="of:=IF([.A43]&lt;&gt;&quot;&quot;; IF([.G43]&lt;&gt;&quot;-&quot; ; IF([.M43] &gt; [.I43]*[.$N$1];[.I43]*[.$N$1];[.M43]);[.M43]);&quot;&quot;)" office:value-type="currency" office:currency="EUR" office:value="0.145" calcext:value-type="currency">
            <text:p>0,1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n</text:p>
          </table:table-cell>
          <table:table-cell table:style-name="ce24" office:value-type="string" calcext:value-type="string">
            <text:p>1812, 100V</text:p>
          </table:table-cell>
          <table:table-cell table:style-name="ce29" office:value-type="string" calcext:value-type="string">
            <text:p>C4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4]=&quot;Power board&quot;; [.A44]*2;[.A44])" office:value-type="float" office:value="2" calcext:value-type="float">
            <text:p>2</text:p>
          </table:table-cell>
          <table:table-cell table:style-name="ce36" office:value-type="string" calcext:value-type="string">
            <text:p>1828961</text:p>
          </table:table-cell>
          <table:table-cell table:style-name="ce40" office:value-type="float" office:value="0.484" calcext:value-type="float">
            <text:p>0,484</text:p>
          </table:table-cell>
          <table:table-cell table:style-name="ce43" table:formula="of:=IF([.G44]=&quot;-&quot;;&quot;&quot;;IF([.A44]=&quot;&quot;;[.H44];[.F44]*[.H44]))" office:value-type="currency" office:currency="GBP" office:value="0.968" calcext:value-type="currency">
            <text:p>£0,97</text:p>
          </table:table-cell>
          <table:table-cell table:style-name="ce47"/>
          <table:table-cell table:style-name="ce29" office:value-type="string" calcext:value-type="string">
            <text:p>CL43B474KCHNNNE</text:p>
          </table:table-cell>
          <table:table-cell table:style-name="ce40" office:value-type="float" office:value="0.13274" calcext:value-type="float">
            <text:p>0,133</text:p>
          </table:table-cell>
          <table:table-cell table:style-name="ce56" table:formula="of:=IF([.K44]=&quot;-&quot;;&quot;&quot;;IF([.A44]=&quot;&quot;;[.L44];[.F44]*[.L44]))" office:value-type="currency" office:currency="EUR" office:value="0.26548" calcext:value-type="currency">
            <text:p>0,27 €</text:p>
          </table:table-cell>
          <table:table-cell table:style-name="ce61" table:formula="of:=IF([.A44]&lt;&gt;&quot;&quot;; IF([.G44]&lt;&gt;&quot;-&quot; ; IF([.M44] &gt; [.I44]*[.$N$1];[.I44]*[.$N$1];[.M44]);[.M44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45, C5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5]=&quot;Power board&quot;; [.A45]*2;[.A45])" office:value-type="float" office:value="4" calcext:value-type="float">
            <text:p>4</text:p>
          </table:table-cell>
          <table:table-cell table:style-name="ce19" office:value-type="string" calcext:value-type="string">
            <text:p>1414692</text:p>
          </table:table-cell>
          <table:table-cell table:style-name="ce41" office:value-type="float" office:value="0.0173" calcext:value-type="float">
            <text:p>0,017</text:p>
          </table:table-cell>
          <table:table-cell table:style-name="ce44" table:formula="of:=IF([.G45]=&quot;-&quot;;&quot;&quot;;IF([.A45]=&quot;&quot;;[.H45];[.F45]*[.H45]))" office:value-type="currency" office:currency="GBP" office:value="0.0692" calcext:value-type="currency">
            <text:p>£0,07</text:p>
          </table:table-cell>
          <table:table-cell table:style-name="ce48"/>
          <table:table-cell table:style-name="ce50" office:value-type="string" calcext:value-type="string">
            <text:p>CC0805JRNPO9470 </text:p>
          </table:table-cell>
          <table:table-cell table:style-name="ce41" office:value-type="float" office:value="0.00919" calcext:value-type="float">
            <text:p>0,009</text:p>
          </table:table-cell>
          <table:table-cell table:style-name="ce57" table:formula="of:=IF([.K45]=&quot;-&quot;;&quot;&quot;;IF([.A45]=&quot;&quot;;[.L45];[.F45]*[.L45]))" office:value-type="currency" office:currency="EUR" office:value="0.03676" calcext:value-type="currency">
            <text:p>0,04 €</text:p>
          </table:table-cell>
          <table:table-cell table:style-name="ce61" table:formula="of:=IF([.A45]&lt;&gt;&quot;&quot;; IF([.G45]&lt;&gt;&quot;-&quot; ; IF([.M45] &gt; [.I45]*[.$N$1];[.I45]*[.$N$1];[.M45]);[.M45]);&quot;&quot;)" office:value-type="currency" office:currency="EUR" office:value="0.03676" calcext:value-type="currency">
            <text:p>0,03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n2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47, C48, C8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6]=&quot;Power board&quot;; [.A46]*2;[.A46])" office:value-type="float" office:value="6" calcext:value-type="float">
            <text:p>6</text:p>
          </table:table-cell>
          <table:table-cell table:style-name="ce36" office:value-type="string" calcext:value-type="string">
            <text:p>1759235</text:p>
          </table:table-cell>
          <table:table-cell table:style-name="ce40" office:value-type="float" office:value="0.0161" calcext:value-type="float">
            <text:p>0,016</text:p>
          </table:table-cell>
          <table:table-cell table:style-name="ce43" table:formula="of:=IF([.G46]=&quot;-&quot;;&quot;&quot;;IF([.A46]=&quot;&quot;;[.H46];[.F46]*[.H46]))" office:value-type="currency" office:currency="GBP" office:value="0.0966" calcext:value-type="currency">
            <text:p>£0,10</text:p>
          </table:table-cell>
          <table:table-cell table:style-name="ce47"/>
          <table:table-cell table:style-name="ce29" office:value-type="string" calcext:value-type="string">
            <text:p>CL21B222KBANNND </text:p>
          </table:table-cell>
          <table:table-cell table:style-name="ce40" office:value-type="float" office:value="0.0065" calcext:value-type="float">
            <text:p>0,007</text:p>
          </table:table-cell>
          <table:table-cell table:style-name="ce56" table:formula="of:=IF([.K46]=&quot;-&quot;;&quot;&quot;;IF([.A46]=&quot;&quot;;[.L46];[.F46]*[.L46]))" office:value-type="currency" office:currency="EUR" office:value="0.039" calcext:value-type="currency">
            <text:p>0,04 €</text:p>
          </table:table-cell>
          <table:table-cell table:style-name="ce61" table:formula="of:=IF([.A46]&lt;&gt;&quot;&quot;; IF([.G46]&lt;&gt;&quot;-&quot; ; IF([.M46] &gt; [.I46]*[.$N$1];[.I46]*[.$N$1];[.M46]);[.M46]);&quot;&quot;)" office:value-type="currency" office:currency="EUR" office:value="0.039" calcext:value-type="currency">
            <text:p>0,039 €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C53, C54, C55, C59, C60, C61, C64, C68, C69, C72, C74, C78, C81, C8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7]=&quot;Power board&quot;; [.A47]*2;[.A47])" office:value-type="float" office:value="28" calcext:value-type="float">
            <text:p>28</text:p>
          </table:table-cell>
          <table:table-cell table:style-name="ce19" office:value-type="string" calcext:value-type="string">
            <text:p>1759016</text:p>
          </table:table-cell>
          <table:table-cell table:style-name="ce41" office:value-type="float" office:value="0.0062" calcext:value-type="float">
            <text:p>0,006</text:p>
          </table:table-cell>
          <table:table-cell table:style-name="ce44" table:formula="of:=IF([.G47]=&quot;-&quot;;&quot;&quot;;IF([.A47]=&quot;&quot;;[.H47];[.F47]*[.H47]))" office:value-type="currency" office:currency="GBP" office:value="0.1736" calcext:value-type="currency">
            <text:p>£0,17</text:p>
          </table:table-cell>
          <table:table-cell table:style-name="ce48"/>
          <table:table-cell table:style-name="ce50" office:value-type="string" calcext:value-type="string">
            <text:p>CL10B104KO8NNNC </text:p>
          </table:table-cell>
          <table:table-cell table:style-name="ce41" office:value-type="float" office:value="0.00596" calcext:value-type="float">
            <text:p>0,006</text:p>
          </table:table-cell>
          <table:table-cell table:style-name="ce57" table:formula="of:=IF([.K47]=&quot;-&quot;;&quot;&quot;;IF([.A47]=&quot;&quot;;[.L47];[.F47]*[.L47]))" office:value-type="currency" office:currency="EUR" office:value="0.16688" calcext:value-type="currency">
            <text:p>0,17 €</text:p>
          </table:table-cell>
          <table:table-cell table:style-name="ce61" table:formula="of:=IF([.A47]&lt;&gt;&quot;&quot;; IF([.G47]&lt;&gt;&quot;-&quot; ; IF([.M47] &gt; [.I47]*[.$N$1];[.I47]*[.$N$1];[.M47]);[.M47]);&quot;&quot;)" office:value-type="currency" office:currency="EUR" office:value="0.16688" calcext:value-type="currency">
            <text:p>0,167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56, C58, C67, C73, C7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48]=&quot;Power board&quot;; [.A48]*2;[.A48])" office:value-type="float" office:value="10" calcext:value-type="float">
            <text:p>10</text:p>
          </table:table-cell>
          <table:table-cell table:style-name="ce36" office:value-type="string" calcext:value-type="string">
            <text:p>2320827</text:p>
          </table:table-cell>
          <table:table-cell table:style-name="ce40" office:value-type="float" office:value="0.0638" calcext:value-type="float">
            <text:p>0,064</text:p>
          </table:table-cell>
          <table:table-cell table:style-name="ce43" table:formula="of:=IF([.G48]=&quot;-&quot;;&quot;&quot;;IF([.A48]=&quot;&quot;;[.H48];[.F48]*[.H48]))" office:value-type="currency" office:currency="GBP" office:value="0.638" calcext:value-type="currency">
            <text:p>£0,64</text:p>
          </table:table-cell>
          <table:table-cell table:style-name="ce47"/>
          <table:table-cell table:style-name="ce29" office:value-type="string" calcext:value-type="string">
            <text:p>CL21B105KAFNNNG </text:p>
          </table:table-cell>
          <table:table-cell table:style-name="ce40" office:value-type="float" office:value="0.0113" calcext:value-type="float">
            <text:p>0,011</text:p>
          </table:table-cell>
          <table:table-cell table:style-name="ce56" table:formula="of:=IF([.K48]=&quot;-&quot;;&quot;&quot;;IF([.A48]=&quot;&quot;;[.L48];[.F48]*[.L48]))" office:value-type="currency" office:currency="EUR" office:value="0.113" calcext:value-type="currency">
            <text:p>0,11 €</text:p>
          </table:table-cell>
          <table:table-cell table:style-name="ce61" table:formula="of:=IF([.A48]&lt;&gt;&quot;&quot;; IF([.G48]&lt;&gt;&quot;-&quot; ; IF([.M48] &gt; [.I48]*[.$N$1];[.I48]*[.$N$1];[.M48]);[.M48]);&quot;&quot;)" office:value-type="currency" office:currency="EUR" office:value="0.113" calcext:value-type="currency">
            <text:p>0,113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10, 100V</text:p>
          </table:table-cell>
          <table:table-cell table:style-name="ce25" office:value-type="string" calcext:value-type="string">
            <text:p>C6, C7, C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49]=&quot;Power board&quot;; [.A49]*2;[.A49])" office:value-type="float" office:value="6" calcext:value-type="float">
            <text:p>6</text:p>
          </table:table-cell>
          <table:table-cell table:style-name="ce19" office:value-type="string" calcext:value-type="string">
            <text:p>2211140</text:p>
          </table:table-cell>
          <table:table-cell table:style-name="ce41" office:value-type="float" office:value="0.214" calcext:value-type="float">
            <text:p>0,214</text:p>
          </table:table-cell>
          <table:table-cell table:style-name="ce44" table:formula="of:=IF([.G49]=&quot;-&quot;;&quot;&quot;;IF([.A49]=&quot;&quot;;[.H49];[.F49]*[.H49]))" office:value-type="currency" office:currency="GBP" office:value="1.284" calcext:value-type="currency">
            <text:p>£1,28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49]=&quot;-&quot;;&quot;&quot;;IF([.A49]=&quot;&quot;;[.L49];[.F49]*[.L49]))">
            <text:p/>
          </table:table-cell>
          <table:table-cell table:style-name="ce61" table:formula="of:=IF([.A49]&lt;&gt;&quot;&quot;; IF([.G49]&lt;&gt;&quot;-&quot; ; IF([.M49] &gt; [.I49]*[.$N$1];[.I49]*[.$N$1];[.M49]);[.M49]);&quot;&quot;)" office:value-type="currency" office:currency="EUR" office:value="1.62026676" calcext:value-type="currency">
            <text:p>1,6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6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50]=&quot;Power board&quot;; [.A50]*2;[.A50])" office:value-type="float" office:value="2" calcext:value-type="float">
            <text:p>2</text:p>
          </table:table-cell>
          <table:table-cell table:style-name="ce36" office:value-type="string" calcext:value-type="string">
            <text:p>1759445</text:p>
          </table:table-cell>
          <table:table-cell table:style-name="ce40" office:value-type="float" office:value="0.0568" calcext:value-type="float">
            <text:p>0,057</text:p>
          </table:table-cell>
          <table:table-cell table:style-name="ce43" table:formula="of:=IF([.G50]=&quot;-&quot;;&quot;&quot;;IF([.A50]=&quot;&quot;;[.H50];[.F50]*[.H50]))" office:value-type="currency" office:currency="GBP" office:value="0.1136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CSMD10U1206X </text:p>
          </table:table-cell>
          <table:table-cell table:style-name="ce40" office:value-type="float" office:value="0.06002" calcext:value-type="float">
            <text:p>0,060</text:p>
          </table:table-cell>
          <table:table-cell table:style-name="ce56" table:formula="of:=IF([.K50]=&quot;-&quot;;&quot;&quot;;IF([.A50]=&quot;&quot;;[.L50];[.F50]*[.L50]))" office:value-type="currency" office:currency="EUR" office:value="0.12004" calcext:value-type="currency">
            <text:p>0,12 €</text:p>
          </table:table-cell>
          <table:table-cell table:style-name="ce61" table:formula="of:=IF([.A50]&lt;&gt;&quot;&quot;; IF([.G50]&lt;&gt;&quot;-&quot; ; IF([.M50] &gt; [.I50]*[.$N$1];[.I50]*[.$N$1];[.M50]);[.M50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6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51]=&quot;Power board&quot;; [.A51]*2;[.A51])" office:value-type="float" office:value="2" calcext:value-type="float">
            <text:p>2</text:p>
          </table:table-cell>
          <table:table-cell table:style-name="ce19" office:value-type="string" calcext:value-type="string">
            <text:p>1457413</text:p>
          </table:table-cell>
          <table:table-cell table:style-name="ce41" office:value-type="float" office:value="0.181" calcext:value-type="float">
            <text:p>0,181</text:p>
          </table:table-cell>
          <table:table-cell table:style-name="ce44" table:formula="of:=IF([.G51]=&quot;-&quot;;&quot;&quot;;IF([.A51]=&quot;&quot;;[.H51];[.F51]*[.H51]))" office:value-type="currency" office:currency="GBP" office:value="0.362" calcext:value-type="currency">
            <text:p>£0,36</text:p>
          </table:table-cell>
          <table:table-cell table:style-name="ce48"/>
          <table:table-cell table:style-name="ce50" office:value-type="string" calcext:value-type="string">
            <text:p>T491A106K010AT</text:p>
          </table:table-cell>
          <table:table-cell table:style-name="ce41" office:value-type="float" office:value="0.08402" calcext:value-type="float">
            <text:p>0,084</text:p>
          </table:table-cell>
          <table:table-cell table:style-name="ce57" table:formula="of:=IF([.K51]=&quot;-&quot;;&quot;&quot;;IF([.A51]=&quot;&quot;;[.L51];[.F51]*[.L51]))" office:value-type="currency" office:currency="EUR" office:value="0.16804" calcext:value-type="currency">
            <text:p>0,17 €</text:p>
          </table:table-cell>
          <table:table-cell table:style-name="ce61" table:formula="of:=IF([.A51]&lt;&gt;&quot;&quot;; IF([.G51]&lt;&gt;&quot;-&quot; ; IF([.M51] &gt; [.I51]*[.$N$1];[.I51]*[.$N$1];[.M51]);[.M51]);&quot;&quot;)" office:value-type="currency" office:currency="EUR" office:value="0.16804" calcext:value-type="currency">
            <text:p>0,16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n8 (X1)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8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2]=&quot;Power board&quot;; [.A52]*2;[.A52])" office:value-type="float" office:value="1" calcext:value-type="float">
            <text:p>1</text:p>
          </table:table-cell>
          <table:table-cell table:style-name="ce36" office:value-type="float" office:value="2478385" calcext:value-type="float">
            <text:p>2478385</text:p>
          </table:table-cell>
          <table:table-cell table:style-name="ce40" office:value-type="float" office:value="0.236" calcext:value-type="float">
            <text:p>0,236</text:p>
          </table:table-cell>
          <table:table-cell table:style-name="ce43" table:formula="of:=IF([.G52]=&quot;-&quot;;&quot;&quot;;IF([.A52]=&quot;&quot;;[.H52];[.F52]*[.H52]))" office:value-type="currency" office:currency="GBP" office:value="0.236" calcext:value-type="currency">
            <text:p>£0,24</text:p>
          </table:table-cell>
          <table:table-cell table:style-name="ce47"/>
          <table:table-cell table:style-name="ce29" office:value-type="string" calcext:value-type="string">
            <text:p>MKP-Y2-6N8</text:p>
          </table:table-cell>
          <table:table-cell table:style-name="ce40" office:value-type="float" office:value="0.152" calcext:value-type="float">
            <text:p>0,152</text:p>
          </table:table-cell>
          <table:table-cell table:style-name="ce56" table:formula="of:=IF([.K52]=&quot;-&quot;;&quot;&quot;;IF([.A52]=&quot;&quot;;[.L52];[.F52]*[.L52]))" office:value-type="currency" office:currency="EUR" office:value="0.152" calcext:value-type="currency">
            <text:p>0,15 €</text:p>
          </table:table-cell>
          <table:table-cell table:style-name="ce61" table:formula="of:=IF([.A52]&lt;&gt;&quot;&quot;; IF([.G52]&lt;&gt;&quot;-&quot; ; IF([.M52] &gt; [.I52]*[.$N$1];[.I52]*[.$N$1];[.M52]);[.M52]);&quot;&quot;)" office:value-type="currency" office:currency="EUR" office:value="0.152" calcext:value-type="currency">
            <text:p>0,15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85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3]=&quot;Power board&quot;; [.A53]*2;[.A53])" office:value-type="float" office:value="1" calcext:value-type="float">
            <text:p>1</text:p>
          </table:table-cell>
          <table:table-cell table:style-name="ce19" office:value-type="float" office:value="2468839" calcext:value-type="float">
            <text:p>2468839</text:p>
          </table:table-cell>
          <table:table-cell table:style-name="ce41" office:value-type="float" office:value="0.63" calcext:value-type="float">
            <text:p>0,630</text:p>
          </table:table-cell>
          <table:table-cell table:style-name="ce44" table:formula="of:=IF([.G53]=&quot;-&quot;;&quot;&quot;;IF([.A53]=&quot;&quot;;[.H53];[.F53]*[.H53]))" office:value-type="currency" office:currency="GBP" office:value="0.63" calcext:value-type="currency">
            <text:p>£0,63</text:p>
          </table:table-cell>
          <table:table-cell table:style-name="ce48"/>
          <table:table-cell table:style-name="ce50" office:value-type="string" calcext:value-type="string">
            <text:p>MKP4-47N/400 </text:p>
          </table:table-cell>
          <table:table-cell table:style-name="ce41" office:value-type="float" office:value="0.1845" calcext:value-type="float">
            <text:p>0,185</text:p>
          </table:table-cell>
          <table:table-cell table:style-name="ce57" table:formula="of:=IF([.K53]=&quot;-&quot;;&quot;&quot;;IF([.A53]=&quot;&quot;;[.L53];[.F53]*[.L53]))" office:value-type="currency" office:currency="EUR" office:value="0.1845" calcext:value-type="currency">
            <text:p>0,18 €</text:p>
          </table:table-cell>
          <table:table-cell table:style-name="ce61" table:formula="of:=IF([.A53]&lt;&gt;&quot;&quot;; IF([.G53]&lt;&gt;&quot;-&quot; ; IF([.M53] &gt; [.I53]*[.$N$1];[.I53]*[.$N$1];[.M53]);[.M53]);&quot;&quot;)" office:value-type="currency" office:currency="EUR" office:value="0.1845" calcext:value-type="currency">
            <text:p>0,18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86, C9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4]=&quot;Power board&quot;; [.A54]*2;[.A54])" office:value-type="float" office:value="2" calcext:value-type="float">
            <text:p>2</text:p>
          </table:table-cell>
          <table:table-cell table:style-name="ce36" office:value-type="float" office:value="1759252" calcext:value-type="float">
            <text:p>1759252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54]=&quot;-&quot;;&quot;&quot;;IF([.A54]=&quot;&quot;;[.H54];[.F54]*[.H54]))" office:value-type="currency" office:currency="GBP" office:value="0.02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CL21B223KBANNNC </text:p>
          </table:table-cell>
          <table:table-cell table:style-name="ce40" office:value-type="float" office:value="0.00851" calcext:value-type="float">
            <text:p>0,009</text:p>
          </table:table-cell>
          <table:table-cell table:style-name="ce56" table:formula="of:=IF([.K54]=&quot;-&quot;;&quot;&quot;;IF([.A54]=&quot;&quot;;[.L54];[.F54]*[.L54]))" office:value-type="currency" office:currency="EUR" office:value="0.01702" calcext:value-type="currency">
            <text:p>0,02 €</text:p>
          </table:table-cell>
          <table:table-cell table:style-name="ce61" table:formula="of:=IF([.A54]&lt;&gt;&quot;&quot;; IF([.G54]&lt;&gt;&quot;-&quot; ; IF([.M54] &gt; [.I54]*[.$N$1];[.I54]*[.$N$1];[.M54]);[.M54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10, 25V</text:p>
          </table:table-cell>
          <table:table-cell table:style-name="ce25" office:value-type="string" calcext:value-type="string">
            <text:p>C87, C92, C93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5]=&quot;Power board&quot;; [.A55]*2;[.A55])" office:value-type="float" office:value="3" calcext:value-type="float">
            <text:p>3</text:p>
          </table:table-cell>
          <table:table-cell table:style-name="ce19" office:value-type="float" office:value="1907365" calcext:value-type="float">
            <text:p>1907365</text:p>
          </table:table-cell>
          <table:table-cell table:style-name="ce41" office:value-type="float" office:value="0.267" calcext:value-type="float">
            <text:p>0,267</text:p>
          </table:table-cell>
          <table:table-cell table:style-name="ce44" table:formula="of:=IF([.G55]=&quot;-&quot;;&quot;&quot;;IF([.A55]=&quot;&quot;;[.H55];[.F55]*[.H55]))" office:value-type="currency" office:currency="GBP" office:value="0.801" calcext:value-type="currency">
            <text:p>£0,80</text:p>
          </table:table-cell>
          <table:table-cell table:style-name="ce48"/>
          <table:table-cell table:style-name="ce50" office:value-type="string" calcext:value-type="string">
            <text:p>CL32A475KAULNNE </text:p>
          </table:table-cell>
          <table:table-cell table:style-name="ce41" office:value-type="float" office:value="0.12138" calcext:value-type="float">
            <text:p>0,121</text:p>
          </table:table-cell>
          <table:table-cell table:style-name="ce57" table:formula="of:=IF([.K55]=&quot;-&quot;;&quot;&quot;;IF([.A55]=&quot;&quot;;[.L55];[.F55]*[.L55]))" office:value-type="currency" office:currency="EUR" office:value="0.36414" calcext:value-type="currency">
            <text:p>0,36 €</text:p>
          </table:table-cell>
          <table:table-cell table:style-name="ce61" table:formula="of:=IF([.A55]&lt;&gt;&quot;&quot;; IF([.G55]&lt;&gt;&quot;-&quot; ; IF([.M55] &gt; [.I55]*[.$N$1];[.I55]*[.$N$1];[.M55]);[.M55]);&quot;&quot;)" office:value-type="currency" office:currency="EUR" office:value="0.36414" calcext:value-type="currency">
            <text:p>0,3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mF/25V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8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56]=&quot;Power board&quot;; [.A56]*2;[.A56])" office:value-type="float" office:value="1" calcext:value-type="float">
            <text:p>1</text:p>
          </table:table-cell>
          <table:table-cell table:style-name="ce36" office:value-type="float" office:value="1800654" calcext:value-type="float">
            <text:p>1800654</text:p>
          </table:table-cell>
          <table:table-cell table:style-name="ce40" office:value-type="float" office:value="0.368" calcext:value-type="float">
            <text:p>0,368</text:p>
          </table:table-cell>
          <table:table-cell table:style-name="ce43" table:formula="of:=IF([.G56]=&quot;-&quot;;&quot;&quot;;IF([.A56]=&quot;&quot;;[.H56];[.F56]*[.H56]))" office:value-type="currency" office:currency="GBP" office:value="0.368" calcext:value-type="currency">
            <text:p>£0,37</text:p>
          </table:table-cell>
          <table:table-cell table:style-name="ce47"/>
          <table:table-cell table:style-name="ce29" office:value-type="string" calcext:value-type="string">
            <text:p>RD1E108M10020BB </text:p>
          </table:table-cell>
          <table:table-cell table:style-name="ce40" office:value-type="float" office:value="0.1678" calcext:value-type="float">
            <text:p>0,168</text:p>
          </table:table-cell>
          <table:table-cell table:style-name="ce56" table:formula="of:=IF([.K56]=&quot;-&quot;;&quot;&quot;;IF([.A56]=&quot;&quot;;[.L56];[.F56]*[.L56]))" office:value-type="currency" office:currency="EUR" office:value="0.1678" calcext:value-type="currency">
            <text:p>0,17 €</text:p>
          </table:table-cell>
          <table:table-cell table:style-name="ce61" table:formula="of:=IF([.A56]&lt;&gt;&quot;&quot;; IF([.G56]&lt;&gt;&quot;-&quot; ; IF([.M56] &gt; [.I56]*[.$N$1];[.I56]*[.$N$1];[.M56]);[.M56]);&quot;&quot;)" office:value-type="currency" office:currency="EUR" office:value="0.1678" calcext:value-type="currency">
            <text:p>0,1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8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7]=&quot;Power board&quot;; [.A57]*2;[.A57])" office:value-type="float" office:value="1" calcext:value-type="float">
            <text:p>1</text:p>
          </table:table-cell>
          <table:table-cell table:style-name="ce19" office:value-type="string" calcext:value-type="string">
            <text:p>1759212</text:p>
          </table:table-cell>
          <table:table-cell table:style-name="ce41" office:value-type="float" office:value="0.0303" calcext:value-type="float">
            <text:p>0,030</text:p>
          </table:table-cell>
          <table:table-cell table:style-name="ce44" table:formula="of:=IF([.G57]=&quot;-&quot;;&quot;&quot;;IF([.A57]=&quot;&quot;;[.H57];[.F57]*[.H57]))" office:value-type="currency" office:currency="GBP" office:value="0.0303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CL21C331JBANNNC</text:p>
          </table:table-cell>
          <table:table-cell table:style-name="ce41" office:value-type="float" office:value="0.01356" calcext:value-type="float">
            <text:p>0,014</text:p>
          </table:table-cell>
          <table:table-cell table:style-name="ce57" table:formula="of:=IF([.K57]=&quot;-&quot;;&quot;&quot;;IF([.A57]=&quot;&quot;;[.L57];[.F57]*[.L57]))" office:value-type="currency" office:currency="EUR" office:value="0.01356" calcext:value-type="currency">
            <text:p>0,01 €</text:p>
          </table:table-cell>
          <table:table-cell table:style-name="ce61" table:formula="of:=IF([.A57]&lt;&gt;&quot;&quot;; IF([.G57]&lt;&gt;&quot;-&quot; ; IF([.M57] &gt; [.I57]*[.$N$1];[.I57]*[.$N$1];[.M57]);[.M57]);&quot;&quot;)" office:value-type="currency" office:currency="EUR" office:value="0.01356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58]=&quot;Power board&quot;; [.A58]*2;[.A58])" office:value-type="float" office:value="2" calcext:value-type="float">
            <text:p>2</text:p>
          </table:table-cell>
          <table:table-cell table:style-name="ce36" office:value-type="string" calcext:value-type="string">
            <text:p>2496985</text:p>
          </table:table-cell>
          <table:table-cell table:style-name="ce40" office:value-type="float" office:value="0.388" calcext:value-type="float">
            <text:p>0,388</text:p>
          </table:table-cell>
          <table:table-cell table:style-name="ce43" table:formula="of:=IF([.G58]=&quot;-&quot;;&quot;&quot;;IF([.A58]=&quot;&quot;;[.H58];[.F58]*[.H58]))" office:value-type="currency" office:currency="GBP" office:value="0.776" calcext:value-type="currency">
            <text:p>£0,78</text:p>
          </table:table-cell>
          <table:table-cell table:style-name="ce47"/>
          <table:table-cell table:style-name="ce29" office:value-type="string" calcext:value-type="string">
            <text:p>CC0805ZRY5V9474</text:p>
          </table:table-cell>
          <table:table-cell table:style-name="ce40" office:value-type="float" office:value="0.01177" calcext:value-type="float">
            <text:p>0,012</text:p>
          </table:table-cell>
          <table:table-cell table:style-name="ce56" table:formula="of:=IF([.K58]=&quot;-&quot;;&quot;&quot;;IF([.A58]=&quot;&quot;;[.L58];[.F58]*[.L58]))" office:value-type="currency" office:currency="EUR" office:value="0.02354" calcext:value-type="currency">
            <text:p>0,02 €</text:p>
          </table:table-cell>
          <table:table-cell table:style-name="ce61" table:formula="of:=IF([.A58]&lt;&gt;&quot;&quot;; IF([.G58]&lt;&gt;&quot;-&quot; ; IF([.M58] &gt; [.I58]*[.$N$1];[.I58]*[.$N$1];[.M58]);[.M58]);&quot;&quot;)" office:value-type="currency" office:currency="EUR" office:value="0.02354" calcext:value-type="currency">
            <text:p>0,02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59]=&quot;Power board&quot;; [.A59]*2;[.A59])" office:value-type="float" office:value="1" calcext:value-type="float">
            <text:p>1</text:p>
          </table:table-cell>
          <table:table-cell table:style-name="ce19" office:value-type="float" office:value="1759167" calcext:value-type="float">
            <text:p>1759167</text:p>
          </table:table-cell>
          <table:table-cell table:style-name="ce41" office:value-type="float" office:value="0.0065" calcext:value-type="float">
            <text:p>0,007</text:p>
          </table:table-cell>
          <table:table-cell table:style-name="ce44" table:formula="of:=IF([.G59]=&quot;-&quot;;&quot;&quot;;IF([.A59]=&quot;&quot;;[.H59];[.F59]*[.H59]))" office:value-type="currency" office:currency="GBP" office:value="0.0065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L21B104KBCNNNC</text:p>
          </table:table-cell>
          <table:table-cell table:style-name="ce41" office:value-type="float" office:value="0.00608" calcext:value-type="float">
            <text:p>0,006</text:p>
          </table:table-cell>
          <table:table-cell table:style-name="ce57" table:formula="of:=IF([.K59]=&quot;-&quot;;&quot;&quot;;IF([.A59]=&quot;&quot;;[.L59];[.F59]*[.L59]))" office:value-type="currency" office:currency="EUR" office:value="0.00608" calcext:value-type="currency">
            <text:p>0,01 €</text:p>
          </table:table-cell>
          <table:table-cell table:style-name="ce61" table:formula="of:=IF([.A59]&lt;&gt;&quot;&quot;; IF([.G59]&lt;&gt;&quot;-&quot; ; IF([.M59] &gt; [.I59]*[.$N$1];[.I59]*[.$N$1];[.M59]);[.M59]);&quot;&quot;)" office:value-type="currency" office:currency="EUR" office:value="0.00608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n9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95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0]=&quot;Power board&quot;; [.A60]*2;[.A60])" office:value-type="float" office:value="1" calcext:value-type="float">
            <text:p>1</text:p>
          </table:table-cell>
          <table:table-cell table:style-name="ce36" office:value-type="string" calcext:value-type="string">
            <text:p>1759240</text:p>
          </table:table-cell>
          <table:table-cell table:style-name="ce40" office:value-type="float" office:value="0.0303" calcext:value-type="float">
            <text:p>0,030</text:p>
          </table:table-cell>
          <table:table-cell table:style-name="ce43" table:formula="of:=IF([.G60]=&quot;-&quot;;&quot;&quot;;IF([.A60]=&quot;&quot;;[.H60];[.F60]*[.H60]))" office:value-type="currency" office:currency="GBP" office:value="0.0303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CL21B392KBANNNC</text:p>
          </table:table-cell>
          <table:table-cell table:style-name="ce40" office:value-type="float" office:value="0.0089" calcext:value-type="float">
            <text:p>0,009</text:p>
          </table:table-cell>
          <table:table-cell table:style-name="ce56" table:formula="of:=IF([.K60]=&quot;-&quot;;&quot;&quot;;IF([.A60]=&quot;&quot;;[.L60];[.F60]*[.L60]))" office:value-type="currency" office:currency="EUR" office:value="0.0089" calcext:value-type="currency">
            <text:p>0,01 €</text:p>
          </table:table-cell>
          <table:table-cell table:style-name="ce61" table:formula="of:=IF([.A60]&lt;&gt;&quot;&quot;; IF([.G60]&lt;&gt;&quot;-&quot; ; IF([.M60] &gt; [.I60]*[.$N$1];[.I60]*[.$N$1];[.M60]);[.M60]);&quot;&quot;)" office:value-type="currency" office:currency="EUR" office:value="0.0089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6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1]=&quot;Power board&quot;; [.A61]*2;[.A61])" office:value-type="float" office:value="1" calcext:value-type="float">
            <text:p>1</text:p>
          </table:table-cell>
          <table:table-cell table:style-name="ce19" office:value-type="float" office:value="1759207" calcext:value-type="float">
            <text:p>1759207</text:p>
          </table:table-cell>
          <table:table-cell table:style-name="ce41" office:value-type="float" office:value="0.0112" calcext:value-type="float">
            <text:p>0,011</text:p>
          </table:table-cell>
          <table:table-cell table:style-name="ce44" table:formula="of:=IF([.G61]=&quot;-&quot;;&quot;&quot;;IF([.A61]=&quot;&quot;;[.H61];[.F61]*[.H61]))" office:value-type="currency" office:currency="GBP" office:value="0.0112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L10C181JB8NNNC</text:p>
          </table:table-cell>
          <table:table-cell table:style-name="ce41" office:value-type="float" office:value="0.00552" calcext:value-type="float">
            <text:p>0,006</text:p>
          </table:table-cell>
          <table:table-cell table:style-name="ce57" table:formula="of:=IF([.K61]=&quot;-&quot;;&quot;&quot;;IF([.A61]=&quot;&quot;;[.L61];[.F61]*[.L61]))" office:value-type="currency" office:currency="EUR" office:value="0.00552" calcext:value-type="currency">
            <text:p>0,01 €</text:p>
          </table:table-cell>
          <table:table-cell table:style-name="ce61" table:formula="of:=IF([.A61]&lt;&gt;&quot;&quot;; IF([.G61]&lt;&gt;&quot;-&quot; ; IF([.M61] &gt; [.I61]*[.$N$1];[.I61]*[.$N$1];[.M61]);[.M61]);&quot;&quot;)" office:value-type="currency" office:currency="EUR" office:value="0.00552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SMD; Ø5 x 5.8mm</text:p>
          </table:table-cell>
          <table:table-cell table:style-name="ce29" office:value-type="string" calcext:value-type="string">
            <text:p>C9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2]=&quot;Power board&quot;; [.A62]*2;[.A62])" office:value-type="float" office:value="1" calcext:value-type="float">
            <text:p>1</text:p>
          </table:table-cell>
          <table:table-cell table:style-name="ce36" office:value-type="float" office:value="1850112" calcext:value-type="float">
            <text:p>1850112</text:p>
          </table:table-cell>
          <table:table-cell table:style-name="ce40" office:value-type="float" office:value="0.206" calcext:value-type="float">
            <text:p>0,206</text:p>
          </table:table-cell>
          <table:table-cell table:style-name="ce43" table:formula="of:=IF([.G62]=&quot;-&quot;;&quot;&quot;;IF([.A62]=&quot;&quot;;[.H62];[.F62]*[.H62]))" office:value-type="currency" office:currency="GBP" office:value="0.206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EEEFK1V100R</text:p>
          </table:table-cell>
          <table:table-cell table:style-name="ce40" office:value-type="float" office:value="0.2" calcext:value-type="float">
            <text:p>0,200</text:p>
          </table:table-cell>
          <table:table-cell table:style-name="ce56" table:formula="of:=IF([.K62]=&quot;-&quot;;&quot;&quot;;IF([.A62]=&quot;&quot;;[.L62];[.F62]*[.L62]))" office:value-type="currency" office:currency="EUR" office:value="0.2" calcext:value-type="currency">
            <text:p>0,20 €</text:p>
          </table:table-cell>
          <table:table-cell table:style-name="ce61" table:formula="of:=IF([.A62]&lt;&gt;&quot;&quot;; IF([.G62]&lt;&gt;&quot;-&quot; ; IF([.M62] &gt; [.I62]*[.$N$1];[.I62]*[.$N$1];[.M62]);[.M62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u</text:p>
          </table:table-cell>
          <table:table-cell table:style-name="ce25" office:value-type="string" calcext:value-type="string">
            <text:p>SMD; Ø6.3 x 7.7mm</text:p>
          </table:table-cell>
          <table:table-cell table:style-name="ce25" office:value-type="string" calcext:value-type="string">
            <text:p>C9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3]=&quot;Power board&quot;; [.A63]*2;[.A63])" office:value-type="float" office:value="1" calcext:value-type="float">
            <text:p>1</text:p>
          </table:table-cell>
          <table:table-cell table:style-name="ce19" office:value-type="float" office:value="1539501" calcext:value-type="float">
            <text:p>1539501</text:p>
          </table:table-cell>
          <table:table-cell table:style-name="ce41" office:value-type="float" office:value="0.305" calcext:value-type="float">
            <text:p>0,305</text:p>
          </table:table-cell>
          <table:table-cell table:style-name="ce44" table:formula="of:=IF([.G63]=&quot;-&quot;;&quot;&quot;;IF([.A63]=&quot;&quot;;[.H63];[.F63]*[.H63]))" office:value-type="currency" office:currency="GBP" office:value="0.305" calcext:value-type="currency">
            <text:p>£0,31</text:p>
          </table:table-cell>
          <table:table-cell table:style-name="ce48"/>
          <table:table-cell table:style-name="ce50" office:value-type="string" calcext:value-type="string">
            <text:p>EEEFPV101XAP</text:p>
          </table:table-cell>
          <table:table-cell table:style-name="ce41" office:value-type="float" office:value="0.35" calcext:value-type="float">
            <text:p>0,350</text:p>
          </table:table-cell>
          <table:table-cell table:style-name="ce57" table:formula="of:=IF([.K63]=&quot;-&quot;;&quot;&quot;;IF([.A63]=&quot;&quot;;[.L63];[.F63]*[.L63]))" office:value-type="currency" office:currency="EUR" office:value="0.35" calcext:value-type="currency">
            <text:p>0,35 €</text:p>
          </table:table-cell>
          <table:table-cell table:style-name="ce61" table:formula="of:=IF([.A63]&lt;&gt;&quot;&quot;; IF([.G63]&lt;&gt;&quot;-&quot; ; IF([.M63] &gt; [.I63]*[.$N$1];[.I63]*[.$N$1];[.M63]);[.M63]);&quot;&quot;)" office:value-type="currency" office:currency="EUR" office:value="0.35" calcext:value-type="currency">
            <text:p>0,3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C9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4]=&quot;Power board&quot;; [.A64]*2;[.A64])" office:value-type="float" office:value="1" calcext:value-type="float">
            <text:p>1</text:p>
          </table:table-cell>
          <table:table-cell table:style-name="ce36" office:value-type="float" office:value="2496983" calcext:value-type="float">
            <text:p>2496983</text:p>
          </table:table-cell>
          <table:table-cell table:style-name="ce40" office:value-type="float" office:value="0.0107" calcext:value-type="float">
            <text:p>0,011</text:p>
          </table:table-cell>
          <table:table-cell table:style-name="ce43" table:formula="of:=IF([.G64]=&quot;-&quot;;&quot;&quot;;IF([.A64]=&quot;&quot;;[.H64];[.F64]*[.H64]))" office:value-type="currency" office:currency="GBP" office:value="0.0107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CC0805KRX7R9473</text:p>
          </table:table-cell>
          <table:table-cell table:style-name="ce40" office:value-type="float" office:value="0.0082" calcext:value-type="float">
            <text:p>0,008</text:p>
          </table:table-cell>
          <table:table-cell table:style-name="ce56" table:formula="of:=IF([.K64]=&quot;-&quot;;&quot;&quot;;IF([.A64]=&quot;&quot;;[.L64];[.F64]*[.L64]))" office:value-type="currency" office:currency="EUR" office:value="0.0082" calcext:value-type="currency">
            <text:p>0,01 €</text:p>
          </table:table-cell>
          <table:table-cell table:style-name="ce61" table:formula="of:=IF([.A64]&lt;&gt;&quot;&quot;; IF([.G64]&lt;&gt;&quot;-&quot; ; IF([.M64] &gt; [.I64]*[.$N$1];[.I64]*[.$N$1];[.M64]);[.M64]);&quot;&quot;)" office:value-type="currency" office:currency="EUR" office:value="0.0082" calcext:value-type="currency">
            <text:p>0,008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D1, D2, D3, D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65]=&quot;Power board&quot;; [.A65]*2;[.A65])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65]=&quot;-&quot;;&quot;&quot;;IF([.A65]=&quot;&quot;;[.H65];[.F65]*[.H6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65]=&quot;-&quot;;&quot;&quot;;IF([.A65]=&quot;&quot;;[.L65];[.F65]*[.L65]))">
            <text:p/>
          </table:table-cell>
          <table:table-cell table:style-name="ce61" table:formula="of:=IF([.A65]&lt;&gt;&quot;&quot;; IF([.G65]&lt;&gt;&quot;-&quot; ; IF([.M65] &gt; [.I65]*[.$N$1];[.I65]*[.$N$1];[.M65]);[.M6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FLS1100-7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1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6]=&quot;Power board&quot;; [.A66]*2;[.A66])" office:value-type="float" office:value="1" calcext:value-type="float">
            <text:p>1</text:p>
          </table:table-cell>
          <table:table-cell table:style-name="ce36" office:value-type="string" calcext:value-type="string">
            <text:p>1713889</text:p>
          </table:table-cell>
          <table:table-cell table:style-name="ce40" office:value-type="float" office:value="0.632" calcext:value-type="float">
            <text:p>0,632</text:p>
          </table:table-cell>
          <table:table-cell table:style-name="ce43" table:formula="of:=IF([.G66]=&quot;-&quot;;&quot;&quot;;IF([.A66]=&quot;&quot;;[.H66];[.F66]*[.H66]))" office:value-type="currency" office:currency="GBP" office:value="0.632" calcext:value-type="currency">
            <text:p>£0,63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66]=&quot;-&quot;;&quot;&quot;;IF([.A66]=&quot;&quot;;[.L66];[.F66]*[.L66]))">
            <text:p/>
          </table:table-cell>
          <table:table-cell table:style-name="ce61" table:formula="of:=IF([.A66]&lt;&gt;&quot;&quot;; IF([.G66]&lt;&gt;&quot;-&quot; ; IF([.M66] &gt; [.I66]*[.$N$1];[.I66]*[.$N$1];[.M66]);[.M66]);&quot;&quot;)" office:value-type="currency" office:currency="EUR" office:value="0.79751448" calcext:value-type="currency">
            <text:p>0,79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2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67]=&quot;Power board&quot;; [.A67]*2;[.A67])" office:value-type="float" office:value="1" calcext:value-type="float">
            <text:p>1</text:p>
          </table:table-cell>
          <table:table-cell table:style-name="ce19" office:value-type="string" calcext:value-type="string">
            <text:p>1299282</text:p>
          </table:table-cell>
          <table:table-cell table:style-name="ce41" office:value-type="float" office:value="0.186" calcext:value-type="float">
            <text:p>0,186</text:p>
          </table:table-cell>
          <table:table-cell table:style-name="ce44" table:formula="of:=IF([.G67]=&quot;-&quot;;&quot;&quot;;IF([.A67]=&quot;&quot;;[.H67];[.F67]*[.H67]))" office:value-type="currency" office:currency="GBP" office:value="0.186" calcext:value-type="currency">
            <text:p>£0,19</text:p>
          </table:table-cell>
          <table:table-cell table:style-name="ce48"/>
          <table:table-cell table:style-name="ce50" office:value-type="string" calcext:value-type="string">
            <text:p>SKL16 </text:p>
          </table:table-cell>
          <table:table-cell table:style-name="ce41" office:value-type="float" office:value="0.01" calcext:value-type="float">
            <text:p>0,010</text:p>
          </table:table-cell>
          <table:table-cell table:style-name="ce57" table:formula="of:=IF([.K67]=&quot;-&quot;;&quot;&quot;;IF([.A67]=&quot;&quot;;[.L67];[.F67]*[.L67]))" office:value-type="currency" office:currency="EUR" office:value="0.01" calcext:value-type="currency">
            <text:p>0,01 €</text:p>
          </table:table-cell>
          <table:table-cell table:style-name="ce61" table:formula="of:=IF([.A67]&lt;&gt;&quot;&quot;; IF([.G67]&lt;&gt;&quot;-&quot; ; IF([.M67] &gt; [.I67]*[.$N$1];[.I67]*[.$N$1];[.M67]);[.M67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2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68]=&quot;Power board&quot;; [.A68]*2;[.A68])" office:value-type="float" office:value="1" calcext:value-type="float">
            <text:p>1</text:p>
          </table:table-cell>
          <table:table-cell table:style-name="ce36" office:value-type="string" calcext:value-type="string">
            <text:p>8734275</text:p>
          </table:table-cell>
          <table:table-cell table:style-name="ce40" office:value-type="float" office:value="0.14" calcext:value-type="float">
            <text:p>0,140</text:p>
          </table:table-cell>
          <table:table-cell table:style-name="ce43" table:formula="of:=IF([.G68]=&quot;-&quot;;&quot;&quot;;IF([.A68]=&quot;&quot;;[.H68];[.F68]*[.H68]))" office:value-type="currency" office:currency="GBP" office:value="0.14" calcext:value-type="currency">
            <text:p>£0,14</text:p>
          </table:table-cell>
          <table:table-cell table:style-name="ce47"/>
          <table:table-cell table:style-name="ce29" office:value-type="string" calcext:value-type="string">
            <text:p>BAS316 </text:p>
          </table:table-cell>
          <table:table-cell table:style-name="ce40" office:value-type="float" office:value="0.02025" calcext:value-type="float">
            <text:p>0,020</text:p>
          </table:table-cell>
          <table:table-cell table:style-name="ce56" table:formula="of:=IF([.K68]=&quot;-&quot;;&quot;&quot;;IF([.A68]=&quot;&quot;;[.L68];[.F68]*[.L68]))" office:value-type="currency" office:currency="EUR" office:value="0.02025" calcext:value-type="currency">
            <text:p>0,02 €</text:p>
          </table:table-cell>
          <table:table-cell table:style-name="ce61" table:formula="of:=IF([.A68]&lt;&gt;&quot;&quot;; IF([.G68]&lt;&gt;&quot;-&quot; ; IF([.M68] &gt; [.I68]*[.$N$1];[.I68]*[.$N$1];[.M68]);[.M68]);&quot;&quot;)" office:value-type="currency" office:currency="EUR" office:value="0.02025" calcext:value-type="currency">
            <text:p>0,020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22, D23, D24, D26, D27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69]=&quot;Power board&quot;; [.A69]*2;[.A69])" office:value-type="float" office:value="5" calcext:value-type="float">
            <text:p>5</text:p>
          </table:table-cell>
          <table:table-cell table:style-name="ce19" office:value-type="string" calcext:value-type="string">
            <text:p>8734275</text:p>
          </table:table-cell>
          <table:table-cell table:style-name="ce41" office:value-type="float" office:value="0.14" calcext:value-type="float">
            <text:p>0,140</text:p>
          </table:table-cell>
          <table:table-cell table:style-name="ce44" table:formula="of:=IF([.G69]=&quot;-&quot;;&quot;&quot;;IF([.A69]=&quot;&quot;;[.H69];[.F69]*[.H69]))" office:value-type="currency" office:currency="GBP" office:value="0.7" calcext:value-type="currency">
            <text:p>£0,70</text:p>
          </table:table-cell>
          <table:table-cell table:style-name="ce48"/>
          <table:table-cell table:style-name="ce50" office:value-type="string" calcext:value-type="string">
            <text:p>BAS316 </text:p>
          </table:table-cell>
          <table:table-cell table:style-name="ce41" office:value-type="float" office:value="0.02025" calcext:value-type="float">
            <text:p>0,020</text:p>
          </table:table-cell>
          <table:table-cell table:style-name="ce57" table:formula="of:=IF([.K69]=&quot;-&quot;;&quot;&quot;;IF([.A69]=&quot;&quot;;[.L69];[.F69]*[.L69]))" office:value-type="currency" office:currency="EUR" office:value="0.10125" calcext:value-type="currency">
            <text:p>0,10 €</text:p>
          </table:table-cell>
          <table:table-cell table:style-name="ce61" table:formula="of:=IF([.A69]&lt;&gt;&quot;&quot;; IF([.G69]&lt;&gt;&quot;-&quot; ; IF([.M69] &gt; [.I69]*[.$N$1];[.I69]*[.$N$1];[.M69]);[.M69]);&quot;&quot;)" office:value-type="currency" office:currency="EUR" office:value="0.10125" calcext:value-type="currency">
            <text:p>0,10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29" office:value-type="string" calcext:value-type="string">
            <text:p>D2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70]=&quot;Power board&quot;; [.A70]*2;[.A70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 table:formula="of:=IF([.G70]=&quot;-&quot;;&quot;&quot;;IF([.A70]=&quot;&quot;;[.H70];[.F70]*[.H70]))" office:value-type="currency" office:currency="GBP" office:value="0" calcext:value-type="currency">
            <text:p>£0,00</text:p>
          </table:table-cell>
          <table:table-cell table:style-name="ce47"/>
          <table:table-cell table:style-name="ce29"/>
          <table:table-cell table:style-name="ce40"/>
          <table:table-cell table:style-name="ce56" table:formula="of:=IF([.K70]=&quot;-&quot;;&quot;&quot;;IF([.A70]=&quot;&quot;;[.L70];[.F70]*[.L70]))" office:value-type="currency" office:currency="EUR" office:value="0" calcext:value-type="currency">
            <text:p>0,00 €</text:p>
          </table:table-cell>
          <table:table-cell table:style-name="ce61" table:formula="of:=IF([.A70]&lt;&gt;&quot;&quot;; IF([.G70]&lt;&gt;&quot;-&quot; ; IF([.M70] &gt; [.I70]*[.$N$1];[.I70]*[.$N$1];[.M70]);[.M7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5" office:value-type="string" calcext:value-type="string">
            <text:p>BAT54S</text:p>
          </table:table-cell>
          <table:table-cell table:style-name="ce25" office:value-type="string" calcext:value-type="string">
            <text:p>D27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71]=&quot;Power board&quot;; [.A71]*2;[.A71])" office:value-type="float" office:value="1" calcext:value-type="float">
            <text:p>1</text:p>
          </table:table-cell>
          <table:table-cell table:style-name="ce19"/>
          <table:table-cell table:style-name="ce41"/>
          <table:table-cell table:style-name="ce44" table:formula="of:=IF([.G71]=&quot;-&quot;;&quot;&quot;;IF([.A71]=&quot;&quot;;[.H71];[.F71]*[.H71]))" office:value-type="currency" office:currency="GBP" office:value="0" calcext:value-type="currency">
            <text:p>£0,00</text:p>
          </table:table-cell>
          <table:table-cell table:style-name="ce48"/>
          <table:table-cell table:style-name="ce50"/>
          <table:table-cell table:style-name="ce41"/>
          <table:table-cell table:style-name="ce57" table:formula="of:=IF([.K71]=&quot;-&quot;;&quot;&quot;;IF([.A71]=&quot;&quot;;[.L71];[.F71]*[.L71]))" office:value-type="currency" office:currency="EUR" office:value="0" calcext:value-type="currency">
            <text:p>0,00 €</text:p>
          </table:table-cell>
          <table:table-cell table:style-name="ce61" table:formula="of:=IF([.A71]&lt;&gt;&quot;&quot;; IF([.G71]&lt;&gt;&quot;-&quot; ; IF([.M71] &gt; [.I71]*[.$N$1];[.I71]*[.$N$1];[.M71]);[.M71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2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72]=&quot;Power board&quot;; [.A72]*2;[.A72])" office:value-type="float" office:value="1" calcext:value-type="float">
            <text:p>1</text:p>
          </table:table-cell>
          <table:table-cell table:style-name="ce36" office:value-type="string" calcext:value-type="string">
            <text:p>1299282</text:p>
          </table:table-cell>
          <table:table-cell table:style-name="ce40" office:value-type="float" office:value="0.186" calcext:value-type="float">
            <text:p>0,186</text:p>
          </table:table-cell>
          <table:table-cell table:style-name="ce43" table:formula="of:=IF([.G72]=&quot;-&quot;;&quot;&quot;;IF([.A72]=&quot;&quot;;[.H72];[.F72]*[.H72]))" office:value-type="currency" office:currency="GBP" office:value="0.186" calcext:value-type="currency">
            <text:p>£0,19</text:p>
          </table:table-cell>
          <table:table-cell table:style-name="ce47"/>
          <table:table-cell table:style-name="ce29" office:value-type="string" calcext:value-type="string">
            <text:p>SKL16 </text:p>
          </table:table-cell>
          <table:table-cell table:style-name="ce40" office:value-type="float" office:value="0.01" calcext:value-type="float">
            <text:p>0,010</text:p>
          </table:table-cell>
          <table:table-cell table:style-name="ce56" table:formula="of:=IF([.K72]=&quot;-&quot;;&quot;&quot;;IF([.A72]=&quot;&quot;;[.L72];[.F72]*[.L72]))" office:value-type="currency" office:currency="EUR" office:value="0.01" calcext:value-type="currency">
            <text:p>0,01 €</text:p>
          </table:table-cell>
          <table:table-cell table:style-name="ce61" table:formula="of:=IF([.A72]&lt;&gt;&quot;&quot;; IF([.G72]&lt;&gt;&quot;-&quot; ; IF([.M72] &gt; [.I72]*[.$N$1];[.I72]*[.$N$1];[.M72]);[.M72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D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3]=&quot;Power board&quot;; [.A73]*2;[.A73])" office:value-type="float" office:value="2" calcext:value-type="float">
            <text:p>2</text:p>
          </table:table-cell>
          <table:table-cell table:style-name="ce19" office:value-type="string" calcext:value-type="string">
            <text:p>2344052</text:p>
          </table:table-cell>
          <table:table-cell table:style-name="ce41" office:value-type="float" office:value="0.549" calcext:value-type="float">
            <text:p>0,549</text:p>
          </table:table-cell>
          <table:table-cell table:style-name="ce44" table:formula="of:=IF([.G73]=&quot;-&quot;;&quot;&quot;;IF([.A73]=&quot;&quot;;[.H73];[.F73]*[.H73]))" office:value-type="currency" office:currency="GBP" office:value="1.098" calcext:value-type="currency">
            <text:p>£1,10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73]=&quot;-&quot;;&quot;&quot;;IF([.A73]=&quot;&quot;;[.L73];[.F73]*[.L73]))">
            <text:p/>
          </table:table-cell>
          <table:table-cell table:style-name="ce61" table:formula="of:=IF([.A73]&lt;&gt;&quot;&quot;; IF([.G73]&lt;&gt;&quot;-&quot; ; IF([.M73] &gt; [.I73]*[.$N$1];[.I73]*[.$N$1];[.M73]);[.M73]);&quot;&quot;)" office:value-type="currency" office:currency="EUR" office:value="1.38555522" calcext:value-type="currency">
            <text:p>1,386 €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6, D11, D12, D13, D14, D15, D16, D17, D1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74]=&quot;Power board&quot;; [.A74]*2;[.A74])" office:value-type="float" office:value="18" calcext:value-type="float">
            <text:p>18</text:p>
          </table:table-cell>
          <table:table-cell table:style-name="ce36" office:value-type="string" calcext:value-type="string">
            <text:p>8734275</text:p>
          </table:table-cell>
          <table:table-cell table:style-name="ce40" office:value-type="float" office:value="0.14" calcext:value-type="float">
            <text:p>0,140</text:p>
          </table:table-cell>
          <table:table-cell table:style-name="ce43" table:formula="of:=IF([.G74]=&quot;-&quot;;&quot;&quot;;IF([.A74]=&quot;&quot;;[.H74];[.F74]*[.H74]))" office:value-type="currency" office:currency="GBP" office:value="2.52" calcext:value-type="currency">
            <text:p>£2,52</text:p>
          </table:table-cell>
          <table:table-cell table:style-name="ce47"/>
          <table:table-cell table:style-name="ce29" office:value-type="string" calcext:value-type="string">
            <text:p>BAS316 </text:p>
          </table:table-cell>
          <table:table-cell table:style-name="ce40" office:value-type="float" office:value="0.02025" calcext:value-type="float">
            <text:p>0,020</text:p>
          </table:table-cell>
          <table:table-cell table:style-name="ce56" table:formula="of:=IF([.K74]=&quot;-&quot;;&quot;&quot;;IF([.A74]=&quot;&quot;;[.L74];[.F74]*[.L74]))" office:value-type="currency" office:currency="EUR" office:value="0.3645" calcext:value-type="currency">
            <text:p>0,36 €</text:p>
          </table:table-cell>
          <table:table-cell table:style-name="ce61" table:formula="of:=IF([.A74]&lt;&gt;&quot;&quot;; IF([.G74]&lt;&gt;&quot;-&quot; ; IF([.M74] &gt; [.I74]*[.$N$1];[.I74]*[.$N$1];[.M74]);[.M74]);&quot;&quot;)" office:value-type="currency" office:currency="EUR" office:value="0.3645" calcext:value-type="currency">
            <text:p>0,36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7, D1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5]=&quot;Power board&quot;; [.A75]*2;[.A75])" office:value-type="float" office:value="4" calcext:value-type="float">
            <text:p>4</text:p>
          </table:table-cell>
          <table:table-cell table:style-name="ce19" office:value-type="string" calcext:value-type="string">
            <text:p>1713889</text:p>
          </table:table-cell>
          <table:table-cell table:style-name="ce41" office:value-type="float" office:value="0.632" calcext:value-type="float">
            <text:p>0,632</text:p>
          </table:table-cell>
          <table:table-cell table:style-name="ce44" table:formula="of:=IF([.G75]=&quot;-&quot;;&quot;&quot;;IF([.A75]=&quot;&quot;;[.H75];[.F75]*[.H75]))" office:value-type="currency" office:currency="GBP" office:value="2.528" calcext:value-type="currency">
            <text:p>£2,53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75]=&quot;-&quot;;&quot;&quot;;IF([.A75]=&quot;&quot;;[.L75];[.F75]*[.L75]))">
            <text:p/>
          </table:table-cell>
          <table:table-cell table:style-name="ce61" table:formula="of:=IF([.A75]&lt;&gt;&quot;&quot;; IF([.G75]&lt;&gt;&quot;-&quot; ; IF([.M75] &gt; [.I75]*[.$N$1];[.I75]*[.$N$1];[.M75]);[.M75]);&quot;&quot;)" office:value-type="currency" office:currency="EUR" office:value="3.19005792" calcext:value-type="currency">
            <text:p>3,19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KL16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D8, D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76]=&quot;Power board&quot;; [.A76]*2;[.A76])" office:value-type="float" office:value="4" calcext:value-type="float">
            <text:p>4</text:p>
          </table:table-cell>
          <table:table-cell table:style-name="ce36" office:value-type="string" calcext:value-type="string">
            <text:p>1299282</text:p>
          </table:table-cell>
          <table:table-cell table:style-name="ce40" office:value-type="float" office:value="0.186" calcext:value-type="float">
            <text:p>0,186</text:p>
          </table:table-cell>
          <table:table-cell table:style-name="ce43" table:formula="of:=IF([.G76]=&quot;-&quot;;&quot;&quot;;IF([.A76]=&quot;&quot;;[.H76];[.F76]*[.H76]))" office:value-type="currency" office:currency="GBP" office:value="0.744" calcext:value-type="currency">
            <text:p>£0,74</text:p>
          </table:table-cell>
          <table:table-cell table:style-name="ce47"/>
          <table:table-cell table:style-name="ce29" office:value-type="string" calcext:value-type="string">
            <text:p>SKL16 </text:p>
          </table:table-cell>
          <table:table-cell table:style-name="ce40" office:value-type="float" office:value="0.01" calcext:value-type="float">
            <text:p>0,010</text:p>
          </table:table-cell>
          <table:table-cell table:style-name="ce56" table:formula="of:=IF([.K76]=&quot;-&quot;;&quot;&quot;;IF([.A76]=&quot;&quot;;[.L76];[.F76]*[.L76]))" office:value-type="currency" office:currency="EUR" office:value="0.04" calcext:value-type="currency">
            <text:p>0,04 €</text:p>
          </table:table-cell>
          <table:table-cell table:style-name="ce61" table:formula="of:=IF([.A76]&lt;&gt;&quot;&quot;; IF([.G76]&lt;&gt;&quot;-&quot; ; IF([.M76] &gt; [.I76]*[.$N$1];[.I76]*[.$N$1];[.M76]);[.M76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2743019447" calcext:value-type="float">
            <text:p>2743019447</text:p>
          </table:table-cell>
          <table:table-cell table:style-name="ce25" office:value-type="string" calcext:value-type="string">
            <text:p>1806</text:p>
          </table:table-cell>
          <table:table-cell table:style-name="ce25" office:value-type="string" calcext:value-type="string">
            <text:p>FB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77]=&quot;Power board&quot;; [.A77]*2;[.A77])" office:value-type="float" office:value="2" calcext:value-type="float">
            <text:p>2</text:p>
          </table:table-cell>
          <table:table-cell table:style-name="ce19" office:value-type="string" calcext:value-type="string">
            <text:p>1463461</text:p>
          </table:table-cell>
          <table:table-cell table:style-name="ce41" office:value-type="float" office:value="0.132" calcext:value-type="float">
            <text:p>0,132</text:p>
          </table:table-cell>
          <table:table-cell table:style-name="ce44" table:formula="of:=IF([.G77]=&quot;-&quot;;&quot;&quot;;IF([.A77]=&quot;&quot;;[.H77];[.F77]*[.H77]))" office:value-type="currency" office:currency="GBP" office:value="0.264" calcext:value-type="currency">
            <text:p>£0,26</text:p>
          </table:table-cell>
          <table:table-cell table:style-name="ce48"/>
          <table:table-cell table:style-name="ce50" office:value-type="string" calcext:value-type="string">
            <text:p>BLM41PG600SN1L</text:p>
          </table:table-cell>
          <table:table-cell table:style-name="ce41" office:value-type="float" office:value="0.1477" calcext:value-type="float">
            <text:p>0,148</text:p>
          </table:table-cell>
          <table:table-cell table:style-name="ce57" table:formula="of:=IF([.K77]=&quot;-&quot;;&quot;&quot;;IF([.A77]=&quot;&quot;;[.L77];[.F77]*[.L77]))" office:value-type="currency" office:currency="EUR" office:value="0.2954" calcext:value-type="currency">
            <text:p>0,30 €</text:p>
          </table:table-cell>
          <table:table-cell table:style-name="ce61" table:formula="of:=IF([.A77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FB2, FB3, FB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78]=&quot;Power board&quot;; [.A78]*2;[.A78])" office:value-type="float" office:value="6" calcext:value-type="float">
            <text:p>6</text:p>
          </table:table-cell>
          <table:table-cell table:style-name="ce36" office:value-type="string" calcext:value-type="string">
            <text:p>1635704</text:p>
          </table:table-cell>
          <table:table-cell table:style-name="ce40" office:value-type="float" office:value="0.0326" calcext:value-type="float">
            <text:p>0,033</text:p>
          </table:table-cell>
          <table:table-cell table:style-name="ce43" table:formula="of:=IF([.G78]=&quot;-&quot;;&quot;&quot;;IF([.A78]=&quot;&quot;;[.H78];[.F78]*[.H78]))" office:value-type="currency" office:currency="GBP" office:value="0.1956" calcext:value-type="currency">
            <text:p>£0,20</text:p>
          </table:table-cell>
          <table:table-cell table:style-name="ce47"/>
          <table:table-cell table:style-name="ce29" office:value-type="string" calcext:value-type="string">
            <text:p>LCBA-600</text:p>
          </table:table-cell>
          <table:table-cell table:style-name="ce40" office:value-type="float" office:value="0.0274" calcext:value-type="float">
            <text:p>0,027</text:p>
          </table:table-cell>
          <table:table-cell table:style-name="ce56" table:formula="of:=IF([.K78]=&quot;-&quot;;&quot;&quot;;IF([.A78]=&quot;&quot;;[.L78];[.F78]*[.L78]))" office:value-type="currency" office:currency="EUR" office:value="0.1644" calcext:value-type="currency">
            <text:p>0,16 €</text:p>
          </table:table-cell>
          <table:table-cell table:style-name="ce61" table:formula="of:=IF([.A78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FB5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79]=&quot;Power board&quot;; [.A79]*2;[.A79])" office:value-type="float" office:value="1" calcext:value-type="float">
            <text:p>1</text:p>
          </table:table-cell>
          <table:table-cell table:style-name="ce19" office:value-type="string" calcext:value-type="string">
            <text:p>1635704</text:p>
          </table:table-cell>
          <table:table-cell table:style-name="ce41" office:value-type="float" office:value="0.0326" calcext:value-type="float">
            <text:p>0,033</text:p>
          </table:table-cell>
          <table:table-cell table:style-name="ce44" table:formula="of:=IF([.G79]=&quot;-&quot;;&quot;&quot;;IF([.A79]=&quot;&quot;;[.H79];[.F79]*[.H79]))" office:value-type="currency" office:currency="GBP" office:value="0.0326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LCBA-600</text:p>
          </table:table-cell>
          <table:table-cell table:style-name="ce41" office:value-type="float" office:value="0.0274" calcext:value-type="float">
            <text:p>0,027</text:p>
          </table:table-cell>
          <table:table-cell table:style-name="ce57" table:formula="of:=IF([.K79]=&quot;-&quot;;&quot;&quot;;IF([.A79]=&quot;&quot;;[.L79];[.F79]*[.L79]))" office:value-type="currency" office:currency="EUR" office:value="0.0274" calcext:value-type="currency">
            <text:p>0,03 €</text:p>
          </table:table-cell>
          <table:table-cell table:style-name="ce61" table:formula="of:=IF([.A79]&lt;&gt;&quot;&quot;; IF([.G79]&lt;&gt;&quot;-&quot; ; IF([.M79] &gt; [.I79]*[.$N$1];[.I79]*[.$N$1];[.M79]);[.M79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FB6, FB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80]=&quot;Power board&quot;; [.A80]*2;[.A80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80]=&quot;-&quot;;&quot;&quot;;IF([.A80]=&quot;&quot;;[.H80];[.F80]*[.H80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0]=&quot;-&quot;;&quot;&quot;;IF([.A80]=&quot;&quot;;[.L80];[.F80]*[.L80]))">
            <text:p/>
          </table:table-cell>
          <table:table-cell table:style-name="ce61" table:formula="of:=IF([.A80]&lt;&gt;&quot;&quot;; IF([.G80]&lt;&gt;&quot;-&quot; ; IF([.M80] &gt; [.I80]*[.$N$1];[.I80]*[.$N$1];[.M80]);[.M8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FB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81]=&quot;Power board&quot;; [.A81]*2;[.A81])" office:value-type="float" office:value="1" calcext:value-type="float">
            <text:p>1</text:p>
          </table:table-cell>
          <table:table-cell table:style-name="ce19" office:value-type="string" calcext:value-type="string">
            <text:p>1635704</text:p>
          </table:table-cell>
          <table:table-cell table:style-name="ce41" office:value-type="float" office:value="0.0326" calcext:value-type="float">
            <text:p>0,033</text:p>
          </table:table-cell>
          <table:table-cell table:style-name="ce44" table:formula="of:=IF([.G81]=&quot;-&quot;;&quot;&quot;;IF([.A81]=&quot;&quot;;[.H81];[.F81]*[.H81]))" office:value-type="currency" office:currency="GBP" office:value="0.0326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LCBA-600</text:p>
          </table:table-cell>
          <table:table-cell table:style-name="ce41" office:value-type="float" office:value="0.0274" calcext:value-type="float">
            <text:p>0,027</text:p>
          </table:table-cell>
          <table:table-cell table:style-name="ce57" table:formula="of:=IF([.K81]=&quot;-&quot;;&quot;&quot;;IF([.A81]=&quot;&quot;;[.L81];[.F81]*[.L81]))" office:value-type="currency" office:currency="EUR" office:value="0.0274" calcext:value-type="currency">
            <text:p>0,03 €</text:p>
          </table:table-cell>
          <table:table-cell table:style-name="ce61" table:formula="of:=IF([.A81]&lt;&gt;&quot;&quot;; IF([.G81]&lt;&gt;&quot;-&quot; ; IF([.M81] &gt; [.I81]*[.$N$1];[.I81]*[.$N$1];[.M81]);[.M81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1751-46R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GND, SW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2]=&quot;Power board&quot;; [.A82]*2;[.A82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82]=&quot;-&quot;;&quot;&quot;;IF([.A82]=&quot;&quot;;[.H82];[.F82]*[.H82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2]=&quot;-&quot;;&quot;&quot;;IF([.A82]=&quot;&quot;;[.L82];[.F82]*[.L82]))">
            <text:p/>
          </table:table-cell>
          <table:table-cell table:style-name="ce61" table:formula="of:=IF([.A82]&lt;&gt;&quot;&quot;; IF([.G82]&lt;&gt;&quot;-&quot; ; IF([.M82] &gt; [.I82]*[.$N$1];[.I82]*[.$N$1];[.M82]);[.M8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TC3864</text:p>
          </table:table-cell>
          <table:table-cell table:style-name="ce25" office:value-type="string" calcext:value-type="string">
            <text:p>MSOP-12</text:p>
          </table:table-cell>
          <table:table-cell table:style-name="ce2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3]=&quot;Power board&quot;; [.A83]*2;[.A83])" office:value-type="float" office:value="2" calcext:value-type="float">
            <text:p>2</text:p>
          </table:table-cell>
          <table:table-cell table:style-name="ce19" office:value-type="string" calcext:value-type="string">
            <text:p>2293128</text:p>
          </table:table-cell>
          <table:table-cell table:style-name="ce41" office:value-type="float" office:value="3.58" calcext:value-type="float">
            <text:p>3,580</text:p>
          </table:table-cell>
          <table:table-cell table:style-name="ce44" table:formula="of:=IF([.G83]=&quot;-&quot;;&quot;&quot;;IF([.A83]=&quot;&quot;;[.H83];[.F83]*[.H83]))" office:value-type="currency" office:currency="GBP" office:value="7.16" calcext:value-type="currency">
            <text:p>£7,16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3]=&quot;-&quot;;&quot;&quot;;IF([.A83]=&quot;&quot;;[.L83];[.F83]*[.L83]))">
            <text:p/>
          </table:table-cell>
          <table:table-cell table:style-name="ce61" table:formula="of:=IF([.A83]&lt;&gt;&quot;&quot;; IF([.G83]&lt;&gt;&quot;-&quot; ; IF([.M83] &gt; [.I83]*[.$N$1];[.I83]*[.$N$1];[.M83]);[.M83]);&quot;&quot;)" office:value-type="currency" office:currency="EUR" office:value="9.0351324" calcext:value-type="currency">
            <text:p>9,03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EF5025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1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4]=&quot;Power board&quot;; [.A84]*2;[.A84])" office:value-type="float" office:value="2" calcext:value-type="float">
            <text:p>2</text:p>
          </table:table-cell>
          <table:table-cell table:style-name="ce36" office:value-type="string" calcext:value-type="string">
            <text:p>1439622</text:p>
          </table:table-cell>
          <table:table-cell table:style-name="ce40" office:value-type="float" office:value="2.74" calcext:value-type="float">
            <text:p>2,740</text:p>
          </table:table-cell>
          <table:table-cell table:style-name="ce43" table:formula="of:=IF([.G84]=&quot;-&quot;;&quot;&quot;;IF([.A84]=&quot;&quot;;[.H84];[.F84]*[.H84]))" office:value-type="currency" office:currency="GBP" office:value="5.48" calcext:value-type="currency">
            <text:p>£5,48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4]=&quot;-&quot;;&quot;&quot;;IF([.A84]=&quot;&quot;;[.L84];[.F84]*[.L84]))">
            <text:p/>
          </table:table-cell>
          <table:table-cell table:style-name="ce61" table:formula="of:=IF([.A84]&lt;&gt;&quot;&quot;; IF([.G84]&lt;&gt;&quot;-&quot; ; IF([.M84] &gt; [.I84]*[.$N$1];[.I84]*[.$N$1];[.M84]);[.M84]);&quot;&quot;)" office:value-type="currency" office:currency="EUR" office:value="6.9151572" calcext:value-type="currency">
            <text:p>6,91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AC8552</text:p>
          </table:table-cell>
          <table:table-cell table:style-name="ce25" office:value-type="string" calcext:value-type="string">
            <text:p>SOP-8</text:p>
          </table:table-cell>
          <table:table-cell table:style-name="ce2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5]=&quot;Power board&quot;; [.A85]*2;[.A85])" office:value-type="float" office:value="2" calcext:value-type="float">
            <text:p>2</text:p>
          </table:table-cell>
          <table:table-cell table:style-name="ce19" office:value-type="string" calcext:value-type="string">
            <text:p>1329584</text:p>
          </table:table-cell>
          <table:table-cell table:style-name="ce41" office:value-type="float" office:value="5.95" calcext:value-type="float">
            <text:p>5,950</text:p>
          </table:table-cell>
          <table:table-cell table:style-name="ce44" table:formula="of:=IF([.G85]=&quot;-&quot;;&quot;&quot;;IF([.A85]=&quot;&quot;;[.H85];[.F85]*[.H85]))" office:value-type="currency" office:currency="GBP" office:value="11.9" calcext:value-type="currency">
            <text:p>£11,90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5]=&quot;-&quot;;&quot;&quot;;IF([.A85]=&quot;&quot;;[.L85];[.F85]*[.L85]))">
            <text:p/>
          </table:table-cell>
          <table:table-cell table:style-name="ce61" table:formula="of:=IF([.A85]&lt;&gt;&quot;&quot;; IF([.G85]&lt;&gt;&quot;-&quot; ; IF([.M85] &gt; [.I85]*[.$N$1];[.I85]*[.$N$1];[.M85]);[.M85]);&quot;&quot;)" office:value-type="currency" office:currency="EUR" office:value="15.016491" calcext:value-type="currency">
            <text:p>15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G465SOT-23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IC1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6]=&quot;Power board&quot;; [.A86]*2;[.A86])" office:value-type="float" office:value="2" calcext:value-type="float">
            <text:p>2</text:p>
          </table:table-cell>
          <table:table-cell table:style-name="ce36" office:value-type="string" calcext:value-type="string">
            <text:p>2376952</text:p>
          </table:table-cell>
          <table:table-cell table:style-name="ce40" office:value-type="float" office:value="0.677" calcext:value-type="float">
            <text:p>0,677</text:p>
          </table:table-cell>
          <table:table-cell table:style-name="ce43" table:formula="of:=IF([.G86]=&quot;-&quot;;&quot;&quot;;IF([.A86]=&quot;&quot;;[.H86];[.F86]*[.H86]))" office:value-type="currency" office:currency="GBP" office:value="1.354" calcext:value-type="currency">
            <text:p>£1,35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6]=&quot;-&quot;;&quot;&quot;;IF([.A86]=&quot;&quot;;[.L86];[.F86]*[.L86]))">
            <text:p/>
          </table:table-cell>
          <table:table-cell table:style-name="ce61" table:formula="of:=IF([.A86]&lt;&gt;&quot;&quot;; IF([.G86]&lt;&gt;&quot;-&quot; ; IF([.M86] &gt; [.I86]*[.$N$1];[.I86]*[.$N$1];[.M86]);[.M86]);&quot;&quot;)" office:value-type="currency" office:currency="EUR" office:value="1.70859906" calcext:value-type="currency">
            <text:p>1,7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S5A9411DCKT</text:p>
          </table:table-cell>
          <table:table-cell table:style-name="ce25" office:value-type="string" calcext:value-type="string">
            <text:p>SC-70</text:p>
          </table:table-cell>
          <table:table-cell table:style-name="ce2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7]=&quot;Power board&quot;; [.A87]*2;[.A87])" office:value-type="float" office:value="2" calcext:value-type="float">
            <text:p>2</text:p>
          </table:table-cell>
          <table:table-cell table:style-name="ce19" office:value-type="string" calcext:value-type="string">
            <text:p>1755582</text:p>
          </table:table-cell>
          <table:table-cell table:style-name="ce41" office:value-type="float" office:value="0.501" calcext:value-type="float">
            <text:p>0,501</text:p>
          </table:table-cell>
          <table:table-cell table:style-name="ce44" table:formula="of:=IF([.G87]=&quot;-&quot;;&quot;&quot;;IF([.A87]=&quot;&quot;;[.H87];[.F87]*[.H87]))" office:value-type="currency" office:currency="GBP" office:value="1.002" calcext:value-type="currency">
            <text:p>£1,00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87]=&quot;-&quot;;&quot;&quot;;IF([.A87]=&quot;&quot;;[.L87];[.F87]*[.L87]))">
            <text:p/>
          </table:table-cell>
          <table:table-cell table:style-name="ce61" table:formula="of:=IF([.A87]&lt;&gt;&quot;&quot;; IF([.G87]&lt;&gt;&quot;-&quot; ; IF([.M87] &gt; [.I87]*[.$N$1];[.I87]*[.$N$1];[.M87]);[.M87]);&quot;&quot;)" office:value-type="currency" office:currency="EUR" office:value="1.26441378" calcext:value-type="currency">
            <text:p>1,2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S1120</text:p>
          </table:table-cell>
          <table:table-cell table:style-name="ce24" office:value-type="string" calcext:value-type="string">
            <text:p>TSSOP-16</text:p>
          </table:table-cell>
          <table:table-cell table:style-name="ce29" office:value-type="string" calcext:value-type="string">
            <text:p>IC1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88]=&quot;Power board&quot;; [.A88]*2;[.A88])" office:value-type="float" office:value="2" calcext:value-type="float">
            <text:p>2</text:p>
          </table:table-cell>
          <table:table-cell table:style-name="ce36" office:value-type="string" calcext:value-type="string">
            <text:p>2402249</text:p>
          </table:table-cell>
          <table:table-cell table:style-name="ce40" office:value-type="float" office:value="6.43" calcext:value-type="float">
            <text:p>6,430</text:p>
          </table:table-cell>
          <table:table-cell table:style-name="ce43" table:formula="of:=IF([.G88]=&quot;-&quot;;&quot;&quot;;IF([.A88]=&quot;&quot;;[.H88];[.F88]*[.H88]))" office:value-type="currency" office:currency="GBP" office:value="12.86" calcext:value-type="currency">
            <text:p>£12,86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88]=&quot;-&quot;;&quot;&quot;;IF([.A88]=&quot;&quot;;[.L88];[.F88]*[.L88]))">
            <text:p/>
          </table:table-cell>
          <table:table-cell table:style-name="ce61" table:formula="of:=IF([.A88]&lt;&gt;&quot;&quot;; IF([.G88]&lt;&gt;&quot;-&quot; ; IF([.M88] &gt; [.I88]*[.$N$1];[.I88]*[.$N$1];[.M88]);[.M88]);&quot;&quot;)" office:value-type="currency" office:currency="EUR" office:value="16.2279054" calcext:value-type="currency">
            <text:p>16,22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P339D</text:p>
          </table:table-cell>
          <table:table-cell table:style-name="ce25" office:value-type="string" calcext:value-type="string">
            <text:p>SOIC-14</text:p>
          </table:table-cell>
          <table:table-cell table:style-name="ce25" office:value-type="string" calcext:value-type="string">
            <text:p>IC1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89]=&quot;Power board&quot;; [.A89]*2;[.A89])" office:value-type="float" office:value="2" calcext:value-type="float">
            <text:p>2</text:p>
          </table:table-cell>
          <table:table-cell table:style-name="ce19" office:value-type="string" calcext:value-type="string">
            <text:p>9589686</text:p>
          </table:table-cell>
          <table:table-cell table:style-name="ce41" office:value-type="float" office:value="0.318" calcext:value-type="float">
            <text:p>0,318</text:p>
          </table:table-cell>
          <table:table-cell table:style-name="ce44" table:formula="of:=IF([.G89]=&quot;-&quot;;&quot;&quot;;IF([.A89]=&quot;&quot;;[.H89];[.F89]*[.H89]))" office:value-type="currency" office:currency="GBP" office:value="0.636" calcext:value-type="currency">
            <text:p>£0,64</text:p>
          </table:table-cell>
          <table:table-cell table:style-name="ce48"/>
          <table:table-cell table:style-name="ce50" office:value-type="string" calcext:value-type="string">
            <text:p>LP339D</text:p>
          </table:table-cell>
          <table:table-cell table:style-name="ce41" office:value-type="float" office:value="0.278" calcext:value-type="float">
            <text:p>0,278</text:p>
          </table:table-cell>
          <table:table-cell table:style-name="ce57" table:formula="of:=IF([.K89]=&quot;-&quot;;&quot;&quot;;IF([.A89]=&quot;&quot;;[.L89];[.F89]*[.L89]))" office:value-type="currency" office:currency="EUR" office:value="0.556" calcext:value-type="currency">
            <text:p>0,56 €</text:p>
          </table:table-cell>
          <table:table-cell table:style-name="ce61" table:formula="of:=IF([.A89]&lt;&gt;&quot;&quot;; IF([.G89]&lt;&gt;&quot;-&quot; ; IF([.M89] &gt; [.I89]*[.$N$1];[.I89]*[.$N$1];[.M89]);[.M89]);&quot;&quot;)" office:value-type="currency" office:currency="EUR" office:value="0.556" calcext:value-type="currency">
            <text:p>0,55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25575</text:p>
          </table:table-cell>
          <table:table-cell table:style-name="ce24" office:value-type="string" calcext:value-type="string">
            <text:p>HTSSOP-16</text:p>
          </table:table-cell>
          <table:table-cell table:style-name="ce29" office:value-type="string" calcext:value-type="string">
            <text:p>IC16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90]=&quot;Power board&quot;; [.A90]*2;[.A90])" office:value-type="float" office:value="1" calcext:value-type="float">
            <text:p>1</text:p>
          </table:table-cell>
          <table:table-cell table:style-name="ce36" office:value-type="float" office:value="1564783" calcext:value-type="float">
            <text:p>1564783</text:p>
          </table:table-cell>
          <table:table-cell table:style-name="ce40" office:value-type="float" office:value="3.22" calcext:value-type="float">
            <text:p>3,220</text:p>
          </table:table-cell>
          <table:table-cell table:style-name="ce43" table:formula="of:=IF([.G90]=&quot;-&quot;;&quot;&quot;;IF([.A90]=&quot;&quot;;[.H90];[.F90]*[.H90]))" office:value-type="currency" office:currency="GBP" office:value="3.22" calcext:value-type="currency">
            <text:p>£3,22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0]=&quot;-&quot;;&quot;&quot;;IF([.A90]=&quot;&quot;;[.L90];[.F90]*[.L90]))">
            <text:p/>
          </table:table-cell>
          <table:table-cell table:style-name="ce61" table:formula="of:=IF([.A90]&lt;&gt;&quot;&quot;; IF([.G90]&lt;&gt;&quot;-&quot; ; IF([.M90] &gt; [.I90]*[.$N$1];[.I90]*[.$N$1];[.M90]);[.M90]);&quot;&quot;)" office:value-type="currency" office:currency="EUR" office:value="4.0632858" calcext:value-type="currency">
            <text:p>4,06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7812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91]=&quot;Power board&quot;; [.A91]*2;[.A91])" office:value-type="float" office:value="1" calcext:value-type="float">
            <text:p>1</text:p>
          </table:table-cell>
          <table:table-cell table:style-name="ce19" office:value-type="float" office:value="2342561" calcext:value-type="float">
            <text:p>2342561</text:p>
          </table:table-cell>
          <table:table-cell table:style-name="ce41" office:value-type="float" office:value="0.289" calcext:value-type="float">
            <text:p>0,289</text:p>
          </table:table-cell>
          <table:table-cell table:style-name="ce44" table:formula="of:=IF([.G91]=&quot;-&quot;;&quot;&quot;;IF([.A91]=&quot;&quot;;[.H91];[.F91]*[.H91]))" office:value-type="currency" office:currency="GBP" office:value="0.289" calcext:value-type="currency">
            <text:p>£0,29</text:p>
          </table:table-cell>
          <table:table-cell table:style-name="ce48"/>
          <table:table-cell table:style-name="ce50" office:value-type="string" calcext:value-type="string">
            <text:p>MC7812BDTRKG</text:p>
          </table:table-cell>
          <table:table-cell table:style-name="ce41" office:value-type="float" office:value="0.1908" calcext:value-type="float">
            <text:p>0,191</text:p>
          </table:table-cell>
          <table:table-cell table:style-name="ce57" table:formula="of:=IF([.K91]=&quot;-&quot;;&quot;&quot;;IF([.A91]=&quot;&quot;;[.L91];[.F91]*[.L91]))" office:value-type="currency" office:currency="EUR" office:value="0.1908" calcext:value-type="currency">
            <text:p>0,19 €</text:p>
          </table:table-cell>
          <table:table-cell table:style-name="ce61" table:formula="of:=IF([.A91]&lt;&gt;&quot;&quot;; IF([.G91]&lt;&gt;&quot;-&quot; ; IF([.M91] &gt; [.I91]*[.$N$1];[.I91]*[.$N$1];[.M91]);[.M91]);&quot;&quot;)" office:value-type="currency" office:currency="EUR" office:value="0.1908" calcext:value-type="currency">
            <text:p>0,19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4E002DRLR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IC1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92]=&quot;Power board&quot;; [.A92]*2;[.A9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92]=&quot;-&quot;;&quot;&quot;;IF([.A92]=&quot;&quot;;[.H92];[.F92]*[.H92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2]=&quot;-&quot;;&quot;&quot;;IF([.A92]=&quot;&quot;;[.L92];[.F92]*[.L92]))">
            <text:p/>
          </table:table-cell>
          <table:table-cell table:style-name="ce61" table:formula="of:=IF([.A92]&lt;&gt;&quot;&quot;; IF([.G92]&lt;&gt;&quot;-&quot; ; IF([.M92] &gt; [.I92]*[.$N$1];[.I92]*[.$N$1];[.M92]);[.M9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IC1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93]=&quot;Power board&quot;; [.A93]*2;[.A93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93]=&quot;-&quot;;&quot;&quot;;IF([.A93]=&quot;&quot;;[.H93];[.F93]*[.H93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3]=&quot;-&quot;;&quot;&quot;;IF([.A93]=&quot;&quot;;[.L93];[.F93]*[.L93]))">
            <text:p/>
          </table:table-cell>
          <table:table-cell table:style-name="ce61" table:formula="of:=IF([.A93]&lt;&gt;&quot;&quot;; IF([.G93]&lt;&gt;&quot;-&quot; ; IF([.M93] &gt; [.I93]*[.$N$1];[.I93]*[.$N$1];[.M93]);[.M93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9L05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94]=&quot;Power board&quot;; [.A94]*2;[.A94])" office:value-type="float" office:value="2" calcext:value-type="float">
            <text:p>2</text:p>
          </table:table-cell>
          <table:table-cell table:style-name="ce36" office:value-type="string" calcext:value-type="string">
            <text:p>2323583</text:p>
          </table:table-cell>
          <table:table-cell table:style-name="ce40" office:value-type="float" office:value="0.249" calcext:value-type="float">
            <text:p>0,249</text:p>
          </table:table-cell>
          <table:table-cell table:style-name="ce43" table:formula="of:=IF([.G94]=&quot;-&quot;;&quot;&quot;;IF([.A94]=&quot;&quot;;[.H94];[.F94]*[.H94]))" office:value-type="currency" office:currency="GBP" office:value="0.498" calcext:value-type="currency">
            <text:p>£0,50</text:p>
          </table:table-cell>
          <table:table-cell table:style-name="ce47"/>
          <table:table-cell table:style-name="ce29" office:value-type="string" calcext:value-type="string">
            <text:p>MC79L05ACD </text:p>
          </table:table-cell>
          <table:table-cell table:style-name="ce40" office:value-type="float" office:value="0.1605" calcext:value-type="float">
            <text:p>0,161</text:p>
          </table:table-cell>
          <table:table-cell table:style-name="ce56" table:formula="of:=IF([.K94]=&quot;-&quot;;&quot;&quot;;IF([.A94]=&quot;&quot;;[.L94];[.F94]*[.L94]))" office:value-type="currency" office:currency="EUR" office:value="0.321" calcext:value-type="currency">
            <text:p>0,32 €</text:p>
          </table:table-cell>
          <table:table-cell table:style-name="ce61" table:formula="of:=IF([.A94]&lt;&gt;&quot;&quot;; IF([.G94]&lt;&gt;&quot;-&quot; ; IF([.M94] &gt; [.I94]*[.$N$1];[.I94]*[.$N$1];[.M94]);[.M94]);&quot;&quot;)" office:value-type="currency" office:currency="EUR" office:value="0.321" calcext:value-type="currency">
            <text:p>0,32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IC2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95]=&quot;Power board&quot;; [.A95]*2;[.A9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95]=&quot;-&quot;;&quot;&quot;;IF([.A95]=&quot;&quot;;[.H95];[.F95]*[.H9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5]=&quot;-&quot;;&quot;&quot;;IF([.A95]=&quot;&quot;;[.L95];[.F95]*[.L95]))">
            <text:p/>
          </table:table-cell>
          <table:table-cell table:style-name="ce61" table:formula="of:=IF([.A95]&lt;&gt;&quot;&quot;; IF([.G95]&lt;&gt;&quot;-&quot; ; IF([.M95] &gt; [.I95]*[.$N$1];[.I95]*[.$N$1];[.M95]);[.M9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925IDBQR</text:p>
          </table:table-cell>
          <table:table-cell table:style-name="ce24" office:value-type="string" calcext:value-type="string">
            <text:p>SSOP-24</text:p>
          </table:table-cell>
          <table:table-cell table:style-name="ce29" office:value-type="string" calcext:value-type="string">
            <text:p>IC2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96]=&quot;Power board&quot;; [.A96]*2;[.A96])" office:value-type="float" office:value="1" calcext:value-type="float">
            <text:p>1</text:p>
          </table:table-cell>
          <table:table-cell table:style-name="ce36" office:value-type="float" office:value="1694438" calcext:value-type="float">
            <text:p>1694438</text:p>
          </table:table-cell>
          <table:table-cell table:style-name="ce40" office:value-type="float" office:value="0.894" calcext:value-type="float">
            <text:p>0,894</text:p>
          </table:table-cell>
          <table:table-cell table:style-name="ce43" table:formula="of:=IF([.G96]=&quot;-&quot;;&quot;&quot;;IF([.A96]=&quot;&quot;;[.H96];[.F96]*[.H96]))" office:value-type="currency" office:currency="GBP" office:value="0.894" calcext:value-type="currency">
            <text:p>£0,89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6]=&quot;-&quot;;&quot;&quot;;IF([.A96]=&quot;&quot;;[.L96];[.F96]*[.L96]))">
            <text:p/>
          </table:table-cell>
          <table:table-cell table:style-name="ce61" table:formula="of:=IF([.A96]&lt;&gt;&quot;&quot;; IF([.G96]&lt;&gt;&quot;-&quot; ; IF([.M96] &gt; [.I96]*[.$N$1];[.I96]*[.$N$1];[.M96]);[.M96]);&quot;&quot;)" office:value-type="currency" office:currency="EUR" office:value="1.12812966" calcext:value-type="currency">
            <text:p>1,12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25" office:value-type="string" calcext:value-type="string">
            <text:p>SOIC-16</text:p>
          </table:table-cell>
          <table:table-cell table:style-name="ce25" office:value-type="string" calcext:value-type="string">
            <text:p>IC22, IC26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7]=&quot;Power board&quot;; [.A97]*2;[.A97])" office:value-type="float" office:value="2" calcext:value-type="float">
            <text:p>2</text:p>
          </table:table-cell>
          <table:table-cell table:style-name="ce19" office:value-type="string" calcext:value-type="string">
            <text:p>2423294</text:p>
          </table:table-cell>
          <table:table-cell table:style-name="ce41" office:value-type="float" office:value="2.87" calcext:value-type="float">
            <text:p>2,870</text:p>
          </table:table-cell>
          <table:table-cell table:style-name="ce44" table:formula="of:=IF([.G97]=&quot;-&quot;;&quot;&quot;;IF([.A97]=&quot;&quot;;[.H97];[.F97]*[.H97]))" office:value-type="currency" office:currency="GBP" office:value="5.74" calcext:value-type="currency">
            <text:p>£5,7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97]=&quot;-&quot;;&quot;&quot;;IF([.A97]=&quot;&quot;;[.L97];[.F97]*[.L97]))">
            <text:p/>
          </table:table-cell>
          <table:table-cell table:style-name="ce61" table:formula="of:=IF([.A97]&lt;&gt;&quot;&quot;; IF([.G97]&lt;&gt;&quot;-&quot; ; IF([.M97] &gt; [.I97]*[.$N$1];[.I97]*[.$N$1];[.M97]);[.M97]);&quot;&quot;)" office:value-type="currency" office:currency="EUR" office:value="7.2432486" calcext:value-type="currency">
            <text:p>7,24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51EC-B-IS1</text:p>
          </table:table-cell>
          <table:table-cell table:style-name="ce24" office:value-type="string" calcext:value-type="string">
            <text:p>SOIC-16</text:p>
          </table:table-cell>
          <table:table-cell table:style-name="ce29" office:value-type="string" calcext:value-type="string">
            <text:p>IC23, IC2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98]=&quot;Power board&quot;; [.A98]*2;[.A98])" office:value-type="float" office:value="2" calcext:value-type="float">
            <text:p>2</text:p>
          </table:table-cell>
          <table:table-cell table:style-name="ce36" office:value-type="string" calcext:value-type="string">
            <text:p>2423323</text:p>
          </table:table-cell>
          <table:table-cell table:style-name="ce40" office:value-type="float" office:value="2.22" calcext:value-type="float">
            <text:p>2,220</text:p>
          </table:table-cell>
          <table:table-cell table:style-name="ce43" table:formula="of:=IF([.G98]=&quot;-&quot;;&quot;&quot;;IF([.A98]=&quot;&quot;;[.H98];[.F98]*[.H98]))" office:value-type="currency" office:currency="GBP" office:value="4.44" calcext:value-type="currency">
            <text:p>£4,44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98]=&quot;-&quot;;&quot;&quot;;IF([.A98]=&quot;&quot;;[.L98];[.F98]*[.L98]))">
            <text:p/>
          </table:table-cell>
          <table:table-cell table:style-name="ce61" table:formula="of:=IF([.A98]&lt;&gt;&quot;&quot;; IF([.G98]&lt;&gt;&quot;-&quot; ; IF([.M98] &gt; [.I98]*[.$N$1];[.I98]*[.$N$1];[.M98]);[.M98]);&quot;&quot;)" office:value-type="currency" office:currency="EUR" office:value="5.6027916" calcext:value-type="currency">
            <text:p>5,60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99]=&quot;Power board&quot;; [.A99]*2;[.A99])" office:value-type="float" office:value="1" calcext:value-type="float">
            <text:p>1</text:p>
          </table:table-cell>
          <table:table-cell table:style-name="ce19" office:value-type="float" office:value="1087169" calcext:value-type="float">
            <text:p>1087169</text:p>
          </table:table-cell>
          <table:table-cell table:style-name="ce41" office:value-type="float" office:value="0.458" calcext:value-type="float">
            <text:p>0,458</text:p>
          </table:table-cell>
          <table:table-cell table:style-name="ce44" table:formula="of:=IF([.G99]=&quot;-&quot;;&quot;&quot;;IF([.A99]=&quot;&quot;;[.H99];[.F99]*[.H99]))" office:value-type="currency" office:currency="GBP" office:value="0.458" calcext:value-type="currency">
            <text:p>£0,46</text:p>
          </table:table-cell>
          <table:table-cell table:style-name="ce48"/>
          <table:table-cell table:style-name="ce50" office:value-type="string" calcext:value-type="string">
            <text:p>LD1117ADT33 </text:p>
          </table:table-cell>
          <table:table-cell table:style-name="ce41" office:value-type="float" office:value="0.5062" calcext:value-type="float">
            <text:p>0,506</text:p>
          </table:table-cell>
          <table:table-cell table:style-name="ce57" table:formula="of:=IF([.K99]=&quot;-&quot;;&quot;&quot;;IF([.A99]=&quot;&quot;;[.L99];[.F99]*[.L99]))" office:value-type="currency" office:currency="EUR" office:value="0.5062" calcext:value-type="currency">
            <text:p>0,51 €</text:p>
          </table:table-cell>
          <table:table-cell table:style-name="ce61" table:formula="of:=IF([.A99]&lt;&gt;&quot;&quot;; IF([.G99]&lt;&gt;&quot;-&quot; ; IF([.M99] &gt; [.I99]*[.$N$1];[.I99]*[.$N$1];[.M99]);[.M99]);&quot;&quot;)" office:value-type="currency" office:currency="EUR" office:value="0.5062" calcext:value-type="currency">
            <text:p>0,5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CA21125</text:p>
          </table:table-cell>
          <table:table-cell table:style-name="ce24" office:value-type="string" calcext:value-type="string">
            <text:p>TSSOP-14</text:p>
          </table:table-cell>
          <table:table-cell table:style-name="ce29" office:value-type="string" calcext:value-type="string">
            <text:p>IC2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0]=&quot;Power board&quot;; [.A100]*2;[.A100])" office:value-type="float" office:value="1" calcext:value-type="float">
            <text:p>1</text:p>
          </table:table-cell>
          <table:table-cell table:style-name="ce36" office:value-type="float" office:value="2400445" calcext:value-type="float">
            <text:p>2400445</text:p>
          </table:table-cell>
          <table:table-cell table:style-name="ce40" office:value-type="float" office:value="1.22" calcext:value-type="float">
            <text:p>1,220</text:p>
          </table:table-cell>
          <table:table-cell table:style-name="ce43" table:formula="of:=IF([.G100]=&quot;-&quot;;&quot;&quot;;IF([.A100]=&quot;&quot;;[.H100];[.F100]*[.H100]))" office:value-type="currency" office:currency="GBP" office:value="1.22" calcext:value-type="currency">
            <text:p>£1,22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00]=&quot;-&quot;;&quot;&quot;;IF([.A100]=&quot;&quot;;[.L100];[.F100]*[.L100]))">
            <text:p/>
          </table:table-cell>
          <table:table-cell table:style-name="ce61" table:formula="of:=IF([.A100]&lt;&gt;&quot;&quot;; IF([.G100]&lt;&gt;&quot;-&quot; ; IF([.M100] &gt; [.I100]*[.$N$1];[.I100]*[.$N$1];[.M100]);[.M100]);&quot;&quot;)" office:value-type="currency" office:currency="EUR" office:value="1.5395058" calcext:value-type="currency">
            <text:p>1,5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1]=&quot;Power board&quot;; [.A101]*2;[.A101])" office:value-type="float" office:value="1" calcext:value-type="float">
            <text:p>1</text:p>
          </table:table-cell>
          <table:table-cell table:style-name="ce19" office:value-type="string" calcext:value-type="string">
            <text:p>1841577</text:p>
          </table:table-cell>
          <table:table-cell table:style-name="ce41" office:value-type="float" office:value="0.757" calcext:value-type="float">
            <text:p>0,757</text:p>
          </table:table-cell>
          <table:table-cell table:style-name="ce44" table:formula="of:=IF([.G101]=&quot;-&quot;;&quot;&quot;;IF([.A101]=&quot;&quot;;[.H101];[.F101]*[.H101]))" office:value-type="currency" office:currency="GBP" office:value="0.757" calcext:value-type="currency">
            <text:p>£0,76</text:p>
          </table:table-cell>
          <table:table-cell table:style-name="ce48"/>
          <table:table-cell table:style-name="ce50" office:value-type="string" calcext:value-type="string">
            <text:p>25AA256-I/SN </text:p>
          </table:table-cell>
          <table:table-cell table:style-name="ce41" office:value-type="float" office:value="1.09" calcext:value-type="float">
            <text:p>1,090</text:p>
          </table:table-cell>
          <table:table-cell table:style-name="ce57" table:formula="of:=IF([.K101]=&quot;-&quot;;&quot;&quot;;IF([.A101]=&quot;&quot;;[.L101];[.F101]*[.L101]))" office:value-type="currency" office:currency="EUR" office:value="1.09" calcext:value-type="currency">
            <text:p>1,09 €</text:p>
          </table:table-cell>
          <table:table-cell table:style-name="ce61" table:formula="of:=IF([.A101]&lt;&gt;&quot;&quot;; IF([.G101]&lt;&gt;&quot;-&quot; ; IF([.M101] &gt; [.I101]*[.$N$1];[.I101]*[.$N$1];[.M101]);[.M101]);&quot;&quot;)" office:value-type="currency" office:currency="EUR" office:value="0.95525073" calcext:value-type="currency">
            <text:p>0,95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W5500</text:p>
          </table:table-cell>
          <table:table-cell table:style-name="ce24" office:value-type="string" calcext:value-type="string">
            <text:p>LQFP-48</text:p>
          </table:table-cell>
          <table:table-cell table:style-name="ce29" office:value-type="string" calcext:value-type="string">
            <text:p>IC29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2]=&quot;Power board&quot;; [.A102]*2;[.A10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02]=&quot;-&quot;;&quot;&quot;;IF([.A102]=&quot;&quot;;[.H102];[.F102]*[.H102]))">
            <text:p/>
          </table:table-cell>
          <table:table-cell table:style-name="ce47"/>
          <table:table-cell table:style-name="ce29" office:value-type="string" calcext:value-type="string">
            <text:p>W5500</text:p>
          </table:table-cell>
          <table:table-cell table:style-name="ce40" office:value-type="float" office:value="2.66" calcext:value-type="float">
            <text:p>2,660</text:p>
          </table:table-cell>
          <table:table-cell table:style-name="ce56" table:formula="of:=IF([.K102]=&quot;-&quot;;&quot;&quot;;IF([.A102]=&quot;&quot;;[.L102];[.F102]*[.L102]))" office:value-type="currency" office:currency="EUR" office:value="2.66" calcext:value-type="currency">
            <text:p>2,66 €</text:p>
          </table:table-cell>
          <table:table-cell table:style-name="ce61" table:formula="of:=IF([.A102]&lt;&gt;&quot;&quot;; IF([.G102]&lt;&gt;&quot;-&quot; ; IF([.M102] &gt; [.I102]*[.$N$1];[.I102]*[.$N$1];[.M102]);[.M102]);&quot;&quot;)" office:value-type="currency" office:currency="EUR" office:value="2.66" calcext:value-type="currency">
            <text:p>2,6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78L05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03]=&quot;Power board&quot;; [.A103]*2;[.A103])" office:value-type="float" office:value="2" calcext:value-type="float">
            <text:p>2</text:p>
          </table:table-cell>
          <table:table-cell table:style-name="ce19" office:value-type="string" calcext:value-type="string">
            <text:p>9593845</text:p>
          </table:table-cell>
          <table:table-cell table:style-name="ce41" office:value-type="float" office:value="0.252" calcext:value-type="float">
            <text:p>0,252</text:p>
          </table:table-cell>
          <table:table-cell table:style-name="ce44" table:formula="of:=IF([.G103]=&quot;-&quot;;&quot;&quot;;IF([.A103]=&quot;&quot;;[.H103];[.F103]*[.H103]))" office:value-type="currency" office:currency="GBP" office:value="0.504" calcext:value-type="currency">
            <text:p>£0,50</text:p>
          </table:table-cell>
          <table:table-cell table:style-name="ce48"/>
          <table:table-cell table:style-name="ce50" office:value-type="string" calcext:value-type="string">
            <text:p>MC78L05ABDG </text:p>
          </table:table-cell>
          <table:table-cell table:style-name="ce41" office:value-type="float" office:value="0.165" calcext:value-type="float">
            <text:p>0,165</text:p>
          </table:table-cell>
          <table:table-cell table:style-name="ce57" table:formula="of:=IF([.K103]=&quot;-&quot;;&quot;&quot;;IF([.A103]=&quot;&quot;;[.L103];[.F103]*[.L103]))" office:value-type="currency" office:currency="EUR" office:value="0.33" calcext:value-type="currency">
            <text:p>0,33 €</text:p>
          </table:table-cell>
          <table:table-cell table:style-name="ce61" table:formula="of:=IF([.A103]&lt;&gt;&quot;&quot;; IF([.G103]&lt;&gt;&quot;-&quot; ; IF([.M103] &gt; [.I103]*[.$N$1];[.I103]*[.$N$1];[.M103]);[.M103]);&quot;&quot;)" office:value-type="currency" office:currency="EUR" office:value="0.33" calcext:value-type="currency">
            <text:p>0,3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BS</text:p>
          </table:table-cell>
          <table:table-cell table:style-name="ce24" office:value-type="string" calcext:value-type="string">
            <text:p>SOT-363</text:p>
          </table:table-cell>
          <table:table-cell table:style-name="ce29" office:value-type="string" calcext:value-type="string">
            <text:p>IC30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4]=&quot;Power board&quot;; [.A104]*2;[.A104])" office:value-type="float" office:value="1" calcext:value-type="float">
            <text:p>1</text:p>
          </table:table-cell>
          <table:table-cell table:style-name="ce36" office:value-type="string" calcext:value-type="string">
            <text:p>1653608</text:p>
          </table:table-cell>
          <table:table-cell table:style-name="ce40" office:value-type="float" office:value="0.108" calcext:value-type="float">
            <text:p>0,108</text:p>
          </table:table-cell>
          <table:table-cell table:style-name="ce43" table:formula="of:=IF([.G104]=&quot;-&quot;;&quot;&quot;;IF([.A104]=&quot;&quot;;[.H104];[.F104]*[.H104]))" office:value-type="currency" office:currency="GBP" office:value="0.108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BC857BS </text:p>
          </table:table-cell>
          <table:table-cell table:style-name="ce40" office:value-type="float" office:value="0.02748" calcext:value-type="float">
            <text:p>0,027</text:p>
          </table:table-cell>
          <table:table-cell table:style-name="ce56" table:formula="of:=IF([.K104]=&quot;-&quot;;&quot;&quot;;IF([.A104]=&quot;&quot;;[.L104];[.F104]*[.L104]))" office:value-type="currency" office:currency="EUR" office:value="0.02748" calcext:value-type="currency">
            <text:p>0,03 €</text:p>
          </table:table-cell>
          <table:table-cell table:style-name="ce61" table:formula="of:=IF([.A104]&lt;&gt;&quot;&quot;; IF([.G104]&lt;&gt;&quot;-&quot; ; IF([.M104] &gt; [.I104]*[.$N$1];[.I104]*[.$N$1];[.M104]);[.M104]);&quot;&quot;)" office:value-type="currency" office:currency="EUR" office:value="0.02748" calcext:value-type="currency">
            <text:p>0,02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LC555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5]=&quot;Power board&quot;; [.A105]*2;[.A105])" office:value-type="float" office:value="1" calcext:value-type="float">
            <text:p>1</text:p>
          </table:table-cell>
          <table:table-cell table:style-name="ce19" office:value-type="string" calcext:value-type="string">
            <text:p>9589880</text:p>
          </table:table-cell>
          <table:table-cell table:style-name="ce41" office:value-type="float" office:value="0.194" calcext:value-type="float">
            <text:p>0,194</text:p>
          </table:table-cell>
          <table:table-cell table:style-name="ce44" table:formula="of:=IF([.G105]=&quot;-&quot;;&quot;&quot;;IF([.A105]=&quot;&quot;;[.H105];[.F105]*[.H105]))" office:value-type="currency" office:currency="GBP" office:value="0.194" calcext:value-type="currency">
            <text:p>£0,19</text:p>
          </table:table-cell>
          <table:table-cell table:style-name="ce48"/>
          <table:table-cell table:style-name="ce50" office:value-type="string" calcext:value-type="string">
            <text:p>TLC555CD</text:p>
          </table:table-cell>
          <table:table-cell table:style-name="ce41" office:value-type="float" office:value="0.25" calcext:value-type="float">
            <text:p>0,250</text:p>
          </table:table-cell>
          <table:table-cell table:style-name="ce57" table:formula="of:=IF([.K105]=&quot;-&quot;;&quot;&quot;;IF([.A105]=&quot;&quot;;[.L105];[.F105]*[.L105]))" office:value-type="currency" office:currency="EUR" office:value="0.25" calcext:value-type="currency">
            <text:p>0,25 €</text:p>
          </table:table-cell>
          <table:table-cell table:style-name="ce61" table:formula="of:=IF([.A105]&lt;&gt;&quot;&quot;; IF([.G105]&lt;&gt;&quot;-&quot; ; IF([.M105] &gt; [.I105]*[.$N$1];[.I105]*[.$N$1];[.M105]);[.M105]);&quot;&quot;)" office:value-type="currency" office:currency="EUR" office:value="0.24480666" calcext:value-type="currency">
            <text:p>0,2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8DCTR</text:p>
          </table:table-cell>
          <table:table-cell table:style-name="ce24" office:value-type="string" calcext:value-type="string">
            <text:p>SSOP-8</text:p>
          </table:table-cell>
          <table:table-cell table:style-name="ce29" office:value-type="string" calcext:value-type="string">
            <text:p>IC3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6]=&quot;Power board&quot;; [.A106]*2;[.A106])" office:value-type="float" office:value="1" calcext:value-type="float">
            <text:p>1</text:p>
          </table:table-cell>
          <table:table-cell table:style-name="ce36" office:value-type="string" calcext:value-type="string">
            <text:p>1470871</text:p>
          </table:table-cell>
          <table:table-cell table:style-name="ce40" office:value-type="float" office:value="0.314" calcext:value-type="float">
            <text:p>0,314</text:p>
          </table:table-cell>
          <table:table-cell table:style-name="ce43" table:formula="of:=IF([.G106]=&quot;-&quot;;&quot;&quot;;IF([.A106]=&quot;&quot;;[.H106];[.F106]*[.H106]))" office:value-type="currency" office:currency="GBP" office:value="0.314" calcext:value-type="currency">
            <text:p>£0,31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06]=&quot;-&quot;;&quot;&quot;;IF([.A106]=&quot;&quot;;[.L106];[.F106]*[.L106]))">
            <text:p/>
          </table:table-cell>
          <table:table-cell table:style-name="ce61" table:formula="of:=IF([.A106]&lt;&gt;&quot;&quot;; IF([.G106]&lt;&gt;&quot;-&quot; ; IF([.M106] &gt; [.I106]*[.$N$1];[.I106]*[.$N$1];[.M106]);[.M106]);&quot;&quot;)" office:value-type="currency" office:currency="EUR" office:value="0.39623346" calcext:value-type="currency">
            <text:p>0,39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3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7]=&quot;Power board&quot;; [.A107]*2;[.A107])" office:value-type="float" office:value="1" calcext:value-type="float">
            <text:p>1</text:p>
          </table:table-cell>
          <table:table-cell table:style-name="ce19" office:value-type="string" calcext:value-type="string">
            <text:p>2296066</text:p>
          </table:table-cell>
          <table:table-cell table:style-name="ce41" office:value-type="float" office:value="1.54" calcext:value-type="float">
            <text:p>1,540</text:p>
          </table:table-cell>
          <table:table-cell table:style-name="ce44" table:formula="of:=IF([.G107]=&quot;-&quot;;&quot;&quot;;IF([.A107]=&quot;&quot;;[.H107];[.F107]*[.H107]))" office:value-type="currency" office:currency="GBP" office:value="1.54" calcext:value-type="currency">
            <text:p>£1,5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07]=&quot;-&quot;;&quot;&quot;;IF([.A107]=&quot;&quot;;[.L107];[.F107]*[.L107]))">
            <text:p/>
          </table:table-cell>
          <table:table-cell table:style-name="ce61" table:formula="of:=IF([.A107]&lt;&gt;&quot;&quot;; IF([.G107]&lt;&gt;&quot;-&quot; ; IF([.M107] &gt; [.I107]*[.$N$1];[.I107]*[.$N$1];[.M107]);[.M107]);&quot;&quot;)" office:value-type="currency" office:currency="EUR" office:value="1.9433106" calcext:value-type="currency">
            <text:p>1,9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1T34DBVR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IC3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08]=&quot;Power board&quot;; [.A108]*2;[.A108])" office:value-type="float" office:value="1" calcext:value-type="float">
            <text:p>1</text:p>
          </table:table-cell>
          <table:table-cell table:style-name="ce36" office:value-type="string" calcext:value-type="string">
            <text:p>2499914</text:p>
          </table:table-cell>
          <table:table-cell table:style-name="ce40" office:value-type="float" office:value="0.242" calcext:value-type="float">
            <text:p>0,242</text:p>
          </table:table-cell>
          <table:table-cell table:style-name="ce43" table:formula="of:=IF([.G108]=&quot;-&quot;;&quot;&quot;;IF([.A108]=&quot;&quot;;[.H108];[.F108]*[.H108]))" office:value-type="currency" office:currency="GBP" office:value="0.242" calcext:value-type="currency">
            <text:p>£0,24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08]=&quot;-&quot;;&quot;&quot;;IF([.A108]=&quot;&quot;;[.L108];[.F108]*[.L108]))">
            <text:p/>
          </table:table-cell>
          <table:table-cell table:style-name="ce61" table:formula="of:=IF([.A108]&lt;&gt;&quot;&quot;; IF([.G108]&lt;&gt;&quot;-&quot; ; IF([.M108] &gt; [.I108]*[.$N$1];[.I108]*[.$N$1];[.M108]);[.M108]);&quot;&quot;)" office:value-type="currency" office:currency="EUR" office:value="0.30537738" calcext:value-type="currency">
            <text:p>0,30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N74LVC2G02DCTR</text:p>
          </table:table-cell>
          <table:table-cell table:style-name="ce25" office:value-type="string" calcext:value-type="string">
            <text:p>SSOP-8</text:p>
          </table:table-cell>
          <table:table-cell table:style-name="ce25" office:value-type="string" calcext:value-type="string">
            <text:p>IC3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09]=&quot;Power board&quot;; [.A109]*2;[.A109])" office:value-type="float" office:value="1" calcext:value-type="float">
            <text:p>1</text:p>
          </table:table-cell>
          <table:table-cell table:style-name="ce19" office:value-type="string" calcext:value-type="string">
            <text:p>1236358</text:p>
          </table:table-cell>
          <table:table-cell table:style-name="ce41" office:value-type="float" office:value="0.337" calcext:value-type="float">
            <text:p>0,337</text:p>
          </table:table-cell>
          <table:table-cell table:style-name="ce44" table:formula="of:=IF([.G109]=&quot;-&quot;;&quot;&quot;;IF([.A109]=&quot;&quot;;[.H109];[.F109]*[.H109]))" office:value-type="currency" office:currency="GBP" office:value="0.337" calcext:value-type="currency">
            <text:p>£0,34</text:p>
          </table:table-cell>
          <table:table-cell table:style-name="ce48"/>
          <table:table-cell table:style-name="ce50" office:value-type="string" calcext:value-type="string">
            <text:p>SN74LVC2G02DCTR</text:p>
          </table:table-cell>
          <table:table-cell table:style-name="ce41" office:value-type="float" office:value="0.02392" calcext:value-type="float">
            <text:p>0,024</text:p>
          </table:table-cell>
          <table:table-cell table:style-name="ce57" table:formula="of:=IF([.K109]=&quot;-&quot;;&quot;&quot;;IF([.A109]=&quot;&quot;;[.L109];[.F109]*[.L109]))" office:value-type="currency" office:currency="EUR" office:value="0.02392" calcext:value-type="currency">
            <text:p>0,02 €</text:p>
          </table:table-cell>
          <table:table-cell table:style-name="ce61" table:formula="of:=IF([.A109]&lt;&gt;&quot;&quot;; IF([.G109]&lt;&gt;&quot;-&quot; ; IF([.M109] &gt; [.I109]*[.$N$1];[.I109]*[.$N$1];[.M109]);[.M109]);&quot;&quot;)" office:value-type="currency" office:currency="EUR" office:value="0.02392" calcext:value-type="currency">
            <text:p>0,0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5574</text:p>
          </table:table-cell>
          <table:table-cell table:style-name="ce24" office:value-type="string" calcext:value-type="string">
            <text:p>TSSOP-16</text:p>
          </table:table-cell>
          <table:table-cell table:style-name="ce29" office:value-type="string" calcext:value-type="string">
            <text:p>IC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10]=&quot;Power board&quot;; [.A110]*2;[.A110])" office:value-type="float" office:value="2" calcext:value-type="float">
            <text:p>2</text:p>
          </table:table-cell>
          <table:table-cell table:style-name="ce36" office:value-type="float" office:value="2323534" calcext:value-type="float">
            <text:p>2323534</text:p>
          </table:table-cell>
          <table:table-cell table:style-name="ce40" office:value-type="float" office:value="2.88" calcext:value-type="float">
            <text:p>2,880</text:p>
          </table:table-cell>
          <table:table-cell table:style-name="ce43" table:formula="of:=IF([.G110]=&quot;-&quot;;&quot;&quot;;IF([.A110]=&quot;&quot;;[.H110];[.F110]*[.H110]))" office:value-type="currency" office:currency="GBP" office:value="5.76" calcext:value-type="currency">
            <text:p>£5,76</text:p>
          </table:table-cell>
          <table:table-cell table:style-name="ce47"/>
          <table:table-cell table:style-name="ce29" office:value-type="string" calcext:value-type="string">
            <text:p>LM5574MT </text:p>
          </table:table-cell>
          <table:table-cell table:style-name="ce40" office:value-type="float" office:value="4.33" calcext:value-type="float">
            <text:p>4,330</text:p>
          </table:table-cell>
          <table:table-cell table:style-name="ce56" table:formula="of:=IF([.K110]=&quot;-&quot;;&quot;&quot;;IF([.A110]=&quot;&quot;;[.L110];[.F110]*[.L110]))" office:value-type="currency" office:currency="EUR" office:value="8.66" calcext:value-type="currency">
            <text:p>8,66 €</text:p>
          </table:table-cell>
          <table:table-cell table:style-name="ce61" table:formula="of:=IF([.A110]&lt;&gt;&quot;&quot;; IF([.G110]&lt;&gt;&quot;-&quot; ; IF([.M110] &gt; [.I110]*[.$N$1];[.I110]*[.$N$1];[.M110]);[.M110]);&quot;&quot;)" office:value-type="currency" office:currency="EUR" office:value="7.2684864" calcext:value-type="currency">
            <text:p>7,2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P2951SO8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11]=&quot;Power board&quot;; [.A111]*2;[.A111])" office:value-type="float" office:value="2" calcext:value-type="float">
            <text:p>2</text:p>
          </table:table-cell>
          <table:table-cell table:style-name="ce19" office:value-type="float" office:value="1755066" calcext:value-type="float">
            <text:p>1755066</text:p>
          </table:table-cell>
          <table:table-cell table:style-name="ce41" office:value-type="float" office:value="0.579" calcext:value-type="float">
            <text:p>0,579</text:p>
          </table:table-cell>
          <table:table-cell table:style-name="ce44" table:formula="of:=IF([.G111]=&quot;-&quot;;&quot;&quot;;IF([.A111]=&quot;&quot;;[.H111];[.F111]*[.H111]))" office:value-type="currency" office:currency="GBP" office:value="1.158" calcext:value-type="currency">
            <text:p>£1,16</text:p>
          </table:table-cell>
          <table:table-cell table:style-name="ce48"/>
          <table:table-cell table:style-name="ce50" office:value-type="string" calcext:value-type="string">
            <text:p>LP2951CM/NOPB</text:p>
          </table:table-cell>
          <table:table-cell table:style-name="ce41" office:value-type="float" office:value="0.4566" calcext:value-type="float">
            <text:p>0,457</text:p>
          </table:table-cell>
          <table:table-cell table:style-name="ce57" table:formula="of:=IF([.K111]=&quot;-&quot;;&quot;&quot;;IF([.A111]=&quot;&quot;;[.L111];[.F111]*[.L111]))" office:value-type="currency" office:currency="EUR" office:value="0.9132" calcext:value-type="currency">
            <text:p>0,91 €</text:p>
          </table:table-cell>
          <table:table-cell table:style-name="ce61" table:formula="of:=IF([.A111]&lt;&gt;&quot;&quot;; IF([.G111]&lt;&gt;&quot;-&quot; ; IF([.M111] &gt; [.I111]*[.$N$1];[.I111]*[.$N$1];[.M111]);[.M111]);&quot;&quot;)" office:value-type="currency" office:currency="EUR" office:value="0.9132" calcext:value-type="currency">
            <text:p>0,91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L072D</text:p>
          </table:table-cell>
          <table:table-cell table:style-name="ce24" office:value-type="string" calcext:value-type="string">
            <text:p>SOIC-8</text:p>
          </table:table-cell>
          <table:table-cell table:style-name="ce29" office:value-type="string" calcext:value-type="string">
            <text:p>IC6, IC7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12]=&quot;Power board&quot;; [.A112]*2;[.A112])" office:value-type="float" office:value="4" calcext:value-type="float">
            <text:p>4</text:p>
          </table:table-cell>
          <table:table-cell table:style-name="ce36" office:value-type="string" calcext:value-type="string">
            <text:p>1467663</text:p>
          </table:table-cell>
          <table:table-cell table:style-name="ce40" office:value-type="float" office:value="0.121" calcext:value-type="float">
            <text:p>0,121</text:p>
          </table:table-cell>
          <table:table-cell table:style-name="ce43" table:formula="of:=IF([.G112]=&quot;-&quot;;&quot;&quot;;IF([.A112]=&quot;&quot;;[.H112];[.F112]*[.H112]))" office:value-type="currency" office:currency="GBP" office:value="0.484" calcext:value-type="currency">
            <text:p>£0,48</text:p>
          </table:table-cell>
          <table:table-cell table:style-name="ce47"/>
          <table:table-cell table:style-name="ce29" office:value-type="string" calcext:value-type="string">
            <text:p>TL072CD</text:p>
          </table:table-cell>
          <table:table-cell table:style-name="ce40" office:value-type="float" office:value="0.1692" calcext:value-type="float">
            <text:p>0,169</text:p>
          </table:table-cell>
          <table:table-cell table:style-name="ce56" table:formula="of:=IF([.K112]=&quot;-&quot;;&quot;&quot;;IF([.A112]=&quot;&quot;;[.L112];[.F112]*[.L112]))" office:value-type="currency" office:currency="EUR" office:value="0.6768" calcext:value-type="currency">
            <text:p>0,68 €</text:p>
          </table:table-cell>
          <table:table-cell table:style-name="ce61" table:formula="of:=IF([.A112]&lt;&gt;&quot;&quot;; IF([.G112]&lt;&gt;&quot;-&quot; ; IF([.M112] &gt; [.I112]*[.$N$1];[.I112]*[.$N$1];[.M112]);[.M112]);&quot;&quot;)" office:value-type="currency" office:currency="EUR" office:value="0.61075476" calcext:value-type="currency">
            <text:p>0,61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OP27GSZ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13]=&quot;Power board&quot;; [.A113]*2;[.A113])" office:value-type="float" office:value="2" calcext:value-type="float">
            <text:p>2</text:p>
          </table:table-cell>
          <table:table-cell table:style-name="ce19" office:value-type="string" calcext:value-type="string">
            <text:p>9426124</text:p>
          </table:table-cell>
          <table:table-cell table:style-name="ce41" office:value-type="float" office:value="2.31" calcext:value-type="float">
            <text:p>2,310</text:p>
          </table:table-cell>
          <table:table-cell table:style-name="ce44" table:formula="of:=IF([.G113]=&quot;-&quot;;&quot;&quot;;IF([.A113]=&quot;&quot;;[.H113];[.F113]*[.H113]))" office:value-type="currency" office:currency="GBP" office:value="4.62" calcext:value-type="currency">
            <text:p>£4,62</text:p>
          </table:table-cell>
          <table:table-cell table:style-name="ce48"/>
          <table:table-cell table:style-name="ce50" office:value-type="string" calcext:value-type="string">
            <text:p>OP27GSZ</text:p>
          </table:table-cell>
          <table:table-cell table:style-name="ce41" office:value-type="float" office:value="1.45" calcext:value-type="float">
            <text:p>1,450</text:p>
          </table:table-cell>
          <table:table-cell table:style-name="ce57" table:formula="of:=IF([.K113]=&quot;-&quot;;&quot;&quot;;IF([.A113]=&quot;&quot;;[.L113];[.F113]*[.L113]))" office:value-type="currency" office:currency="EUR" office:value="2.9" calcext:value-type="currency">
            <text:p>2,90 €</text:p>
          </table:table-cell>
          <table:table-cell table:style-name="ce61" table:formula="of:=IF([.A113]&lt;&gt;&quot;&quot;; IF([.G113]&lt;&gt;&quot;-&quot; ; IF([.M113] &gt; [.I113]*[.$N$1];[.I113]*[.$N$1];[.M113]);[.M113]);&quot;&quot;)" office:value-type="currency" office:currency="EUR" office:value="2.9" calcext:value-type="currency">
            <text:p>2,9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P23S08-E/SO</text:p>
          </table:table-cell>
          <table:table-cell table:style-name="ce24" office:value-type="string" calcext:value-type="string">
            <text:p>SOIC-18</text:p>
          </table:table-cell>
          <table:table-cell table:style-name="ce29" office:value-type="string" calcext:value-type="string">
            <text:p>IC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14]=&quot;Power board&quot;; [.A114]*2;[.A114])" office:value-type="float" office:value="2" calcext:value-type="float">
            <text:p>2</text:p>
          </table:table-cell>
          <table:table-cell table:style-name="ce36" office:value-type="string" calcext:value-type="string">
            <text:p>1332092</text:p>
          </table:table-cell>
          <table:table-cell table:style-name="ce40" office:value-type="float" office:value="0.763" calcext:value-type="float">
            <text:p>0,763</text:p>
          </table:table-cell>
          <table:table-cell table:style-name="ce43" table:formula="of:=IF([.G114]=&quot;-&quot;;&quot;&quot;;IF([.A114]=&quot;&quot;;[.H114];[.F114]*[.H114]))" office:value-type="currency" office:currency="GBP" office:value="1.526" calcext:value-type="currency">
            <text:p>£1,53</text:p>
          </table:table-cell>
          <table:table-cell table:style-name="ce47"/>
          <table:table-cell table:style-name="ce29" office:value-type="string" calcext:value-type="string">
            <text:p>MCP23S08-E/SO</text:p>
          </table:table-cell>
          <table:table-cell table:style-name="ce40" office:value-type="float" office:value="0.96" calcext:value-type="float">
            <text:p>0,960</text:p>
          </table:table-cell>
          <table:table-cell table:style-name="ce56" table:formula="of:=IF([.K114]=&quot;-&quot;;&quot;&quot;;IF([.A114]=&quot;&quot;;[.L114];[.F114]*[.L114]))" office:value-type="currency" office:currency="EUR" office:value="1.92" calcext:value-type="currency">
            <text:p>1,92 €</text:p>
          </table:table-cell>
          <table:table-cell table:style-name="ce61" table:formula="of:=IF([.A114]&lt;&gt;&quot;&quot;; IF([.G114]&lt;&gt;&quot;-&quot; ; IF([.M114] &gt; [.I114]*[.$N$1];[.I114]*[.$N$1];[.M114]);[.M114]);&quot;&quot;)" office:value-type="currency" office:currency="EUR" office:value="1.92" calcext:value-type="currency">
            <text:p>1,9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J1, J4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5]=&quot;Power board&quot;; [.A115]*2;[.A115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15]=&quot;-&quot;;&quot;&quot;;IF([.A115]=&quot;&quot;;[.H115];[.F115]*[.H11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15]=&quot;-&quot;;&quot;&quot;;IF([.A115]=&quot;&quot;;[.L115];[.F115]*[.L115]))">
            <text:p/>
          </table:table-cell>
          <table:table-cell table:style-name="ce61" table:formula="of:=IF([.A115]&lt;&gt;&quot;&quot;; IF([.G115]&lt;&gt;&quot;-&quot; ; IF([.M115] &gt; [.I115]*[.$N$1];[.I115]*[.$N$1];[.M115]);[.M11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-244DSM-G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J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16]=&quot;Power board&quot;; [.A116]*2;[.A116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16]=&quot;-&quot;;&quot;&quot;;IF([.A116]=&quot;&quot;;[.H116];[.F116]*[.H116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16]=&quot;-&quot;;&quot;&quot;;IF([.A116]=&quot;&quot;;[.L116];[.F116]*[.L116]))">
            <text:p/>
          </table:table-cell>
          <table:table-cell table:style-name="ce61" table:formula="of:=IF([.A116]&lt;&gt;&quot;&quot;; IF([.G116]&lt;&gt;&quot;-&quot; ; IF([.M116] &gt; [.I116]*[.$N$1];[.I116]*[.$N$1];[.M116]);[.M116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J3, J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7]=&quot;Power board&quot;; [.A117]*2;[.A117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17]=&quot;-&quot;;&quot;&quot;;IF([.A117]=&quot;&quot;;[.H117];[.F117]*[.H117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17]=&quot;-&quot;;&quot;&quot;;IF([.A117]=&quot;&quot;;[.L117];[.F117]*[.L117]))">
            <text:p/>
          </table:table-cell>
          <table:table-cell table:style-name="ce61" table:formula="of:=IF([.A117]&lt;&gt;&quot;&quot;; IF([.G117]&lt;&gt;&quot;-&quot; ; IF([.M117] &gt; [.I117]*[.$N$1];[.I117]*[.$N$1];[.M117]);[.M117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R-JUMPA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JP1, JP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18]=&quot;Power board&quot;; [.A118]*2;[.A118])" office:value-type="float" office:value="4" calcext:value-type="float">
            <text:p>4</text:p>
          </table:table-cell>
          <table:table-cell table:style-name="ce36" office:value-type="string" calcext:value-type="string">
            <text:p>9233750</text:p>
          </table:table-cell>
          <table:table-cell table:style-name="ce40" office:value-type="float" office:value="0.01" calcext:value-type="float">
            <text:p>0,010</text:p>
          </table:table-cell>
          <table:table-cell table:style-name="ce43" table:formula="of:=IF([.G118]=&quot;-&quot;;&quot;&quot;;IF([.A118]=&quot;&quot;;[.H118];[.F118]*[.H118]))" office:value-type="currency" office:currency="GBP" office:value="0.04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SMD0805-0R </text:p>
          </table:table-cell>
          <table:table-cell table:style-name="ce40" office:value-type="float" office:value="0.0593" calcext:value-type="float">
            <text:p>0,059</text:p>
          </table:table-cell>
          <table:table-cell table:style-name="ce56" table:formula="of:=IF([.K118]=&quot;-&quot;;&quot;&quot;;IF([.A118]=&quot;&quot;;[.L118];[.F118]*[.L118]))" office:value-type="currency" office:currency="EUR" office:value="0.2372" calcext:value-type="currency">
            <text:p>0,24 €</text:p>
          </table:table-cell>
          <table:table-cell table:style-name="ce61" table:formula="of:=IF([.A118]&lt;&gt;&quot;&quot;; IF([.G118]&lt;&gt;&quot;-&quot; ; IF([.M118] &gt; [.I118]*[.$N$1];[.I118]*[.$N$1];[.M118]);[.M118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JP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19]=&quot;Power board&quot;; [.A119]*2;[.A119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19]=&quot;-&quot;;&quot;&quot;;IF([.A119]=&quot;&quot;;[.H119];[.F119]*[.H119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19]=&quot;-&quot;;&quot;&quot;;IF([.A119]=&quot;&quot;;[.L119];[.F119]*[.L119]))">
            <text:p/>
          </table:table-cell>
          <table:table-cell table:style-name="ce61" table:formula="of:=IF([.A119]&lt;&gt;&quot;&quot;; IF([.G119]&lt;&gt;&quot;-&quot; ; IF([.M119] &gt; [.I119]*[.$N$1];[.I119]*[.$N$1];[.M119]);[.M119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0R-JUMPA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JP4, JP5, JP6, JP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20]=&quot;Power board&quot;; [.A120]*2;[.A120])" office:value-type="float" office:value="4" calcext:value-type="float">
            <text:p>4</text:p>
          </table:table-cell>
          <table:table-cell table:style-name="ce36" office:value-type="string" calcext:value-type="string">
            <text:p>9233750</text:p>
          </table:table-cell>
          <table:table-cell table:style-name="ce40" office:value-type="float" office:value="0.01" calcext:value-type="float">
            <text:p>0,010</text:p>
          </table:table-cell>
          <table:table-cell table:style-name="ce43" table:formula="of:=IF([.G120]=&quot;-&quot;;&quot;&quot;;IF([.A120]=&quot;&quot;;[.H120];[.F120]*[.H120]))" office:value-type="currency" office:currency="GBP" office:value="0.04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SMD0805-0R </text:p>
          </table:table-cell>
          <table:table-cell table:style-name="ce40" office:value-type="float" office:value="0.0593" calcext:value-type="float">
            <text:p>0,059</text:p>
          </table:table-cell>
          <table:table-cell table:style-name="ce56" table:formula="of:=IF([.K120]=&quot;-&quot;;&quot;&quot;;IF([.A120]=&quot;&quot;;[.L120];[.F120]*[.L120]))" office:value-type="currency" office:currency="EUR" office:value="0.2372" calcext:value-type="currency">
            <text:p>0,24 €</text:p>
          </table:table-cell>
          <table:table-cell table:style-name="ce61" table:formula="of:=IF([.A120]&lt;&gt;&quot;&quot;; IF([.G120]&lt;&gt;&quot;-&quot; ; IF([.M120] &gt; [.I120]*[.$N$1];[.I120]*[.$N$1];[.M120]);[.M120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21]=&quot;Power board&quot;; [.A121]*2;[.A121])" office:value-type="float" office:value="2" calcext:value-type="float">
            <text:p>2</text:p>
          </table:table-cell>
          <table:table-cell table:style-name="ce19" office:value-type="float" office:value="9950168" calcext:value-type="float">
            <text:p>9950168</text:p>
          </table:table-cell>
          <table:table-cell table:style-name="ce41" office:value-type="float" office:value="2.51" calcext:value-type="float">
            <text:p>2,510</text:p>
          </table:table-cell>
          <table:table-cell table:style-name="ce44" table:formula="of:=IF([.G121]=&quot;-&quot;;&quot;&quot;;IF([.A121]=&quot;&quot;;[.H121];[.F121]*[.H121]))" office:value-type="currency" office:currency="GBP" office:value="5.02" calcext:value-type="currency">
            <text:p>£5,02</text:p>
          </table:table-cell>
          <table:table-cell table:style-name="ce48"/>
          <table:table-cell table:style-name="ce50" office:value-type="string" calcext:value-type="string">
            <text:p>RT424005</text:p>
          </table:table-cell>
          <table:table-cell table:style-name="ce41" office:value-type="float" office:value="1.73" calcext:value-type="float">
            <text:p>1,730</text:p>
          </table:table-cell>
          <table:table-cell table:style-name="ce57" table:formula="of:=IF([.K121]=&quot;-&quot;;&quot;&quot;;IF([.A121]=&quot;&quot;;[.L121];[.F121]*[.L121]))" office:value-type="currency" office:currency="EUR" office:value="3.46" calcext:value-type="currency">
            <text:p>3,46 €</text:p>
          </table:table-cell>
          <table:table-cell table:style-name="ce61" table:formula="of:=IF([.A121]&lt;&gt;&quot;&quot;; IF([.G121]&lt;&gt;&quot;-&quot; ; IF([.M121] &gt; [.I121]*[.$N$1];[.I121]*[.$N$1];[.M121]);[.M121]);&quot;&quot;)" office:value-type="currency" office:currency="EUR" office:value="3.46" calcext:value-type="currency">
            <text:p>3,46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6K-2F-5DC</text:p>
          </table:table-cell>
          <table:table-cell table:style-name="ce24" office:value-type="string" calcext:value-type="string">
            <text:p>SMD, relay</text:p>
          </table:table-cell>
          <table:table-cell table:style-name="ce29" office:value-type="string" calcext:value-type="string">
            <text:p>K_S1, K_S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22]=&quot;Power board&quot;; [.A122]*2;[.A122])" office:value-type="float" office:value="2" calcext:value-type="float">
            <text:p>2</text:p>
          </table:table-cell>
          <table:table-cell table:style-name="ce36" office:value-type="float" office:value="4446185" calcext:value-type="float">
            <text:p>4446185</text:p>
          </table:table-cell>
          <table:table-cell table:style-name="ce40" office:value-type="float" office:value="2.81" calcext:value-type="float">
            <text:p>2,810</text:p>
          </table:table-cell>
          <table:table-cell table:style-name="ce43" table:formula="of:=IF([.G122]=&quot;-&quot;;&quot;&quot;;IF([.A122]=&quot;&quot;;[.H122];[.F122]*[.H122]))" office:value-type="currency" office:currency="GBP" office:value="5.62" calcext:value-type="currency">
            <text:p>£5,62</text:p>
          </table:table-cell>
          <table:table-cell table:style-name="ce47"/>
          <table:table-cell table:style-name="ce29" office:value-type="string" calcext:value-type="string">
            <text:p>G6K-2F-5DC</text:p>
          </table:table-cell>
          <table:table-cell table:style-name="ce40" office:value-type="float" office:value="2.44" calcext:value-type="float">
            <text:p>2,440</text:p>
          </table:table-cell>
          <table:table-cell table:style-name="ce56" table:formula="of:=IF([.K122]=&quot;-&quot;;&quot;&quot;;IF([.A122]=&quot;&quot;;[.L122];[.F122]*[.L122]))" office:value-type="currency" office:currency="EUR" office:value="4.88" calcext:value-type="currency">
            <text:p>4,88 €</text:p>
          </table:table-cell>
          <table:table-cell table:style-name="ce61" table:formula="of:=IF([.A122]&lt;&gt;&quot;&quot;; IF([.G122]&lt;&gt;&quot;-&quot; ; IF([.M122] &gt; [.I122]*[.$N$1];[.I122]*[.$N$1];[.M122]);[.M122]);&quot;&quot;)" office:value-type="currency" office:currency="EUR" office:value="4.88" calcext:value-type="currency">
            <text:p>4,8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K 145/37,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23]=&quot;Power board&quot;; [.A123]*2;[.A123])" office:value-type="float" office:value="1" calcext:value-type="float">
            <text:p>1</text:p>
          </table:table-cell>
          <table:table-cell table:style-name="ce19" office:value-type="float" office:value="4621414" calcext:value-type="float">
            <text:p>4621414</text:p>
          </table:table-cell>
          <table:table-cell table:style-name="ce41" office:value-type="float" office:value="1.6" calcext:value-type="float">
            <text:p>1,600</text:p>
          </table:table-cell>
          <table:table-cell table:style-name="ce44" table:formula="of:=IF([.G123]=&quot;-&quot;;&quot;&quot;;IF([.A123]=&quot;&quot;;[.H123];[.F123]*[.H123]))" office:value-type="currency" office:currency="GBP" office:value="1.6" calcext:value-type="currency">
            <text:p>£1,60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23]=&quot;-&quot;;&quot;&quot;;IF([.A123]=&quot;&quot;;[.L123];[.F123]*[.L123]))">
            <text:p/>
          </table:table-cell>
          <table:table-cell table:style-name="ce61" table:formula="of:=IF([.A123]&lt;&gt;&quot;&quot;; IF([.G123]&lt;&gt;&quot;-&quot; ; IF([.M123] &gt; [.I123]*[.$N$1];[.I123]*[.$N$1];[.M123]);[.M123]);&quot;&quot;)" office:value-type="currency" office:currency="EUR" office:value="2.019024" calcext:value-type="currency">
            <text:p>2,0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N114-4/02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L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24]=&quot;Power board&quot;; [.A124]*2;[.A12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24]=&quot;-&quot;;&quot;&quot;;IF([.A124]=&quot;&quot;;[.H124];[.F124]*[.H12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24]=&quot;-&quot;;&quot;&quot;;IF([.A124]=&quot;&quot;;[.L124];[.F124]*[.L124]))">
            <text:p/>
          </table:table-cell>
          <table:table-cell table:style-name="ce61" table:formula="of:=IF([.A124]&lt;&gt;&quot;&quot;; IF([.G124]&lt;&gt;&quot;-&quot; ; IF([.M124] &gt; [.I124]*[.$N$1];[.I124]*[.$N$1];[.M124]);[.M12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0u</text:p>
          </table:table-cell>
          <table:table-cell table:style-name="ce25" office:value-type="string" calcext:value-type="string">
            <text:p>SMD; 7.3mm x 7.3mm</text:p>
          </table:table-cell>
          <table:table-cell table:style-name="ce25" office:value-type="string" calcext:value-type="string">
            <text:p>L1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25]=&quot;Power board&quot;; [.A125]*2;[.A125])" office:value-type="float" office:value="1" calcext:value-type="float">
            <text:p>1</text:p>
          </table:table-cell>
          <table:table-cell table:style-name="ce19" office:value-type="float" office:value="2455059" calcext:value-type="float">
            <text:p>2455059</text:p>
          </table:table-cell>
          <table:table-cell table:style-name="ce41" office:value-type="float" office:value="0.871" calcext:value-type="float">
            <text:p>0,871</text:p>
          </table:table-cell>
          <table:table-cell table:style-name="ce44" table:formula="of:=IF([.G125]=&quot;-&quot;;&quot;&quot;;IF([.A125]=&quot;&quot;;[.H125];[.F125]*[.H125]))" office:value-type="currency" office:currency="GBP" office:value="0.871" calcext:value-type="currency">
            <text:p>£0,87</text:p>
          </table:table-cell>
          <table:table-cell table:style-name="ce48"/>
          <table:table-cell table:style-name="ce50" office:value-type="string" calcext:value-type="string">
            <text:p>DE0704-470</text:p>
          </table:table-cell>
          <table:table-cell table:style-name="ce41" office:value-type="float" office:value="0.2185" calcext:value-type="float">
            <text:p>0,219</text:p>
          </table:table-cell>
          <table:table-cell table:style-name="ce57" table:formula="of:=IF([.K125]=&quot;-&quot;;&quot;&quot;;IF([.A125]=&quot;&quot;;[.L125];[.F125]*[.L125]))" office:value-type="currency" office:currency="EUR" office:value="0.2185" calcext:value-type="currency">
            <text:p>0,22 €</text:p>
          </table:table-cell>
          <table:table-cell table:style-name="ce61" table:formula="of:=IF([.A125]&lt;&gt;&quot;&quot;; IF([.G125]&lt;&gt;&quot;-&quot; ; IF([.M125] &gt; [.I125]*[.$N$1];[.I125]*[.$N$1];[.M125]);[.M125]);&quot;&quot;)" office:value-type="currency" office:currency="EUR" office:value="0.2185" calcext:value-type="currency">
            <text:p>0,2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443551331</text:p>
          </table:table-cell>
          <table:table-cell table:style-name="ce24" office:value-type="string" calcext:value-type="string">
            <text:p>SMD; 13.2mm x 12.8mm</text:p>
          </table:table-cell>
          <table:table-cell table:style-name="ce29" office:value-type="string" calcext:value-type="string">
            <text:p>L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26]=&quot;Power board&quot;; [.A126]*2;[.A126])" office:value-type="float" office:value="2" calcext:value-type="float">
            <text:p>2</text:p>
          </table:table-cell>
          <table:table-cell table:style-name="ce36" office:value-type="string" calcext:value-type="string">
            <text:p>2211631</text:p>
          </table:table-cell>
          <table:table-cell table:style-name="ce40" office:value-type="float" office:value="2.56" calcext:value-type="float">
            <text:p>2,560</text:p>
          </table:table-cell>
          <table:table-cell table:style-name="ce43" table:formula="of:=IF([.G126]=&quot;-&quot;;&quot;&quot;;IF([.A126]=&quot;&quot;;[.H126];[.F126]*[.H126]))" office:value-type="currency" office:currency="GBP" office:value="5.12" calcext:value-type="currency">
            <text:p>£5,12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26]=&quot;-&quot;;&quot;&quot;;IF([.A126]=&quot;&quot;;[.L126];[.F126]*[.L126]))">
            <text:p/>
          </table:table-cell>
          <table:table-cell table:style-name="ce61" table:formula="of:=IF([.A126]&lt;&gt;&quot;&quot;; IF([.G126]&lt;&gt;&quot;-&quot; ; IF([.M126] &gt; [.I126]*[.$N$1];[.I126]*[.$N$1];[.M126]);[.M126]);&quot;&quot;)" office:value-type="currency" office:currency="EUR" office:value="6.4608768" calcext:value-type="currency">
            <text:p>6,4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IHLP2020CZER3R3M11</text:p>
          </table:table-cell>
          <table:table-cell table:style-name="ce25" office:value-type="string" calcext:value-type="string">
            <text:p>SMD; 5.49mm x 5.18mm</text:p>
          </table:table-cell>
          <table:table-cell table:style-name="ce2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27]=&quot;Power board&quot;; [.A127]*2;[.A127])" office:value-type="float" office:value="4" calcext:value-type="float">
            <text:p>4</text:p>
          </table:table-cell>
          <table:table-cell table:style-name="ce19" office:value-type="string" calcext:value-type="string">
            <text:p>1741325</text:p>
          </table:table-cell>
          <table:table-cell table:style-name="ce41" office:value-type="float" office:value="1.08" calcext:value-type="float">
            <text:p>1,080</text:p>
          </table:table-cell>
          <table:table-cell table:style-name="ce44" table:formula="of:=IF([.G127]=&quot;-&quot;;&quot;&quot;;IF([.A127]=&quot;&quot;;[.H127];[.F127]*[.H127]))" office:value-type="currency" office:currency="GBP" office:value="4.32" calcext:value-type="currency">
            <text:p>£4,32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27]=&quot;-&quot;;&quot;&quot;;IF([.A127]=&quot;&quot;;[.L127];[.F127]*[.L127]))">
            <text:p/>
          </table:table-cell>
          <table:table-cell table:style-name="ce61" table:formula="of:=IF([.A127]&lt;&gt;&quot;&quot;; IF([.G127]&lt;&gt;&quot;-&quot; ; IF([.M127] &gt; [.I127]*[.$N$1];[.I127]*[.$N$1];[.M127]);[.M127]);&quot;&quot;)" office:value-type="currency" office:currency="EUR" office:value="5.4513648" calcext:value-type="currency">
            <text:p>5,451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u2</text:p>
          </table:table-cell>
          <table:table-cell table:style-name="ce24" office:value-type="string" calcext:value-type="string">
            <text:p>1210</text:p>
          </table:table-cell>
          <table:table-cell table:style-name="ce29" office:value-type="string" calcext:value-type="string">
            <text:p>L5, L6, L7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28]=&quot;Power board&quot;; [.A128]*2;[.A128])" office:value-type="float" office:value="6" calcext:value-type="float">
            <text:p>6</text:p>
          </table:table-cell>
          <table:table-cell table:style-name="ce36" office:value-type="float" office:value="2470305" calcext:value-type="float">
            <text:p>2470305</text:p>
          </table:table-cell>
          <table:table-cell table:style-name="ce40" office:value-type="float" office:value="0.205" calcext:value-type="float">
            <text:p>0,205</text:p>
          </table:table-cell>
          <table:table-cell table:style-name="ce43" table:formula="of:=IF([.G128]=&quot;-&quot;;&quot;&quot;;IF([.A128]=&quot;&quot;;[.H128];[.F128]*[.H128]))" office:value-type="currency" office:currency="GBP" office:value="1.23" calcext:value-type="currency">
            <text:p>£1,23</text:p>
          </table:table-cell>
          <table:table-cell table:style-name="ce47"/>
          <table:table-cell table:style-name="ce29" office:value-type="string" calcext:value-type="string">
            <text:p>DLJ3015-2.2 </text:p>
          </table:table-cell>
          <table:table-cell table:style-name="ce40" office:value-type="float" office:value="0.266" calcext:value-type="float">
            <text:p>0,266</text:p>
          </table:table-cell>
          <table:table-cell table:style-name="ce56" table:formula="of:=IF([.K128]=&quot;-&quot;;&quot;&quot;;IF([.A128]=&quot;&quot;;[.L128];[.F128]*[.L128]))" office:value-type="currency" office:currency="EUR" office:value="1.596" calcext:value-type="currency">
            <text:p>1,60 €</text:p>
          </table:table-cell>
          <table:table-cell table:style-name="ce61" table:formula="of:=IF([.A128]&lt;&gt;&quot;&quot;; IF([.G128]&lt;&gt;&quot;-&quot; ; IF([.M128] &gt; [.I128]*[.$N$1];[.I128]*[.$N$1];[.M128]);[.M128]);&quot;&quot;)" office:value-type="currency" office:currency="EUR" office:value="1.5521247" calcext:value-type="currency">
            <text:p>1,55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u2</text:p>
          </table:table-cell>
          <table:table-cell table:style-name="ce25" office:value-type="string" calcext:value-type="string">
            <text:p>1210</text:p>
          </table:table-cell>
          <table:table-cell table:style-name="ce25" office:value-type="string" calcext:value-type="string">
            <text:p>L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29]=&quot;Power board&quot;; [.A129]*2;[.A129])" office:value-type="float" office:value="1" calcext:value-type="float">
            <text:p>1</text:p>
          </table:table-cell>
          <table:table-cell table:style-name="ce19" office:value-type="float" office:value="2470305" calcext:value-type="float">
            <text:p>2470305</text:p>
          </table:table-cell>
          <table:table-cell table:style-name="ce41" office:value-type="float" office:value="0.205" calcext:value-type="float">
            <text:p>0,205</text:p>
          </table:table-cell>
          <table:table-cell table:style-name="ce44" table:formula="of:=IF([.G129]=&quot;-&quot;;&quot;&quot;;IF([.A129]=&quot;&quot;;[.H129];[.F129]*[.H129]))" office:value-type="currency" office:currency="GBP" office:value="0.205" calcext:value-type="currency">
            <text:p>£0,21</text:p>
          </table:table-cell>
          <table:table-cell table:style-name="ce48"/>
          <table:table-cell table:style-name="ce50" office:value-type="string" calcext:value-type="string">
            <text:p>DLJ3015-2.2 </text:p>
          </table:table-cell>
          <table:table-cell table:style-name="ce41" office:value-type="float" office:value="0.266" calcext:value-type="float">
            <text:p>0,266</text:p>
          </table:table-cell>
          <table:table-cell table:style-name="ce57" table:formula="of:=IF([.K129]=&quot;-&quot;;&quot;&quot;;IF([.A129]=&quot;&quot;;[.L129];[.F129]*[.L129]))" office:value-type="currency" office:currency="EUR" office:value="0.266" calcext:value-type="currency">
            <text:p>0,27 €</text:p>
          </table:table-cell>
          <table:table-cell table:style-name="ce61" table:formula="of:=IF([.A129]&lt;&gt;&quot;&quot;; IF([.G129]&lt;&gt;&quot;-&quot; ; IF([.M129] &gt; [.I129]*[.$N$1];[.I129]*[.$N$1];[.M129]);[.M129]);&quot;&quot;)" office:value-type="currency" office:currency="EUR" office:value="0.25868745" calcext:value-type="currency">
            <text:p>0,25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uH (MSS1260-104K)</text:p>
          </table:table-cell>
          <table:table-cell table:style-name="ce24" office:value-type="string" calcext:value-type="string">
            <text:p>COILCRAFT_MSS1278</text:p>
          </table:table-cell>
          <table:table-cell table:style-name="ce29" office:value-type="string" calcext:value-type="string">
            <text:p>L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30]=&quot;Power board&quot;; [.A130]*2;[.A130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 table:formula="of:=IF([.G130]=&quot;-&quot;;&quot;&quot;;IF([.A130]=&quot;&quot;;[.H130];[.F130]*[.H130]))" office:value-type="currency" office:currency="GBP" office:value="0" calcext:value-type="currency">
            <text:p>£0,00</text:p>
          </table:table-cell>
          <table:table-cell table:style-name="ce47"/>
          <table:table-cell table:style-name="ce29"/>
          <table:table-cell table:style-name="ce40"/>
          <table:table-cell table:style-name="ce56" table:formula="of:=IF([.K130]=&quot;-&quot;;&quot;&quot;;IF([.A130]=&quot;&quot;;[.L130];[.F130]*[.L130]))" office:value-type="currency" office:currency="EUR" office:value="0" calcext:value-type="currency">
            <text:p>0,00 €</text:p>
          </table:table-cell>
          <table:table-cell table:style-name="ce61" table:formula="of:=IF([.A130]&lt;&gt;&quot;&quot;; IF([.G130]&lt;&gt;&quot;-&quot; ; IF([.M130] &gt; [.I130]*[.$N$1];[.I130]*[.$N$1];[.M130]);[.M13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25" office:value-type="string" calcext:value-type="string">
            <text:p>THT; 2x20-pin socket</text:p>
          </table:table-cell>
          <table:table-cell table:style-name="ce2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31]=&quot;Power board&quot;; [.A131]*2;[.A131])" office:value-type="float" office:value="1" calcext:value-type="float">
            <text:p>1</text:p>
          </table:table-cell>
          <table:table-cell table:style-name="ce19" office:value-type="string" calcext:value-type="string">
            <text:p>7992033</text:p>
          </table:table-cell>
          <table:table-cell table:style-name="ce41" office:value-type="float" office:value="2.04" calcext:value-type="float">
            <text:p>2,040</text:p>
          </table:table-cell>
          <table:table-cell table:style-name="ce44" table:formula="of:=IF([.G131]=&quot;-&quot;;&quot;&quot;;IF([.A131]=&quot;&quot;;[.H131];[.F131]*[.H131]))" office:value-type="currency" office:currency="GBP" office:value="2.04" calcext:value-type="currency">
            <text:p>£2,04</text:p>
          </table:table-cell>
          <table:table-cell table:style-name="ce48"/>
          <table:table-cell table:style-name="ce50" office:value-type="string" calcext:value-type="string">
            <text:p>ZL262-40DG</text:p>
          </table:table-cell>
          <table:table-cell table:style-name="ce41" office:value-type="float" office:value="0.3215" calcext:value-type="float">
            <text:p>0,322</text:p>
          </table:table-cell>
          <table:table-cell table:style-name="ce57" table:formula="of:=IF([.K131]=&quot;-&quot;;&quot;&quot;;IF([.A131]=&quot;&quot;;[.L131];[.F131]*[.L131]))" office:value-type="currency" office:currency="EUR" office:value="0.3215" calcext:value-type="currency">
            <text:p>0,32 €</text:p>
          </table:table-cell>
          <table:table-cell table:style-name="ce61" table:formula="of:=IF([.A131]&lt;&gt;&quot;&quot;; IF([.G131]&lt;&gt;&quot;-&quot; ; IF([.M131] &gt; [.I131]*[.$N$1];[.I131]*[.$N$1];[.M131]);[.M131]);&quot;&quot;)" office:value-type="currency" office:currency="EUR" office:value="0.3215" calcext:value-type="currency">
            <text:p>0,322 €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HSMH-C170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LED_CC1, LED_CC2, LED_PROG1, LED_PROG2, LED_SP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32]=&quot;Power board&quot;; [.A132]*2;[.A132])" office:value-type="float" office:value="5" calcext:value-type="float">
            <text:p>5</text:p>
          </table:table-cell>
          <table:table-cell table:style-name="ce36" office:value-type="string" calcext:value-type="string">
            <text:p>5790840</text:p>
          </table:table-cell>
          <table:table-cell table:style-name="ce40" office:value-type="float" office:value="0.14" calcext:value-type="float">
            <text:p>0,140</text:p>
          </table:table-cell>
          <table:table-cell table:style-name="ce43" table:formula="of:=IF([.G132]=&quot;-&quot;;&quot;&quot;;IF([.A132]=&quot;&quot;;[.H132];[.F132]*[.H132]))" office:value-type="currency" office:currency="GBP" office:value="0.7" calcext:value-type="currency">
            <text:p>£0,70</text:p>
          </table:table-cell>
          <table:table-cell table:style-name="ce47"/>
          <table:table-cell table:style-name="ce29" office:value-type="string" calcext:value-type="string">
            <text:p>HSMH-C170</text:p>
          </table:table-cell>
          <table:table-cell table:style-name="ce40" office:value-type="float" office:value="0.056" calcext:value-type="float">
            <text:p>0,056</text:p>
          </table:table-cell>
          <table:table-cell table:style-name="ce56" table:formula="of:=IF([.K132]=&quot;-&quot;;&quot;&quot;;IF([.A132]=&quot;&quot;;[.L132];[.F132]*[.L132]))" office:value-type="currency" office:currency="EUR" office:value="0.28" calcext:value-type="currency">
            <text:p>0,28 €</text:p>
          </table:table-cell>
          <table:table-cell table:style-name="ce61" table:formula="of:=IF([.A132]&lt;&gt;&quot;&quot;; IF([.G132]&lt;&gt;&quot;-&quot; ; IF([.M132] &gt; [.I132]*[.$N$1];[.I132]*[.$N$1];[.M132]);[.M132]);&quot;&quot;)" office:value-type="currency" office:currency="EUR" office:value="0.28" calcext:value-type="currency">
            <text:p>0,280 €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33]=&quot;Power board&quot;; [.A133]*2;[.A133])" office:value-type="float" office:value="4" calcext:value-type="float">
            <text:p>4</text:p>
          </table:table-cell>
          <table:table-cell table:style-name="ce19" office:value-type="string" calcext:value-type="string">
            <text:p>5790876</text:p>
          </table:table-cell>
          <table:table-cell table:style-name="ce41" office:value-type="float" office:value="0.14" calcext:value-type="float">
            <text:p>0,140</text:p>
          </table:table-cell>
          <table:table-cell table:style-name="ce44" table:formula="of:=IF([.G133]=&quot;-&quot;;&quot;&quot;;IF([.A133]=&quot;&quot;;[.H133];[.F133]*[.H133]))" office:value-type="currency" office:currency="GBP" office:value="0.56" calcext:value-type="currency">
            <text:p>£0,56</text:p>
          </table:table-cell>
          <table:table-cell table:style-name="ce48"/>
          <table:table-cell table:style-name="ce50" office:value-type="string" calcext:value-type="string">
            <text:p>HSMY-C170</text:p>
          </table:table-cell>
          <table:table-cell table:style-name="ce41" office:value-type="float" office:value="0.06" calcext:value-type="float">
            <text:p>0,060</text:p>
          </table:table-cell>
          <table:table-cell table:style-name="ce57" table:formula="of:=IF([.K133]=&quot;-&quot;;&quot;&quot;;IF([.A133]=&quot;&quot;;[.L133];[.F133]*[.L133]))" office:value-type="currency" office:currency="EUR" office:value="0.24" calcext:value-type="currency">
            <text:p>0,24 €</text:p>
          </table:table-cell>
          <table:table-cell table:style-name="ce61" table:formula="of:=IF([.A133]&lt;&gt;&quot;&quot;; IF([.G133]&lt;&gt;&quot;-&quot; ; IF([.M133] &gt; [.I133]*[.$N$1];[.I133]*[.$N$1];[.M133]);[.M133]);&quot;&quot;)" office:value-type="currency" office:currency="EUR" office:value="0.24" calcext:value-type="currency">
            <text:p>0,24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HSMG-C170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LED_O1, LED_O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34]=&quot;Power board&quot;; [.A134]*2;[.A134])" office:value-type="float" office:value="2" calcext:value-type="float">
            <text:p>2</text:p>
          </table:table-cell>
          <table:table-cell table:style-name="ce36" office:value-type="string" calcext:value-type="string">
            <text:p>5790852</text:p>
          </table:table-cell>
          <table:table-cell table:style-name="ce40" office:value-type="float" office:value="0.15" calcext:value-type="float">
            <text:p>0,150</text:p>
          </table:table-cell>
          <table:table-cell table:style-name="ce43" table:formula="of:=IF([.G134]=&quot;-&quot;;&quot;&quot;;IF([.A134]=&quot;&quot;;[.H134];[.F134]*[.H134]))" office:value-type="currency" office:currency="GBP" office:value="0.3" calcext:value-type="currency">
            <text:p>£0,30</text:p>
          </table:table-cell>
          <table:table-cell table:style-name="ce47"/>
          <table:table-cell table:style-name="ce29" office:value-type="string" calcext:value-type="string">
            <text:p>HSMG-C170</text:p>
          </table:table-cell>
          <table:table-cell table:style-name="ce40" office:value-type="float" office:value="0.0952" calcext:value-type="float">
            <text:p>0,095</text:p>
          </table:table-cell>
          <table:table-cell table:style-name="ce56" table:formula="of:=IF([.K134]=&quot;-&quot;;&quot;&quot;;IF([.A134]=&quot;&quot;;[.L134];[.F134]*[.L134]))" office:value-type="currency" office:currency="EUR" office:value="0.1904" calcext:value-type="currency">
            <text:p>0,19 €</text:p>
          </table:table-cell>
          <table:table-cell table:style-name="ce61" table:formula="of:=IF([.A134]&lt;&gt;&quot;&quot;; IF([.G134]&lt;&gt;&quot;-&quot; ; IF([.M134] &gt; [.I134]*[.$N$1];[.I134]*[.$N$1];[.M134]);[.M134]);&quot;&quot;)" office:value-type="currency" office:currency="EUR" office:value="0.1904" calcext:value-type="currency">
            <text:p>0,1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35]=&quot;Power board&quot;; [.A135]*2;[.A135])" office:value-type="float" office:value="1" calcext:value-type="float">
            <text:p>1</text:p>
          </table:table-cell>
          <table:table-cell table:style-name="ce19" office:value-type="string" calcext:value-type="string">
            <text:p>2497350</text:p>
          </table:table-cell>
          <table:table-cell table:style-name="ce41" office:value-type="float" office:value="0.302" calcext:value-type="float">
            <text:p>0,302</text:p>
          </table:table-cell>
          <table:table-cell table:style-name="ce44" table:formula="of:=IF([.G135]=&quot;-&quot;;&quot;&quot;;IF([.A135]=&quot;&quot;;[.H135];[.F135]*[.H135]))" office:value-type="currency" office:currency="GBP" office:value="0.302" calcext:value-type="currency">
            <text:p>£0,30</text:p>
          </table:table-cell>
          <table:table-cell table:style-name="ce48"/>
          <table:table-cell table:style-name="ce50" office:value-type="string" calcext:value-type="string">
            <text:p>OSB50805C1E</text:p>
          </table:table-cell>
          <table:table-cell table:style-name="ce41" office:value-type="float" office:value="0.0493" calcext:value-type="float">
            <text:p>0,049</text:p>
          </table:table-cell>
          <table:table-cell table:style-name="ce57" table:formula="of:=IF([.K135]=&quot;-&quot;;&quot;&quot;;IF([.A135]=&quot;&quot;;[.L135];[.F135]*[.L135]))" office:value-type="currency" office:currency="EUR" office:value="0.0493" calcext:value-type="currency">
            <text:p>0,05 €</text:p>
          </table:table-cell>
          <table:table-cell table:style-name="ce61" table:formula="of:=IF([.A135]&lt;&gt;&quot;&quot;; IF([.G135]&lt;&gt;&quot;-&quot; ; IF([.M135] &gt; [.I135]*[.$N$1];[.I135]*[.$N$1];[.M135]);[.M135]);&quot;&quot;)" office:value-type="currency" office:currency="EUR" office:value="0.0493" calcext:value-type="currency">
            <text:p>0,0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SMY-C170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LED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36]=&quot;Power board&quot;; [.A136]*2;[.A136])" office:value-type="float" office:value="2" calcext:value-type="float">
            <text:p>2</text:p>
          </table:table-cell>
          <table:table-cell table:style-name="ce36" office:value-type="string" calcext:value-type="string">
            <text:p>5790876</text:p>
          </table:table-cell>
          <table:table-cell table:style-name="ce40" office:value-type="float" office:value="0.119" calcext:value-type="float">
            <text:p>0,119</text:p>
          </table:table-cell>
          <table:table-cell table:style-name="ce43" table:formula="of:=IF([.G136]=&quot;-&quot;;&quot;&quot;;IF([.A136]=&quot;&quot;;[.H136];[.F136]*[.H136]))" office:value-type="currency" office:currency="GBP" office:value="0.238" calcext:value-type="currency">
            <text:p>£0,24</text:p>
          </table:table-cell>
          <table:table-cell table:style-name="ce47"/>
          <table:table-cell table:style-name="ce29" office:value-type="string" calcext:value-type="string">
            <text:p>HSMY-C170</text:p>
          </table:table-cell>
          <table:table-cell table:style-name="ce40" office:value-type="float" office:value="0.0572" calcext:value-type="float">
            <text:p>0,057</text:p>
          </table:table-cell>
          <table:table-cell table:style-name="ce56" table:formula="of:=IF([.K136]=&quot;-&quot;;&quot;&quot;;IF([.A136]=&quot;&quot;;[.L136];[.F136]*[.L136]))" office:value-type="currency" office:currency="EUR" office:value="0.1144" calcext:value-type="currency">
            <text:p>0,11 €</text:p>
          </table:table-cell>
          <table:table-cell table:style-name="ce61" table:formula="of:=IF([.A136]&lt;&gt;&quot;&quot;; IF([.G136]&lt;&gt;&quot;-&quot; ; IF([.M136] &gt; [.I136]*[.$N$1];[.I136]*[.$N$1];[.M136]);[.M136]);&quot;&quot;)" office:value-type="currency" office:currency="EUR" office:value="0.1144" calcext:value-type="currency">
            <text:p>0,1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K/Beta:357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37]=&quot;Power board&quot;; [.A137]*2;[.A137])" office:value-type="float" office:value="2" calcext:value-type="float">
            <text:p>2</text:p>
          </table:table-cell>
          <table:table-cell table:style-name="ce19" office:value-type="string" calcext:value-type="string">
            <text:p>1612623</text:p>
          </table:table-cell>
          <table:table-cell table:style-name="ce41" office:value-type="float" office:value="0.264" calcext:value-type="float">
            <text:p>0,264</text:p>
          </table:table-cell>
          <table:table-cell table:style-name="ce44" table:formula="of:=IF([.G137]=&quot;-&quot;;&quot;&quot;;IF([.A137]=&quot;&quot;;[.H137];[.F137]*[.H137]))" office:value-type="currency" office:currency="GBP" office:value="0.528" calcext:value-type="currency">
            <text:p>£0,53</text:p>
          </table:table-cell>
          <table:table-cell table:style-name="ce48"/>
          <table:table-cell table:style-name="ce50" office:value-type="string" calcext:value-type="string">
            <text:p>NTCS0805E3103JMT</text:p>
          </table:table-cell>
          <table:table-cell table:style-name="ce41" office:value-type="float" office:value="0.19" calcext:value-type="float">
            <text:p>0,190</text:p>
          </table:table-cell>
          <table:table-cell table:style-name="ce57" table:formula="of:=IF([.K137]=&quot;-&quot;;&quot;&quot;;IF([.A137]=&quot;&quot;;[.L137];[.F137]*[.L137]))" office:value-type="currency" office:currency="EUR" office:value="0.38" calcext:value-type="currency">
            <text:p>0,38 €</text:p>
          </table:table-cell>
          <table:table-cell table:style-name="ce61" table:formula="of:=IF([.A137]&lt;&gt;&quot;&quot;; IF([.G137]&lt;&gt;&quot;-&quot; ; IF([.M137] &gt; [.I137]*[.$N$1];[.I137]*[.$N$1];[.M137]);[.M137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52</text:p>
          </table:table-cell>
          <table:table-cell table:style-name="ce24" office:value-type="string" calcext:value-type="string">
            <text:p>SMD; SDIP-6</text:p>
          </table:table-cell>
          <table:table-cell table:style-name="ce29" office:value-type="string" calcext:value-type="string">
            <text:p>OK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38]=&quot;Power board&quot;; [.A138]*2;[.A138])" office:value-type="float" office:value="1" calcext:value-type="float">
            <text:p>1</text:p>
          </table:table-cell>
          <table:table-cell table:style-name="ce36" office:value-type="float" office:value="2453236" calcext:value-type="float">
            <text:p>2453236</text:p>
          </table:table-cell>
          <table:table-cell table:style-name="ce40" office:value-type="float" office:value="0.81" calcext:value-type="float">
            <text:p>0,810</text:p>
          </table:table-cell>
          <table:table-cell table:style-name="ce43" table:formula="of:=IF([.G138]=&quot;-&quot;;&quot;&quot;;IF([.A138]=&quot;&quot;;[.H138];[.F138]*[.H138]))" office:value-type="currency" office:currency="GBP" office:value="0.81" calcext:value-type="currency">
            <text:p>£0,81</text:p>
          </table:table-cell>
          <table:table-cell table:style-name="ce47"/>
          <table:table-cell table:style-name="ce29" office:value-type="string" calcext:value-type="string">
            <text:p>MOC3052SR2VM </text:p>
          </table:table-cell>
          <table:table-cell table:style-name="ce40" office:value-type="float" office:value="0.38" calcext:value-type="float">
            <text:p>0,380</text:p>
          </table:table-cell>
          <table:table-cell table:style-name="ce56" table:formula="of:=IF([.K138]=&quot;-&quot;;&quot;&quot;;IF([.A138]=&quot;&quot;;[.L138];[.F138]*[.L138]))" office:value-type="currency" office:currency="EUR" office:value="0.38" calcext:value-type="currency">
            <text:p>0,38 €</text:p>
          </table:table-cell>
          <table:table-cell table:style-name="ce61" table:formula="of:=IF([.A138]&lt;&gt;&quot;&quot;; IF([.G138]&lt;&gt;&quot;-&quot; ; IF([.M138] &gt; [.I138]*[.$N$1];[.I138]*[.$N$1];[.M138]);[.M138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OC3062</text:p>
          </table:table-cell>
          <table:table-cell table:style-name="ce25" office:value-type="string" calcext:value-type="string">
            <text:p>SMD; SDIP-6</text:p>
          </table:table-cell>
          <table:table-cell table:style-name="ce2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39]=&quot;Power board&quot;; [.A139]*2;[.A139])" office:value-type="float" office:value="1" calcext:value-type="float">
            <text:p>1</text:p>
          </table:table-cell>
          <table:table-cell table:style-name="ce19" office:value-type="float" office:value="2322554" calcext:value-type="float">
            <text:p>2322554</text:p>
          </table:table-cell>
          <table:table-cell table:style-name="ce41" office:value-type="float" office:value="0.478" calcext:value-type="float">
            <text:p>0,478</text:p>
          </table:table-cell>
          <table:table-cell table:style-name="ce44" table:formula="of:=IF([.G139]=&quot;-&quot;;&quot;&quot;;IF([.A139]=&quot;&quot;;[.H139];[.F139]*[.H139]))" office:value-type="currency" office:currency="GBP" office:value="0.478" calcext:value-type="currency">
            <text:p>£0,48</text:p>
          </table:table-cell>
          <table:table-cell table:style-name="ce48"/>
          <table:table-cell table:style-name="ce50" office:value-type="string" calcext:value-type="string">
            <text:p>MOC3062-SMD-I </text:p>
          </table:table-cell>
          <table:table-cell table:style-name="ce41" office:value-type="float" office:value="0.4" calcext:value-type="float">
            <text:p>0,400</text:p>
          </table:table-cell>
          <table:table-cell table:style-name="ce57" table:formula="of:=IF([.K139]=&quot;-&quot;;&quot;&quot;;IF([.A139]=&quot;&quot;;[.L139];[.F139]*[.L139]))" office:value-type="currency" office:currency="EUR" office:value="0.4" calcext:value-type="currency">
            <text:p>0,40 €</text:p>
          </table:table-cell>
          <table:table-cell table:style-name="ce61" table:formula="of:=IF([.A139]&lt;&gt;&quot;&quot;; IF([.G139]&lt;&gt;&quot;-&quot; ; IF([.M139] &gt; [.I139]*[.$N$1];[.I139]*[.$N$1];[.M139]);[.M139]);&quot;&quot;)" office:value-type="currency" office:currency="EUR" office:value="0.4" calcext:value-type="currency">
            <text:p>0,4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CPL-181</text:p>
          </table:table-cell>
          <table:table-cell table:style-name="ce24" office:value-type="string" calcext:value-type="string">
            <text:p>SOIC-4</text:p>
          </table:table-cell>
          <table:table-cell table:style-name="ce29" office:value-type="string" calcext:value-type="string">
            <text:p>OK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40]=&quot;Power board&quot;; [.A140]*2;[.A140])" office:value-type="float" office:value="1" calcext:value-type="float">
            <text:p>1</text:p>
          </table:table-cell>
          <table:table-cell table:style-name="ce36" office:value-type="string" calcext:value-type="string">
            <text:p>1244525</text:p>
          </table:table-cell>
          <table:table-cell table:style-name="ce40" office:value-type="float" office:value="0.255" calcext:value-type="float">
            <text:p>0,255</text:p>
          </table:table-cell>
          <table:table-cell table:style-name="ce43" table:formula="of:=IF([.G140]=&quot;-&quot;;&quot;&quot;;IF([.A140]=&quot;&quot;;[.H140];[.F140]*[.H140]))" office:value-type="currency" office:currency="GBP" office:value="0.255" calcext:value-type="currency">
            <text:p>£0,26</text:p>
          </table:table-cell>
          <table:table-cell table:style-name="ce47"/>
          <table:table-cell table:style-name="ce29" office:value-type="string" calcext:value-type="string">
            <text:p>HCPL-181-000E</text:p>
          </table:table-cell>
          <table:table-cell table:style-name="ce40" office:value-type="float" office:value="0.25" calcext:value-type="float">
            <text:p>0,250</text:p>
          </table:table-cell>
          <table:table-cell table:style-name="ce56" table:formula="of:=IF([.K140]=&quot;-&quot;;&quot;&quot;;IF([.A140]=&quot;&quot;;[.L140];[.F140]*[.L140]))" office:value-type="currency" office:currency="EUR" office:value="0.25" calcext:value-type="currency">
            <text:p>0,25 €</text:p>
          </table:table-cell>
          <table:table-cell table:style-name="ce61" table:formula="of:=IF([.A140]&lt;&gt;&quot;&quot;; IF([.G140]&lt;&gt;&quot;-&quot; ; IF([.M140] &gt; [.I140]*[.$N$1];[.I140]*[.$N$1];[.M140]);[.M140]);&quot;&quot;)" office:value-type="currency" office:currency="EUR" office:value="0.25" calcext:value-type="currency">
            <text:p>0,2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UD19P06-6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Q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41]=&quot;Power board&quot;; [.A141]*2;[.A141])" office:value-type="float" office:value="2" calcext:value-type="float">
            <text:p>2</text:p>
          </table:table-cell>
          <table:table-cell table:style-name="ce19" office:value-type="string" calcext:value-type="string">
            <text:p>2101465</text:p>
          </table:table-cell>
          <table:table-cell table:style-name="ce41" office:value-type="float" office:value="1.47" calcext:value-type="float">
            <text:p>1,470</text:p>
          </table:table-cell>
          <table:table-cell table:style-name="ce44" table:formula="of:=IF([.G141]=&quot;-&quot;;&quot;&quot;;IF([.A141]=&quot;&quot;;[.H141];[.F141]*[.H141]))" office:value-type="currency" office:currency="GBP" office:value="2.94" calcext:value-type="currency">
            <text:p>£2,9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41]=&quot;-&quot;;&quot;&quot;;IF([.A141]=&quot;&quot;;[.L141];[.F141]*[.L141]))">
            <text:p/>
          </table:table-cell>
          <table:table-cell table:style-name="ce61" table:formula="of:=IF([.A141]&lt;&gt;&quot;&quot;; IF([.G141]&lt;&gt;&quot;-&quot; ; IF([.M141] &gt; [.I141]*[.$N$1];[.I141]*[.$N$1];[.M141]);[.M141]);&quot;&quot;)" office:value-type="currency" office:currency="EUR" office:value="3.7099566" calcext:value-type="currency">
            <text:p>3,71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12, Q13, Q16, Q18, Q1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42]=&quot;Power board&quot;; [.A142]*2;[.A142])" office:value-type="float" office:value="10" calcext:value-type="float">
            <text:p>10</text:p>
          </table:table-cell>
          <table:table-cell table:style-name="ce36" office:value-type="string" calcext:value-type="string">
            <text:p>1459109</text:p>
          </table:table-cell>
          <table:table-cell table:style-name="ce40" office:value-type="float" office:value="0.153" calcext:value-type="float">
            <text:p>0,153</text:p>
          </table:table-cell>
          <table:table-cell table:style-name="ce43" table:formula="of:=IF([.G142]=&quot;-&quot;;&quot;&quot;;IF([.A142]=&quot;&quot;;[.H142];[.F142]*[.H142]))" office:value-type="currency" office:currency="GBP" office:value="1.53" calcext:value-type="currency">
            <text:p>£1,53</text:p>
          </table:table-cell>
          <table:table-cell table:style-name="ce47"/>
          <table:table-cell table:style-name="ce29" office:value-type="string" calcext:value-type="string">
            <text:p>MMBT5551</text:p>
          </table:table-cell>
          <table:table-cell table:style-name="ce40" office:value-type="float" office:value="0.02079" calcext:value-type="float">
            <text:p>0,021</text:p>
          </table:table-cell>
          <table:table-cell table:style-name="ce56" table:formula="of:=IF([.K142]=&quot;-&quot;;&quot;&quot;;IF([.A142]=&quot;&quot;;[.L142];[.F142]*[.L142]))" office:value-type="currency" office:currency="EUR" office:value="0.2079" calcext:value-type="currency">
            <text:p>0,21 €</text:p>
          </table:table-cell>
          <table:table-cell table:style-name="ce61" table:formula="of:=IF([.A142]&lt;&gt;&quot;&quot;; IF([.G142]&lt;&gt;&quot;-&quot; ; IF([.M142] &gt; [.I142]*[.$N$1];[.I142]*[.$N$1];[.M142]);[.M142]);&quot;&quot;)" office:value-type="currency" office:currency="EUR" office:value="0.2079" calcext:value-type="currency">
            <text:p>0,20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43]=&quot;Power board&quot;; [.A143]*2;[.A143])" office:value-type="float" office:value="2" calcext:value-type="float">
            <text:p>2</text:p>
          </table:table-cell>
          <table:table-cell table:style-name="ce19" office:value-type="string" calcext:value-type="string">
            <text:p>1888166</text:p>
          </table:table-cell>
          <table:table-cell table:style-name="ce41" office:value-type="float" office:value="0.0988" calcext:value-type="float">
            <text:p>0,099</text:p>
          </table:table-cell>
          <table:table-cell table:style-name="ce44" table:formula="of:=IF([.G143]=&quot;-&quot;;&quot;&quot;;IF([.A143]=&quot;&quot;;[.H143];[.F143]*[.H143]))" office:value-type="currency" office:currency="GBP" office:value="0.1976" calcext:value-type="currency">
            <text:p>£0,20</text:p>
          </table:table-cell>
          <table:table-cell table:style-name="ce48"/>
          <table:table-cell table:style-name="ce50" office:value-type="string" calcext:value-type="string">
            <text:p>BSS84P </text:p>
          </table:table-cell>
          <table:table-cell table:style-name="ce41" office:value-type="float" office:value="0.0326" calcext:value-type="float">
            <text:p>0,033</text:p>
          </table:table-cell>
          <table:table-cell table:style-name="ce57" table:formula="of:=IF([.K143]=&quot;-&quot;;&quot;&quot;;IF([.A143]=&quot;&quot;;[.L143];[.F143]*[.L143]))" office:value-type="currency" office:currency="EUR" office:value="0.0652" calcext:value-type="currency">
            <text:p>0,07 €</text:p>
          </table:table-cell>
          <table:table-cell table:style-name="ce61" table:formula="of:=IF([.A143]&lt;&gt;&quot;&quot;; IF([.G143]&lt;&gt;&quot;-&quot; ; IF([.M143] &gt; [.I143]*[.$N$1];[.I143]*[.$N$1];[.M143]);[.M143]);&quot;&quot;)" office:value-type="currency" office:currency="EUR" office:value="0.0652" calcext:value-type="currency">
            <text:p>0,0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2, Q10, Q11, Q17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44]=&quot;Power board&quot;; [.A144]*2;[.A144])" office:value-type="float" office:value="8" calcext:value-type="float">
            <text:p>8</text:p>
          </table:table-cell>
          <table:table-cell table:style-name="ce36" office:value-type="string" calcext:value-type="string">
            <text:p>1459108</text:p>
          </table:table-cell>
          <table:table-cell table:style-name="ce40" office:value-type="float" office:value="0.0725" calcext:value-type="float">
            <text:p>0,073</text:p>
          </table:table-cell>
          <table:table-cell table:style-name="ce43" table:formula="of:=IF([.G144]=&quot;-&quot;;&quot;&quot;;IF([.A144]=&quot;&quot;;[.H144];[.F144]*[.H144]))" office:value-type="currency" office:currency="GBP" office:value="0.58" calcext:value-type="currency">
            <text:p>£0,58</text:p>
          </table:table-cell>
          <table:table-cell table:style-name="ce47"/>
          <table:table-cell table:style-name="ce29" office:value-type="string" calcext:value-type="string">
            <text:p>MMBT5401</text:p>
          </table:table-cell>
          <table:table-cell table:style-name="ce40" office:value-type="float" office:value="0.02123" calcext:value-type="float">
            <text:p>0,021</text:p>
          </table:table-cell>
          <table:table-cell table:style-name="ce56" table:formula="of:=IF([.K144]=&quot;-&quot;;&quot;&quot;;IF([.A144]=&quot;&quot;;[.L144];[.F144]*[.L144]))" office:value-type="currency" office:currency="EUR" office:value="0.16984" calcext:value-type="currency">
            <text:p>0,17 €</text:p>
          </table:table-cell>
          <table:table-cell table:style-name="ce61" table:formula="of:=IF([.A144]&lt;&gt;&quot;&quot;; IF([.G144]&lt;&gt;&quot;-&quot; ; IF([.M144] &gt; [.I144]*[.$N$1];[.I144]*[.$N$1];[.M144]);[.M144]);&quot;&quot;)" office:value-type="currency" office:currency="EUR" office:value="0.16984" calcext:value-type="currency">
            <text:p>0,17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TA26-600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Q20, Q2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45]=&quot;Power board&quot;; [.A145]*2;[.A145])" office:value-type="float" office:value="2" calcext:value-type="float">
            <text:p>2</text:p>
          </table:table-cell>
          <table:table-cell table:style-name="ce19" office:value-type="float" office:value="1057286" calcext:value-type="float">
            <text:p>1057286</text:p>
          </table:table-cell>
          <table:table-cell table:style-name="ce41" office:value-type="float" office:value="2.25" calcext:value-type="float">
            <text:p>2,250</text:p>
          </table:table-cell>
          <table:table-cell table:style-name="ce44" table:formula="of:=IF([.G145]=&quot;-&quot;;&quot;&quot;;IF([.A145]=&quot;&quot;;[.H145];[.F145]*[.H145]))" office:value-type="currency" office:currency="GBP" office:value="4.5" calcext:value-type="currency">
            <text:p>£4,50</text:p>
          </table:table-cell>
          <table:table-cell table:style-name="ce48"/>
          <table:table-cell table:style-name="ce50" office:value-type="string" calcext:value-type="string">
            <text:p>BTA26-600BRG</text:p>
          </table:table-cell>
          <table:table-cell table:style-name="ce41" office:value-type="float" office:value="2.06" calcext:value-type="float">
            <text:p>2,060</text:p>
          </table:table-cell>
          <table:table-cell table:style-name="ce57" table:formula="of:=IF([.K145]=&quot;-&quot;;&quot;&quot;;IF([.A145]=&quot;&quot;;[.L145];[.F145]*[.L145]))" office:value-type="currency" office:currency="EUR" office:value="4.12" calcext:value-type="currency">
            <text:p>4,12 €</text:p>
          </table:table-cell>
          <table:table-cell table:style-name="ce61" table:formula="of:=IF([.A145]&lt;&gt;&quot;&quot;; IF([.G145]&lt;&gt;&quot;-&quot; ; IF([.M145] &gt; [.I145]*[.$N$1];[.I145]*[.$N$1];[.M145]);[.M145]);&quot;&quot;)" office:value-type="currency" office:currency="EUR" office:value="4.12" calcext:value-type="currency">
            <text:p>4,1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RLL014N</text:p>
          </table:table-cell>
          <table:table-cell table:style-name="ce24" office:value-type="string" calcext:value-type="string">
            <text:p>SOT-232</text:p>
          </table:table-cell>
          <table:table-cell table:style-name="ce29" office:value-type="string" calcext:value-type="string">
            <text:p>Q2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46]=&quot;Power board&quot;; [.A146]*2;[.A146])" office:value-type="float" office:value="1" calcext:value-type="float">
            <text:p>1</text:p>
          </table:table-cell>
          <table:table-cell table:style-name="ce36" office:value-type="float" office:value="8651183" calcext:value-type="float">
            <text:p>8651183</text:p>
          </table:table-cell>
          <table:table-cell table:style-name="ce40" office:value-type="float" office:value="0.504" calcext:value-type="float">
            <text:p>0,504</text:p>
          </table:table-cell>
          <table:table-cell table:style-name="ce43" table:formula="of:=IF([.G146]=&quot;-&quot;;&quot;&quot;;IF([.A146]=&quot;&quot;;[.H146];[.F146]*[.H146]))" office:value-type="currency" office:currency="GBP" office:value="0.504" calcext:value-type="currency">
            <text:p>£0,50</text:p>
          </table:table-cell>
          <table:table-cell table:style-name="ce47"/>
          <table:table-cell table:style-name="ce29" office:value-type="string" calcext:value-type="string">
            <text:p>IRLL014NPBF</text:p>
          </table:table-cell>
          <table:table-cell table:style-name="ce40" office:value-type="float" office:value="0.1983" calcext:value-type="float">
            <text:p>0,198</text:p>
          </table:table-cell>
          <table:table-cell table:style-name="ce56" table:formula="of:=IF([.K146]=&quot;-&quot;;&quot;&quot;;IF([.A146]=&quot;&quot;;[.L146];[.F146]*[.L146]))" office:value-type="currency" office:currency="EUR" office:value="0.1983" calcext:value-type="currency">
            <text:p>0,20 €</text:p>
          </table:table-cell>
          <table:table-cell table:style-name="ce61" table:formula="of:=IF([.A146]&lt;&gt;&quot;&quot;; IF([.G146]&lt;&gt;&quot;-&quot; ; IF([.M146] &gt; [.I146]*[.$N$1];[.I146]*[.$N$1];[.M146]);[.M146]);&quot;&quot;)" office:value-type="currency" office:currency="EUR" office:value="0.1983" calcext:value-type="currency">
            <text:p>0,19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23, Q24, Q25, Q26, Q2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47]=&quot;Power board&quot;; [.A147]*2;[.A147])" office:value-type="float" office:value="5" calcext:value-type="float">
            <text:p>5</text:p>
          </table:table-cell>
          <table:table-cell table:style-name="ce19" office:value-type="string" calcext:value-type="string">
            <text:p>1888166</text:p>
          </table:table-cell>
          <table:table-cell table:style-name="ce41" office:value-type="float" office:value="0.0988" calcext:value-type="float">
            <text:p>0,099</text:p>
          </table:table-cell>
          <table:table-cell table:style-name="ce44" table:formula="of:=IF([.G147]=&quot;-&quot;;&quot;&quot;;IF([.A147]=&quot;&quot;;[.H147];[.F147]*[.H147]))" office:value-type="currency" office:currency="GBP" office:value="0.494" calcext:value-type="currency">
            <text:p>£0,49</text:p>
          </table:table-cell>
          <table:table-cell table:style-name="ce48"/>
          <table:table-cell table:style-name="ce50" office:value-type="string" calcext:value-type="string">
            <text:p>IRLML2246TRPBF </text:p>
          </table:table-cell>
          <table:table-cell table:style-name="ce41" office:value-type="float" office:value="0.1" calcext:value-type="float">
            <text:p>0,100</text:p>
          </table:table-cell>
          <table:table-cell table:style-name="ce57" table:formula="of:=IF([.K147]=&quot;-&quot;;&quot;&quot;;IF([.A147]=&quot;&quot;;[.L147];[.F147]*[.L147]))" office:value-type="currency" office:currency="EUR" office:value="0.5" calcext:value-type="currency">
            <text:p>0,50 €</text:p>
          </table:table-cell>
          <table:table-cell table:style-name="ce61" table:formula="of:=IF([.A147]&lt;&gt;&quot;&quot;; IF([.G147]&lt;&gt;&quot;-&quot; ; IF([.M147] &gt; [.I147]*[.$N$1];[.I147]*[.$N$1];[.M147]);[.M147]);&quot;&quot;)" office:value-type="currency" office:currency="EUR" office:value="0.5" calcext:value-type="currency">
            <text:p>0,5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27, Q29, Q30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48]=&quot;Power board&quot;; [.A148]*2;[.A148])" office:value-type="float" office:value="3" calcext:value-type="float">
            <text:p>3</text:p>
          </table:table-cell>
          <table:table-cell table:style-name="ce36" office:value-type="string" calcext:value-type="string">
            <text:p>1713823</text:p>
          </table:table-cell>
          <table:table-cell table:style-name="ce40" office:value-type="float" office:value="0.0377" calcext:value-type="float">
            <text:p>0,038</text:p>
          </table:table-cell>
          <table:table-cell table:style-name="ce43" table:formula="of:=IF([.G148]=&quot;-&quot;;&quot;&quot;;IF([.A148]=&quot;&quot;;[.H148];[.F148]*[.H148]))" office:value-type="currency" office:currency="GBP" office:value="0.1131" calcext:value-type="currency">
            <text:p>£0,11</text:p>
          </table:table-cell>
          <table:table-cell table:style-name="ce47"/>
          <table:table-cell table:style-name="ce29" office:value-type="string" calcext:value-type="string">
            <text:p>2N7002</text:p>
          </table:table-cell>
          <table:table-cell table:style-name="ce40" office:value-type="float" office:value="0.03447" calcext:value-type="float">
            <text:p>0,034</text:p>
          </table:table-cell>
          <table:table-cell table:style-name="ce56" table:formula="of:=IF([.K148]=&quot;-&quot;;&quot;&quot;;IF([.A148]=&quot;&quot;;[.L148];[.F148]*[.L148]))" office:value-type="currency" office:currency="EUR" office:value="0.10341" calcext:value-type="currency">
            <text:p>0,10 €</text:p>
          </table:table-cell>
          <table:table-cell table:style-name="ce61" table:formula="of:=IF([.A148]&lt;&gt;&quot;&quot;; IF([.G148]&lt;&gt;&quot;-&quot; ; IF([.M148] &gt; [.I148]*[.$N$1];[.I148]*[.$N$1];[.M148]);[.M148]);&quot;&quot;)" office:value-type="currency" office:currency="EUR" office:value="0.10341" calcext:value-type="currency">
            <text:p>0,10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3, Q1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49]=&quot;Power board&quot;; [.A149]*2;[.A149])" office:value-type="float" office:value="4" calcext:value-type="float">
            <text:p>4</text:p>
          </table:table-cell>
          <table:table-cell table:style-name="ce19" office:value-type="string" calcext:value-type="string">
            <text:p>1713823</text:p>
          </table:table-cell>
          <table:table-cell table:style-name="ce41" office:value-type="float" office:value="0.0377" calcext:value-type="float">
            <text:p>0,038</text:p>
          </table:table-cell>
          <table:table-cell table:style-name="ce44" table:formula="of:=IF([.G149]=&quot;-&quot;;&quot;&quot;;IF([.A149]=&quot;&quot;;[.H149];[.F149]*[.H149]))" office:value-type="currency" office:currency="GBP" office:value="0.1508" calcext:value-type="currency">
            <text:p>£0,15</text:p>
          </table:table-cell>
          <table:table-cell table:style-name="ce48"/>
          <table:table-cell table:style-name="ce50" office:value-type="string" calcext:value-type="string">
            <text:p>2N7002</text:p>
          </table:table-cell>
          <table:table-cell table:style-name="ce41" office:value-type="float" office:value="0.03447" calcext:value-type="float">
            <text:p>0,034</text:p>
          </table:table-cell>
          <table:table-cell table:style-name="ce57" table:formula="of:=IF([.K149]=&quot;-&quot;;&quot;&quot;;IF([.A149]=&quot;&quot;;[.L149];[.F149]*[.L149]))" office:value-type="currency" office:currency="EUR" office:value="0.13788" calcext:value-type="currency">
            <text:p>0,14 €</text:p>
          </table:table-cell>
          <table:table-cell table:style-name="ce61" table:formula="of:=IF([.A149]&lt;&gt;&quot;&quot;; IF([.G149]&lt;&gt;&quot;-&quot; ; IF([.M149] &gt; [.I149]*[.$N$1];[.I149]*[.$N$1];[.M149]);[.M149]);&quot;&quot;)" office:value-type="currency" office:currency="EUR" office:value="0.13788" calcext:value-type="currency">
            <text:p>0,1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RFP250N</text:p>
          </table:table-cell>
          <table:table-cell table:style-name="ce24" office:value-type="string" calcext:value-type="string">
            <text:p><text:span text:style-name="T1">THT, </text:span><text:span text:style-name="T2">solder on bottom layer!</text:span></text:p>
          </table:table-cell>
          <table:table-cell table:style-name="ce29" office:value-type="string" calcext:value-type="string">
            <text:p>Q4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50]=&quot;Power board&quot;; [.A150]*2;[.A150])" office:value-type="float" office:value="2" calcext:value-type="float">
            <text:p>2</text:p>
          </table:table-cell>
          <table:table-cell table:style-name="ce36" office:value-type="string" calcext:value-type="string">
            <text:p>8649260</text:p>
          </table:table-cell>
          <table:table-cell table:style-name="ce40" office:value-type="float" office:value="2.91" calcext:value-type="float">
            <text:p>2,910</text:p>
          </table:table-cell>
          <table:table-cell table:style-name="ce43" table:formula="of:=IF([.G150]=&quot;-&quot;;&quot;&quot;;IF([.A150]=&quot;&quot;;[.H150];[.F150]*[.H150]))" office:value-type="currency" office:currency="GBP" office:value="5.82" calcext:value-type="currency">
            <text:p>£5,82</text:p>
          </table:table-cell>
          <table:table-cell table:style-name="ce47"/>
          <table:table-cell table:style-name="ce29" office:value-type="string" calcext:value-type="string">
            <text:p>IRFP250NPBF </text:p>
          </table:table-cell>
          <table:table-cell table:style-name="ce40" office:value-type="float" office:value="1" calcext:value-type="float">
            <text:p>1,000</text:p>
          </table:table-cell>
          <table:table-cell table:style-name="ce56" table:formula="of:=IF([.K150]=&quot;-&quot;;&quot;&quot;;IF([.A150]=&quot;&quot;;[.L150];[.F150]*[.L150]))" office:value-type="currency" office:currency="EUR" office:value="2" calcext:value-type="currency">
            <text:p>2,00 €</text:p>
          </table:table-cell>
          <table:table-cell table:style-name="ce61" table:formula="of:=IF([.A150]&lt;&gt;&quot;&quot;; IF([.G150]&lt;&gt;&quot;-&quot; ; IF([.M150] &gt; [.I150]*[.$N$1];[.I150]*[.$N$1];[.M150]);[.M150]);&quot;&quot;)" office:value-type="currency" office:currency="EUR" office:value="2" calcext:value-type="currency">
            <text:p>2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C857C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1]=&quot;Power board&quot;; [.A151]*2;[.A151])" office:value-type="float" office:value="2" calcext:value-type="float">
            <text:p>2</text:p>
          </table:table-cell>
          <table:table-cell table:style-name="ce19" office:value-type="string" calcext:value-type="string">
            <text:p>8734771</text:p>
          </table:table-cell>
          <table:table-cell table:style-name="ce41" office:value-type="float" office:value="0.0215" calcext:value-type="float">
            <text:p>0,022</text:p>
          </table:table-cell>
          <table:table-cell table:style-name="ce44" table:formula="of:=IF([.G151]=&quot;-&quot;;&quot;&quot;;IF([.A151]=&quot;&quot;;[.H151];[.F151]*[.H151]))" office:value-type="currency" office:currency="GBP" office:value="0.043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BC857C-DIO </text:p>
          </table:table-cell>
          <table:table-cell table:style-name="ce41" office:value-type="float" office:value="0.02" calcext:value-type="float">
            <text:p>0,020</text:p>
          </table:table-cell>
          <table:table-cell table:style-name="ce57" table:formula="of:=IF([.K151]=&quot;-&quot;;&quot;&quot;;IF([.A151]=&quot;&quot;;[.L151];[.F151]*[.L151]))" office:value-type="currency" office:currency="EUR" office:value="0.04" calcext:value-type="currency">
            <text:p>0,04 €</text:p>
          </table:table-cell>
          <table:table-cell table:style-name="ce61" table:formula="of:=IF([.A151]&lt;&gt;&quot;&quot;; IF([.G151]&lt;&gt;&quot;-&quot; ; IF([.M151] &gt; [.I151]*[.$N$1];[.I151]*[.$N$1];[.M151]);[.M151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46C</text:p>
          </table:table-cell>
          <table:table-cell table:style-name="ce24" office:value-type="string" calcext:value-type="string">
            <text:p>SOT-23</text:p>
          </table:table-cell>
          <table:table-cell table:style-name="ce29" office:value-type="string" calcext:value-type="string">
            <text:p>Q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52]=&quot;Power board&quot;; [.A152]*2;[.A152])" office:value-type="float" office:value="2" calcext:value-type="float">
            <text:p>2</text:p>
          </table:table-cell>
          <table:table-cell table:style-name="ce36" office:value-type="string" calcext:value-type="string">
            <text:p>2453325</text:p>
          </table:table-cell>
          <table:table-cell table:style-name="ce40" office:value-type="float" office:value="0.199" calcext:value-type="float">
            <text:p>0,199</text:p>
          </table:table-cell>
          <table:table-cell table:style-name="ce43" table:formula="of:=IF([.G152]=&quot;-&quot;;&quot;&quot;;IF([.A152]=&quot;&quot;;[.H152];[.F152]*[.H152]))" office:value-type="currency" office:currency="GBP" office:value="0.398" calcext:value-type="currency">
            <text:p>£0,40</text:p>
          </table:table-cell>
          <table:table-cell table:style-name="ce47"/>
          <table:table-cell table:style-name="ce29" office:value-type="string" calcext:value-type="string">
            <text:p>BC846C-DIO </text:p>
          </table:table-cell>
          <table:table-cell table:style-name="ce40" office:value-type="float" office:value="0.00198" calcext:value-type="float">
            <text:p>0,002</text:p>
          </table:table-cell>
          <table:table-cell table:style-name="ce56" table:formula="of:=IF([.K152]=&quot;-&quot;;&quot;&quot;;IF([.A152]=&quot;&quot;;[.L152];[.F152]*[.L152]))" office:value-type="currency" office:currency="EUR" office:value="0.00396" calcext:value-type="currency">
            <text:p>0,00 €</text:p>
          </table:table-cell>
          <table:table-cell table:style-name="ce61" table:formula="of:=IF([.A152]&lt;&gt;&quot;&quot;; IF([.G152]&lt;&gt;&quot;-&quot; ; IF([.M152] &gt; [.I152]*[.$N$1];[.I152]*[.$N$1];[.M152]);[.M152]);&quot;&quot;)" office:value-type="currency" office:currency="EUR" office:value="0.00396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CP56-16.115</text:p>
          </table:table-cell>
          <table:table-cell table:style-name="ce25" office:value-type="string" calcext:value-type="string">
            <text:p>SOT-223</text:p>
          </table:table-cell>
          <table:table-cell table:style-name="ce25" office:value-type="string" calcext:value-type="string">
            <text:p>Q7, Q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3]=&quot;Power board&quot;; [.A153]*2;[.A153])" office:value-type="float" office:value="4" calcext:value-type="float">
            <text:p>4</text:p>
          </table:table-cell>
          <table:table-cell table:style-name="ce19" office:value-type="string" calcext:value-type="string">
            <text:p>1081258</text:p>
          </table:table-cell>
          <table:table-cell table:style-name="ce41" office:value-type="float" office:value="0.122" calcext:value-type="float">
            <text:p>0,122</text:p>
          </table:table-cell>
          <table:table-cell table:style-name="ce44" table:formula="of:=IF([.G153]=&quot;-&quot;;&quot;&quot;;IF([.A153]=&quot;&quot;;[.H153];[.F153]*[.H153]))" office:value-type="currency" office:currency="GBP" office:value="0.488" calcext:value-type="currency">
            <text:p>£0,49</text:p>
          </table:table-cell>
          <table:table-cell table:style-name="ce48"/>
          <table:table-cell table:style-name="ce50" office:value-type="string" calcext:value-type="string">
            <text:p>BCP56-16T1G </text:p>
          </table:table-cell>
          <table:table-cell table:style-name="ce41" office:value-type="float" office:value="0.099" calcext:value-type="float">
            <text:p>0,099</text:p>
          </table:table-cell>
          <table:table-cell table:style-name="ce57" table:formula="of:=IF([.K153]=&quot;-&quot;;&quot;&quot;;IF([.A153]=&quot;&quot;;[.L153];[.F153]*[.L153]))" office:value-type="currency" office:currency="EUR" office:value="0.396" calcext:value-type="currency">
            <text:p>0,40 €</text:p>
          </table:table-cell>
          <table:table-cell table:style-name="ce61" table:formula="of:=IF([.A153]&lt;&gt;&quot;&quot;; IF([.G153]&lt;&gt;&quot;-&quot; ; IF([.M153] &gt; [.I153]*[.$N$1];[.I153]*[.$N$1];[.M153]);[.M153]);&quot;&quot;)" office:value-type="currency" office:currency="EUR" office:value="0.396" calcext:value-type="currency">
            <text:p>0,39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RFR5410</text:p>
          </table:table-cell>
          <table:table-cell table:style-name="ce24" office:value-type="string" calcext:value-type="string">
            <text:p>TO-252</text:p>
          </table:table-cell>
          <table:table-cell table:style-name="ce29" office:value-type="string" calcext:value-type="string">
            <text:p>Q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54]=&quot;Power board&quot;; [.A154]*2;[.A154])" office:value-type="float" office:value="2" calcext:value-type="float">
            <text:p>2</text:p>
          </table:table-cell>
          <table:table-cell table:style-name="ce36" office:value-type="string" calcext:value-type="string">
            <text:p>2468040</text:p>
          </table:table-cell>
          <table:table-cell table:style-name="ce40" office:value-type="float" office:value="0.846" calcext:value-type="float">
            <text:p>0,846</text:p>
          </table:table-cell>
          <table:table-cell table:style-name="ce43" table:formula="of:=IF([.G154]=&quot;-&quot;;&quot;&quot;;IF([.A154]=&quot;&quot;;[.H154];[.F154]*[.H154]))" office:value-type="currency" office:currency="GBP" office:value="1.692" calcext:value-type="currency">
            <text:p>£1,69</text:p>
          </table:table-cell>
          <table:table-cell table:style-name="ce47"/>
          <table:table-cell table:style-name="ce29" office:value-type="string" calcext:value-type="string">
            <text:p>IRFR5410PBF</text:p>
          </table:table-cell>
          <table:table-cell table:style-name="ce40" office:value-type="float" office:value="0.55" calcext:value-type="float">
            <text:p>0,550</text:p>
          </table:table-cell>
          <table:table-cell table:style-name="ce56" table:formula="of:=IF([.K154]=&quot;-&quot;;&quot;&quot;;IF([.A154]=&quot;&quot;;[.L154];[.F154]*[.L154]))" office:value-type="currency" office:currency="EUR" office:value="1.1" calcext:value-type="currency">
            <text:p>1,10 €</text:p>
          </table:table-cell>
          <table:table-cell table:style-name="ce61" table:formula="of:=IF([.A154]&lt;&gt;&quot;&quot;; IF([.G154]&lt;&gt;&quot;-&quot; ; IF([.M154] &gt; [.I154]*[.$N$1];[.I154]*[.$N$1];[.M154]);[.M154]);&quot;&quot;)" office:value-type="currency" office:currency="EUR" office:value="1.1" calcext:value-type="currency">
            <text:p>1,1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R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55]=&quot;Power board&quot;; [.A155]*2;[.A155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55]=&quot;-&quot;;&quot;&quot;;IF([.A155]=&quot;&quot;;[.H155];[.F155]*[.H15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55]=&quot;-&quot;;&quot;&quot;;IF([.A155]=&quot;&quot;;[.L155];[.F155]*[.L155]))">
            <text:p/>
          </table:table-cell>
          <table:table-cell table:style-name="ce61" table:formula="of:=IF([.A155]&lt;&gt;&quot;&quot;; IF([.G155]&lt;&gt;&quot;-&quot; ; IF([.M155] &gt; [.I155]*[.$N$1];[.I155]*[.$N$1];[.M155]);[.M15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5R/7W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R10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56]=&quot;Power board&quot;; [.A156]*2;[.A156])" office:value-type="float" office:value="1" calcext:value-type="float">
            <text:p>1</text:p>
          </table:table-cell>
          <table:table-cell table:style-name="ce36" office:value-type="float" office:value="1687978" calcext:value-type="float">
            <text:p>1687978</text:p>
          </table:table-cell>
          <table:table-cell table:style-name="ce40" office:value-type="float" office:value="0.327" calcext:value-type="float">
            <text:p>0,327</text:p>
          </table:table-cell>
          <table:table-cell table:style-name="ce43" table:formula="of:=IF([.G156]=&quot;-&quot;;&quot;&quot;;IF([.A156]=&quot;&quot;;[.H156];[.F156]*[.H156]))" office:value-type="currency" office:currency="GBP" office:value="0.327" calcext:value-type="currency">
            <text:p>£0,33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56]=&quot;-&quot;;&quot;&quot;;IF([.A156]=&quot;&quot;;[.L156];[.F156]*[.L156]))">
            <text:p/>
          </table:table-cell>
          <table:table-cell table:style-name="ce61" table:formula="of:=IF([.A156]&lt;&gt;&quot;&quot;; IF([.G156]&lt;&gt;&quot;-&quot; ; IF([.M156] &gt; [.I156]*[.$N$1];[.I156]*[.$N$1];[.M156]);[.M156]);&quot;&quot;)" office:value-type="currency" office:currency="EUR" office:value="0.41263803" calcext:value-type="currency">
            <text:p>0,4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R/2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103, R106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57]=&quot;Power board&quot;; [.A157]*2;[.A157])" office:value-type="float" office:value="2" calcext:value-type="float">
            <text:p>2</text:p>
          </table:table-cell>
          <table:table-cell table:style-name="ce19" office:value-type="float" office:value="2426593" calcext:value-type="float">
            <text:p>2426593</text:p>
          </table:table-cell>
          <table:table-cell table:style-name="ce41" office:value-type="float" office:value="0.0658" calcext:value-type="float">
            <text:p>0,066</text:p>
          </table:table-cell>
          <table:table-cell table:style-name="ce44" table:formula="of:=IF([.G157]=&quot;-&quot;;&quot;&quot;;IF([.A157]=&quot;&quot;;[.H157];[.F157]*[.H157]))" office:value-type="currency" office:currency="GBP" office:value="0.1316" calcext:value-type="currency">
            <text:p>£0,13</text:p>
          </table:table-cell>
          <table:table-cell table:style-name="ce48"/>
          <table:table-cell table:style-name="ce50" office:value-type="string" calcext:value-type="string">
            <text:p>WF25P-330R-5% </text:p>
          </table:table-cell>
          <table:table-cell table:style-name="ce41" office:value-type="float" office:value="0.0419" calcext:value-type="float">
            <text:p>0,042</text:p>
          </table:table-cell>
          <table:table-cell table:style-name="ce57" table:formula="of:=IF([.K157]=&quot;-&quot;;&quot;&quot;;IF([.A157]=&quot;&quot;;[.L157];[.F157]*[.L157]))" office:value-type="currency" office:currency="EUR" office:value="0.0838" calcext:value-type="currency">
            <text:p>0,08 €</text:p>
          </table:table-cell>
          <table:table-cell table:style-name="ce61" table:formula="of:=IF([.A157]&lt;&gt;&quot;&quot;; IF([.G157]&lt;&gt;&quot;-&quot; ; IF([.M157] &gt; [.I157]*[.$N$1];[.I157]*[.$N$1];[.M157]);[.M157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04, R10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58]=&quot;Power board&quot;; [.A158]*2;[.A158])" office:value-type="float" office:value="2" calcext:value-type="float">
            <text:p>2</text:p>
          </table:table-cell>
          <table:table-cell table:style-name="ce36" office:value-type="float" office:value="2332064" calcext:value-type="float">
            <text:p>2332064</text:p>
          </table:table-cell>
          <table:table-cell table:style-name="ce40" office:value-type="float" office:value="0.0158" calcext:value-type="float">
            <text:p>0,016</text:p>
          </table:table-cell>
          <table:table-cell table:style-name="ce43" table:formula="of:=IF([.G158]=&quot;-&quot;;&quot;&quot;;IF([.A158]=&quot;&quot;;[.H158];[.F158]*[.H158]))" office:value-type="currency" office:currency="GBP" office:value="0.0316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CRCW0805270RFKTABC</text:p>
          </table:table-cell>
          <table:table-cell table:style-name="ce40" office:value-type="float" office:value="0.00766" calcext:value-type="float">
            <text:p>0,008</text:p>
          </table:table-cell>
          <table:table-cell table:style-name="ce56" table:formula="of:=IF([.K158]=&quot;-&quot;;&quot;&quot;;IF([.A158]=&quot;&quot;;[.L158];[.F158]*[.L158]))" office:value-type="currency" office:currency="EUR" office:value="0.01532" calcext:value-type="currency">
            <text:p>0,02 €</text:p>
          </table:table-cell>
          <table:table-cell table:style-name="ce61" table:formula="of:=IF([.A158]&lt;&gt;&quot;&quot;; IF([.G158]&lt;&gt;&quot;-&quot; ; IF([.M158] &gt; [.I158]*[.$N$1];[.I158]*[.$N$1];[.M158]);[.M158]);&quot;&quot;)" office:value-type="currency" office:currency="EUR" office:value="0.01532" calcext:value-type="currency">
            <text:p>0,01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50R/2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105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59]=&quot;Power board&quot;; [.A159]*2;[.A159])" office:value-type="float" office:value="1" calcext:value-type="float">
            <text:p>1</text:p>
          </table:table-cell>
          <table:table-cell table:style-name="ce19" office:value-type="float" office:value="2117481" calcext:value-type="float">
            <text:p>2117481</text:p>
          </table:table-cell>
          <table:table-cell table:style-name="ce41" office:value-type="float" office:value="0.317" calcext:value-type="float">
            <text:p>0,317</text:p>
          </table:table-cell>
          <table:table-cell table:style-name="ce44" table:formula="of:=IF([.G159]=&quot;-&quot;;&quot;&quot;;IF([.A159]=&quot;&quot;;[.H159];[.F159]*[.H159]))" office:value-type="currency" office:currency="GBP" office:value="0.317" calcext:value-type="currency">
            <text:p>£0,32</text:p>
          </table:table-cell>
          <table:table-cell table:style-name="ce48"/>
          <table:table-cell table:style-name="ce50" office:value-type="string" calcext:value-type="string">
            <text:p>WF25P-150R-5%</text:p>
          </table:table-cell>
          <table:table-cell table:style-name="ce41" office:value-type="float" office:value="0.0419" calcext:value-type="float">
            <text:p>0,042</text:p>
          </table:table-cell>
          <table:table-cell table:style-name="ce57" table:formula="of:=IF([.K159]=&quot;-&quot;;&quot;&quot;;IF([.A159]=&quot;&quot;;[.L159];[.F159]*[.L159]))" office:value-type="currency" office:currency="EUR" office:value="0.0419" calcext:value-type="currency">
            <text:p>0,04 €</text:p>
          </table:table-cell>
          <table:table-cell table:style-name="ce61" table:formula="of:=IF([.A159]&lt;&gt;&quot;&quot;; IF([.G159]&lt;&gt;&quot;-&quot; ; IF([.M159] &gt; [.I159]*[.$N$1];[.I159]*[.$N$1];[.M159]);[.M159]);&quot;&quot;)" office:value-type="currency" office:currency="EUR" office:value="0.0419" calcext:value-type="currency">
            <text:p>0,0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5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08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0]=&quot;Power board&quot;; [.A160]*2;[.A160])" office:value-type="float" office:value="1" calcext:value-type="float">
            <text:p>1</text:p>
          </table:table-cell>
          <table:table-cell table:style-name="ce36" office:value-type="float" office:value="2447595" calcext:value-type="float">
            <text:p>2447595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[.G160]=&quot;-&quot;;&quot;&quot;;IF([.A160]=&quot;&quot;;[.H160];[.F160]*[.H160]))" office:value-type="currency" office:currency="GBP" office:value="0.0016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SMD0805-15K-1%</text:p>
          </table:table-cell>
          <table:table-cell table:style-name="ce40" office:value-type="float" office:value="0.00828" calcext:value-type="float">
            <text:p>0,008</text:p>
          </table:table-cell>
          <table:table-cell table:style-name="ce56" table:formula="of:=IF([.K160]=&quot;-&quot;;&quot;&quot;;IF([.A160]=&quot;&quot;;[.L160];[.F160]*[.L160]))" office:value-type="currency" office:currency="EUR" office:value="0.00828" calcext:value-type="currency">
            <text:p>0,01 €</text:p>
          </table:table-cell>
          <table:table-cell table:style-name="ce61" table:formula="of:=IF([.A160]&lt;&gt;&quot;&quot;; IF([.G160]&lt;&gt;&quot;-&quot; ; IF([.M160] &gt; [.I160]*[.$N$1];[.I160]*[.$N$1];[.M160]);[.M160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09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1]=&quot;Power board&quot;; [.A161]*2;[.A161])" office:value-type="float" office:value="1" calcext:value-type="float">
            <text:p>1</text:p>
          </table:table-cell>
          <table:table-cell table:style-name="ce19" office:value-type="string" calcext:value-type="string">
            <text:p>9237534</text:p>
          </table:table-cell>
          <table:table-cell table:style-name="ce41" office:value-type="float" office:value="0.0087" calcext:value-type="float">
            <text:p>0,009</text:p>
          </table:table-cell>
          <table:table-cell table:style-name="ce44" table:formula="of:=IF([.G161]=&quot;-&quot;;&quot;&quot;;IF([.A161]=&quot;&quot;;[.H161];[.F161]*[.H161]))" office:value-type="currency" office:currency="GBP" office:value="0.0087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SMD0805-2K2-1%</text:p>
          </table:table-cell>
          <table:table-cell table:style-name="ce41" office:value-type="float" office:value="0.00813" calcext:value-type="float">
            <text:p>0,008</text:p>
          </table:table-cell>
          <table:table-cell table:style-name="ce57" table:formula="of:=IF([.K161]=&quot;-&quot;;&quot;&quot;;IF([.A161]=&quot;&quot;;[.L161];[.F161]*[.L161]))" office:value-type="currency" office:currency="EUR" office:value="0.00813" calcext:value-type="currency">
            <text:p>0,01 €</text:p>
          </table:table-cell>
          <table:table-cell table:style-name="ce61" table:formula="of:=IF([.A161]&lt;&gt;&quot;&quot;; IF([.G161]&lt;&gt;&quot;-&quot; ; IF([.M161] &gt; [.I161]*[.$N$1];[.I161]*[.$N$1];[.M161]);[.M161]);&quot;&quot;)" office:value-type="currency" office:currency="EUR" office:value="0.00813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, R14, R73, R7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62]=&quot;Power board&quot;; [.A162]*2;[.A162])" office:value-type="float" office:value="8" calcext:value-type="float">
            <text:p>8</text:p>
          </table:table-cell>
          <table:table-cell table:style-name="ce36" office:value-type="string" calcext:value-type="string">
            <text:p>1887334</text:p>
          </table:table-cell>
          <table:table-cell table:style-name="ce40" office:value-type="float" office:value="0.0174" calcext:value-type="float">
            <text:p>0,017</text:p>
          </table:table-cell>
          <table:table-cell table:style-name="ce43" table:formula="of:=IF([.G162]=&quot;-&quot;;&quot;&quot;;IF([.A162]=&quot;&quot;;[.H162];[.F162]*[.H162]))" office:value-type="currency" office:currency="GBP" office:value="0.1392" calcext:value-type="currency">
            <text:p>£0,14</text:p>
          </table:table-cell>
          <table:table-cell table:style-name="ce47"/>
          <table:table-cell table:style-name="ce29" office:value-type="string" calcext:value-type="string">
            <text:p>SMD0805-100K-1% </text:p>
          </table:table-cell>
          <table:table-cell table:style-name="ce40" office:value-type="float" office:value="0.00821" calcext:value-type="float">
            <text:p>0,008</text:p>
          </table:table-cell>
          <table:table-cell table:style-name="ce56" table:formula="of:=IF([.K162]=&quot;-&quot;;&quot;&quot;;IF([.A162]=&quot;&quot;;[.L162];[.F162]*[.L162]))" office:value-type="currency" office:currency="EUR" office:value="0.06568" calcext:value-type="currency">
            <text:p>0,07 €</text:p>
          </table:table-cell>
          <table:table-cell table:style-name="ce61" table:formula="of:=IF([.A162]&lt;&gt;&quot;&quot;; IF([.G162]&lt;&gt;&quot;-&quot; ; IF([.M162] &gt; [.I162]*[.$N$1];[.I162]*[.$N$1];[.M162]);[.M162]);&quot;&quot;)" office:value-type="currency" office:currency="EUR" office:value="0.06568" calcext:value-type="currency">
            <text:p>0,06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R11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3]=&quot;Power board&quot;; [.A163]*2;[.A163])" office:value-type="float" office:value="1" calcext:value-type="float">
            <text:p>1</text:p>
          </table:table-cell>
          <table:table-cell table:style-name="ce19" office:value-type="string" calcext:value-type="string">
            <text:p>9236643</text:p>
          </table:table-cell>
          <table:table-cell table:style-name="ce41" office:value-type="float" office:value="0.0122" calcext:value-type="float">
            <text:p>0,012</text:p>
          </table:table-cell>
          <table:table-cell table:style-name="ce44" table:formula="of:=IF([.G163]=&quot;-&quot;;&quot;&quot;;IF([.A163]=&quot;&quot;;[.H163];[.F163]*[.H163]))" office:value-type="currency" office:currency="GBP" office:value="0.0122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CRCW120610R0FKTABC</text:p>
          </table:table-cell>
          <table:table-cell table:style-name="ce41" office:value-type="float" office:value="0.0137" calcext:value-type="float">
            <text:p>0,014</text:p>
          </table:table-cell>
          <table:table-cell table:style-name="ce57" table:formula="of:=IF([.K163]=&quot;-&quot;;&quot;&quot;;IF([.A163]=&quot;&quot;;[.L163];[.F163]*[.L163]))" office:value-type="currency" office:currency="EUR" office:value="0.0137" calcext:value-type="currency">
            <text:p>0,01 €</text:p>
          </table:table-cell>
          <table:table-cell table:style-name="ce61" table:formula="of:=IF([.A163]&lt;&gt;&quot;&quot;; IF([.G163]&lt;&gt;&quot;-&quot; ; IF([.M163] &gt; [.I163]*[.$N$1];[.I163]*[.$N$1];[.M163]);[.M163]);&quot;&quot;)" office:value-type="currency" office:currency="EUR" office:value="0.0137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K6 1%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4]=&quot;Power board&quot;; [.A164]*2;[.A164])" office:value-type="float" office:value="1" calcext:value-type="float">
            <text:p>1</text:p>
          </table:table-cell>
          <table:table-cell table:style-name="ce36" office:value-type="float" office:value="2447693" calcext:value-type="float">
            <text:p>2447693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[.G164]=&quot;-&quot;;&quot;&quot;;IF([.A164]=&quot;&quot;;[.H164];[.F164]*[.H164]))" office:value-type="currency" office:currency="GBP" office:value="0.0016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SMD0805-5K6-1% </text:p>
          </table:table-cell>
          <table:table-cell table:style-name="ce40" office:value-type="float" office:value="0.00828" calcext:value-type="float">
            <text:p>0,008</text:p>
          </table:table-cell>
          <table:table-cell table:style-name="ce56" table:formula="of:=IF([.K164]=&quot;-&quot;;&quot;&quot;;IF([.A164]=&quot;&quot;;[.L164];[.F164]*[.L164]))" office:value-type="currency" office:currency="EUR" office:value="0.00828" calcext:value-type="currency">
            <text:p>0,01 €</text:p>
          </table:table-cell>
          <table:table-cell table:style-name="ce61" table:formula="of:=IF([.A164]&lt;&gt;&quot;&quot;; IF([.G164]&lt;&gt;&quot;-&quot; ; IF([.M164] &gt; [.I164]*[.$N$1];[.I164]*[.$N$1];[.M164]);[.M164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8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5]=&quot;Power board&quot;; [.A165]*2;[.A165])" office:value-type="float" office:value="1" calcext:value-type="float">
            <text:p>1</text:p>
          </table:table-cell>
          <table:table-cell table:style-name="ce19" office:value-type="string" calcext:value-type="string">
            <text:p>9332723</text:p>
          </table:table-cell>
          <table:table-cell table:style-name="ce41" office:value-type="float" office:value="0.0016" calcext:value-type="float">
            <text:p>0,002</text:p>
          </table:table-cell>
          <table:table-cell table:style-name="ce44" table:formula="of:=IF([.G165]=&quot;-&quot;;&quot;&quot;;IF([.A165]=&quot;&quot;;[.H165];[.F165]*[.H165]))" office:value-type="currency" office:currency="GBP" office:value="0.0016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CRCW080518K0FKTABC</text:p>
          </table:table-cell>
          <table:table-cell table:style-name="ce41" office:value-type="float" office:value="0.0116" calcext:value-type="float">
            <text:p>0,012</text:p>
          </table:table-cell>
          <table:table-cell table:style-name="ce57" table:formula="of:=IF([.K165]=&quot;-&quot;;&quot;&quot;;IF([.A165]=&quot;&quot;;[.L165];[.F165]*[.L165]))" office:value-type="currency" office:currency="EUR" office:value="0.0116" calcext:value-type="currency">
            <text:p>0,01 €</text:p>
          </table:table-cell>
          <table:table-cell table:style-name="ce61" table:formula="of:=IF([.A165]&lt;&gt;&quot;&quot;; IF([.G165]&lt;&gt;&quot;-&quot; ; IF([.M165] &gt; [.I165]*[.$N$1];[.I165]*[.$N$1];[.M165]);[.M165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3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6]=&quot;Power board&quot;; [.A166]*2;[.A166])" office:value-type="float" office:value="1" calcext:value-type="float">
            <text:p>1</text:p>
          </table:table-cell>
          <table:table-cell table:style-name="ce36" office:value-type="float" office:value="2447603" calcext:value-type="float">
            <text:p>2447603</text:p>
          </table:table-cell>
          <table:table-cell table:style-name="ce40" office:value-type="float" office:value="0.0015" calcext:value-type="float">
            <text:p>0,002</text:p>
          </table:table-cell>
          <table:table-cell table:style-name="ce43" table:formula="of:=IF([.G166]=&quot;-&quot;;&quot;&quot;;IF([.A166]=&quot;&quot;;[.H166];[.F166]*[.H166]))" office:value-type="currency" office:currency="GBP" office:value="0.0015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SMD0805-20K-1%</text:p>
          </table:table-cell>
          <table:table-cell table:style-name="ce40" office:value-type="float" office:value="0.00821" calcext:value-type="float">
            <text:p>0,008</text:p>
          </table:table-cell>
          <table:table-cell table:style-name="ce56" table:formula="of:=IF([.K166]=&quot;-&quot;;&quot;&quot;;IF([.A166]=&quot;&quot;;[.L166];[.F166]*[.L166]))" office:value-type="currency" office:currency="EUR" office:value="0.00821" calcext:value-type="currency">
            <text:p>0,01 €</text:p>
          </table:table-cell>
          <table:table-cell table:style-name="ce61" table:formula="of:=IF([.A166]&lt;&gt;&quot;&quot;; IF([.G166]&lt;&gt;&quot;-&quot; ; IF([.M166] &gt; [.I166]*[.$N$1];[.I166]*[.$N$1];[.M166]);[.M166]);&quot;&quot;)" office:value-type="currency" office:currency="EUR" office:value="0.001892835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K8 1%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4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7]=&quot;Power board&quot;; [.A167]*2;[.A167])" office:value-type="float" office:value="1" calcext:value-type="float">
            <text:p>1</text:p>
          </table:table-cell>
          <table:table-cell table:style-name="ce19" office:value-type="float" office:value="2447595" calcext:value-type="float">
            <text:p>2447595</text:p>
          </table:table-cell>
          <table:table-cell table:style-name="ce41" office:value-type="float" office:value="0.0016" calcext:value-type="float">
            <text:p>0,002</text:p>
          </table:table-cell>
          <table:table-cell table:style-name="ce44" table:formula="of:=IF([.G167]=&quot;-&quot;;&quot;&quot;;IF([.A167]=&quot;&quot;;[.H167];[.F167]*[.H167]))" office:value-type="currency" office:currency="GBP" office:value="0.0016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SMD0805-1K8-1% </text:p>
          </table:table-cell>
          <table:table-cell table:style-name="ce41" office:value-type="float" office:value="0.00828" calcext:value-type="float">
            <text:p>0,008</text:p>
          </table:table-cell>
          <table:table-cell table:style-name="ce57" table:formula="of:=IF([.K167]=&quot;-&quot;;&quot;&quot;;IF([.A167]=&quot;&quot;;[.L167];[.F167]*[.L167]))" office:value-type="currency" office:currency="EUR" office:value="0.00828" calcext:value-type="currency">
            <text:p>0,01 €</text:p>
          </table:table-cell>
          <table:table-cell table:style-name="ce61" table:formula="of:=IF([.A167]&lt;&gt;&quot;&quot;; IF([.G167]&lt;&gt;&quot;-&quot; ; IF([.M167] &gt; [.I167]*[.$N$1];[.I167]*[.$N$1];[.M167]);[.M167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5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68]=&quot;Power board&quot;; [.A168]*2;[.A168])" office:value-type="float" office:value="1" calcext:value-type="float">
            <text:p>1</text:p>
          </table:table-cell>
          <table:table-cell table:style-name="ce36" office:value-type="string" calcext:value-type="string">
            <text:p>1099793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3" table:formula="of:=IF([.G168]=&quot;-&quot;;&quot;&quot;;IF([.A168]=&quot;&quot;;[.H168];[.F168]*[.H168]))" office:value-type="currency" office:currency="GBP" office:value="0.02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RC0805FR-07100R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168]=&quot;-&quot;;&quot;&quot;;IF([.A168]=&quot;&quot;;[.L168];[.F168]*[.L168]))" office:value-type="currency" office:currency="EUR" office:value="0.00701" calcext:value-type="currency">
            <text:p>0,01 €</text:p>
          </table:table-cell>
          <table:table-cell table:style-name="ce61" table:formula="of:=IF([.A168]&lt;&gt;&quot;&quot;; IF([.G168]&lt;&gt;&quot;-&quot; ; IF([.M168] &gt; [.I168]*[.$N$1];[.I168]*[.$N$1];[.M168]);[.M168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69]=&quot;Power board&quot;; [.A169]*2;[.A169])" office:value-type="float" office:value="1" calcext:value-type="float">
            <text:p>1</text:p>
          </table:table-cell>
          <table:table-cell table:style-name="ce19" office:value-type="string" calcext:value-type="string">
            <text:p>2447664</text:p>
          </table:table-cell>
          <table:table-cell table:style-name="ce41" office:value-type="float" office:value="0.002" calcext:value-type="float">
            <text:p>0,002</text:p>
          </table:table-cell>
          <table:table-cell table:style-name="ce44" table:formula="of:=IF([.G169]=&quot;-&quot;;&quot;&quot;;IF([.A169]=&quot;&quot;;[.H169];[.F169]*[.H169]))" office:value-type="currency" office:currency="GBP" office:value="0.002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RC0805FR-0747K </text:p>
          </table:table-cell>
          <table:table-cell table:style-name="ce41" office:value-type="float" office:value="0.00696" calcext:value-type="float">
            <text:p>0,007</text:p>
          </table:table-cell>
          <table:table-cell table:style-name="ce57" table:formula="of:=IF([.K169]=&quot;-&quot;;&quot;&quot;;IF([.A169]=&quot;&quot;;[.L169];[.F169]*[.L169]))" office:value-type="currency" office:currency="EUR" office:value="0.00696" calcext:value-type="currency">
            <text:p>0,01 €</text:p>
          </table:table-cell>
          <table:table-cell table:style-name="ce61" table:formula="of:=IF([.A169]&lt;&gt;&quot;&quot;; IF([.G169]&lt;&gt;&quot;-&quot; ; IF([.M169] &gt; [.I169]*[.$N$1];[.I169]*[.$N$1];[.M169]);[.M169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70]=&quot;Power board&quot;; [.A170]*2;[.A170])" office:value-type="float" office:value="1" calcext:value-type="float">
            <text:p>1</text:p>
          </table:table-cell>
          <table:table-cell table:style-name="ce36" office:value-type="string" calcext:value-type="string">
            <text:p>1099800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3" table:formula="of:=IF([.G170]=&quot;-&quot;;&quot;&quot;;IF([.A170]=&quot;&quot;;[.H170];[.F170]*[.H170]))" office:value-type="currency" office:currency="GBP" office:value="0.024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RC0805FR-071K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170]=&quot;-&quot;;&quot;&quot;;IF([.A170]=&quot;&quot;;[.L170];[.F170]*[.L170]))" office:value-type="currency" office:currency="EUR" office:value="0.00701" calcext:value-type="currency">
            <text:p>0,01 €</text:p>
          </table:table-cell>
          <table:table-cell table:style-name="ce61" table:formula="of:=IF([.A170]&lt;&gt;&quot;&quot;; IF([.G170]&lt;&gt;&quot;-&quot; ; IF([.M170] &gt; [.I170]*[.$N$1];[.I170]*[.$N$1];[.M170]);[.M170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5K6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171]=&quot;Power board&quot;; [.A171]*2;[.A171])" office:value-type="float" office:value="1" calcext:value-type="float">
            <text:p>1</text:p>
          </table:table-cell>
          <table:table-cell table:style-name="ce19" office:value-type="string" calcext:value-type="string">
            <text:p>2447693</text:p>
          </table:table-cell>
          <table:table-cell table:style-name="ce41" office:value-type="float" office:value="0.002" calcext:value-type="float">
            <text:p>0,002</text:p>
          </table:table-cell>
          <table:table-cell table:style-name="ce44" table:formula="of:=IF([.G171]=&quot;-&quot;;&quot;&quot;;IF([.A171]=&quot;&quot;;[.H171];[.F171]*[.H171]))" office:value-type="currency" office:currency="GBP" office:value="0.002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RC0805FR-075K6 </text:p>
          </table:table-cell>
          <table:table-cell table:style-name="ce41" office:value-type="float" office:value="0.0069" calcext:value-type="float">
            <text:p>0,007</text:p>
          </table:table-cell>
          <table:table-cell table:style-name="ce57" table:formula="of:=IF([.K171]=&quot;-&quot;;&quot;&quot;;IF([.A171]=&quot;&quot;;[.L171];[.F171]*[.L171]))" office:value-type="currency" office:currency="EUR" office:value="0.0069" calcext:value-type="currency">
            <text:p>0,01 €</text:p>
          </table:table-cell>
          <table:table-cell table:style-name="ce61" table:formula="of:=IF([.A171]&lt;&gt;&quot;&quot;; IF([.G171]&lt;&gt;&quot;-&quot; ; IF([.M171] &gt; [.I171]*[.$N$1];[.I171]*[.$N$1];[.M171]);[.M171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1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72]=&quot;Power board&quot;; [.A172]*2;[.A172])" office:value-type="float" office:value="1" calcext:value-type="float">
            <text:p>1</text:p>
          </table:table-cell>
          <table:table-cell table:style-name="ce36" office:value-type="string" calcext:value-type="string">
            <text:p>9237755</text:p>
          </table:table-cell>
          <table:table-cell table:style-name="ce40" office:value-type="float" office:value="0.009" calcext:value-type="float">
            <text:p>0,009</text:p>
          </table:table-cell>
          <table:table-cell table:style-name="ce43" table:formula="of:=IF([.G172]=&quot;-&quot;;&quot;&quot;;IF([.A172]=&quot;&quot;;[.H172];[.F172]*[.H172]))" office:value-type="currency" office:currency="GBP" office:value="0.009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RC0805FR-0710K </text:p>
          </table:table-cell>
          <table:table-cell table:style-name="ce40" office:value-type="float" office:value="0.00603" calcext:value-type="float">
            <text:p>0,006</text:p>
          </table:table-cell>
          <table:table-cell table:style-name="ce56" table:formula="of:=IF([.K172]=&quot;-&quot;;&quot;&quot;;IF([.A172]=&quot;&quot;;[.L172];[.F172]*[.L172]))" office:value-type="currency" office:currency="EUR" office:value="0.00603" calcext:value-type="currency">
            <text:p>0,01 €</text:p>
          </table:table-cell>
          <table:table-cell table:style-name="ce61" table:formula="of:=IF([.A172]&lt;&gt;&quot;&quot;; IF([.G172]&lt;&gt;&quot;-&quot; ; IF([.M172] &gt; [.I172]*[.$N$1];[.I172]*[.$N$1];[.M172]);[.M172]);&quot;&quot;)" office:value-type="currency" office:currency="EUR" office:value="0.00603" calcext:value-type="currency">
            <text:p>0,00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24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73]=&quot;Power board&quot;; [.A173]*2;[.A173])" office:value-type="float" office:value="2" calcext:value-type="float">
            <text:p>2</text:p>
          </table:table-cell>
          <table:table-cell table:style-name="ce19" office:value-type="string" calcext:value-type="string">
            <text:p>2303817</text:p>
          </table:table-cell>
          <table:table-cell table:style-name="ce41" office:value-type="float" office:value="0.0141" calcext:value-type="float">
            <text:p>0,014</text:p>
          </table:table-cell>
          <table:table-cell table:style-name="ce44" table:formula="of:=IF([.G173]=&quot;-&quot;;&quot;&quot;;IF([.A173]=&quot;&quot;;[.H173];[.F173]*[.H173]))" office:value-type="currency" office:currency="GBP" office:value="0.0282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RC0805FR-07330K</text:p>
          </table:table-cell>
          <table:table-cell table:style-name="ce41" office:value-type="float" office:value="0.00847" calcext:value-type="float">
            <text:p>0,008</text:p>
          </table:table-cell>
          <table:table-cell table:style-name="ce57" table:formula="of:=IF([.K173]=&quot;-&quot;;&quot;&quot;;IF([.A173]=&quot;&quot;;[.L173];[.F173]*[.L173]))" office:value-type="currency" office:currency="EUR" office:value="0.01694" calcext:value-type="currency">
            <text:p>0,02 €</text:p>
          </table:table-cell>
          <table:table-cell table:style-name="ce61" table:formula="of:=IF([.A173]&lt;&gt;&quot;&quot;; IF([.G173]&lt;&gt;&quot;-&quot; ; IF([.M173] &gt; [.I173]*[.$N$1];[.I173]*[.$N$1];[.M173]);[.M173]);&quot;&quot;)" office:value-type="currency" office:currency="EUR" office:value="0.01694" calcext:value-type="currency">
            <text:p>0,01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R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R120, R12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174]=&quot;Power board&quot;; [.A174]*2;[.A17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174]=&quot;-&quot;;&quot;&quot;;IF([.A174]=&quot;&quot;;[.H174];[.F174]*[.H17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74]=&quot;-&quot;;&quot;&quot;;IF([.A174]=&quot;&quot;;[.L174];[.F174]*[.L174]))">
            <text:p/>
          </table:table-cell>
          <table:table-cell table:style-name="ce61" table:formula="of:=IF([.A174]&lt;&gt;&quot;&quot;; IF([.G174]&lt;&gt;&quot;-&quot; ; IF([.M174] &gt; [.I174]*[.$N$1];[.I174]*[.$N$1];[.M174]);[.M174]);&quot;&quot;)">
            <text:p/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2, R123, R127, R129, R132, R133, R156, R15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5]=&quot;Power board&quot;; [.A175]*2;[.A175])" office:value-type="float" office:value="8" calcext:value-type="float">
            <text:p>8</text:p>
          </table:table-cell>
          <table:table-cell table:style-name="ce19" office:value-type="string" calcext:value-type="string">
            <text:p>9333266</text:p>
          </table:table-cell>
          <table:table-cell table:style-name="ce41" office:value-type="float" office:value="0.012" calcext:value-type="float">
            <text:p>0,012</text:p>
          </table:table-cell>
          <table:table-cell table:style-name="ce44" table:formula="of:=IF([.G175]=&quot;-&quot;;&quot;&quot;;IF([.A175]=&quot;&quot;;[.H175];[.F175]*[.H175]))" office:value-type="currency" office:currency="GBP" office:value="0.096" calcext:value-type="currency">
            <text:p>£0,10</text:p>
          </table:table-cell>
          <table:table-cell table:style-name="ce48"/>
          <table:table-cell table:style-name="ce50" office:value-type="string" calcext:value-type="string">
            <text:p>RC0805FR-074K7</text:p>
          </table:table-cell>
          <table:table-cell table:style-name="ce41" office:value-type="float" office:value="0.00692" calcext:value-type="float">
            <text:p>0,007</text:p>
          </table:table-cell>
          <table:table-cell table:style-name="ce57" table:formula="of:=IF([.K175]=&quot;-&quot;;&quot;&quot;;IF([.A175]=&quot;&quot;;[.L175];[.F175]*[.L175]))" office:value-type="currency" office:currency="EUR" office:value="0.05536" calcext:value-type="currency">
            <text:p>0,06 €</text:p>
          </table:table-cell>
          <table:table-cell table:style-name="ce61" table:formula="of:=IF([.A175]&lt;&gt;&quot;&quot;; IF([.G175]&lt;&gt;&quot;-&quot; ; IF([.M175] &gt; [.I175]*[.$N$1];[.I175]*[.$N$1];[.M175]);[.M175]);&quot;&quot;)" office:value-type="currency" office:currency="EUR" office:value="0.05536" calcext:value-type="currency">
            <text:p>0,05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24, R12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76]=&quot;Power board&quot;; [.A176]*2;[.A176])" office:value-type="float" office:value="2" calcext:value-type="float">
            <text:p>2</text:p>
          </table:table-cell>
          <table:table-cell table:style-name="ce36" office:value-type="string" calcext:value-type="string">
            <text:p>2141629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176]=&quot;-&quot;;&quot;&quot;;IF([.A176]=&quot;&quot;;[.H176];[.F176]*[.H176]))" office:value-type="currency" office:currency="GBP" office:value="0.032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0805FR-071R </text:p>
          </table:table-cell>
          <table:table-cell table:style-name="ce40" office:value-type="float" office:value="0.00846" calcext:value-type="float">
            <text:p>0,008</text:p>
          </table:table-cell>
          <table:table-cell table:style-name="ce56" table:formula="of:=IF([.K176]=&quot;-&quot;;&quot;&quot;;IF([.A176]=&quot;&quot;;[.L176];[.F176]*[.L176]))" office:value-type="currency" office:currency="EUR" office:value="0.01692" calcext:value-type="currency">
            <text:p>0,02 €</text:p>
          </table:table-cell>
          <table:table-cell table:style-name="ce61" table:formula="of:=IF([.A176]&lt;&gt;&quot;&quot;; IF([.G176]&lt;&gt;&quot;-&quot; ; IF([.M176] &gt; [.I176]*[.$N$1];[.I176]*[.$N$1];[.M176]);[.M176]);&quot;&quot;)" office:value-type="currency" office:currency="EUR" office:value="0.01692" calcext:value-type="currency">
            <text:p>0,01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5, R131, R14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77]=&quot;Power board&quot;; [.A177]*2;[.A177])" office:value-type="float" office:value="3" calcext:value-type="float">
            <text:p>3</text:p>
          </table:table-cell>
          <table:table-cell table:style-name="ce19" office:value-type="string" calcext:value-type="string">
            <text:p>1887334</text:p>
          </table:table-cell>
          <table:table-cell table:style-name="ce41" office:value-type="float" office:value="0.0174" calcext:value-type="float">
            <text:p>0,017</text:p>
          </table:table-cell>
          <table:table-cell table:style-name="ce44" table:formula="of:=IF([.G177]=&quot;-&quot;;&quot;&quot;;IF([.A177]=&quot;&quot;;[.H177];[.F177]*[.H177]))" office:value-type="currency" office:currency="GBP" office:value="0.0522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SMD0805-100K-1% </text:p>
          </table:table-cell>
          <table:table-cell table:style-name="ce41" office:value-type="float" office:value="0.00821" calcext:value-type="float">
            <text:p>0,008</text:p>
          </table:table-cell>
          <table:table-cell table:style-name="ce57" table:formula="of:=IF([.K177]=&quot;-&quot;;&quot;&quot;;IF([.A177]=&quot;&quot;;[.L177];[.F177]*[.L177]))" office:value-type="currency" office:currency="EUR" office:value="0.02463" calcext:value-type="currency">
            <text:p>0,02 €</text:p>
          </table:table-cell>
          <table:table-cell table:style-name="ce61" table:formula="of:=IF([.A177]&lt;&gt;&quot;&quot;; IF([.G177]&lt;&gt;&quot;-&quot; ; IF([.M177] &gt; [.I177]*[.$N$1];[.I177]*[.$N$1];[.M177]);[.M177]);&quot;&quot;)" office:value-type="currency" office:currency="EUR" office:value="0.02463" calcext:value-type="currency">
            <text:p>0,02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26, R147, R148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78]=&quot;Power board&quot;; [.A178]*2;[.A178])" office:value-type="float" office:value="3" calcext:value-type="float">
            <text:p>3</text:p>
          </table:table-cell>
          <table:table-cell table:style-name="ce36" office:value-type="string" calcext:value-type="string">
            <text:p>9332600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178]=&quot;-&quot;;&quot;&quot;;IF([.A178]=&quot;&quot;;[.H178];[.F178]*[.H178]))" office:value-type="currency" office:currency="GBP" office:value="0.048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RC0805FR-071K5 </text:p>
          </table:table-cell>
          <table:table-cell table:style-name="ce40" office:value-type="float" office:value="0.00699" calcext:value-type="float">
            <text:p>0,007</text:p>
          </table:table-cell>
          <table:table-cell table:style-name="ce56" table:formula="of:=IF([.K178]=&quot;-&quot;;&quot;&quot;;IF([.A178]=&quot;&quot;;[.L178];[.F178]*[.L178]))" office:value-type="currency" office:currency="EUR" office:value="0.02097" calcext:value-type="currency">
            <text:p>0,02 €</text:p>
          </table:table-cell>
          <table:table-cell table:style-name="ce61" table:formula="of:=IF([.A178]&lt;&gt;&quot;&quot;; IF([.G178]&lt;&gt;&quot;-&quot; ; IF([.M178] &gt; [.I178]*[.$N$1];[.I178]*[.$N$1];[.M178]);[.M178]);&quot;&quot;)" office:value-type="currency" office:currency="EUR" office:value="0.02097" calcext:value-type="currency">
            <text:p>0,02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R13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79]=&quot;Power board&quot;; [.A179]*2;[.A179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179]=&quot;-&quot;;&quot;&quot;;IF([.A179]=&quot;&quot;;[.H179];[.F179]*[.H179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179]=&quot;-&quot;;&quot;&quot;;IF([.A179]=&quot;&quot;;[.L179];[.F179]*[.L179]))">
            <text:p/>
          </table:table-cell>
          <table:table-cell table:style-name="ce61" table:formula="of:=IF([.A179]&lt;&gt;&quot;&quot;; IF([.G179]&lt;&gt;&quot;-&quot; ; IF([.M179] &gt; [.I179]*[.$N$1];[.I179]*[.$N$1];[.M179]);[.M179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30, R143, R144, R146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0]=&quot;Power board&quot;; [.A180]*2;[.A180])" office:value-type="float" office:value="4" calcext:value-type="float">
            <text:p>4</text:p>
          </table:table-cell>
          <table:table-cell table:style-name="ce36" office:value-type="string" calcext:value-type="string">
            <text:p>2447583</text:p>
          </table:table-cell>
          <table:table-cell table:style-name="ce40" office:value-type="float" office:value="0.005" calcext:value-type="float">
            <text:p>0,005</text:p>
          </table:table-cell>
          <table:table-cell table:style-name="ce43" table:formula="of:=IF([.G180]=&quot;-&quot;;&quot;&quot;;IF([.A180]=&quot;&quot;;[.H180];[.F180]*[.H180]))" office:value-type="currency" office:currency="GBP" office:value="0.02" calcext:value-type="currency">
            <text:p>£0,02</text:p>
          </table:table-cell>
          <table:table-cell table:style-name="ce47"/>
          <table:table-cell table:style-name="ce29" office:value-type="string" calcext:value-type="string">
            <text:p>SMD0805-180R-1%</text:p>
          </table:table-cell>
          <table:table-cell table:style-name="ce40" office:value-type="float" office:value="0.00805" calcext:value-type="float">
            <text:p>0,008</text:p>
          </table:table-cell>
          <table:table-cell table:style-name="ce56" table:formula="of:=IF([.K180]=&quot;-&quot;;&quot;&quot;;IF([.A180]=&quot;&quot;;[.L180];[.F180]*[.L180]))" office:value-type="currency" office:currency="EUR" office:value="0.0322" calcext:value-type="currency">
            <text:p>0,03 €</text:p>
          </table:table-cell>
          <table:table-cell table:style-name="ce61" table:formula="of:=IF([.A180]&lt;&gt;&quot;&quot;; IF([.G180]&lt;&gt;&quot;-&quot; ; IF([.M180] &gt; [.I180]*[.$N$1];[.I180]*[.$N$1];[.M180]);[.M180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34, R136, R137, R138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1]=&quot;Power board&quot;; [.A181]*2;[.A181])" office:value-type="float" office:value="4" calcext:value-type="float">
            <text:p>4</text:p>
          </table:table-cell>
          <table:table-cell table:style-name="ce19" office:value-type="string" calcext:value-type="string">
            <text:p>2141727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181]=&quot;-&quot;;&quot;&quot;;IF([.A181]=&quot;&quot;;[.H181];[.F181]*[.H181]))" office:value-type="currency" office:currency="GBP" office:value="0.064" calcext:value-type="currency">
            <text:p>£0,06</text:p>
          </table:table-cell>
          <table:table-cell table:style-name="ce48"/>
          <table:table-cell table:style-name="ce50" office:value-type="string" calcext:value-type="string">
            <text:p>RC0805FR-0749R9 </text:p>
          </table:table-cell>
          <table:table-cell table:style-name="ce41" office:value-type="float" office:value="0.00699" calcext:value-type="float">
            <text:p>0,007</text:p>
          </table:table-cell>
          <table:table-cell table:style-name="ce57" table:formula="of:=IF([.K181]=&quot;-&quot;;&quot;&quot;;IF([.A181]=&quot;&quot;;[.L181];[.F181]*[.L181]))" office:value-type="currency" office:currency="EUR" office:value="0.02796" calcext:value-type="currency">
            <text:p>0,03 €</text:p>
          </table:table-cell>
          <table:table-cell table:style-name="ce61" table:formula="of:=IF([.A181]&lt;&gt;&quot;&quot;; IF([.G181]&lt;&gt;&quot;-&quot; ; IF([.M181] &gt; [.I181]*[.$N$1];[.I181]*[.$N$1];[.M181]);[.M181]);&quot;&quot;)" office:value-type="currency" office:currency="EUR" office:value="0.02796" calcext:value-type="currency">
            <text:p>0,028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35, R141, R145, R157, R159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2]=&quot;Power board&quot;; [.A182]*2;[.A182])" office:value-type="float" office:value="5" calcext:value-type="float">
            <text:p>5</text:p>
          </table:table-cell>
          <table:table-cell table:style-name="ce36" office:value-type="string" calcext:value-type="string">
            <text:p>9237755</text:p>
          </table:table-cell>
          <table:table-cell table:style-name="ce40" office:value-type="float" office:value="0.009" calcext:value-type="float">
            <text:p>0,009</text:p>
          </table:table-cell>
          <table:table-cell table:style-name="ce43" table:formula="of:=IF([.G182]=&quot;-&quot;;&quot;&quot;;IF([.A182]=&quot;&quot;;[.H182];[.F182]*[.H182]))" office:value-type="currency" office:currency="GBP" office:value="0.045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RC0805FR-0710K </text:p>
          </table:table-cell>
          <table:table-cell table:style-name="ce40" office:value-type="float" office:value="0.00603" calcext:value-type="float">
            <text:p>0,006</text:p>
          </table:table-cell>
          <table:table-cell table:style-name="ce56" table:formula="of:=IF([.K182]=&quot;-&quot;;&quot;&quot;;IF([.A182]=&quot;&quot;;[.L182];[.F182]*[.L182]))" office:value-type="currency" office:currency="EUR" office:value="0.03015" calcext:value-type="currency">
            <text:p>0,03 €</text:p>
          </table:table-cell>
          <table:table-cell table:style-name="ce61" table:formula="of:=IF([.A182]&lt;&gt;&quot;&quot;; IF([.G182]&lt;&gt;&quot;-&quot; ; IF([.M182] &gt; [.I182]*[.$N$1];[.I182]*[.$N$1];[.M182]);[.M182]);&quot;&quot;)" office:value-type="currency" office:currency="EUR" office:value="0.03015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39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3]=&quot;Power board&quot;; [.A183]*2;[.A183])" office:value-type="float" office:value="1" calcext:value-type="float">
            <text:p>1</text:p>
          </table:table-cell>
          <table:table-cell table:style-name="ce19" office:value-type="string" calcext:value-type="string">
            <text:p>2380677</text:p>
          </table:table-cell>
          <table:table-cell table:style-name="ce41" office:value-type="float" office:value="0.111" calcext:value-type="float">
            <text:p>0,111</text:p>
          </table:table-cell>
          <table:table-cell table:style-name="ce44" table:formula="of:=IF([.G183]=&quot;-&quot;;&quot;&quot;;IF([.A183]=&quot;&quot;;[.H183];[.F183]*[.H183]))" office:value-type="currency" office:currency="GBP" office:value="0.111" calcext:value-type="currency">
            <text:p>£0,11</text:p>
          </table:table-cell>
          <table:table-cell table:style-name="ce48"/>
          <table:table-cell table:style-name="ce50" office:value-type="string" calcext:value-type="string">
            <text:p>RC0805FR-0710R </text:p>
          </table:table-cell>
          <table:table-cell table:style-name="ce41" office:value-type="float" office:value="0.00699" calcext:value-type="float">
            <text:p>0,007</text:p>
          </table:table-cell>
          <table:table-cell table:style-name="ce57" table:formula="of:=IF([.K183]=&quot;-&quot;;&quot;&quot;;IF([.A183]=&quot;&quot;;[.L183];[.F183]*[.L183]))" office:value-type="currency" office:currency="EUR" office:value="0.00699" calcext:value-type="currency">
            <text:p>0,01 €</text:p>
          </table:table-cell>
          <table:table-cell table:style-name="ce61" table:formula="of:=IF([.A183]&lt;&gt;&quot;&quot;; IF([.G183]&lt;&gt;&quot;-&quot; ; IF([.M183] &gt; [.I183]*[.$N$1];[.I183]*[.$N$1];[.M183]);[.M183]);&quot;&quot;)" office:value-type="currency" office:currency="EUR" office:value="0.00699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4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40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4]=&quot;Power board&quot;; [.A184]*2;[.A184])" office:value-type="float" office:value="1" calcext:value-type="float">
            <text:p>1</text:p>
          </table:table-cell>
          <table:table-cell table:style-name="ce36" office:value-type="string" calcext:value-type="string">
            <text:p>2141850</text:p>
          </table:table-cell>
          <table:table-cell table:style-name="ce40" office:value-type="float" office:value="0.01" calcext:value-type="float">
            <text:p>0,010</text:p>
          </table:table-cell>
          <table:table-cell table:style-name="ce43" table:formula="of:=IF([.G184]=&quot;-&quot;;&quot;&quot;;IF([.A184]=&quot;&quot;;[.H184];[.F184]*[.H184]))" office:value-type="currency" office:currency="GBP" office:value="0.01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184]=&quot;-&quot;;&quot;&quot;;IF([.A184]=&quot;&quot;;[.L184];[.F184]*[.L184]))">
            <text:p/>
          </table:table-cell>
          <table:table-cell table:style-name="ce61" table:formula="of:=IF([.A184]&lt;&gt;&quot;&quot;; IF([.G184]&lt;&gt;&quot;-&quot; ; IF([.M184] &gt; [.I184]*[.$N$1];[.I184]*[.$N$1];[.M184]);[.M184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49, R15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5]=&quot;Power board&quot;; [.A185]*2;[.A185])" office:value-type="float" office:value="2" calcext:value-type="float">
            <text:p>2</text:p>
          </table:table-cell>
          <table:table-cell table:style-name="ce19" office:value-type="float" office:value="9334327" calcext:value-type="float">
            <text:p>9334327</text:p>
          </table:table-cell>
          <table:table-cell table:style-name="ce41" office:value-type="float" office:value="0.0093" calcext:value-type="float">
            <text:p>0,009</text:p>
          </table:table-cell>
          <table:table-cell table:style-name="ce44" table:formula="of:=IF([.G185]=&quot;-&quot;;&quot;&quot;;IF([.A185]=&quot;&quot;;[.H185];[.F185]*[.H185]))" office:value-type="currency" office:currency="GBP" office:value="0.0186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SMD0805-30K-1%</text:p>
          </table:table-cell>
          <table:table-cell table:style-name="ce41" office:value-type="float" office:value="0.00828" calcext:value-type="float">
            <text:p>0,008</text:p>
          </table:table-cell>
          <table:table-cell table:style-name="ce57" table:formula="of:=IF([.K185]=&quot;-&quot;;&quot;&quot;;IF([.A185]=&quot;&quot;;[.L185];[.F185]*[.L185]))" office:value-type="currency" office:currency="EUR" office:value="0.01656" calcext:value-type="currency">
            <text:p>0,02 €</text:p>
          </table:table-cell>
          <table:table-cell table:style-name="ce61" table:formula="of:=IF([.A185]&lt;&gt;&quot;&quot;; IF([.G185]&lt;&gt;&quot;-&quot; ; IF([.M185] &gt; [.I185]*[.$N$1];[.I185]*[.$N$1];[.M185]);[.M185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K32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86]=&quot;Power board&quot;; [.A186]*2;[.A186])" office:value-type="float" office:value="2" calcext:value-type="float">
            <text:p>2</text:p>
          </table:table-cell>
          <table:table-cell table:style-name="ce36" office:value-type="string" calcext:value-type="string">
            <text:p>2303617</text:p>
          </table:table-cell>
          <table:table-cell table:style-name="ce40" office:value-type="float" office:value="0.0141" calcext:value-type="float">
            <text:p>0,014</text:p>
          </table:table-cell>
          <table:table-cell table:style-name="ce43" table:formula="of:=IF([.G186]=&quot;-&quot;;&quot;&quot;;IF([.A186]=&quot;&quot;;[.H186];[.F186]*[.H186]))" office:value-type="currency" office:currency="GBP" office:value="0.0282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SMD0805-4K32-1%</text:p>
          </table:table-cell>
          <table:table-cell table:style-name="ce40" office:value-type="float" office:value="0.00813" calcext:value-type="float">
            <text:p>0,008</text:p>
          </table:table-cell>
          <table:table-cell table:style-name="ce56" table:formula="of:=IF([.K186]=&quot;-&quot;;&quot;&quot;;IF([.A186]=&quot;&quot;;[.L186];[.F186]*[.L186]))" office:value-type="currency" office:currency="EUR" office:value="0.01626" calcext:value-type="currency">
            <text:p>0,02 €</text:p>
          </table:table-cell>
          <table:table-cell table:style-name="ce61" table:formula="of:=IF([.A186]&lt;&gt;&quot;&quot;; IF([.G186]&lt;&gt;&quot;-&quot; ; IF([.M186] &gt; [.I186]*[.$N$1];[.I186]*[.$N$1];[.M186]);[.M186]);&quot;&quot;)" office:value-type="currency" office:currency="EUR" office:value="0.01626" calcext:value-type="currency">
            <text:p>0,01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5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7]=&quot;Power board&quot;; [.A187]*2;[.A187])" office:value-type="float" office:value="1" calcext:value-type="float">
            <text:p>1</text:p>
          </table:table-cell>
          <table:table-cell table:style-name="ce19" office:value-type="string" calcext:value-type="string">
            <text:p>1099793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44" table:formula="of:=IF([.G187]=&quot;-&quot;;&quot;&quot;;IF([.A187]=&quot;&quot;;[.H187];[.F187]*[.H187]))" office:value-type="currency" office:currency="GBP" office:value="0.02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RC0805FR-07100R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187]=&quot;-&quot;;&quot;&quot;;IF([.A187]=&quot;&quot;;[.L187];[.F187]*[.L187]))" office:value-type="currency" office:currency="EUR" office:value="0.00701" calcext:value-type="currency">
            <text:p>0,01 €</text:p>
          </table:table-cell>
          <table:table-cell table:style-name="ce61" table:formula="of:=IF([.A187]&lt;&gt;&quot;&quot;; IF([.G187]&lt;&gt;&quot;-&quot; ; IF([.M187] &gt; [.I187]*[.$N$1];[.I187]*[.$N$1];[.M187]);[.M187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5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88]=&quot;Power board&quot;; [.A188]*2;[.A188])" office:value-type="float" office:value="1" calcext:value-type="float">
            <text:p>1</text:p>
          </table:table-cell>
          <table:table-cell table:style-name="ce36" office:value-type="string" calcext:value-type="string">
            <text:p>9233750</text:p>
          </table:table-cell>
          <table:table-cell table:style-name="ce40" office:value-type="float" office:value="0.01" calcext:value-type="float">
            <text:p>0,010</text:p>
          </table:table-cell>
          <table:table-cell table:style-name="ce43" table:formula="of:=IF([.G188]=&quot;-&quot;;&quot;&quot;;IF([.A188]=&quot;&quot;;[.H188];[.F188]*[.H188]))" office:value-type="currency" office:currency="GBP" office:value="0.01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SMD0805-0R </text:p>
          </table:table-cell>
          <table:table-cell table:style-name="ce40" office:value-type="float" office:value="0.0593" calcext:value-type="float">
            <text:p>0,059</text:p>
          </table:table-cell>
          <table:table-cell table:style-name="ce56" table:formula="of:=IF([.K188]=&quot;-&quot;;&quot;&quot;;IF([.A188]=&quot;&quot;;[.L188];[.F188]*[.L188]))" office:value-type="currency" office:currency="EUR" office:value="0.0593" calcext:value-type="currency">
            <text:p>0,06 €</text:p>
          </table:table-cell>
          <table:table-cell table:style-name="ce61" table:formula="of:=IF([.A188]&lt;&gt;&quot;&quot;; IF([.G188]&lt;&gt;&quot;-&quot; ; IF([.M188] &gt; [.I188]*[.$N$1];[.I188]*[.$N$1];[.M188]);[.M188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R15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189]=&quot;Power board&quot;; [.A189]*2;[.A189])" office:value-type="float" office:value="1" calcext:value-type="float">
            <text:p>1</text:p>
          </table:table-cell>
          <table:table-cell table:style-name="ce19" office:value-type="string" calcext:value-type="string">
            <text:p>2331878</text:p>
          </table:table-cell>
          <table:table-cell table:style-name="ce41" office:value-type="float" office:value="0.041" calcext:value-type="float">
            <text:p>0,041</text:p>
          </table:table-cell>
          <table:table-cell table:style-name="ce44" table:formula="of:=IF([.G189]=&quot;-&quot;;&quot;&quot;;IF([.A189]=&quot;&quot;;[.H189];[.F189]*[.H189]))" office:value-type="currency" office:currency="GBP" office:value="0.041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HP06-10K1%</text:p>
          </table:table-cell>
          <table:table-cell table:style-name="ce41" office:value-type="float" office:value="0.0162" calcext:value-type="float">
            <text:p>0,016</text:p>
          </table:table-cell>
          <table:table-cell table:style-name="ce57" table:formula="of:=IF([.K189]=&quot;-&quot;;&quot;&quot;;IF([.A189]=&quot;&quot;;[.L189];[.F189]*[.L189]))" office:value-type="currency" office:currency="EUR" office:value="0.0162" calcext:value-type="currency">
            <text:p>0,02 €</text:p>
          </table:table-cell>
          <table:table-cell table:style-name="ce61" table:formula="of:=IF([.A189]&lt;&gt;&quot;&quot;; IF([.G189]&lt;&gt;&quot;-&quot; ; IF([.M189] &gt; [.I189]*[.$N$1];[.I189]*[.$N$1];[.M189]);[.M189]);&quot;&quot;)" office:value-type="currency" office:currency="EUR" office:value="0.0162" calcext:value-type="currency">
            <text:p>0,0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54, R15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190]=&quot;Power board&quot;; [.A190]*2;[.A190])" office:value-type="float" office:value="2" calcext:value-type="float">
            <text:p>2</text:p>
          </table:table-cell>
          <table:table-cell table:style-name="ce36" office:value-type="string" calcext:value-type="string">
            <text:p>1099800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3" table:formula="of:=IF([.G190]=&quot;-&quot;;&quot;&quot;;IF([.A190]=&quot;&quot;;[.H190];[.F190]*[.H190]))" office:value-type="currency" office:currency="GBP" office:value="0.048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RC0805FR-071K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190]=&quot;-&quot;;&quot;&quot;;IF([.A190]=&quot;&quot;;[.L190];[.F190]*[.L190]))" office:value-type="currency" office:currency="EUR" office:value="0.01402" calcext:value-type="currency">
            <text:p>0,01 €</text:p>
          </table:table-cell>
          <table:table-cell table:style-name="ce61" table:formula="of:=IF([.A190]&lt;&gt;&quot;&quot;; IF([.G190]&lt;&gt;&quot;-&quot; ; IF([.M190] &gt; [.I190]*[.$N$1];[.I190]*[.$N$1];[.M190]);[.M190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9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1]=&quot;Power board&quot;; [.A191]*2;[.A191])" office:value-type="float" office:value="2" calcext:value-type="float">
            <text:p>2</text:p>
          </table:table-cell>
          <table:table-cell table:style-name="ce19" office:value-type="string" calcext:value-type="string">
            <text:p>9237828</text:p>
          </table:table-cell>
          <table:table-cell table:style-name="ce41" office:value-type="float" office:value="0.0143" calcext:value-type="float">
            <text:p>0,014</text:p>
          </table:table-cell>
          <table:table-cell table:style-name="ce44" table:formula="of:=IF([.G191]=&quot;-&quot;;&quot;&quot;;IF([.A191]=&quot;&quot;;[.H191];[.F191]*[.H191]))" office:value-type="currency" office:currency="GBP" office:value="0.0286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RC0805FR-0739K</text:p>
          </table:table-cell>
          <table:table-cell table:style-name="ce41" office:value-type="float" office:value="0.00693" calcext:value-type="float">
            <text:p>0,007</text:p>
          </table:table-cell>
          <table:table-cell table:style-name="ce57" table:formula="of:=IF([.K191]=&quot;-&quot;;&quot;&quot;;IF([.A191]=&quot;&quot;;[.L191];[.F191]*[.L191]))" office:value-type="currency" office:currency="EUR" office:value="0.01386" calcext:value-type="currency">
            <text:p>0,01 €</text:p>
          </table:table-cell>
          <table:table-cell table:style-name="ce61" table:formula="of:=IF([.A191]&lt;&gt;&quot;&quot;; IF([.G191]&lt;&gt;&quot;-&quot; ; IF([.M191] &gt; [.I191]*[.$N$1];[.I191]*[.$N$1];[.M191]);[.M191]);&quot;&quot;)" office:value-type="currency" office:currency="EUR" office:value="0.01386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17, R5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2]=&quot;Power board&quot;; [.A192]*2;[.A192])" office:value-type="float" office:value="4" calcext:value-type="float">
            <text:p>4</text:p>
          </table:table-cell>
          <table:table-cell table:style-name="ce36" office:value-type="string" calcext:value-type="string">
            <text:p>9237526</text:p>
          </table:table-cell>
          <table:table-cell table:style-name="ce40" office:value-type="float" office:value="0.0143" calcext:value-type="float">
            <text:p>0,014</text:p>
          </table:table-cell>
          <table:table-cell table:style-name="ce43" table:formula="of:=IF([.G192]=&quot;-&quot;;&quot;&quot;;IF([.A192]=&quot;&quot;;[.H192];[.F192]*[.H192]))" office:value-type="currency" office:currency="GBP" office:value="0.0572" calcext:value-type="currency">
            <text:p>£0,06</text:p>
          </table:table-cell>
          <table:table-cell table:style-name="ce47"/>
          <table:table-cell table:style-name="ce29" office:value-type="string" calcext:value-type="string">
            <text:p>SMD0805-1K8-1% </text:p>
          </table:table-cell>
          <table:table-cell table:style-name="ce40" office:value-type="float" office:value="0.00813" calcext:value-type="float">
            <text:p>0,008</text:p>
          </table:table-cell>
          <table:table-cell table:style-name="ce56" table:formula="of:=IF([.K192]=&quot;-&quot;;&quot;&quot;;IF([.A192]=&quot;&quot;;[.L192];[.F192]*[.L192]))" office:value-type="currency" office:currency="EUR" office:value="0.03252" calcext:value-type="currency">
            <text:p>0,03 €</text:p>
          </table:table-cell>
          <table:table-cell table:style-name="ce61" table:formula="of:=IF([.A192]&lt;&gt;&quot;&quot;; IF([.G192]&lt;&gt;&quot;-&quot; ; IF([.M192] &gt; [.I192]*[.$N$1];[.I192]*[.$N$1];[.M192]);[.M192]);&quot;&quot;)" office:value-type="currency" office:currency="EUR" office:value="0.03252" calcext:value-type="currency">
            <text:p>0,03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9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3]=&quot;Power board&quot;; [.A193]*2;[.A193])" office:value-type="float" office:value="2" calcext:value-type="float">
            <text:p>2</text:p>
          </table:table-cell>
          <table:table-cell table:style-name="ce19" office:value-type="float" office:value="9334327" calcext:value-type="float">
            <text:p>9334327</text:p>
          </table:table-cell>
          <table:table-cell table:style-name="ce41" office:value-type="float" office:value="0.0093" calcext:value-type="float">
            <text:p>0,009</text:p>
          </table:table-cell>
          <table:table-cell table:style-name="ce44" table:formula="of:=IF([.G193]=&quot;-&quot;;&quot;&quot;;IF([.A193]=&quot;&quot;;[.H193];[.F193]*[.H193]))" office:value-type="currency" office:currency="GBP" office:value="0.0186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SMD0805-30K-1%</text:p>
          </table:table-cell>
          <table:table-cell table:style-name="ce41" office:value-type="float" office:value="0.00828" calcext:value-type="float">
            <text:p>0,008</text:p>
          </table:table-cell>
          <table:table-cell table:style-name="ce57" table:formula="of:=IF([.K193]=&quot;-&quot;;&quot;&quot;;IF([.A193]=&quot;&quot;;[.L193];[.F193]*[.L193]))" office:value-type="currency" office:currency="EUR" office:value="0.01656" calcext:value-type="currency">
            <text:p>0,02 €</text:p>
          </table:table-cell>
          <table:table-cell table:style-name="ce61" table:formula="of:=IF([.A193]&lt;&gt;&quot;&quot;; IF([.G193]&lt;&gt;&quot;-&quot; ; IF([.M193] &gt; [.I193]*[.$N$1];[.I193]*[.$N$1];[.M193]);[.M193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10/2W</text:p>
          </table:table-cell>
          <table:table-cell table:style-name="ce24" office:value-type="string" calcext:value-type="string">
            <text:p>2512, 2W</text:p>
          </table:table-cell>
          <table:table-cell table:style-name="ce29" office:value-type="string" calcext:value-type="string">
            <text:p>R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4]=&quot;Power board&quot;; [.A194]*2;[.A194])" office:value-type="float" office:value="2" calcext:value-type="float">
            <text:p>2</text:p>
          </table:table-cell>
          <table:table-cell table:style-name="ce36" office:value-type="string" calcext:value-type="string">
            <text:p>1435947</text:p>
          </table:table-cell>
          <table:table-cell table:style-name="ce40" office:value-type="float" office:value="0.39" calcext:value-type="float">
            <text:p>0,390</text:p>
          </table:table-cell>
          <table:table-cell table:style-name="ce43" table:formula="of:=IF([.G194]=&quot;-&quot;;&quot;&quot;;IF([.A194]=&quot;&quot;;[.H194];[.F194]*[.H194]))" office:value-type="currency" office:currency="GBP" office:value="0.78" calcext:value-type="currency">
            <text:p>£0,78</text:p>
          </table:table-cell>
          <table:table-cell table:style-name="ce47"/>
          <table:table-cell table:style-name="ce29" office:value-type="string" calcext:value-type="string">
            <text:p>WW25RR010FTL</text:p>
          </table:table-cell>
          <table:table-cell table:style-name="ce40" office:value-type="float" office:value="0.189" calcext:value-type="float">
            <text:p>0,189</text:p>
          </table:table-cell>
          <table:table-cell table:style-name="ce56" table:formula="of:=IF([.K194]=&quot;-&quot;;&quot;&quot;;IF([.A194]=&quot;&quot;;[.L194];[.F194]*[.L194]))" office:value-type="currency" office:currency="EUR" office:value="0.378" calcext:value-type="currency">
            <text:p>0,38 €</text:p>
          </table:table-cell>
          <table:table-cell table:style-name="ce61" table:formula="of:=IF([.A194]&lt;&gt;&quot;&quot;; IF([.G194]&lt;&gt;&quot;-&quot; ; IF([.M194] &gt; [.I194]*[.$N$1];[.I194]*[.$N$1];[.M194]);[.M194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9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5]=&quot;Power board&quot;; [.A195]*2;[.A195])" office:value-type="float" office:value="2" calcext:value-type="float">
            <text:p>2</text:p>
          </table:table-cell>
          <table:table-cell table:style-name="ce19" office:value-type="string" calcext:value-type="string">
            <text:p>2447645</text:p>
          </table:table-cell>
          <table:table-cell table:style-name="ce41" office:value-type="float" office:value="0.0087" calcext:value-type="float">
            <text:p>0,009</text:p>
          </table:table-cell>
          <table:table-cell table:style-name="ce44" table:formula="of:=IF([.G195]=&quot;-&quot;;&quot;&quot;;IF([.A195]=&quot;&quot;;[.H195];[.F195]*[.H195]))" office:value-type="currency" office:currency="GBP" office:value="0.017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CRCW0805390RFKTABC</text:p>
          </table:table-cell>
          <table:table-cell table:style-name="ce41" office:value-type="float" office:value="0.0116" calcext:value-type="float">
            <text:p>0,012</text:p>
          </table:table-cell>
          <table:table-cell table:style-name="ce57" table:formula="of:=IF([.K195]=&quot;-&quot;;&quot;&quot;;IF([.A195]=&quot;&quot;;[.L195];[.F195]*[.L195]))" office:value-type="currency" office:currency="EUR" office:value="0.0232" calcext:value-type="currency">
            <text:p>0,02 €</text:p>
          </table:table-cell>
          <table:table-cell table:style-name="ce61" table:formula="of:=IF([.A195]&lt;&gt;&quot;&quot;; IF([.G195]&lt;&gt;&quot;-&quot; ; IF([.M195] &gt; [.I195]*[.$N$1];[.I195]*[.$N$1];[.M195]);[.M195]);&quot;&quot;)" office:value-type="currency" office:currency="EUR" office:value="0.021956886" calcext:value-type="currency">
            <text:p>0,02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2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6]=&quot;Power board&quot;; [.A196]*2;[.A196])" office:value-type="float" office:value="2" calcext:value-type="float">
            <text:p>2</text:p>
          </table:table-cell>
          <table:table-cell table:style-name="ce36" office:value-type="float" office:value="2447603" calcext:value-type="float">
            <text:p>2447603</text:p>
          </table:table-cell>
          <table:table-cell table:style-name="ce40" office:value-type="float" office:value="0.0015" calcext:value-type="float">
            <text:p>0,002</text:p>
          </table:table-cell>
          <table:table-cell table:style-name="ce43" table:formula="of:=IF([.G196]=&quot;-&quot;;&quot;&quot;;IF([.A196]=&quot;&quot;;[.H196];[.F196]*[.H196]))" office:value-type="currency" office:currency="GBP" office:value="0.003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SMD0805-20K-1%</text:p>
          </table:table-cell>
          <table:table-cell table:style-name="ce40" office:value-type="float" office:value="0.00821" calcext:value-type="float">
            <text:p>0,008</text:p>
          </table:table-cell>
          <table:table-cell table:style-name="ce56" table:formula="of:=IF([.K196]=&quot;-&quot;;&quot;&quot;;IF([.A196]=&quot;&quot;;[.L196];[.F196]*[.L196]))" office:value-type="currency" office:currency="EUR" office:value="0.01642" calcext:value-type="currency">
            <text:p>0,02 €</text:p>
          </table:table-cell>
          <table:table-cell table:style-name="ce61" table:formula="of:=IF([.A196]&lt;&gt;&quot;&quot;; IF([.G196]&lt;&gt;&quot;-&quot; ; IF([.M196] &gt; [.I196]*[.$N$1];[.I196]*[.$N$1];[.M196]);[.M196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5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3, R4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7]=&quot;Power board&quot;; [.A197]*2;[.A197])" office:value-type="float" office:value="4" calcext:value-type="float">
            <text:p>4</text:p>
          </table:table-cell>
          <table:table-cell table:style-name="ce19" office:value-type="string" calcext:value-type="string">
            <text:p>9334653</text:p>
          </table:table-cell>
          <table:table-cell table:style-name="ce41" office:value-type="float" office:value="0.0112" calcext:value-type="float">
            <text:p>0,011</text:p>
          </table:table-cell>
          <table:table-cell table:style-name="ce44" table:formula="of:=IF([.G197]=&quot;-&quot;;&quot;&quot;;IF([.A197]=&quot;&quot;;[.H197];[.F197]*[.H197]))" office:value-type="currency" office:currency="GBP" office:value="0.0448" calcext:value-type="currency">
            <text:p>£0,04</text:p>
          </table:table-cell>
          <table:table-cell table:style-name="ce48"/>
          <table:table-cell table:style-name="ce50" office:value-type="string" calcext:value-type="string">
            <text:p>RC0805FR-0751K</text:p>
          </table:table-cell>
          <table:table-cell table:style-name="ce41" office:value-type="float" office:value="0.00605" calcext:value-type="float">
            <text:p>0,006</text:p>
          </table:table-cell>
          <table:table-cell table:style-name="ce57" table:formula="of:=IF([.K197]=&quot;-&quot;;&quot;&quot;;IF([.A197]=&quot;&quot;;[.L197];[.F197]*[.L197]))" office:value-type="currency" office:currency="EUR" office:value="0.0242" calcext:value-type="currency">
            <text:p>0,02 €</text:p>
          </table:table-cell>
          <table:table-cell table:style-name="ce61" table:formula="of:=IF([.A197]&lt;&gt;&quot;&quot;; IF([.G197]&lt;&gt;&quot;-&quot; ; IF([.M197] &gt; [.I197]*[.$N$1];[.I197]*[.$N$1];[.M197]);[.M197]);&quot;&quot;)" office:value-type="currency" office:currency="EUR" office:value="0.0242" calcext:value-type="currency">
            <text:p>0,02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24, R9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198]=&quot;Power board&quot;; [.A198]*2;[.A198])" office:value-type="float" office:value="4" calcext:value-type="float">
            <text:p>4</text:p>
          </table:table-cell>
          <table:table-cell table:style-name="ce36" office:value-type="string" calcext:value-type="string">
            <text:p>1469865</text:p>
          </table:table-cell>
          <table:table-cell table:style-name="ce40" office:value-type="float" office:value="0.0189" calcext:value-type="float">
            <text:p>0,019</text:p>
          </table:table-cell>
          <table:table-cell table:style-name="ce43" table:formula="of:=IF([.G198]=&quot;-&quot;;&quot;&quot;;IF([.A198]=&quot;&quot;;[.H198];[.F198]*[.H198]))" office:value-type="currency" office:currency="GBP" office:value="0.0756" calcext:value-type="currency">
            <text:p>£0,08</text:p>
          </table:table-cell>
          <table:table-cell table:style-name="ce47"/>
          <table:table-cell table:style-name="ce29" office:value-type="string" calcext:value-type="string">
            <text:p>RC0805FR-0712K </text:p>
          </table:table-cell>
          <table:table-cell table:style-name="ce40" office:value-type="float" office:value="0.00692" calcext:value-type="float">
            <text:p>0,007</text:p>
          </table:table-cell>
          <table:table-cell table:style-name="ce56" table:formula="of:=IF([.K198]=&quot;-&quot;;&quot;&quot;;IF([.A198]=&quot;&quot;;[.L198];[.F198]*[.L198]))" office:value-type="currency" office:currency="EUR" office:value="0.02768" calcext:value-type="currency">
            <text:p>0,03 €</text:p>
          </table:table-cell>
          <table:table-cell table:style-name="ce61" table:formula="of:=IF([.A198]&lt;&gt;&quot;&quot;; IF([.G198]&lt;&gt;&quot;-&quot; ; IF([.M198] &gt; [.I198]*[.$N$1];[.I198]*[.$N$1];[.M198]);[.M198]);&quot;&quot;)" office:value-type="currency" office:currency="EUR" office:value="0.02768" calcext:value-type="currency">
            <text:p>0,02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199]=&quot;Power board&quot;; [.A199]*2;[.A199])" office:value-type="float" office:value="2" calcext:value-type="float">
            <text:p>2</text:p>
          </table:table-cell>
          <table:table-cell table:style-name="ce19" office:value-type="string" calcext:value-type="string">
            <text:p>9333266</text:p>
          </table:table-cell>
          <table:table-cell table:style-name="ce41" office:value-type="float" office:value="0.012" calcext:value-type="float">
            <text:p>0,012</text:p>
          </table:table-cell>
          <table:table-cell table:style-name="ce44" table:formula="of:=IF([.G199]=&quot;-&quot;;&quot;&quot;;IF([.A199]=&quot;&quot;;[.H199];[.F199]*[.H199]))" office:value-type="currency" office:currency="GBP" office:value="0.024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RC0805FR-074K7</text:p>
          </table:table-cell>
          <table:table-cell table:style-name="ce41" office:value-type="float" office:value="0.00692" calcext:value-type="float">
            <text:p>0,007</text:p>
          </table:table-cell>
          <table:table-cell table:style-name="ce57" table:formula="of:=IF([.K199]=&quot;-&quot;;&quot;&quot;;IF([.A199]=&quot;&quot;;[.L199];[.F199]*[.L199]))" office:value-type="currency" office:currency="EUR" office:value="0.01384" calcext:value-type="currency">
            <text:p>0,01 €</text:p>
          </table:table-cell>
          <table:table-cell table:style-name="ce61" table:formula="of:=IF([.A199]&lt;&gt;&quot;&quot;; IF([.G199]&lt;&gt;&quot;-&quot; ; IF([.M199] &gt; [.I199]*[.$N$1];[.I199]*[.$N$1];[.M199]);[.M199]);&quot;&quot;)" office:value-type="currency" office:currency="EUR" office:value="0.01384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K9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2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0]=&quot;Power board&quot;; [.A200]*2;[.A200])" office:value-type="float" office:value="2" calcext:value-type="float">
            <text:p>2</text:p>
          </table:table-cell>
          <table:table-cell table:style-name="ce36" office:value-type="string" calcext:value-type="string">
            <text:p>9333169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200]=&quot;-&quot;;&quot;&quot;;IF([.A200]=&quot;&quot;;[.H200];[.F200]*[.H200]))" office:value-type="currency" office:currency="GBP" office:value="0.032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0805FR-073K9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200]=&quot;-&quot;;&quot;&quot;;IF([.A200]=&quot;&quot;;[.L200];[.F200]*[.L200]))" office:value-type="currency" office:currency="EUR" office:value="0.01402" calcext:value-type="currency">
            <text:p>0,01 €</text:p>
          </table:table-cell>
          <table:table-cell table:style-name="ce61" table:formula="of:=IF([.A200]&lt;&gt;&quot;&quot;; IF([.G200]&lt;&gt;&quot;-&quot; ; IF([.M200] &gt; [.I200]*[.$N$1];[.I200]*[.$N$1];[.M200]);[.M200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2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1]=&quot;Power board&quot;; [.A201]*2;[.A201])" office:value-type="float" office:value="2" calcext:value-type="float">
            <text:p>2</text:p>
          </table:table-cell>
          <table:table-cell table:style-name="ce19" office:value-type="string" calcext:value-type="string">
            <text:p>1435951</text:p>
          </table:table-cell>
          <table:table-cell table:style-name="ce41" office:value-type="float" office:value="0.524" calcext:value-type="float">
            <text:p>0,524</text:p>
          </table:table-cell>
          <table:table-cell table:style-name="ce44" table:formula="of:=IF([.G201]=&quot;-&quot;;&quot;&quot;;IF([.A201]=&quot;&quot;;[.H201];[.F201]*[.H201]))" office:value-type="currency" office:currency="GBP" office:value="1.048" calcext:value-type="currency">
            <text:p>£1,05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01]=&quot;-&quot;;&quot;&quot;;IF([.A201]=&quot;&quot;;[.L201];[.F201]*[.L201]))">
            <text:p/>
          </table:table-cell>
          <table:table-cell table:style-name="ce61" table:formula="of:=IF([.A201]&lt;&gt;&quot;&quot;; IF([.G201]&lt;&gt;&quot;-&quot; ; IF([.M201] &gt; [.I201]*[.$N$1];[.I201]*[.$N$1];[.M201]);[.M201]);&quot;&quot;)" office:value-type="currency" office:currency="EUR" office:value="1.32246072" calcext:value-type="currency">
            <text:p>1,32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R2/2W</text:p>
          </table:table-cell>
          <table:table-cell table:style-name="ce24" office:value-type="string" calcext:value-type="string">
            <text:p>2512</text:p>
          </table:table-cell>
          <table:table-cell table:style-name="ce29" office:value-type="string" calcext:value-type="string">
            <text:p>R2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2]=&quot;Power board&quot;; [.A202]*2;[.A202])" office:value-type="float" office:value="2" calcext:value-type="float">
            <text:p>2</text:p>
          </table:table-cell>
          <table:table-cell table:style-name="ce36" office:value-type="string" calcext:value-type="string">
            <text:p>1376975</text:p>
          </table:table-cell>
          <table:table-cell table:style-name="ce40" office:value-type="float" office:value="0.353" calcext:value-type="float">
            <text:p>0,353</text:p>
          </table:table-cell>
          <table:table-cell table:style-name="ce43" table:formula="of:=IF([.G202]=&quot;-&quot;;&quot;&quot;;IF([.A202]=&quot;&quot;;[.H202];[.F202]*[.H202]))" office:value-type="currency" office:currency="GBP" office:value="0.706" calcext:value-type="currency">
            <text:p>£0,71</text:p>
          </table:table-cell>
          <table:table-cell table:style-name="ce47"/>
          <table:table-cell table:style-name="ce29" office:value-type="string" calcext:value-type="string">
            <text:p>WF25P-2R2-5%</text:p>
          </table:table-cell>
          <table:table-cell table:style-name="ce40" office:value-type="float" office:value="0.0419" calcext:value-type="float">
            <text:p>0,042</text:p>
          </table:table-cell>
          <table:table-cell table:style-name="ce56" table:formula="of:=IF([.K202]=&quot;-&quot;;&quot;&quot;;IF([.A202]=&quot;&quot;;[.L202];[.F202]*[.L202]))" office:value-type="currency" office:currency="EUR" office:value="0.0838" calcext:value-type="currency">
            <text:p>0,08 €</text:p>
          </table:table-cell>
          <table:table-cell table:style-name="ce61" table:formula="of:=IF([.A202]&lt;&gt;&quot;&quot;; IF([.G202]&lt;&gt;&quot;-&quot; ; IF([.M202] &gt; [.I202]*[.$N$1];[.I202]*[.$N$1];[.M202]);[.M202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, R21, R5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3]=&quot;Power board&quot;; [.A203]*2;[.A203])" office:value-type="float" office:value="6" calcext:value-type="float">
            <text:p>6</text:p>
          </table:table-cell>
          <table:table-cell table:style-name="ce19" office:value-type="string" calcext:value-type="string">
            <text:p>9233750</text:p>
          </table:table-cell>
          <table:table-cell table:style-name="ce41" office:value-type="float" office:value="0.01" calcext:value-type="float">
            <text:p>0,010</text:p>
          </table:table-cell>
          <table:table-cell table:style-name="ce44" table:formula="of:=IF([.G203]=&quot;-&quot;;&quot;&quot;;IF([.A203]=&quot;&quot;;[.H203];[.F203]*[.H203]))" office:value-type="currency" office:currency="GBP" office:value="0.06" calcext:value-type="currency">
            <text:p>£0,06</text:p>
          </table:table-cell>
          <table:table-cell table:style-name="ce48"/>
          <table:table-cell table:style-name="ce50" office:value-type="string" calcext:value-type="string">
            <text:p>SMD0805-0R </text:p>
          </table:table-cell>
          <table:table-cell table:style-name="ce41" office:value-type="float" office:value="0.0593" calcext:value-type="float">
            <text:p>0,059</text:p>
          </table:table-cell>
          <table:table-cell table:style-name="ce57" table:formula="of:=IF([.K203]=&quot;-&quot;;&quot;&quot;;IF([.A203]=&quot;&quot;;[.L203];[.F203]*[.L203]))" office:value-type="currency" office:currency="EUR" office:value="0.3558" calcext:value-type="currency">
            <text:p>0,36 €</text:p>
          </table:table-cell>
          <table:table-cell table:style-name="ce61" table:formula="of:=IF([.A203]&lt;&gt;&quot;&quot;; IF([.G203]&lt;&gt;&quot;-&quot; ; IF([.M203] &gt; [.I203]*[.$N$1];[.I203]*[.$N$1];[.M203]);[.M203]);&quot;&quot;)" office:value-type="currency" office:currency="EUR" office:value="0.0757134" calcext:value-type="currency">
            <text:p>0,076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30, R32, R33, R62, R65, R9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4]=&quot;Power board&quot;; [.A204]*2;[.A204])" office:value-type="float" office:value="12" calcext:value-type="float">
            <text:p>12</text:p>
          </table:table-cell>
          <table:table-cell table:style-name="ce36" office:value-type="string" calcext:value-type="string">
            <text:p>9237534</text:p>
          </table:table-cell>
          <table:table-cell table:style-name="ce40" office:value-type="float" office:value="0.0087" calcext:value-type="float">
            <text:p>0,009</text:p>
          </table:table-cell>
          <table:table-cell table:style-name="ce43" table:formula="of:=IF([.G204]=&quot;-&quot;;&quot;&quot;;IF([.A204]=&quot;&quot;;[.H204];[.F204]*[.H204]))" office:value-type="currency" office:currency="GBP" office:value="0.1044" calcext:value-type="currency">
            <text:p>£0,10</text:p>
          </table:table-cell>
          <table:table-cell table:style-name="ce47"/>
          <table:table-cell table:style-name="ce29" office:value-type="string" calcext:value-type="string">
            <text:p>SMD0805-2K2-1%</text:p>
          </table:table-cell>
          <table:table-cell table:style-name="ce40" office:value-type="float" office:value="0.00813" calcext:value-type="float">
            <text:p>0,008</text:p>
          </table:table-cell>
          <table:table-cell table:style-name="ce56" table:formula="of:=IF([.K204]=&quot;-&quot;;&quot;&quot;;IF([.A204]=&quot;&quot;;[.L204];[.F204]*[.L204]))" office:value-type="currency" office:currency="EUR" office:value="0.09756" calcext:value-type="currency">
            <text:p>0,10 €</text:p>
          </table:table-cell>
          <table:table-cell table:style-name="ce61" table:formula="of:=IF([.A204]&lt;&gt;&quot;&quot;; IF([.G204]&lt;&gt;&quot;-&quot; ; IF([.M204] &gt; [.I204]*[.$N$1];[.I204]*[.$N$1];[.M204]);[.M204]);&quot;&quot;)" office:value-type="currency" office:currency="EUR" office:value="0.09756" calcext:value-type="currency">
            <text:p>0,09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6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5]=&quot;Power board&quot;; [.A205]*2;[.A205])" office:value-type="float" office:value="2" calcext:value-type="float">
            <text:p>2</text:p>
          </table:table-cell>
          <table:table-cell table:style-name="ce19" office:value-type="string" calcext:value-type="string">
            <text:p>9332677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205]=&quot;-&quot;;&quot;&quot;;IF([.A205]=&quot;&quot;;[.H205];[.F205]*[.H205]))" office:value-type="currency" office:currency="GBP" office:value="0.032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SMD0805-16K-1% </text:p>
          </table:table-cell>
          <table:table-cell table:style-name="ce41" office:value-type="float" office:value="0.00822" calcext:value-type="float">
            <text:p>0,008</text:p>
          </table:table-cell>
          <table:table-cell table:style-name="ce57" table:formula="of:=IF([.K205]=&quot;-&quot;;&quot;&quot;;IF([.A205]=&quot;&quot;;[.L205];[.F205]*[.L205]))" office:value-type="currency" office:currency="EUR" office:value="0.01644" calcext:value-type="currency">
            <text:p>0,02 €</text:p>
          </table:table-cell>
          <table:table-cell table:style-name="ce61" table:formula="of:=IF([.A205]&lt;&gt;&quot;&quot;; IF([.G205]&lt;&gt;&quot;-&quot; ; IF([.M205] &gt; [.I205]*[.$N$1];[.I205]*[.$N$1];[.M205]);[.M205]);&quot;&quot;)" office:value-type="currency" office:currency="EUR" office:value="0.01644" calcext:value-type="currency">
            <text:p>0,0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35, R5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6]=&quot;Power board&quot;; [.A206]*2;[.A206])" office:value-type="float" office:value="4" calcext:value-type="float">
            <text:p>4</text:p>
          </table:table-cell>
          <table:table-cell table:style-name="ce36" office:value-type="string" calcext:value-type="string">
            <text:p>2447622</text:p>
          </table:table-cell>
          <table:table-cell table:style-name="ce40" office:value-type="float" office:value="0.0085" calcext:value-type="float">
            <text:p>0,009</text:p>
          </table:table-cell>
          <table:table-cell table:style-name="ce43" table:formula="of:=IF([.G206]=&quot;-&quot;;&quot;&quot;;IF([.A206]=&quot;&quot;;[.H206];[.F206]*[.H206]))" office:value-type="currency" office:currency="GBP" office:value="0.034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0805FR-072K </text:p>
          </table:table-cell>
          <table:table-cell table:style-name="ce40" office:value-type="float" office:value="0.00682" calcext:value-type="float">
            <text:p>0,007</text:p>
          </table:table-cell>
          <table:table-cell table:style-name="ce56" table:formula="of:=IF([.K206]=&quot;-&quot;;&quot;&quot;;IF([.A206]=&quot;&quot;;[.L206];[.F206]*[.L206]))" office:value-type="currency" office:currency="EUR" office:value="0.02728" calcext:value-type="currency">
            <text:p>0,03 €</text:p>
          </table:table-cell>
          <table:table-cell table:style-name="ce61" table:formula="of:=IF([.A206]&lt;&gt;&quot;&quot;; IF([.G206]&lt;&gt;&quot;-&quot; ; IF([.M206] &gt; [.I206]*[.$N$1];[.I206]*[.$N$1];[.M206]);[.M206]);&quot;&quot;)" office:value-type="currency" office:currency="EUR" office:value="0.02728" calcext:value-type="currency">
            <text:p>0,027 €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6, R37, R40, R45, R55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7]=&quot;Power board&quot;; [.A207]*2;[.A207])" office:value-type="float" office:value="18" calcext:value-type="float">
            <text:p>18</text:p>
          </table:table-cell>
          <table:table-cell table:style-name="ce19" office:value-type="string" calcext:value-type="string">
            <text:p>1099795</text:p>
          </table:table-cell>
          <table:table-cell table:style-name="ce41" office:value-type="float" office:value="0.0102" calcext:value-type="float">
            <text:p>0,010</text:p>
          </table:table-cell>
          <table:table-cell table:style-name="ce44" table:formula="of:=IF([.G207]=&quot;-&quot;;&quot;&quot;;IF([.A207]=&quot;&quot;;[.H207];[.F207]*[.H207]))" office:value-type="currency" office:currency="GBP" office:value="0.1836" calcext:value-type="currency">
            <text:p>£0,18</text:p>
          </table:table-cell>
          <table:table-cell table:style-name="ce48"/>
          <table:table-cell table:style-name="ce50" office:value-type="string" calcext:value-type="string">
            <text:p>RC0805FR-07220R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207]=&quot;-&quot;;&quot;&quot;;IF([.A207]=&quot;&quot;;[.L207];[.F207]*[.L207]))" office:value-type="currency" office:currency="EUR" office:value="0.12618" calcext:value-type="currency">
            <text:p>0,13 €</text:p>
          </table:table-cell>
          <table:table-cell table:style-name="ce61" table:formula="of:=IF([.A207]&lt;&gt;&quot;&quot;; IF([.G207]&lt;&gt;&quot;-&quot; ; IF([.M207] &gt; [.I207]*[.$N$1];[.I207]*[.$N$1];[.M207]);[.M207]);&quot;&quot;)" office:value-type="currency" office:currency="EUR" office:value="0.12618" calcext:value-type="currency">
            <text:p>0,12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38, R5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08]=&quot;Power board&quot;; [.A208]*2;[.A208])" office:value-type="float" office:value="4" calcext:value-type="float">
            <text:p>4</text:p>
          </table:table-cell>
          <table:table-cell table:style-name="ce36" office:value-type="string" calcext:value-type="string">
            <text:p>1099798</text:p>
          </table:table-cell>
          <table:table-cell table:style-name="ce40" office:value-type="float" office:value="0.012" calcext:value-type="float">
            <text:p>0,012</text:p>
          </table:table-cell>
          <table:table-cell table:style-name="ce43" table:formula="of:=IF([.G208]=&quot;-&quot;;&quot;&quot;;IF([.A208]=&quot;&quot;;[.H208];[.F208]*[.H208]))" office:value-type="currency" office:currency="GBP" office:value="0.048" calcext:value-type="currency">
            <text:p>£0,05</text:p>
          </table:table-cell>
          <table:table-cell table:style-name="ce47"/>
          <table:table-cell table:style-name="ce29" office:value-type="string" calcext:value-type="string">
            <text:p>RC0805FR-07470R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208]=&quot;-&quot;;&quot;&quot;;IF([.A208]=&quot;&quot;;[.L208];[.F208]*[.L208]))" office:value-type="currency" office:currency="EUR" office:value="0.02804" calcext:value-type="currency">
            <text:p>0,03 €</text:p>
          </table:table-cell>
          <table:table-cell table:style-name="ce61" table:formula="of:=IF([.A208]&lt;&gt;&quot;&quot;; IF([.G208]&lt;&gt;&quot;-&quot; ; IF([.M208] &gt; [.I208]*[.$N$1];[.I208]*[.$N$1];[.M208]);[.M208]);&quot;&quot;)" office:value-type="currency" office:currency="EUR" office:value="0.02804" calcext:value-type="currency">
            <text:p>0,028 €</text:p>
          </table:table-cell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4, R31, R39, R78, R117, R154, R15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09]=&quot;Power board&quot;; [.A209]*2;[.A209])" office:value-type="float" office:value="8" calcext:value-type="float">
            <text:p>8</text:p>
          </table:table-cell>
          <table:table-cell table:style-name="ce19" office:value-type="string" calcext:value-type="string">
            <text:p>1099800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44" table:formula="of:=IF([.G209]=&quot;-&quot;;&quot;&quot;;IF([.A209]=&quot;&quot;;[.H209];[.F209]*[.H209]))" office:value-type="currency" office:currency="GBP" office:value="0.192" calcext:value-type="currency">
            <text:p>£0,19</text:p>
          </table:table-cell>
          <table:table-cell table:style-name="ce48"/>
          <table:table-cell table:style-name="ce50" office:value-type="string" calcext:value-type="string">
            <text:p>RC0805FR-071K </text:p>
          </table:table-cell>
          <table:table-cell table:style-name="ce41" office:value-type="float" office:value="0.00701" calcext:value-type="float">
            <text:p>0,007</text:p>
          </table:table-cell>
          <table:table-cell table:style-name="ce57" table:formula="of:=IF([.K209]=&quot;-&quot;;&quot;&quot;;IF([.A209]=&quot;&quot;;[.L209];[.F209]*[.L209]))" office:value-type="currency" office:currency="EUR" office:value="0.05608" calcext:value-type="currency">
            <text:p>0,06 €</text:p>
          </table:table-cell>
          <table:table-cell table:style-name="ce61" table:formula="of:=IF([.A209]&lt;&gt;&quot;&quot;; IF([.G209]&lt;&gt;&quot;-&quot; ; IF([.M209] &gt; [.I209]*[.$N$1];[.I209]*[.$N$1];[.M209]);[.M209]);&quot;&quot;)" office:value-type="currency" office:currency="EUR" office:value="0.05608" calcext:value-type="currency">
            <text:p>0,05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K5</text:p>
          </table:table-cell>
          <table:table-cell table:style-name="ce24" office:value-type="string" calcext:value-type="string">
            <text:p>0805, 0.1%</text:p>
          </table:table-cell>
          <table:table-cell table:style-name="ce29" office:value-type="string" calcext:value-type="string">
            <text:p>R42, R5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0]=&quot;Power board&quot;; [.A210]*2;[.A210])" office:value-type="float" office:value="4" calcext:value-type="float">
            <text:p>4</text:p>
          </table:table-cell>
          <table:table-cell table:style-name="ce36" office:value-type="string" calcext:value-type="string">
            <text:p>1670239</text:p>
          </table:table-cell>
          <table:table-cell table:style-name="ce40" office:value-type="float" office:value="0.206" calcext:value-type="float">
            <text:p>0,206</text:p>
          </table:table-cell>
          <table:table-cell table:style-name="ce43" table:formula="of:=IF([.G210]=&quot;-&quot;;&quot;&quot;;IF([.A210]=&quot;&quot;;[.H210];[.F210]*[.H210]))" office:value-type="currency" office:currency="GBP" office:value="0.824" calcext:value-type="currency">
            <text:p>£0,82</text:p>
          </table:table-cell>
          <table:table-cell table:style-name="ce47"/>
          <table:table-cell table:style-name="ce29" office:value-type="string" calcext:value-type="string">
            <text:p>RN73C2A7K5BTDF </text:p>
          </table:table-cell>
          <table:table-cell table:style-name="ce40" office:value-type="float" office:value="0.49323" calcext:value-type="float">
            <text:p>0,493</text:p>
          </table:table-cell>
          <table:table-cell table:style-name="ce56" table:formula="of:=IF([.K210]=&quot;-&quot;;&quot;&quot;;IF([.A210]=&quot;&quot;;[.L210];[.F210]*[.L210]))" office:value-type="currency" office:currency="EUR" office:value="1.97292" calcext:value-type="currency">
            <text:p>1,97 €</text:p>
          </table:table-cell>
          <table:table-cell table:style-name="ce61" table:formula="of:=IF([.A210]&lt;&gt;&quot;&quot;; IF([.G210]&lt;&gt;&quot;-&quot; ; IF([.M210] &gt; [.I210]*[.$N$1];[.I210]*[.$N$1];[.M210]);[.M210]);&quot;&quot;)" office:value-type="currency" office:currency="EUR" office:value="1.03979736" calcext:value-type="currency">
            <text:p>1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56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4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1]=&quot;Power board&quot;; [.A211]*2;[.A211])" office:value-type="float" office:value="2" calcext:value-type="float">
            <text:p>2</text:p>
          </table:table-cell>
          <table:table-cell table:style-name="ce19" office:value-type="string" calcext:value-type="string">
            <text:p>9333363</text:p>
          </table:table-cell>
          <table:table-cell table:style-name="ce41" office:value-type="float" office:value="0.014" calcext:value-type="float">
            <text:p>0,014</text:p>
          </table:table-cell>
          <table:table-cell table:style-name="ce44" table:formula="of:=IF([.G211]=&quot;-&quot;;&quot;&quot;;IF([.A211]=&quot;&quot;;[.H211];[.F211]*[.H211]))" office:value-type="currency" office:currency="GBP" office:value="0.028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RC0805FR-07560R </text:p>
          </table:table-cell>
          <table:table-cell table:style-name="ce41" office:value-type="float" office:value="0.00711" calcext:value-type="float">
            <text:p>0,007</text:p>
          </table:table-cell>
          <table:table-cell table:style-name="ce57" table:formula="of:=IF([.K211]=&quot;-&quot;;&quot;&quot;;IF([.A211]=&quot;&quot;;[.L211];[.F211]*[.L211]))" office:value-type="currency" office:currency="EUR" office:value="0.01422" calcext:value-type="currency">
            <text:p>0,01 €</text:p>
          </table:table-cell>
          <table:table-cell table:style-name="ce61" table:formula="of:=IF([.A211]&lt;&gt;&quot;&quot;; IF([.G211]&lt;&gt;&quot;-&quot; ; IF([.M211] &gt; [.I211]*[.$N$1];[.I211]*[.$N$1];[.M211]);[.M211]);&quot;&quot;)" office:value-type="currency" office:currency="EUR" office:value="0.01422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K</text:p>
          </table:table-cell>
          <table:table-cell table:style-name="ce24" office:value-type="string" calcext:value-type="string">
            <text:p>0805, 0.1%</text:p>
          </table:table-cell>
          <table:table-cell table:style-name="ce29" office:value-type="string" calcext:value-type="string">
            <text:p>R46, R5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2]=&quot;Power board&quot;; [.A212]*2;[.A212])" office:value-type="float" office:value="4" calcext:value-type="float">
            <text:p>4</text:p>
          </table:table-cell>
          <table:table-cell table:style-name="ce36" office:value-type="string" calcext:value-type="string">
            <text:p>1577686</text:p>
          </table:table-cell>
          <table:table-cell table:style-name="ce40" office:value-type="float" office:value="0.197" calcext:value-type="float">
            <text:p>0,197</text:p>
          </table:table-cell>
          <table:table-cell table:style-name="ce43" table:formula="of:=IF([.G212]=&quot;-&quot;;&quot;&quot;;IF([.A212]=&quot;&quot;;[.H212];[.F212]*[.H212]))" office:value-type="currency" office:currency="GBP" office:value="0.788" calcext:value-type="currency">
            <text:p>£0,79</text:p>
          </table:table-cell>
          <table:table-cell table:style-name="ce47"/>
          <table:table-cell table:style-name="ce29" office:value-type="string" calcext:value-type="string">
            <text:p>RN73C2A100KBTDF</text:p>
          </table:table-cell>
          <table:table-cell table:style-name="ce40" office:value-type="float" office:value="0.48055" calcext:value-type="float">
            <text:p>0,481</text:p>
          </table:table-cell>
          <table:table-cell table:style-name="ce56" table:formula="of:=IF([.K212]=&quot;-&quot;;&quot;&quot;;IF([.A212]=&quot;&quot;;[.L212];[.F212]*[.L212]))" office:value-type="currency" office:currency="EUR" office:value="1.9222" calcext:value-type="currency">
            <text:p>1,92 €</text:p>
          </table:table-cell>
          <table:table-cell table:style-name="ce61" table:formula="of:=IF([.A212]&lt;&gt;&quot;&quot;; IF([.G212]&lt;&gt;&quot;-&quot; ; IF([.M212] &gt; [.I212]*[.$N$1];[.I212]*[.$N$1];[.M212]);[.M212]);&quot;&quot;)" office:value-type="currency" office:currency="EUR" office:value="0.99436932" calcext:value-type="currency">
            <text:p>0,99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0K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47, R57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3]=&quot;Power board&quot;; [.A213]*2;[.A213])" office:value-type="float" office:value="4" calcext:value-type="float">
            <text:p>4</text:p>
          </table:table-cell>
          <table:table-cell table:style-name="ce19" office:value-type="string" calcext:value-type="string">
            <text:p>1575937</text:p>
          </table:table-cell>
          <table:table-cell table:style-name="ce41" office:value-type="float" office:value="0.058" calcext:value-type="float">
            <text:p>0,058</text:p>
          </table:table-cell>
          <table:table-cell table:style-name="ce44" table:formula="of:=IF([.G213]=&quot;-&quot;;&quot;&quot;;IF([.A213]=&quot;&quot;;[.H213];[.F213]*[.H213]))" office:value-type="currency" office:currency="GBP" office:value="0.232" calcext:value-type="currency">
            <text:p>£0,23</text:p>
          </table:table-cell>
          <table:table-cell table:style-name="ce48"/>
          <table:table-cell table:style-name="ce50" office:value-type="string" calcext:value-type="string">
            <text:p>TC0525B2002T1E </text:p>
          </table:table-cell>
          <table:table-cell table:style-name="ce41" office:value-type="float" office:value="0.10958" calcext:value-type="float">
            <text:p>0,110</text:p>
          </table:table-cell>
          <table:table-cell table:style-name="ce57" table:formula="of:=IF([.K213]=&quot;-&quot;;&quot;&quot;;IF([.A213]=&quot;&quot;;[.L213];[.F213]*[.L213]))" office:value-type="currency" office:currency="EUR" office:value="0.43832" calcext:value-type="currency">
            <text:p>0,44 €</text:p>
          </table:table-cell>
          <table:table-cell table:style-name="ce61" table:formula="of:=IF([.A213]&lt;&gt;&quot;&quot;; IF([.G213]&lt;&gt;&quot;-&quot; ; IF([.M213] &gt; [.I213]*[.$N$1];[.I213]*[.$N$1];[.M213]);[.M213]);&quot;&quot;)" office:value-type="currency" office:currency="EUR" office:value="0.29275848" calcext:value-type="currency">
            <text:p>0,293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5, R6, R4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4]=&quot;Power board&quot;; [.A214]*2;[.A214])" office:value-type="float" office:value="6" calcext:value-type="float">
            <text:p>6</text:p>
          </table:table-cell>
          <table:table-cell table:style-name="ce36" office:value-type="string" calcext:value-type="string">
            <text:p>1099793</text:p>
          </table:table-cell>
          <table:table-cell table:style-name="ce40" office:value-type="float" office:value="0.024" calcext:value-type="float">
            <text:p>0,024</text:p>
          </table:table-cell>
          <table:table-cell table:style-name="ce43" table:formula="of:=IF([.G214]=&quot;-&quot;;&quot;&quot;;IF([.A214]=&quot;&quot;;[.H214];[.F214]*[.H214]))" office:value-type="currency" office:currency="GBP" office:value="0.144" calcext:value-type="currency">
            <text:p>£0,14</text:p>
          </table:table-cell>
          <table:table-cell table:style-name="ce47"/>
          <table:table-cell table:style-name="ce29" office:value-type="string" calcext:value-type="string">
            <text:p>RC0805FR-07100R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214]=&quot;-&quot;;&quot;&quot;;IF([.A214]=&quot;&quot;;[.L214];[.F214]*[.L214]))" office:value-type="currency" office:currency="EUR" office:value="0.04206" calcext:value-type="currency">
            <text:p>0,04 €</text:p>
          </table:table-cell>
          <table:table-cell table:style-name="ce61" table:formula="of:=IF([.A214]&lt;&gt;&quot;&quot;; IF([.G214]&lt;&gt;&quot;-&quot; ; IF([.M214] &gt; [.I214]*[.$N$1];[.I214]*[.$N$1];[.M214]);[.M214]);&quot;&quot;)" office:value-type="currency" office:currency="EUR" office:value="0.04206" calcext:value-type="currency">
            <text:p>0,042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80R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5]=&quot;Power board&quot;; [.A215]*2;[.A215])" office:value-type="float" office:value="4" calcext:value-type="float">
            <text:p>4</text:p>
          </table:table-cell>
          <table:table-cell table:style-name="ce19" office:value-type="string" calcext:value-type="string">
            <text:p>1577596</text:p>
          </table:table-cell>
          <table:table-cell table:style-name="ce41" office:value-type="float" office:value="0.143" calcext:value-type="float">
            <text:p>0,143</text:p>
          </table:table-cell>
          <table:table-cell table:style-name="ce44" table:formula="of:=IF([.G215]=&quot;-&quot;;&quot;&quot;;IF([.A215]=&quot;&quot;;[.H215];[.F215]*[.H215]))" office:value-type="currency" office:currency="GBP" office:value="0.572" calcext:value-type="currency">
            <text:p>£0,57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15]=&quot;-&quot;;&quot;&quot;;IF([.A215]=&quot;&quot;;[.L215];[.F215]*[.L215]))">
            <text:p/>
          </table:table-cell>
          <table:table-cell table:style-name="ce61" table:formula="of:=IF([.A215]&lt;&gt;&quot;&quot;; IF([.G215]&lt;&gt;&quot;-&quot; ; IF([.M215] &gt; [.I215]*[.$N$1];[.I215]*[.$N$1];[.M215]);[.M215]);&quot;&quot;)" office:value-type="currency" office:currency="EUR" office:value="0.72180108" calcext:value-type="currency">
            <text:p>0,722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K9</text:p>
          </table:table-cell>
          <table:table-cell table:style-name="ce24" office:value-type="string" calcext:value-type="string">
            <text:p>0805, 0.1%</text:p>
          </table:table-cell>
          <table:table-cell table:style-name="ce29" office:value-type="string" calcext:value-type="string">
            <text:p>R61, R69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6]=&quot;Power board&quot;; [.A216]*2;[.A216])" office:value-type="float" office:value="4" calcext:value-type="float">
            <text:p>4</text:p>
          </table:table-cell>
          <table:table-cell table:style-name="ce36" office:value-type="string" calcext:value-type="string">
            <text:p>1575834</text:p>
          </table:table-cell>
          <table:table-cell table:style-name="ce40" office:value-type="float" office:value="0.343" calcext:value-type="float">
            <text:p>0,343</text:p>
          </table:table-cell>
          <table:table-cell table:style-name="ce43" table:formula="of:=IF([.G216]=&quot;-&quot;;&quot;&quot;;IF([.A216]=&quot;&quot;;[.H216];[.F216]*[.H216]))" office:value-type="currency" office:currency="GBP" office:value="1.372" calcext:value-type="currency">
            <text:p>£1,37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16]=&quot;-&quot;;&quot;&quot;;IF([.A216]=&quot;&quot;;[.L216];[.F216]*[.L216]))">
            <text:p/>
          </table:table-cell>
          <table:table-cell table:style-name="ce61" table:formula="of:=IF([.A216]&lt;&gt;&quot;&quot;; IF([.G216]&lt;&gt;&quot;-&quot; ; IF([.M216] &gt; [.I216]*[.$N$1];[.I216]*[.$N$1];[.M216]);[.M216]);&quot;&quot;)" office:value-type="currency" office:currency="EUR" office:value="1.73131308" calcext:value-type="currency">
            <text:p>1,731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63, R64, R67, R6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7]=&quot;Power board&quot;; [.A217]*2;[.A217])" office:value-type="float" office:value="8" calcext:value-type="float">
            <text:p>8</text:p>
          </table:table-cell>
          <table:table-cell table:style-name="ce19" office:value-type="string" calcext:value-type="string">
            <text:p>1670210</text:p>
          </table:table-cell>
          <table:table-cell table:style-name="ce41" office:value-type="float" office:value="0.206" calcext:value-type="float">
            <text:p>0,206</text:p>
          </table:table-cell>
          <table:table-cell table:style-name="ce44" table:formula="of:=IF([.G217]=&quot;-&quot;;&quot;&quot;;IF([.A217]=&quot;&quot;;[.H217];[.F217]*[.H217]))" office:value-type="currency" office:currency="GBP" office:value="1.648" calcext:value-type="currency">
            <text:p>£1,65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17]=&quot;-&quot;;&quot;&quot;;IF([.A217]=&quot;&quot;;[.L217];[.F217]*[.L217]))">
            <text:p/>
          </table:table-cell>
          <table:table-cell table:style-name="ce61" table:formula="of:=IF([.A217]&lt;&gt;&quot;&quot;; IF([.G217]&lt;&gt;&quot;-&quot; ; IF([.M217] &gt; [.I217]*[.$N$1];[.I217]*[.$N$1];[.M217]);[.M217]);&quot;&quot;)" office:value-type="currency" office:currency="EUR" office:value="2.07959472" calcext:value-type="currency">
            <text:p>2,0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20/2W</text:p>
          </table:table-cell>
          <table:table-cell table:style-name="ce24" office:value-type="string" calcext:value-type="string">
            <text:p>2512, 2W</text:p>
          </table:table-cell>
          <table:table-cell table:style-name="ce29" office:value-type="string" calcext:value-type="string">
            <text:p>R66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18]=&quot;Power board&quot;; [.A218]*2;[.A218])" office:value-type="float" office:value="2" calcext:value-type="float">
            <text:p>2</text:p>
          </table:table-cell>
          <table:table-cell table:style-name="ce36" office:value-type="string" calcext:value-type="string">
            <text:p>2079436</text:p>
          </table:table-cell>
          <table:table-cell table:style-name="ce40" office:value-type="float" office:value="0.22" calcext:value-type="float">
            <text:p>0,220</text:p>
          </table:table-cell>
          <table:table-cell table:style-name="ce43" table:formula="of:=IF([.G218]=&quot;-&quot;;&quot;&quot;;IF([.A218]=&quot;&quot;;[.H218];[.F218]*[.H218]))" office:value-type="currency" office:currency="GBP" office:value="0.44" calcext:value-type="currency">
            <text:p>£0,44</text:p>
          </table:table-cell>
          <table:table-cell table:style-name="ce47"/>
          <table:table-cell table:style-name="ce29" office:value-type="string" calcext:value-type="string">
            <text:p>WW25NR020FTL </text:p>
          </table:table-cell>
          <table:table-cell table:style-name="ce40" office:value-type="float" office:value="0.189" calcext:value-type="float">
            <text:p>0,189</text:p>
          </table:table-cell>
          <table:table-cell table:style-name="ce56" table:formula="of:=IF([.K218]=&quot;-&quot;;&quot;&quot;;IF([.A218]=&quot;&quot;;[.L218];[.F218]*[.L218]))" office:value-type="currency" office:currency="EUR" office:value="0.378" calcext:value-type="currency">
            <text:p>0,38 €</text:p>
          </table:table-cell>
          <table:table-cell table:style-name="ce61" table:formula="of:=IF([.A218]&lt;&gt;&quot;&quot;; IF([.G218]&lt;&gt;&quot;-&quot; ; IF([.M218] &gt; [.I218]*[.$N$1];[.I218]*[.$N$1];[.M218]);[.M218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7, R84, R85, R87, R96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19]=&quot;Power board&quot;; [.A219]*2;[.A219])" office:value-type="float" office:value="10" calcext:value-type="float">
            <text:p>10</text:p>
          </table:table-cell>
          <table:table-cell table:style-name="ce19" office:value-type="string" calcext:value-type="string">
            <text:p>2447664</text:p>
          </table:table-cell>
          <table:table-cell table:style-name="ce41" office:value-type="float" office:value="0.002" calcext:value-type="float">
            <text:p>0,002</text:p>
          </table:table-cell>
          <table:table-cell table:style-name="ce44" table:formula="of:=IF([.G219]=&quot;-&quot;;&quot;&quot;;IF([.A219]=&quot;&quot;;[.H219];[.F219]*[.H219]))" office:value-type="currency" office:currency="GBP" office:value="0.02" calcext:value-type="currency">
            <text:p>£0,02</text:p>
          </table:table-cell>
          <table:table-cell table:style-name="ce48"/>
          <table:table-cell table:style-name="ce50" office:value-type="string" calcext:value-type="string">
            <text:p>RC0805FR-0747K </text:p>
          </table:table-cell>
          <table:table-cell table:style-name="ce41" office:value-type="float" office:value="0.00696" calcext:value-type="float">
            <text:p>0,007</text:p>
          </table:table-cell>
          <table:table-cell table:style-name="ce57" table:formula="of:=IF([.K219]=&quot;-&quot;;&quot;&quot;;IF([.A219]=&quot;&quot;;[.L219];[.F219]*[.L219]))" office:value-type="currency" office:currency="EUR" office:value="0.0696" calcext:value-type="currency">
            <text:p>0,07 €</text:p>
          </table:table-cell>
          <table:table-cell table:style-name="ce61" table:formula="of:=IF([.A219]&lt;&gt;&quot;&quot;; IF([.G219]&lt;&gt;&quot;-&quot; ; IF([.M219] &gt; [.I219]*[.$N$1];[.I219]*[.$N$1];[.M219]);[.M219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K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7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0]=&quot;Power board&quot;; [.A220]*2;[.A220])" office:value-type="float" office:value="2" calcext:value-type="float">
            <text:p>2</text:p>
          </table:table-cell>
          <table:table-cell table:style-name="ce36" office:value-type="string" calcext:value-type="string">
            <text:p>9332456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220]=&quot;-&quot;;&quot;&quot;;IF([.A220]=&quot;&quot;;[.H220];[.F220]*[.H220]))" office:value-type="currency" office:currency="GBP" office:value="0.032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CRCW080511K0FKTABC </text:p>
          </table:table-cell>
          <table:table-cell table:style-name="ce40" office:value-type="float" office:value="0.00774" calcext:value-type="float">
            <text:p>0,008</text:p>
          </table:table-cell>
          <table:table-cell table:style-name="ce56" table:formula="of:=IF([.K220]=&quot;-&quot;;&quot;&quot;;IF([.A220]=&quot;&quot;;[.L220];[.F220]*[.L220]))" office:value-type="currency" office:currency="EUR" office:value="0.01548" calcext:value-type="currency">
            <text:p>0,02 €</text:p>
          </table:table-cell>
          <table:table-cell table:style-name="ce61" table:formula="of:=IF([.A220]&lt;&gt;&quot;&quot;; IF([.G220]&lt;&gt;&quot;-&quot; ; IF([.M220] &gt; [.I220]*[.$N$1];[.I220]*[.$N$1];[.M220]);[.M220]);&quot;&quot;)" office:value-type="currency" office:currency="EUR" office:value="0.01548" calcext:value-type="currency">
            <text:p>0,01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R8, R18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1]=&quot;Power board&quot;; [.A221]*2;[.A221])" office:value-type="float" office:value="4" calcext:value-type="float">
            <text:p>4</text:p>
          </table:table-cell>
          <table:table-cell table:style-name="ce19" office:value-type="string" calcext:value-type="string">
            <text:p>9236643</text:p>
          </table:table-cell>
          <table:table-cell table:style-name="ce41" office:value-type="float" office:value="0.0122" calcext:value-type="float">
            <text:p>0,012</text:p>
          </table:table-cell>
          <table:table-cell table:style-name="ce44" table:formula="of:=IF([.G221]=&quot;-&quot;;&quot;&quot;;IF([.A221]=&quot;&quot;;[.H221];[.F221]*[.H221]))" office:value-type="currency" office:currency="GBP" office:value="0.0488" calcext:value-type="currency">
            <text:p>£0,05</text:p>
          </table:table-cell>
          <table:table-cell table:style-name="ce48"/>
          <table:table-cell table:style-name="ce50" office:value-type="string" calcext:value-type="string">
            <text:p>CRCW120610R0FKTABC</text:p>
          </table:table-cell>
          <table:table-cell table:style-name="ce41" office:value-type="float" office:value="0.0137" calcext:value-type="float">
            <text:p>0,014</text:p>
          </table:table-cell>
          <table:table-cell table:style-name="ce57" table:formula="of:=IF([.K221]=&quot;-&quot;;&quot;&quot;;IF([.A221]=&quot;&quot;;[.L221];[.F221]*[.L221]))" office:value-type="currency" office:currency="EUR" office:value="0.0548" calcext:value-type="currency">
            <text:p>0,05 €</text:p>
          </table:table-cell>
          <table:table-cell table:style-name="ce61" table:formula="of:=IF([.A221]&lt;&gt;&quot;&quot;; IF([.G221]&lt;&gt;&quot;-&quot; ; IF([.M221] &gt; [.I221]*[.$N$1];[.I221]*[.$N$1];[.M221]);[.M221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8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2]=&quot;Power board&quot;; [.A222]*2;[.A222])" office:value-type="float" office:value="2" calcext:value-type="float">
            <text:p>2</text:p>
          </table:table-cell>
          <table:table-cell table:style-name="ce36" office:value-type="string" calcext:value-type="string">
            <text:p>2380677</text:p>
          </table:table-cell>
          <table:table-cell table:style-name="ce40" office:value-type="float" office:value="0.111" calcext:value-type="float">
            <text:p>0,111</text:p>
          </table:table-cell>
          <table:table-cell table:style-name="ce43" table:formula="of:=IF([.G222]=&quot;-&quot;;&quot;&quot;;IF([.A222]=&quot;&quot;;[.H222];[.F222]*[.H222]))" office:value-type="currency" office:currency="GBP" office:value="0.222" calcext:value-type="currency">
            <text:p>£0,22</text:p>
          </table:table-cell>
          <table:table-cell table:style-name="ce47"/>
          <table:table-cell table:style-name="ce29" office:value-type="string" calcext:value-type="string">
            <text:p>RC0805FR-0710R </text:p>
          </table:table-cell>
          <table:table-cell table:style-name="ce40" office:value-type="float" office:value="0.00699" calcext:value-type="float">
            <text:p>0,007</text:p>
          </table:table-cell>
          <table:table-cell table:style-name="ce56" table:formula="of:=IF([.K222]=&quot;-&quot;;&quot;&quot;;IF([.A222]=&quot;&quot;;[.L222];[.F222]*[.L222]))" office:value-type="currency" office:currency="EUR" office:value="0.01398" calcext:value-type="currency">
            <text:p>0,01 €</text:p>
          </table:table-cell>
          <table:table-cell table:style-name="ce61" table:formula="of:=IF([.A222]&lt;&gt;&quot;&quot;; IF([.G222]&lt;&gt;&quot;-&quot; ; IF([.M222] &gt; [.I222]*[.$N$1];[.I222]*[.$N$1];[.M222]);[.M222]);&quot;&quot;)" office:value-type="currency" office:currency="EUR" office:value="0.01398" calcext:value-type="currency">
            <text:p>0,01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3, R97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3]=&quot;Power board&quot;; [.A223]*2;[.A223])" office:value-type="float" office:value="4" calcext:value-type="float">
            <text:p>4</text:p>
          </table:table-cell>
          <table:table-cell table:style-name="ce19" office:value-type="string" calcext:value-type="string">
            <text:p>9333037</text:p>
          </table:table-cell>
          <table:table-cell table:style-name="ce41" office:value-type="float" office:value="0.0016" calcext:value-type="float">
            <text:p>0,002</text:p>
          </table:table-cell>
          <table:table-cell table:style-name="ce44" table:formula="of:=IF([.G223]=&quot;-&quot;;&quot;&quot;;IF([.A223]=&quot;&quot;;[.H223];[.F223]*[.H223]))" office:value-type="currency" office:currency="GBP" office:value="0.0064" calcext:value-type="currency">
            <text:p>£0,01</text:p>
          </table:table-cell>
          <table:table-cell table:style-name="ce48"/>
          <table:table-cell table:style-name="ce50" office:value-type="string" calcext:value-type="string">
            <text:p>RC0805FR-07330RL</text:p>
          </table:table-cell>
          <table:table-cell table:style-name="ce41" office:value-type="float" office:value="0.00693" calcext:value-type="float">
            <text:p>0,007</text:p>
          </table:table-cell>
          <table:table-cell table:style-name="ce57" table:formula="of:=IF([.K223]=&quot;-&quot;;&quot;&quot;;IF([.A223]=&quot;&quot;;[.L223];[.F223]*[.L223]))" office:value-type="currency" office:currency="EUR" office:value="0.02772" calcext:value-type="currency">
            <text:p>0,03 €</text:p>
          </table:table-cell>
          <table:table-cell table:style-name="ce61" table:formula="of:=IF([.A223]&lt;&gt;&quot;&quot;; IF([.G223]&lt;&gt;&quot;-&quot; ; IF([.M223] &gt; [.I223]*[.$N$1];[.I223]*[.$N$1];[.M223]);[.M223]);&quot;&quot;)" office:value-type="currency" office:currency="EUR" office:value="0.008076096" calcext:value-type="currency">
            <text:p>0,00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1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86, R98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4]=&quot;Power board&quot;; [.A224]*2;[.A224])" office:value-type="float" office:value="4" calcext:value-type="float">
            <text:p>4</text:p>
          </table:table-cell>
          <table:table-cell table:style-name="ce36" office:value-type="string" calcext:value-type="string">
            <text:p>9333320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[.G224]=&quot;-&quot;;&quot;&quot;;IF([.A224]=&quot;&quot;;[.H224];[.F224]*[.H224]))" office:value-type="currency" office:currency="GBP" office:value="0.064" calcext:value-type="currency">
            <text:p>£0,06</text:p>
          </table:table-cell>
          <table:table-cell table:style-name="ce47"/>
          <table:table-cell table:style-name="ce29" office:value-type="string" calcext:value-type="string">
            <text:p>RC0805FR-075K1 </text:p>
          </table:table-cell>
          <table:table-cell table:style-name="ce40" office:value-type="float" office:value="0.00701" calcext:value-type="float">
            <text:p>0,007</text:p>
          </table:table-cell>
          <table:table-cell table:style-name="ce56" table:formula="of:=IF([.K224]=&quot;-&quot;;&quot;&quot;;IF([.A224]=&quot;&quot;;[.L224];[.F224]*[.L224]))" office:value-type="currency" office:currency="EUR" office:value="0.02804" calcext:value-type="currency">
            <text:p>0,03 €</text:p>
          </table:table-cell>
          <table:table-cell table:style-name="ce61" table:formula="of:=IF([.A224]&lt;&gt;&quot;&quot;; IF([.G224]&lt;&gt;&quot;-&quot; ; IF([.M224] &gt; [.I224]*[.$N$1];[.I224]*[.$N$1];[.M224]);[.M224]);&quot;&quot;)" office:value-type="currency" office:currency="EUR" office:value="0.02804" calcext:value-type="currency">
            <text:p>0,02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8, R9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5]=&quot;Power board&quot;; [.A225]*2;[.A225])" office:value-type="float" office:value="4" calcext:value-type="float">
            <text:p>4</text:p>
          </table:table-cell>
          <table:table-cell table:style-name="ce19" office:value-type="string" calcext:value-type="string">
            <text:p>9333525</text:p>
          </table:table-cell>
          <table:table-cell table:style-name="ce41" office:value-type="float" office:value="0.016" calcext:value-type="float">
            <text:p>0,016</text:p>
          </table:table-cell>
          <table:table-cell table:style-name="ce44" table:formula="of:=IF([.G225]=&quot;-&quot;;&quot;&quot;;IF([.A225]=&quot;&quot;;[.H225];[.F225]*[.H225]))" office:value-type="currency" office:currency="GBP" office:value="0.064" calcext:value-type="currency">
            <text:p>£0,06</text:p>
          </table:table-cell>
          <table:table-cell table:style-name="ce48"/>
          <table:table-cell table:style-name="ce50" office:value-type="string" calcext:value-type="string">
            <text:p>CRCW0805750RFKTABC</text:p>
          </table:table-cell>
          <table:table-cell table:style-name="ce41" office:value-type="float" office:value="0.0116" calcext:value-type="float">
            <text:p>0,012</text:p>
          </table:table-cell>
          <table:table-cell table:style-name="ce57" table:formula="of:=IF([.K225]=&quot;-&quot;;&quot;&quot;;IF([.A225]=&quot;&quot;;[.L225];[.F225]*[.L225]))" office:value-type="currency" office:currency="EUR" office:value="0.0464" calcext:value-type="currency">
            <text:p>0,05 €</text:p>
          </table:table-cell>
          <table:table-cell table:style-name="ce61" table:formula="of:=IF([.A225]&lt;&gt;&quot;&quot;; IF([.G225]&lt;&gt;&quot;-&quot; ; IF([.M225] &gt; [.I225]*[.$N$1];[.I225]*[.$N$1];[.M225]);[.M225]);&quot;&quot;)" office:value-type="currency" office:currency="EUR" office:value="0.0464" calcext:value-type="currency">
            <text:p>0,04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6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89, R10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6]=&quot;Power board&quot;; [.A226]*2;[.A226])" office:value-type="float" office:value="4" calcext:value-type="float">
            <text:p>4</text:p>
          </table:table-cell>
          <table:table-cell table:style-name="ce36" office:value-type="string" calcext:value-type="string">
            <text:p>2447693</text:p>
          </table:table-cell>
          <table:table-cell table:style-name="ce40" office:value-type="float" office:value="0.002" calcext:value-type="float">
            <text:p>0,002</text:p>
          </table:table-cell>
          <table:table-cell table:style-name="ce43" table:formula="of:=IF([.G226]=&quot;-&quot;;&quot;&quot;;IF([.A226]=&quot;&quot;;[.H226];[.F226]*[.H226]))" office:value-type="currency" office:currency="GBP" office:value="0.008" calcext:value-type="currency">
            <text:p>£0,01</text:p>
          </table:table-cell>
          <table:table-cell table:style-name="ce47"/>
          <table:table-cell table:style-name="ce29" office:value-type="string" calcext:value-type="string">
            <text:p>RC0805FR-075K6 </text:p>
          </table:table-cell>
          <table:table-cell table:style-name="ce40" office:value-type="float" office:value="0.0069" calcext:value-type="float">
            <text:p>0,007</text:p>
          </table:table-cell>
          <table:table-cell table:style-name="ce56" table:formula="of:=IF([.K226]=&quot;-&quot;;&quot;&quot;;IF([.A226]=&quot;&quot;;[.L226];[.F226]*[.L226]))" office:value-type="currency" office:currency="EUR" office:value="0.0276" calcext:value-type="currency">
            <text:p>0,03 €</text:p>
          </table:table-cell>
          <table:table-cell table:style-name="ce61" table:formula="of:=IF([.A226]&lt;&gt;&quot;&quot;; IF([.G226]&lt;&gt;&quot;-&quot; ; IF([.M226] &gt; [.I226]*[.$N$1];[.I226]*[.$N$1];[.M226]);[.M226]);&quot;&quot;)" office:value-type="currency" office:currency="EUR" office:value="0.01009512" calcext:value-type="currency">
            <text:p>0,010 €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9, R10, R27, R43, R49, R51, R58, R72, R74, R82, R92, R93, R95, R10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27]=&quot;Power board&quot;; [.A227]*2;[.A227])" office:value-type="float" office:value="28" calcext:value-type="float">
            <text:p>28</text:p>
          </table:table-cell>
          <table:table-cell table:style-name="ce19" office:value-type="string" calcext:value-type="string">
            <text:p>9237755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4" table:formula="of:=IF([.G227]=&quot;-&quot;;&quot;&quot;;IF([.A227]=&quot;&quot;;[.H227];[.F227]*[.H227]))" office:value-type="currency" office:currency="GBP" office:value="0.252" calcext:value-type="currency">
            <text:p>£0,25</text:p>
          </table:table-cell>
          <table:table-cell table:style-name="ce48"/>
          <table:table-cell table:style-name="ce50" office:value-type="string" calcext:value-type="string">
            <text:p>RC0805FR-0710K </text:p>
          </table:table-cell>
          <table:table-cell table:style-name="ce41" office:value-type="float" office:value="0.00603" calcext:value-type="float">
            <text:p>0,006</text:p>
          </table:table-cell>
          <table:table-cell table:style-name="ce57" table:formula="of:=IF([.K227]=&quot;-&quot;;&quot;&quot;;IF([.A227]=&quot;&quot;;[.L227];[.F227]*[.L227]))" office:value-type="currency" office:currency="EUR" office:value="0.16884" calcext:value-type="currency">
            <text:p>0,17 €</text:p>
          </table:table-cell>
          <table:table-cell table:style-name="ce61" table:formula="of:=IF([.A227]&lt;&gt;&quot;&quot;; IF([.G227]&lt;&gt;&quot;-&quot; ; IF([.M227] &gt; [.I227]*[.$N$1];[.I227]*[.$N$1];[.M227]);[.M227]);&quot;&quot;)" office:value-type="currency" office:currency="EUR" office:value="0.16884" calcext:value-type="currency">
            <text:p>0,16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29" office:value-type="string" calcext:value-type="string">
            <text:p>R90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28]=&quot;Power board&quot;; [.A228]*2;[.A228])" office:value-type="float" office:value="2" calcext:value-type="float">
            <text:p>2</text:p>
          </table:table-cell>
          <table:table-cell table:style-name="ce36" office:value-type="string" calcext:value-type="string">
            <text:p>9333045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[.G228]=&quot;-&quot;;&quot;&quot;;IF([.A228]=&quot;&quot;;[.H228];[.F228]*[.H228]))" office:value-type="currency" office:currency="GBP" office:value="0.0032" calcext:value-type="currency">
            <text:p>£0,00</text:p>
          </table:table-cell>
          <table:table-cell table:style-name="ce47"/>
          <table:table-cell table:style-name="ce29" office:value-type="string" calcext:value-type="string">
            <text:p>RC0805FR-073K3</text:p>
          </table:table-cell>
          <table:table-cell table:style-name="ce40" office:value-type="float" office:value="0.00669" calcext:value-type="float">
            <text:p>0,007</text:p>
          </table:table-cell>
          <table:table-cell table:style-name="ce56" table:formula="of:=IF([.K228]=&quot;-&quot;;&quot;&quot;;IF([.A228]=&quot;&quot;;[.L228];[.F228]*[.L228]))" office:value-type="currency" office:currency="EUR" office:value="0.01338" calcext:value-type="currency">
            <text:p>0,01 €</text:p>
          </table:table-cell>
          <table:table-cell table:style-name="ce61" table:formula="of:=IF([.A228]&lt;&gt;&quot;&quot;; IF([.G228]&lt;&gt;&quot;-&quot; ; IF([.M228] &gt; [.I228]*[.$N$1];[.I228]*[.$N$1];[.M228]);[.M228]);&quot;&quot;)" office:value-type="currency" office:currency="EUR" office:value="0.004038048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25" office:value-type="string" calcext:value-type="string">
            <text:p>1206; resistor array</text:p>
          </table:table-cell>
          <table:table-cell table:style-name="ce2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29]=&quot;Power board&quot;; [.A229]*2;[.A229])" office:value-type="float" office:value="2" calcext:value-type="float">
            <text:p>2</text:p>
          </table:table-cell>
          <table:table-cell table:style-name="ce19" office:value-type="string" calcext:value-type="string">
            <text:p>1770137</text:p>
          </table:table-cell>
          <table:table-cell table:style-name="ce41" office:value-type="float" office:value="0.0147" calcext:value-type="float">
            <text:p>0,015</text:p>
          </table:table-cell>
          <table:table-cell table:style-name="ce44" table:formula="of:=IF([.G229]=&quot;-&quot;;&quot;&quot;;IF([.A229]=&quot;&quot;;[.H229];[.F229]*[.H229]))" office:value-type="currency" office:currency="GBP" office:value="0.0294" calcext:value-type="currency">
            <text:p>£0,03</text:p>
          </table:table-cell>
          <table:table-cell table:style-name="ce48"/>
          <table:table-cell table:style-name="ce50" office:value-type="string" calcext:value-type="string">
            <text:p>DR1206-10K-4/8 </text:p>
          </table:table-cell>
          <table:table-cell table:style-name="ce41" office:value-type="float" office:value="0.00675" calcext:value-type="float">
            <text:p>0,007</text:p>
          </table:table-cell>
          <table:table-cell table:style-name="ce57" table:formula="of:=IF([.K229]=&quot;-&quot;;&quot;&quot;;IF([.A229]=&quot;&quot;;[.L229];[.F229]*[.L229]))" office:value-type="currency" office:currency="EUR" office:value="0.0135" calcext:value-type="currency">
            <text:p>0,01 €</text:p>
          </table:table-cell>
          <table:table-cell table:style-name="ce61" table:formula="of:=IF([.A229]&lt;&gt;&quot;&quot;; IF([.G229]&lt;&gt;&quot;-&quot; ; IF([.M229] &gt; [.I229]*[.$N$1];[.I229]*[.$N$1];[.M229]);[.M229]);&quot;&quot;)" office:value-type="currency" office:currency="EUR" office:value="0.0135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-BZEN-0903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G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30]=&quot;Power board&quot;; [.A230]*2;[.A230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30]=&quot;-&quot;;&quot;&quot;;IF([.A230]=&quot;&quot;;[.H230];[.F230]*[.H230]))">
            <text:p/>
          </table:table-cell>
          <table:table-cell table:style-name="ce47"/>
          <table:table-cell table:style-name="ce29" office:value-type="string" calcext:value-type="string">
            <text:p>LD-BZEN-0903 </text:p>
          </table:table-cell>
          <table:table-cell table:style-name="ce40" office:value-type="float" office:value="0.4825" calcext:value-type="float">
            <text:p>0,483</text:p>
          </table:table-cell>
          <table:table-cell table:style-name="ce56" table:formula="of:=IF([.K230]=&quot;-&quot;;&quot;&quot;;IF([.A230]=&quot;&quot;;[.L230];[.F230]*[.L230]))" office:value-type="currency" office:currency="EUR" office:value="0.4825" calcext:value-type="currency">
            <text:p>0,48 €</text:p>
          </table:table-cell>
          <table:table-cell table:style-name="ce61" table:formula="of:=IF([.A230]&lt;&gt;&quot;&quot;; IF([.G230]&lt;&gt;&quot;-&quot; ; IF([.M230] &gt; [.I230]*[.$N$1];[.I230]*[.$N$1];[.M230]);[.M230]);&quot;&quot;)" office:value-type="currency" office:currency="EUR" office:value="0.4825" calcext:value-type="currency">
            <text:p>0,48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31]=&quot;Power board&quot;; [.A231]*2;[.A231])" office:value-type="float" office:value="1" calcext:value-type="float">
            <text:p>1</text:p>
          </table:table-cell>
          <table:table-cell table:style-name="ce19" office:value-type="string" calcext:value-type="string">
            <text:p>2292959</text:p>
          </table:table-cell>
          <table:table-cell table:style-name="ce41" office:value-type="float" office:value="1.96" calcext:value-type="float">
            <text:p>1,960</text:p>
          </table:table-cell>
          <table:table-cell table:style-name="ce44" table:formula="of:=IF([.G231]=&quot;-&quot;;&quot;&quot;;IF([.A231]=&quot;&quot;;[.H231];[.F231]*[.H231]))" office:value-type="currency" office:currency="GBP" office:value="1.96" calcext:value-type="currency">
            <text:p>£1,96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1]=&quot;-&quot;;&quot;&quot;;IF([.A231]=&quot;&quot;;[.L231];[.F231]*[.L231]))">
            <text:p/>
          </table:table-cell>
          <table:table-cell table:style-name="ce61" table:formula="of:=IF([.A231]&lt;&gt;&quot;&quot;; IF([.G231]&lt;&gt;&quot;-&quot; ; IF([.M231] &gt; [.I231]*[.$N$1];[.I231]*[.$N$1];[.M231]);[.M231]);&quot;&quot;)" office:value-type="currency" office:currency="EUR" office:value="2.4733044" calcext:value-type="currency">
            <text:p>2,47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301.9316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W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32]=&quot;Power board&quot;; [.A232]*2;[.A232])" office:value-type="float" office:value="1" calcext:value-type="float">
            <text:p>1</text:p>
          </table:table-cell>
          <table:table-cell table:style-name="ce36" office:value-type="string" calcext:value-type="string">
            <text:p>1217765</text:p>
          </table:table-cell>
          <table:table-cell table:style-name="ce40" office:value-type="float" office:value="0.51" calcext:value-type="float">
            <text:p>0,510</text:p>
          </table:table-cell>
          <table:table-cell table:style-name="ce43" table:formula="of:=IF([.G232]=&quot;-&quot;;&quot;&quot;;IF([.A232]=&quot;&quot;;[.H232];[.F232]*[.H232]))" office:value-type="currency" office:currency="GBP" office:value="0.51" calcext:value-type="currency">
            <text:p>£0,51</text:p>
          </table:table-cell>
          <table:table-cell table:style-name="ce47"/>
          <table:table-cell table:style-name="ce29" office:value-type="string" calcext:value-type="string">
            <text:p>1301.9316</text:p>
          </table:table-cell>
          <table:table-cell table:style-name="ce40" office:value-type="float" office:value="0.22" calcext:value-type="float">
            <text:p>0,220</text:p>
          </table:table-cell>
          <table:table-cell table:style-name="ce56" table:formula="of:=IF([.K232]=&quot;-&quot;;&quot;&quot;;IF([.A232]=&quot;&quot;;[.L232];[.F232]*[.L232]))" office:value-type="currency" office:currency="EUR" office:value="0.22" calcext:value-type="currency">
            <text:p>0,22 €</text:p>
          </table:table-cell>
          <table:table-cell table:style-name="ce61" table:formula="of:=IF([.A232]&lt;&gt;&quot;&quot;; IF([.G232]&lt;&gt;&quot;-&quot; ; IF([.M232] &gt; [.I232]*[.$N$1];[.I232]*[.$N$1];[.M232]);[.M232]);&quot;&quot;)" office:value-type="currency" office:currency="EUR" office:value="0.22" calcext:value-type="currency">
            <text:p>0,2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est point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TP1, TP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33]=&quot;Power board&quot;; [.A233]*2;[.A233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33]=&quot;-&quot;;&quot;&quot;;IF([.A233]=&quot;&quot;;[.H233];[.F233]*[.H233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3]=&quot;-&quot;;&quot;&quot;;IF([.A233]=&quot;&quot;;[.L233];[.F233]*[.L233]))">
            <text:p/>
          </table:table-cell>
          <table:table-cell table:style-name="ce61" table:formula="of:=IF([.A233]&lt;&gt;&quot;&quot;; IF([.G233]&lt;&gt;&quot;-&quot; ; IF([.M233] &gt; [.I233]*[.$N$1];[.I233]*[.$N$1];[.M233]);[.M233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 point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TP3, TP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34]=&quot;Power board&quot;; [.A234]*2;[.A23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34]=&quot;-&quot;;&quot;&quot;;IF([.A234]=&quot;&quot;;[.H234];[.F234]*[.H234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4]=&quot;-&quot;;&quot;&quot;;IF([.A234]=&quot;&quot;;[.L234];[.F234]*[.L234]))">
            <text:p/>
          </table:table-cell>
          <table:table-cell table:style-name="ce61" table:formula="of:=IF([.A234]&lt;&gt;&quot;&quot;; IF([.G234]&lt;&gt;&quot;-&quot; ; IF([.M234] &gt; [.I234]*[.$N$1];[.I234]*[.$N$1];[.M234]);[.M23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RF0703-821M</text:p>
          </table:table-cell>
          <table:table-cell table:style-name="ce25" office:value-type="string" calcext:value-type="string">
            <text:p>SMD; 7.6mm x 7.6mm</text:p>
          </table:table-cell>
          <table:table-cell table:style-name="ce25" office:value-type="string" calcext:value-type="string">
            <text:p>TR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35]=&quot;Power board&quot;; [.A235]*2;[.A235])" office:value-type="float" office:value="2" calcext:value-type="float">
            <text:p>2</text:p>
          </table:table-cell>
          <table:table-cell table:style-name="ce19" office:value-type="string" calcext:value-type="string">
            <text:p>1852832</text:p>
          </table:table-cell>
          <table:table-cell table:style-name="ce41" office:value-type="float" office:value="0.73" calcext:value-type="float">
            <text:p>0,730</text:p>
          </table:table-cell>
          <table:table-cell table:style-name="ce44" table:formula="of:=IF([.G235]=&quot;-&quot;;&quot;&quot;;IF([.A235]=&quot;&quot;;[.H235];[.F235]*[.H235]))" office:value-type="currency" office:currency="GBP" office:value="1.46" calcext:value-type="currency">
            <text:p>£1,46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5]=&quot;-&quot;;&quot;&quot;;IF([.A235]=&quot;&quot;;[.L235];[.F235]*[.L235]))">
            <text:p/>
          </table:table-cell>
          <table:table-cell table:style-name="ce61" table:formula="of:=IF([.A235]&lt;&gt;&quot;&quot;; IF([.G235]&lt;&gt;&quot;-&quot; ; IF([.M235] &gt; [.I235]*[.$N$1];[.I235]*[.$N$1];[.M235]);[.M235]);&quot;&quot;)" office:value-type="currency" office:currency="EUR" office:value="1.8423594" calcext:value-type="currency">
            <text:p>1,8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RF24L01 module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WIFI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36]=&quot;Power board&quot;; [.A236]*2;[.A236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36]=&quot;-&quot;;&quot;&quot;;IF([.A236]=&quot;&quot;;[.H236];[.F236]*[.H236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6]=&quot;-&quot;;&quot;&quot;;IF([.A236]=&quot;&quot;;[.L236];[.F236]*[.L236]))">
            <text:p/>
          </table:table-cell>
          <table:table-cell table:style-name="ce61" table:formula="of:=IF([.A236]&lt;&gt;&quot;&quot;; IF([.G236]&lt;&gt;&quot;-&quot; ; IF([.M236] &gt; [.I236]*[.$N$1];[.I236]*[.$N$1];[.M236]);[.M236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3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37]=&quot;Power board&quot;; [.A237]*2;[.A237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37]=&quot;-&quot;;&quot;&quot;;IF([.A237]=&quot;&quot;;[.H237];[.F237]*[.H237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37]=&quot;-&quot;;&quot;&quot;;IF([.A237]=&quot;&quot;;[.L237];[.F237]*[.L237]))">
            <text:p/>
          </table:table-cell>
          <table:table-cell table:style-name="ce61" table:formula="of:=IF([.A237]&lt;&gt;&quot;&quot;; IF([.G237]&lt;&gt;&quot;-&quot; ; IF([.M237] &gt; [.I237]*[.$N$1];[.I237]*[.$N$1];[.M237]);[.M237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29" office:value-type="string" calcext:value-type="string">
            <text:p>X1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38]=&quot;Power board&quot;; [.A238]*2;[.A238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38]=&quot;-&quot;;&quot;&quot;;IF([.A238]=&quot;&quot;;[.H238];[.F238]*[.H238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38]=&quot;-&quot;;&quot;&quot;;IF([.A238]=&quot;&quot;;[.L238];[.F238]*[.L238]))">
            <text:p/>
          </table:table-cell>
          <table:table-cell table:style-name="ce61" table:formula="of:=IF([.A238]&lt;&gt;&quot;&quot;; IF([.G238]&lt;&gt;&quot;-&quot; ; IF([.M238] &gt; [.I238]*[.$N$1];[.I238]*[.$N$1];[.M238]);[.M238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39]=&quot;Power board&quot;; [.A239]*2;[.A239])" office:value-type="float" office:value="1" calcext:value-type="float">
            <text:p>1</text:p>
          </table:table-cell>
          <table:table-cell table:style-name="ce19" office:value-type="float" office:value="1177884" calcext:value-type="float">
            <text:p>1177884</text:p>
          </table:table-cell>
          <table:table-cell table:style-name="ce41" office:value-type="float" office:value="0.717" calcext:value-type="float">
            <text:p>0,717</text:p>
          </table:table-cell>
          <table:table-cell table:style-name="ce44" table:formula="of:=IF([.G239]=&quot;-&quot;;&quot;&quot;;IF([.A239]=&quot;&quot;;[.H239];[.F239]*[.H239]))" office:value-type="currency" office:currency="GBP" office:value="0.717" calcext:value-type="currency">
            <text:p>£0,72</text:p>
          </table:table-cell>
          <table:table-cell table:style-name="ce48"/>
          <table:table-cell table:style-name="ce50" office:value-type="string" calcext:value-type="string">
            <text:p>2411-01</text:p>
          </table:table-cell>
          <table:table-cell table:style-name="ce41" office:value-type="float" office:value="0.66" calcext:value-type="float">
            <text:p>0,660</text:p>
          </table:table-cell>
          <table:table-cell table:style-name="ce57" table:formula="of:=IF([.K239]=&quot;-&quot;;&quot;&quot;;IF([.A239]=&quot;&quot;;[.L239];[.F239]*[.L239]))" office:value-type="currency" office:currency="EUR" office:value="0.66" calcext:value-type="currency">
            <text:p>0,66 €</text:p>
          </table:table-cell>
          <table:table-cell table:style-name="ce61" table:formula="of:=IF([.A239]&lt;&gt;&quot;&quot;; IF([.G239]&lt;&gt;&quot;-&quot; ; IF([.M239] &gt; [.I239]*[.$N$1];[.I239]*[.$N$1];[.M239]);[.M239]);&quot;&quot;)" office:value-type="currency" office:currency="EUR" office:value="0.66" calcext:value-type="currency">
            <text:p>0,66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6</text:p>
          </table:table-cell>
          <table:table-cell table:style-name="ce24" office:value-type="string" calcext:value-type="string">
            <text:p>THT, <text:span text:style-name="T3">solder on bottom layer!</text:span></text:p>
          </table:table-cell>
          <table:table-cell table:style-name="ce29" office:value-type="string" calcext:value-type="string">
            <text:p>X1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0]=&quot;Power board&quot;; [.A240]*2;[.A240])" office:value-type="float" office:value="1" calcext:value-type="float">
            <text:p>1</text:p>
          </table:table-cell>
          <table:table-cell table:style-name="ce36" office:value-type="string" calcext:value-type="string">
            <text:p>2007972</text:p>
          </table:table-cell>
          <table:table-cell table:style-name="ce40" office:value-type="float" office:value="1.53" calcext:value-type="float">
            <text:p>1,530</text:p>
          </table:table-cell>
          <table:table-cell table:style-name="ce43" table:formula="of:=IF([.G240]=&quot;-&quot;;&quot;&quot;;IF([.A240]=&quot;&quot;;[.H240];[.F240]*[.H240]))" office:value-type="currency" office:currency="GBP" office:value="1.53" calcext:value-type="currency">
            <text:p>£1,53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40]=&quot;-&quot;;&quot;&quot;;IF([.A240]=&quot;&quot;;[.L240];[.F240]*[.L240]))">
            <text:p/>
          </table:table-cell>
          <table:table-cell table:style-name="ce61" table:formula="of:=IF([.A240]&lt;&gt;&quot;&quot;; IF([.G240]&lt;&gt;&quot;-&quot; ; IF([.M240] &gt; [.I240]*[.$N$1];[.I240]*[.$N$1];[.M240]);[.M240]);&quot;&quot;)" office:value-type="currency" office:currency="EUR" office:value="1.9306917" calcext:value-type="currency">
            <text:p>1,93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3, X15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41]=&quot;Power board&quot;; [.A241]*2;[.A241])" office:value-type="float" office:value="2" calcext:value-type="float">
            <text:p>2</text:p>
          </table:table-cell>
          <table:table-cell table:style-name="ce19" office:value-type="string" calcext:value-type="string">
            <text:p>2025182</text:p>
          </table:table-cell>
          <table:table-cell table:style-name="ce41" office:value-type="float" office:value="1.64" calcext:value-type="float">
            <text:p>1,640</text:p>
          </table:table-cell>
          <table:table-cell table:style-name="ce44" table:formula="of:=IF([.G241]=&quot;-&quot;;&quot;&quot;;IF([.A241]=&quot;&quot;;[.H241];[.F241]*[.H241]))" office:value-type="currency" office:currency="GBP" office:value="3.28" calcext:value-type="currency">
            <text:p>£3,28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41]=&quot;-&quot;;&quot;&quot;;IF([.A241]=&quot;&quot;;[.L241];[.F241]*[.L241]))">
            <text:p/>
          </table:table-cell>
          <table:table-cell table:style-name="ce61" table:formula="of:=IF([.A241]&lt;&gt;&quot;&quot;; IF([.G241]&lt;&gt;&quot;-&quot; ; IF([.M241] &gt; [.I241]*[.$N$1];[.I241]*[.$N$1];[.M241]);[.M241]);&quot;&quot;)" office:value-type="currency" office:currency="EUR" office:value="4.1389992" calcext:value-type="currency">
            <text:p>4,13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5</text:p>
          </table:table-cell>
          <table:table-cell table:style-name="ce24" office:value-type="string" calcext:value-type="string">
            <text:p>THT, <text:span text:style-name="T3">solder on bottom layer!</text:span></text:p>
          </table:table-cell>
          <table:table-cell table:style-name="ce29" office:value-type="string" calcext:value-type="string">
            <text:p>X1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2]=&quot;Power board&quot;; [.A242]*2;[.A242])" office:value-type="float" office:value="1" calcext:value-type="float">
            <text:p>1</text:p>
          </table:table-cell>
          <table:table-cell table:style-name="ce36" office:value-type="string" calcext:value-type="string">
            <text:p>2007971</text:p>
          </table:table-cell>
          <table:table-cell table:style-name="ce40" office:value-type="float" office:value="1.19" calcext:value-type="float">
            <text:p>1,190</text:p>
          </table:table-cell>
          <table:table-cell table:style-name="ce43" table:formula="of:=IF([.G242]=&quot;-&quot;;&quot;&quot;;IF([.A242]=&quot;&quot;;[.H242];[.F242]*[.H242]))" office:value-type="currency" office:currency="GBP" office:value="1.19" calcext:value-type="currency">
            <text:p>£1,19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42]=&quot;-&quot;;&quot;&quot;;IF([.A242]=&quot;&quot;;[.L242];[.F242]*[.L242]))">
            <text:p/>
          </table:table-cell>
          <table:table-cell table:style-name="ce61" table:formula="of:=IF([.A242]&lt;&gt;&quot;&quot;; IF([.G242]&lt;&gt;&quot;-&quot; ; IF([.M242] &gt; [.I242]*[.$N$1];[.I242]*[.$N$1];[.M242]);[.M242]);&quot;&quot;)" office:value-type="currency" office:currency="EUR" office:value="1.5016491" calcext:value-type="currency">
            <text:p>1,5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43]=&quot;Power board&quot;; [.A243]*2;[.A243])" office:value-type="float" office:value="1" calcext:value-type="float">
            <text:p>1</text:p>
          </table:table-cell>
          <table:table-cell table:style-name="ce19" office:value-type="string" calcext:value-type="string">
            <text:p>1096984</text:p>
          </table:table-cell>
          <table:table-cell table:style-name="ce41" office:value-type="float" office:value="0.745" calcext:value-type="float">
            <text:p>0,745</text:p>
          </table:table-cell>
          <table:table-cell table:style-name="ce44" table:formula="of:=IF([.G243]=&quot;-&quot;;&quot;&quot;;IF([.A243]=&quot;&quot;;[.H243];[.F243]*[.H243]))" office:value-type="currency" office:currency="GBP" office:value="0.745" calcext:value-type="currency">
            <text:p>£0,75</text:p>
          </table:table-cell>
          <table:table-cell table:style-name="ce48"/>
          <table:table-cell table:style-name="ce50" office:value-type="string" calcext:value-type="string">
            <text:p>T821-1-10-S1</text:p>
          </table:table-cell>
          <table:table-cell table:style-name="ce41" office:value-type="float" office:value="0.29" calcext:value-type="float">
            <text:p>0,290</text:p>
          </table:table-cell>
          <table:table-cell table:style-name="ce57" table:formula="of:=IF([.K243]=&quot;-&quot;;&quot;&quot;;IF([.A243]=&quot;&quot;;[.L243];[.F243]*[.L243]))" office:value-type="currency" office:currency="EUR" office:value="0.29" calcext:value-type="currency">
            <text:p>0,29 €</text:p>
          </table:table-cell>
          <table:table-cell table:style-name="ce61" table:formula="of:=IF([.A243]&lt;&gt;&quot;&quot;; IF([.G243]&lt;&gt;&quot;-&quot; ; IF([.M243] &gt; [.I243]*[.$N$1];[.I243]*[.$N$1];[.M243]);[.M243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21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7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44]=&quot;Power board&quot;; [.A244]*2;[.A244])" office:value-type="float" office:value="1" calcext:value-type="float">
            <text:p>1</text:p>
          </table:table-cell>
          <table:table-cell table:style-name="ce36" office:value-type="float" office:value="1462926" calcext:value-type="float">
            <text:p>1462926</text:p>
          </table:table-cell>
          <table:table-cell table:style-name="ce40" office:value-type="float" office:value="0.0399" calcext:value-type="float">
            <text:p>0,040</text:p>
          </table:table-cell>
          <table:table-cell table:style-name="ce43" table:formula="of:=IF([.G244]=&quot;-&quot;;&quot;&quot;;IF([.A244]=&quot;&quot;;[.H244];[.F244]*[.H244]))" office:value-type="currency" office:currency="GBP" office:value="0.0399" calcext:value-type="currency">
            <text:p>£0,04</text:p>
          </table:table-cell>
          <table:table-cell table:style-name="ce47"/>
          <table:table-cell table:style-name="ce29" office:value-type="string" calcext:value-type="string">
            <text:p>MX-22-23-2021 </text:p>
          </table:table-cell>
          <table:table-cell table:style-name="ce40" office:value-type="float" office:value="0.06" calcext:value-type="float">
            <text:p>0,060</text:p>
          </table:table-cell>
          <table:table-cell table:style-name="ce56" table:formula="of:=IF([.K244]=&quot;-&quot;;&quot;&quot;;IF([.A244]=&quot;&quot;;[.L244];[.F244]*[.L244]))" office:value-type="currency" office:currency="EUR" office:value="0.06" calcext:value-type="currency">
            <text:p>0,06 €</text:p>
          </table:table-cell>
          <table:table-cell table:style-name="ce61" table:formula="of:=IF([.A244]&lt;&gt;&quot;&quot;; IF([.G244]&lt;&gt;&quot;-&quot; ; IF([.M244] &gt; [.I244]*[.$N$1];[.I244]*[.$N$1];[.M244]);[.M244]);&quot;&quot;)" office:value-type="currency" office:currency="EUR" office:value="0.050349411" calcext:value-type="currency">
            <text:p>0,0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9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45]=&quot;Power board&quot;; [.A245]*2;[.A245])" office:value-type="float" office:value="1" calcext:value-type="float">
            <text:p>1</text:p>
          </table:table-cell>
          <table:table-cell table:style-name="ce19" office:value-type="string" calcext:value-type="string">
            <text:p>1462920</text:p>
          </table:table-cell>
          <table:table-cell table:style-name="ce41" office:value-type="float" office:value="0.13" calcext:value-type="float">
            <text:p>0,130</text:p>
          </table:table-cell>
          <table:table-cell table:style-name="ce44" table:formula="of:=IF([.G245]=&quot;-&quot;;&quot;&quot;;IF([.A245]=&quot;&quot;;[.H245];[.F245]*[.H245]))" office:value-type="currency" office:currency="GBP" office:value="0.13" calcext:value-type="currency">
            <text:p>£0,13</text:p>
          </table:table-cell>
          <table:table-cell table:style-name="ce48"/>
          <table:table-cell table:style-name="ce50" office:value-type="string" calcext:value-type="string">
            <text:p>MX-22-23-2041 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57" table:formula="of:=IF([.K245]=&quot;-&quot;;&quot;&quot;;IF([.A245]=&quot;&quot;;[.L245];[.F245]*[.L245]))" office:value-type="currency" office:currency="EUR" office:value="0.009" calcext:value-type="currency">
            <text:p>0,01 €</text:p>
          </table:table-cell>
          <table:table-cell table:style-name="ce61" table:formula="of:=IF([.A245]&lt;&gt;&quot;&quot;; IF([.G245]&lt;&gt;&quot;-&quot; ; IF([.M245] &gt; [.I245]*[.$N$1];[.I245]*[.$N$1];[.M245]);[.M245]);&quot;&quot;)" office:value-type="currency" office:currency="EUR" office:value="0.009" calcext:value-type="currency">
            <text:p>0,0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2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X2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46]=&quot;Power board&quot;; [.A246]*2;[.A246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46]=&quot;-&quot;;&quot;&quot;;IF([.A246]=&quot;&quot;;[.H246];[.F246]*[.H246]))">
            <text:p/>
          </table:table-cell>
          <table:table-cell table:style-name="ce47"/>
          <table:table-cell table:style-name="ce29"/>
          <table:table-cell table:style-name="ce40"/>
          <table:table-cell table:style-name="ce56" table:formula="of:=IF([.K246]=&quot;-&quot;;&quot;&quot;;IF([.A246]=&quot;&quot;;[.L246];[.F246]*[.L246]))" office:value-type="currency" office:currency="EUR" office:value="0" calcext:value-type="currency">
            <text:p>0,00 €</text:p>
          </table:table-cell>
          <table:table-cell table:style-name="ce61" table:formula="of:=IF([.A246]&lt;&gt;&quot;&quot;; IF([.G246]&lt;&gt;&quot;-&quot; ; IF([.M246] &gt; [.I246]*[.$N$1];[.I246]*[.$N$1];[.M246]);[.M246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5" office:value-type="string" calcext:value-type="string">
            <text:p>Not installed (optional)</text:p>
          </table:table-cell>
          <table:table-cell table:style-name="ce25" office:value-type="string" calcext:value-type="string">
            <text:p>X20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47]=&quot;Power board&quot;; [.A247]*2;[.A247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47]=&quot;-&quot;;&quot;&quot;;IF([.A247]=&quot;&quot;;[.H247];[.F247]*[.H247]))">
            <text:p/>
          </table:table-cell>
          <table:table-cell table:style-name="ce48"/>
          <table:table-cell table:style-name="ce50"/>
          <table:table-cell table:style-name="ce41"/>
          <table:table-cell table:style-name="ce57" table:formula="of:=IF([.K247]=&quot;-&quot;;&quot;&quot;;IF([.A247]=&quot;&quot;;[.L247];[.F247]*[.L247]))" office:value-type="currency" office:currency="EUR" office:value="0" calcext:value-type="currency">
            <text:p>0,00 €</text:p>
          </table:table-cell>
          <table:table-cell table:style-name="ce61" table:formula="of:=IF([.A247]&lt;&gt;&quot;&quot;; IF([.G247]&lt;&gt;&quot;-&quot; ; IF([.M247] &gt; [.I247]*[.$N$1];[.I247]*[.$N$1];[.M247]);[.M247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13-02-T-D-RA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48]=&quot;Power board&quot;; [.A248]*2;[.A248])" office:value-type="float" office:value="2" calcext:value-type="float">
            <text:p>2</text:p>
          </table:table-cell>
          <table:table-cell table:style-name="ce36" office:value-type="string" calcext:value-type="string">
            <text:p>1805583</text:p>
          </table:table-cell>
          <table:table-cell table:style-name="ce40" office:value-type="float" office:value="4.17" calcext:value-type="float">
            <text:p>4,170</text:p>
          </table:table-cell>
          <table:table-cell table:style-name="ce43" table:formula="of:=IF([.G248]=&quot;-&quot;;&quot;&quot;;IF([.A248]=&quot;&quot;;[.H248];[.F248]*[.H248]))" office:value-type="currency" office:currency="GBP" office:value="8.34" calcext:value-type="currency">
            <text:p>£8,34</text:p>
          </table:table-cell>
          <table:table-cell table:style-name="ce47"/>
          <table:table-cell table:style-name="ce29" office:value-type="string" calcext:value-type="string">
            <text:p>ZL263-26DG</text:p>
          </table:table-cell>
          <table:table-cell table:style-name="ce40" office:value-type="float" office:value="0.3796" calcext:value-type="float">
            <text:p>0,380</text:p>
          </table:table-cell>
          <table:table-cell table:style-name="ce56" table:formula="of:=IF([.K248]=&quot;-&quot;;&quot;&quot;;IF([.A248]=&quot;&quot;;[.L248];[.F248]*[.L248]))" office:value-type="currency" office:currency="EUR" office:value="0.7592" calcext:value-type="currency">
            <text:p>0,76 €</text:p>
          </table:table-cell>
          <table:table-cell table:style-name="ce61" table:formula="of:=IF([.A248]&lt;&gt;&quot;&quot;; IF([.G248]&lt;&gt;&quot;-&quot; ; IF([.M248] &gt; [.I248]*[.$N$1];[.I248]*[.$N$1];[.M248]);[.M248]);&quot;&quot;)" office:value-type="currency" office:currency="EUR" office:value="0.7592" calcext:value-type="currency">
            <text:p>0,75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4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49]=&quot;Power board&quot;; [.A249]*2;[.A249])" office:value-type="float" office:value="1" calcext:value-type="float">
            <text:p>1</text:p>
          </table:table-cell>
          <table:table-cell table:style-name="ce19" office:value-type="float" office:value="1793678" calcext:value-type="float">
            <text:p>1793678</text:p>
          </table:table-cell>
          <table:table-cell table:style-name="ce41" office:value-type="float" office:value="0.627" calcext:value-type="float">
            <text:p>0,627</text:p>
          </table:table-cell>
          <table:table-cell table:style-name="ce44" table:formula="of:=IF([.G249]=&quot;-&quot;;&quot;&quot;;IF([.A249]=&quot;&quot;;[.H249];[.F249]*[.H249]))" office:value-type="currency" office:currency="GBP" office:value="0.627" calcext:value-type="currency">
            <text:p>£0,63</text:p>
          </table:table-cell>
          <table:table-cell table:style-name="ce48"/>
          <table:table-cell table:style-name="ce50" office:value-type="string" calcext:value-type="string">
            <text:p>282836-5</text:p>
          </table:table-cell>
          <table:table-cell table:style-name="ce41" office:value-type="float" office:value="0.77" calcext:value-type="float">
            <text:p>0,770</text:p>
          </table:table-cell>
          <table:table-cell table:style-name="ce57" table:formula="of:=IF([.K249]=&quot;-&quot;;&quot;&quot;;IF([.A249]=&quot;&quot;;[.L249];[.F249]*[.L249]))" office:value-type="currency" office:currency="EUR" office:value="0.77" calcext:value-type="currency">
            <text:p>0,77 €</text:p>
          </table:table-cell>
          <table:table-cell table:style-name="ce61" table:formula="of:=IF([.A249]&lt;&gt;&quot;&quot;; IF([.G249]&lt;&gt;&quot;-&quot; ; IF([.M249] &gt; [.I249]*[.$N$1];[.I249]*[.$N$1];[.M249]);[.M249]);&quot;&quot;)" office:value-type="currency" office:currency="EUR" office:value="0.77" calcext:value-type="currency">
            <text:p>0,7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9185067324" calcext:value-type="float">
            <text:p>9185067324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5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50]=&quot;Power board&quot;; [.A250]*2;[.A250])" office:value-type="float" office:value="1" calcext:value-type="float">
            <text:p>1</text:p>
          </table:table-cell>
          <table:table-cell table:style-name="ce36" office:value-type="string" calcext:value-type="string">
            <text:p>1096984</text:p>
          </table:table-cell>
          <table:table-cell table:style-name="ce40" office:value-type="float" office:value="0.745" calcext:value-type="float">
            <text:p>0,745</text:p>
          </table:table-cell>
          <table:table-cell table:style-name="ce43" table:formula="of:=IF([.G250]=&quot;-&quot;;&quot;&quot;;IF([.A250]=&quot;&quot;;[.H250];[.F250]*[.H250]))" office:value-type="currency" office:currency="GBP" office:value="0.745" calcext:value-type="currency">
            <text:p>£0,75</text:p>
          </table:table-cell>
          <table:table-cell table:style-name="ce47"/>
          <table:table-cell table:style-name="ce29" office:value-type="string" calcext:value-type="string">
            <text:p>T821-1-10-S1</text:p>
          </table:table-cell>
          <table:table-cell table:style-name="ce40" office:value-type="float" office:value="0.29" calcext:value-type="float">
            <text:p>0,290</text:p>
          </table:table-cell>
          <table:table-cell table:style-name="ce56" table:formula="of:=IF([.K250]=&quot;-&quot;;&quot;&quot;;IF([.A250]=&quot;&quot;;[.L250];[.F250]*[.L250]))" office:value-type="currency" office:currency="EUR" office:value="0.29" calcext:value-type="currency">
            <text:p>0,29 €</text:p>
          </table:table-cell>
          <table:table-cell table:style-name="ce61" table:formula="of:=IF([.A250]&lt;&gt;&quot;&quot;; IF([.G250]&lt;&gt;&quot;-&quot; ; IF([.M250] &gt; [.I250]*[.$N$1];[.I250]*[.$N$1];[.M250]);[.M250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-23-203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6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51]=&quot;Power board&quot;; [.A251]*2;[.A251])" office:value-type="float" office:value="1" calcext:value-type="float">
            <text:p>1</text:p>
          </table:table-cell>
          <table:table-cell table:style-name="ce19" office:value-type="float" office:value="1462950" calcext:value-type="float">
            <text:p>1462950</text:p>
          </table:table-cell>
          <table:table-cell table:style-name="ce41" office:value-type="float" office:value="0.616" calcext:value-type="float">
            <text:p>0,616</text:p>
          </table:table-cell>
          <table:table-cell table:style-name="ce44" table:formula="of:=IF([.G251]=&quot;-&quot;;&quot;&quot;;IF([.A251]=&quot;&quot;;[.H251];[.F251]*[.H251]))" office:value-type="currency" office:currency="GBP" office:value="0.616" calcext:value-type="currency">
            <text:p>£0,62</text:p>
          </table:table-cell>
          <table:table-cell table:style-name="ce48"/>
          <table:table-cell table:style-name="ce50" office:value-type="string" calcext:value-type="string">
            <text:p>MX-22-23-2031 </text:p>
          </table:table-cell>
          <table:table-cell table:style-name="ce41" office:value-type="float" office:value="0.07" calcext:value-type="float">
            <text:p>0,070</text:p>
          </table:table-cell>
          <table:table-cell table:style-name="ce57" table:formula="of:=IF([.K251]=&quot;-&quot;;&quot;&quot;;IF([.A251]=&quot;&quot;;[.L251];[.F251]*[.L251]))" office:value-type="currency" office:currency="EUR" office:value="0.07" calcext:value-type="currency">
            <text:p>0,07 €</text:p>
          </table:table-cell>
          <table:table-cell table:style-name="ce61" table:formula="of:=IF([.A251]&lt;&gt;&quot;&quot;; IF([.G251]&lt;&gt;&quot;-&quot; ; IF([.M251] &gt; [.I251]*[.$N$1];[.I251]*[.$N$1];[.M251]);[.M251]);&quot;&quot;)" office:value-type="currency" office:currency="EUR" office:value="0.07" calcext:value-type="currency">
            <text:p>0,0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J2138812S0LOT6C</text:p>
          </table:table-cell>
          <table:table-cell table:style-name="ce24" office:value-type="string" calcext:value-type="string">
            <text:p>THT, <text:span text:style-name="T3">solder on bottom layer!</text:span></text:p>
          </table:table-cell>
          <table:table-cell table:style-name="ce29" office:value-type="string" calcext:value-type="string">
            <text:p>X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52]=&quot;Power board&quot;; [.A252]*2;[.A25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52]=&quot;-&quot;;&quot;&quot;;IF([.A252]=&quot;&quot;;[.H252];[.F252]*[.H252]))">
            <text:p/>
          </table:table-cell>
          <table:table-cell table:style-name="ce47"/>
          <table:table-cell table:style-name="ce29" office:value-type="string" calcext:value-type="string">
            <text:p>LMJ2138812S0LOT6C</text:p>
          </table:table-cell>
          <table:table-cell table:style-name="ce40" office:value-type="float" office:value="2.73" calcext:value-type="float">
            <text:p>2,730</text:p>
          </table:table-cell>
          <table:table-cell table:style-name="ce56" table:formula="of:=IF([.K252]=&quot;-&quot;;&quot;&quot;;IF([.A252]=&quot;&quot;;[.L252];[.F252]*[.L252]))" office:value-type="currency" office:currency="EUR" office:value="2.73" calcext:value-type="currency">
            <text:p>2,73 €</text:p>
          </table:table-cell>
          <table:table-cell table:style-name="ce61" table:formula="of:=IF([.A252]&lt;&gt;&quot;&quot;; IF([.G252]&lt;&gt;&quot;-&quot; ; IF([.M252] &gt; [.I252]*[.$N$1];[.I252]*[.$N$1];[.M252]);[.M252]);&quot;&quot;)" office:value-type="currency" office:currency="EUR" office:value="2.73" calcext:value-type="currency">
            <text:p>2,7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826629-8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53]=&quot;Power board&quot;; [.A253]*2;[.A253])" office:value-type="float" office:value="1" calcext:value-type="float">
            <text:p>1</text:p>
          </table:table-cell>
          <table:table-cell table:style-name="ce19" office:value-type="float" office:value="1022256" calcext:value-type="float">
            <text:p>1022256</text:p>
          </table:table-cell>
          <table:table-cell table:style-name="ce41" office:value-type="float" office:value="0.0836" calcext:value-type="float">
            <text:p>0,084</text:p>
          </table:table-cell>
          <table:table-cell table:style-name="ce44" table:formula="of:=IF([.G253]=&quot;-&quot;;&quot;&quot;;IF([.A253]=&quot;&quot;;[.H253];[.F253]*[.H253]))" office:value-type="currency" office:currency="GBP" office:value="0.0836" calcext:value-type="currency">
            <text:p>£0,08</text:p>
          </table:table-cell>
          <table:table-cell table:style-name="ce48"/>
          <table:table-cell table:style-name="ce50" office:value-type="string" calcext:value-type="string">
            <text:p>ZL201-08G</text:p>
          </table:table-cell>
          <table:table-cell table:style-name="ce41" office:value-type="float" office:value="0.0741" calcext:value-type="float">
            <text:p>0,074</text:p>
          </table:table-cell>
          <table:table-cell table:style-name="ce57" table:formula="of:=IF([.K253]=&quot;-&quot;;&quot;&quot;;IF([.A253]=&quot;&quot;;[.L253];[.F253]*[.L253]))" office:value-type="currency" office:currency="EUR" office:value="0.0741" calcext:value-type="currency">
            <text:p>0,07 €</text:p>
          </table:table-cell>
          <table:table-cell table:style-name="ce61" table:formula="of:=IF([.A253]&lt;&gt;&quot;&quot;; IF([.G253]&lt;&gt;&quot;-&quot; ; IF([.M253] &gt; [.I253]*[.$N$1];[.I253]*[.$N$1];[.M253]);[.M253]);&quot;&quot;)" office:value-type="currency" office:currency="EUR" office:value="0.0741" calcext:value-type="currency">
            <text:p>0,07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54]=&quot;Power board&quot;; [.A254]*2;[.A254])" office:value-type="float" office:value="1" calcext:value-type="float">
            <text:p>1</text:p>
          </table:table-cell>
          <table:table-cell table:style-name="ce36" office:value-type="float" office:value="1593416" calcext:value-type="float">
            <text:p>1593416</text:p>
          </table:table-cell>
          <table:table-cell table:style-name="ce40" office:value-type="float" office:value="0.281" calcext:value-type="float">
            <text:p>0,281</text:p>
          </table:table-cell>
          <table:table-cell table:style-name="ce43" table:formula="of:=IF([.G254]=&quot;-&quot;;&quot;&quot;;IF([.A254]=&quot;&quot;;[.H254];[.F254]*[.H254]))" office:value-type="currency" office:currency="GBP" office:value="0.281" calcext:value-type="currency">
            <text:p>£0,28</text:p>
          </table:table-cell>
          <table:table-cell table:style-name="ce47"/>
          <table:table-cell table:style-name="ce29" office:value-type="string" calcext:value-type="string">
            <text:p>ZL201-05G</text:p>
          </table:table-cell>
          <table:table-cell table:style-name="ce40" office:value-type="float" office:value="0.04415" calcext:value-type="float">
            <text:p>0,044</text:p>
          </table:table-cell>
          <table:table-cell table:style-name="ce56" table:formula="of:=IF([.K254]=&quot;-&quot;;&quot;&quot;;IF([.A254]=&quot;&quot;;[.L254];[.F254]*[.L254]))" office:value-type="currency" office:currency="EUR" office:value="0.04415" calcext:value-type="currency">
            <text:p>0,04 €</text:p>
          </table:table-cell>
          <table:table-cell table:style-name="ce61" table:formula="of:=IF([.A254]&lt;&gt;&quot;&quot;; IF([.G254]&lt;&gt;&quot;-&quot; ; IF([.M254] &gt; [.I254]*[.$N$1];[.I254]*[.$N$1];[.M254]);[.M254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55]=&quot;Power board&quot;; [.A255]*2;[.A255])" office:value-type="float" office:value="1" calcext:value-type="float">
            <text:p>1</text:p>
          </table:table-cell>
          <table:table-cell table:style-name="ce19" office:value-type="string" calcext:value-type="string">
            <text:p>2449395</text:p>
          </table:table-cell>
          <table:table-cell table:style-name="ce41" office:value-type="float" office:value="0.151" calcext:value-type="float">
            <text:p>0,151</text:p>
          </table:table-cell>
          <table:table-cell table:style-name="ce44" table:formula="of:=IF([.G255]=&quot;-&quot;;&quot;&quot;;IF([.A255]=&quot;&quot;;[.H255];[.F255]*[.H255]))" office:value-type="currency" office:currency="GBP" office:value="0.151" calcext:value-type="currency">
            <text:p>£0,15</text:p>
          </table:table-cell>
          <table:table-cell table:style-name="ce48"/>
          <table:table-cell table:style-name="ce50" office:value-type="string" calcext:value-type="string">
            <text:p>32.768K-TC38</text:p>
          </table:table-cell>
          <table:table-cell table:style-name="ce41" office:value-type="float" office:value="0.1422" calcext:value-type="float">
            <text:p>0,142</text:p>
          </table:table-cell>
          <table:table-cell table:style-name="ce57" table:formula="of:=IF([.K255]=&quot;-&quot;;&quot;&quot;;IF([.A255]=&quot;&quot;;[.L255];[.F255]*[.L255]))" office:value-type="currency" office:currency="EUR" office:value="0.1422" calcext:value-type="currency">
            <text:p>0,14 €</text:p>
          </table:table-cell>
          <table:table-cell table:style-name="ce61" table:formula="of:=IF([.A255]&lt;&gt;&quot;&quot;; IF([.G255]&lt;&gt;&quot;-&quot; ; IF([.M255] &gt; [.I255]*[.$N$1];[.I255]*[.$N$1];[.M255]);[.M255]);&quot;&quot;)" office:value-type="currency" office:currency="EUR" office:value="0.1422" calcext:value-type="currency">
            <text:p>0,1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5MHz</text:p>
          </table:table-cell>
          <table:table-cell table:style-name="ce24" office:value-type="string" calcext:value-type="string">
            <text:p>SMD, 11.5mm x 4.7mm</text:p>
          </table:table-cell>
          <table:table-cell table:style-name="ce29" office:value-type="string" calcext:value-type="string">
            <text:p>Y2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56]=&quot;Power board&quot;; [.A256]*2;[.A256])" office:value-type="float" office:value="1" calcext:value-type="float">
            <text:p>1</text:p>
          </table:table-cell>
          <table:table-cell table:style-name="ce36" office:value-type="string" calcext:value-type="string">
            <text:p>2467741</text:p>
          </table:table-cell>
          <table:table-cell table:style-name="ce40" office:value-type="float" office:value="0.206" calcext:value-type="float">
            <text:p>0,206</text:p>
          </table:table-cell>
          <table:table-cell table:style-name="ce43" table:formula="of:=IF([.G256]=&quot;-&quot;;&quot;&quot;;IF([.A256]=&quot;&quot;;[.H256];[.F256]*[.H256]))" office:value-type="currency" office:currency="GBP" office:value="0.206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25.00M-SMDHC49S </text:p>
          </table:table-cell>
          <table:table-cell table:style-name="ce40" office:value-type="float" office:value="0.3591" calcext:value-type="float">
            <text:p>0,359</text:p>
          </table:table-cell>
          <table:table-cell table:style-name="ce56" table:formula="of:=IF([.K256]=&quot;-&quot;;&quot;&quot;;IF([.A256]=&quot;&quot;;[.L256];[.F256]*[.L256]))" office:value-type="currency" office:currency="EUR" office:value="0.3591" calcext:value-type="currency">
            <text:p>0,36 €</text:p>
          </table:table-cell>
          <table:table-cell table:style-name="ce61" table:formula="of:=IF([.A256]&lt;&gt;&quot;&quot;; IF([.G256]&lt;&gt;&quot;-&quot; ; IF([.M256] &gt; [.I256]*[.$N$1];[.I256]*[.$N$1];[.M256]);[.M256]);&quot;&quot;)" office:value-type="currency" office:currency="EUR" office:value="0.25994934" calcext:value-type="currency">
            <text:p>0,2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ZD1, ZD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57]=&quot;Power board&quot;; [.A257]*2;[.A257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57]=&quot;-&quot;;&quot;&quot;;IF([.A257]=&quot;&quot;;[.H257];[.F257]*[.H257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57]=&quot;-&quot;;&quot;&quot;;IF([.A257]=&quot;&quot;;[.L257];[.F257]*[.L257]))">
            <text:p/>
          </table:table-cell>
          <table:table-cell table:style-name="ce61" table:formula="of:=IF([.A257]&lt;&gt;&quot;&quot;; IF([.G257]&lt;&gt;&quot;-&quot; ; IF([.M257] &gt; [.I257]*[.$N$1];[.I257]*[.$N$1];[.M257]);[.M257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MAJ18A</text:p>
          </table:table-cell>
          <table:table-cell table:style-name="ce24" office:value-type="string" calcext:value-type="string">
            <text:p>DO-214AC</text:p>
          </table:table-cell>
          <table:table-cell table:style-name="ce29" office:value-type="string" calcext:value-type="string">
            <text:p>ZD10, ZD11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258]=&quot;Power board&quot;; [.A258]*2;[.A258])" office:value-type="float" office:value="2" calcext:value-type="float">
            <text:p>2</text:p>
          </table:table-cell>
          <table:table-cell table:style-name="ce36" office:value-type="string" calcext:value-type="string">
            <text:p>1749305</text:p>
          </table:table-cell>
          <table:table-cell table:style-name="ce40" office:value-type="float" office:value="0.0398" calcext:value-type="float">
            <text:p>0,040</text:p>
          </table:table-cell>
          <table:table-cell table:style-name="ce43" table:formula="of:=IF([.G258]=&quot;-&quot;;&quot;&quot;;IF([.A258]=&quot;&quot;;[.H258];[.F258]*[.H258]))" office:value-type="currency" office:currency="GBP" office:value="0.0796" calcext:value-type="currency">
            <text:p>£0,08</text:p>
          </table:table-cell>
          <table:table-cell table:style-name="ce47"/>
          <table:table-cell table:style-name="ce29" office:value-type="string" calcext:value-type="string">
            <text:p>P4SMAJ18A-DIO</text:p>
          </table:table-cell>
          <table:table-cell table:style-name="ce40" office:value-type="float" office:value="0.105" calcext:value-type="float">
            <text:p>0,105</text:p>
          </table:table-cell>
          <table:table-cell table:style-name="ce56" table:formula="of:=IF([.K258]=&quot;-&quot;;&quot;&quot;;IF([.A258]=&quot;&quot;;[.L258];[.F258]*[.L258]))" office:value-type="currency" office:currency="EUR" office:value="0.21" calcext:value-type="currency">
            <text:p>0,21 €</text:p>
          </table:table-cell>
          <table:table-cell table:style-name="ce61" table:formula="of:=IF([.A258]&lt;&gt;&quot;&quot;; IF([.G258]&lt;&gt;&quot;-&quot; ; IF([.M258] &gt; [.I258]*[.$N$1];[.I258]*[.$N$1];[.M258]);[.M258]);&quot;&quot;)" office:value-type="currency" office:currency="EUR" office:value="0.100446444" calcext:value-type="currency">
            <text:p>0,1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ZX384-C4V3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ZD1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59]=&quot;Power board&quot;; [.A259]*2;[.A259])" office:value-type="float" office:value="1" calcext:value-type="float">
            <text:p>1</text:p>
          </table:table-cell>
          <table:table-cell table:style-name="ce19" office:value-type="float" office:value="8735697" calcext:value-type="float">
            <text:p>8735697</text:p>
          </table:table-cell>
          <table:table-cell table:style-name="ce41" office:value-type="float" office:value="0.133" calcext:value-type="float">
            <text:p>0,133</text:p>
          </table:table-cell>
          <table:table-cell table:style-name="ce44" table:formula="of:=IF([.G259]=&quot;-&quot;;&quot;&quot;;IF([.A259]=&quot;&quot;;[.H259];[.F259]*[.H259]))" office:value-type="currency" office:currency="GBP" office:value="0.133" calcext:value-type="currency">
            <text:p>£0,13</text:p>
          </table:table-cell>
          <table:table-cell table:style-name="ce48"/>
          <table:table-cell table:style-name="ce50" office:value-type="string" calcext:value-type="string">
            <text:p>BZT52C4V3-DIO</text:p>
          </table:table-cell>
          <table:table-cell table:style-name="ce41" office:value-type="float" office:value="0.0189" calcext:value-type="float">
            <text:p>0,019</text:p>
          </table:table-cell>
          <table:table-cell table:style-name="ce57" table:formula="of:=IF([.K259]=&quot;-&quot;;&quot;&quot;;IF([.A259]=&quot;&quot;;[.L259];[.F259]*[.L259]))" office:value-type="currency" office:currency="EUR" office:value="0.0189" calcext:value-type="currency">
            <text:p>0,02 €</text:p>
          </table:table-cell>
          <table:table-cell table:style-name="ce61" table:formula="of:=IF([.A259]&lt;&gt;&quot;&quot;; IF([.G259]&lt;&gt;&quot;-&quot; ; IF([.M259] &gt; [.I259]*[.$N$1];[.I259]*[.$N$1];[.M259]);[.M259]);&quot;&quot;)" office:value-type="currency" office:currency="EUR" office:value="0.0189" calcext:value-type="currency">
            <text:p>0,0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e Note 3.2</text:p>
          </table:table-cell>
          <table:table-cell table:style-name="ce24" office:value-type="string" calcext:value-type="string">
            <text:p>Not installed</text:p>
          </table:table-cell>
          <table:table-cell table:style-name="ce29" office:value-type="string" calcext:value-type="string">
            <text:p>ZD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60]=&quot;Power board&quot;; [.A260]*2;[.A260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60]=&quot;-&quot;;&quot;&quot;;IF([.A260]=&quot;&quot;;[.H260];[.F260]*[.H260]))">
            <text:p/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60]=&quot;-&quot;;&quot;&quot;;IF([.A260]=&quot;&quot;;[.L260];[.F260]*[.L260]))">
            <text:p/>
          </table:table-cell>
          <table:table-cell table:style-name="ce61" table:formula="of:=IF([.A260]&lt;&gt;&quot;&quot;; IF([.G260]&lt;&gt;&quot;-&quot; ; IF([.M260] &gt; [.I260]*[.$N$1];[.I260]*[.$N$1];[.M260]);[.M26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ZD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261]=&quot;Power board&quot;; [.A261]*2;[.A261])" office:value-type="float" office:value="2" calcext:value-type="float">
            <text:p>2</text:p>
          </table:table-cell>
          <table:table-cell table:style-name="ce19" office:value-type="string" calcext:value-type="string">
            <text:p>8735506</text:p>
          </table:table-cell>
          <table:table-cell table:style-name="ce41" office:value-type="float" office:value="0.133" calcext:value-type="float">
            <text:p>0,133</text:p>
          </table:table-cell>
          <table:table-cell table:style-name="ce44" table:formula="of:=IF([.G261]=&quot;-&quot;;&quot;&quot;;IF([.A261]=&quot;&quot;;[.H261];[.F261]*[.H261]))" office:value-type="currency" office:currency="GBP" office:value="0.266" calcext:value-type="currency">
            <text:p>£0,27</text:p>
          </table:table-cell>
          <table:table-cell table:style-name="ce48"/>
          <table:table-cell table:style-name="ce50" office:value-type="string" calcext:value-type="string">
            <text:p>BZX384-C15.115</text:p>
          </table:table-cell>
          <table:table-cell table:style-name="ce41" office:value-type="float" office:value="0.019" calcext:value-type="float">
            <text:p>0,019</text:p>
          </table:table-cell>
          <table:table-cell table:style-name="ce57" table:formula="of:=IF([.K261]=&quot;-&quot;;&quot;&quot;;IF([.A261]=&quot;&quot;;[.L261];[.F261]*[.L261]))" office:value-type="currency" office:currency="EUR" office:value="0.038" calcext:value-type="currency">
            <text:p>0,04 €</text:p>
          </table:table-cell>
          <table:table-cell table:style-name="ce61" table:formula="of:=IF([.A261]&lt;&gt;&quot;&quot;; IF([.G261]&lt;&gt;&quot;-&quot; ; IF([.M261] &gt; [.I261]*[.$N$1];[.I261]*[.$N$1];[.M261]);[.M261]);&quot;&quot;)" office:value-type="currency" office:currency="EUR" office:value="0.038" calcext:value-type="currency">
            <text:p>0,0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DZ6.2B</text:p>
          </table:table-cell>
          <table:table-cell table:style-name="ce24" office:value-type="string" calcext:value-type="string">
            <text:p>SOD-323</text:p>
          </table:table-cell>
          <table:table-cell table:style-name="ce29" office:value-type="string" calcext:value-type="string">
            <text:p>ZD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62]=&quot;Power board&quot;; [.A262]*2;[.A262])" office:value-type="float" office:value="2" calcext:value-type="float">
            <text:p>2</text:p>
          </table:table-cell>
          <table:table-cell table:style-name="ce36" office:value-type="string" calcext:value-type="string">
            <text:p>1757863</text:p>
          </table:table-cell>
          <table:table-cell table:style-name="ce40" office:value-type="float" office:value="0.194" calcext:value-type="float">
            <text:p>0,194</text:p>
          </table:table-cell>
          <table:table-cell table:style-name="ce43" table:formula="of:=IF([.G262]=&quot;-&quot;;&quot;&quot;;IF([.A262]=&quot;&quot;;[.H262];[.F262]*[.H262]))" office:value-type="currency" office:currency="GBP" office:value="0.388" calcext:value-type="currency">
            <text:p>£0,39</text:p>
          </table:table-cell>
          <table:table-cell table:style-name="ce47"/>
          <table:table-cell table:style-name="ce29" office:value-type="string" calcext:value-type="string">
            <text:p>PDZ6.2B</text:p>
          </table:table-cell>
          <table:table-cell table:style-name="ce40" office:value-type="float" office:value="0.0187" calcext:value-type="float">
            <text:p>0,019</text:p>
          </table:table-cell>
          <table:table-cell table:style-name="ce56" table:formula="of:=IF([.K262]=&quot;-&quot;;&quot;&quot;;IF([.A262]=&quot;&quot;;[.L262];[.F262]*[.L262]))" office:value-type="currency" office:currency="EUR" office:value="0.0374" calcext:value-type="currency">
            <text:p>0,04 €</text:p>
          </table:table-cell>
          <table:table-cell table:style-name="ce61" table:formula="of:=IF([.A262]&lt;&gt;&quot;&quot;; IF([.G262]&lt;&gt;&quot;-&quot; ; IF([.M262] &gt; [.I262]*[.$N$1];[.I262]*[.$N$1];[.M262]);[.M262]);&quot;&quot;)" office:value-type="currency" office:currency="EUR" office:value="0.0374" calcext:value-type="currency">
            <text:p>0,03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5" office:value-type="string" calcext:value-type="string">
            <text:p>DO-214AC</text:p>
          </table:table-cell>
          <table:table-cell table:style-name="ce25" office:value-type="string" calcext:value-type="string">
            <text:p>ZD8, ZD9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263]=&quot;Power board&quot;; [.A263]*2;[.A263])" office:value-type="float" office:value="2" calcext:value-type="float">
            <text:p>2</text:p>
          </table:table-cell>
          <table:table-cell table:style-name="ce19" office:value-type="string" calcext:value-type="string">
            <text:p>1749310</text:p>
          </table:table-cell>
          <table:table-cell table:style-name="ce41" office:value-type="float" office:value="0.157" calcext:value-type="float">
            <text:p>0,157</text:p>
          </table:table-cell>
          <table:table-cell table:style-name="ce44" table:formula="of:=IF([.G263]=&quot;-&quot;;&quot;&quot;;IF([.A263]=&quot;&quot;;[.H263];[.F263]*[.H263]))" office:value-type="currency" office:currency="GBP" office:value="0.314" calcext:value-type="currency">
            <text:p>£0,31</text:p>
          </table:table-cell>
          <table:table-cell table:style-name="ce48"/>
          <table:table-cell table:style-name="ce50" office:value-type="string" calcext:value-type="string">
            <text:p>P4SMAJ48A-DIO</text:p>
          </table:table-cell>
          <table:table-cell table:style-name="ce41" office:value-type="float" office:value="0.102" calcext:value-type="float">
            <text:p>0,102</text:p>
          </table:table-cell>
          <table:table-cell table:style-name="ce57" table:formula="of:=IF([.K263]=&quot;-&quot;;&quot;&quot;;IF([.A263]=&quot;&quot;;[.L263];[.F263]*[.L263]))" office:value-type="currency" office:currency="EUR" office:value="0.204" calcext:value-type="currency">
            <text:p>0,20 €</text:p>
          </table:table-cell>
          <table:table-cell table:style-name="ce61" table:formula="of:=IF([.A263]&lt;&gt;&quot;&quot;; IF([.G263]&lt;&gt;&quot;-&quot; ; IF([.M263] &gt; [.I263]*[.$N$1];[.I263]*[.$N$1];[.M263]);[.M263]);&quot;&quot;)" office:value-type="currency" office:currency="EUR" office:value="0.204" calcext:value-type="currency">
            <text:p>0,204 €</text:p>
          </table:table-cell>
        </table:table-row>
        <table:table-row table:style-name="ro1">
          <table:table-cell table:number-columns-repeated="8"/>
          <table:table-cell table:style-name="ce45" table:formula="of:=SUM([.I4:.I263])" office:value-type="currency" office:currency="EUR" office:value="192.3128" calcext:value-type="currency">
            <text:p>192,31 €</text:p>
          </table:table-cell>
          <table:table-cell table:number-columns-repeated="3"/>
          <table:table-cell table:style-name="ce45" table:formula="of:=SUM([.M4:.M263])" office:value-type="currency" office:currency="EUR" office:value="70.79156" calcext:value-type="currency">
            <text:p>70,79 €</text:p>
          </table:table-cell>
          <table:table-cell table:style-name="ce45" table:formula="of:=SUM([.N4:.N263])" office:value-type="currency" office:currency="EUR" office:value="181.095430152" calcext:value-type="currency">
            <text:p>181,10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4" office:value-type="string" calcext:value-type="string">
            <text:p>AUX PS 230 V version</text:p>
          </table:table-cell>
          <table:table-cell table:style-name="ce26" table:number-columns-repeated="3"/>
          <table:table-cell table:style-name="ce32"/>
          <table:table-cell table:style-name="ce38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AR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67]=&quot;Power board&quot;; [.A267]*2;[.A267])" office:value-type="float" office:value="1" calcext:value-type="float">
            <text:p>1</text:p>
          </table:table-cell>
          <table:table-cell table:style-name="ce36" office:value-type="float" office:value="1846854" calcext:value-type="float">
            <text:p>1846854</text:p>
          </table:table-cell>
          <table:table-cell table:style-name="ce40" office:value-type="float" office:value="1.39" calcext:value-type="float">
            <text:p>1,390</text:p>
          </table:table-cell>
          <table:table-cell table:style-name="ce43" table:formula="of:=IF([.G267]=&quot;-&quot;;&quot;&quot;;IF([.A267]=&quot;&quot;;[.H267];[.F267]*[.H267]))" office:value-type="currency" office:currency="GBP" office:value="1.39" calcext:value-type="currency">
            <text:p>£1,39</text:p>
          </table:table-cell>
          <table:table-cell table:style-name="ce47"/>
          <table:table-cell table:style-name="ce29" office:value-type="string" calcext:value-type="string">
            <text:p>CG2-470L</text:p>
          </table:table-cell>
          <table:table-cell table:style-name="ce40" office:value-type="float" office:value="1.457" calcext:value-type="float">
            <text:p>1,457</text:p>
          </table:table-cell>
          <table:table-cell table:style-name="ce56" table:formula="of:=IF([.K267]=&quot;-&quot;;&quot;&quot;;IF([.A267]=&quot;&quot;;[.L267];[.F267]*[.L267]))" office:value-type="currency" office:currency="EUR" office:value="1.457" calcext:value-type="currency">
            <text:p>1,46 €</text:p>
          </table:table-cell>
          <table:table-cell table:style-name="ce61" table:formula="of:=IF([.A267]&lt;&gt;&quot;&quot;; IF([.G267]&lt;&gt;&quot;-&quot; ; IF([.M267] &gt; [.I267]*[.$N$1];[.I267]*[.$N$1];[.M267]);[.M267]);&quot;&quot;)" office:value-type="currency" office:currency="EUR" office:value="1.457" calcext:value-type="currency">
            <text:p>1,45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EZ6/D230/15V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TR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68]=&quot;Power board&quot;; [.A268]*2;[.A268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68]=&quot;-&quot;;&quot;&quot;;IF([.A268]=&quot;&quot;;[.H268];[.F268]*[.H268]))">
            <text:p/>
          </table:table-cell>
          <table:table-cell table:style-name="ce48"/>
          <table:table-cell table:style-name="ce50" office:value-type="string" calcext:value-type="string">
            <text:p>TEZ6/D/12V</text:p>
          </table:table-cell>
          <table:table-cell table:style-name="ce41" office:value-type="float" office:value="2.72" calcext:value-type="float">
            <text:p>2,720</text:p>
          </table:table-cell>
          <table:table-cell table:style-name="ce57" table:formula="of:=IF([.K268]=&quot;-&quot;;&quot;&quot;;IF([.A268]=&quot;&quot;;[.L268];[.F268]*[.L268]))" office:value-type="currency" office:currency="EUR" office:value="2.72" calcext:value-type="currency">
            <text:p>2,72 €</text:p>
          </table:table-cell>
          <table:table-cell table:style-name="ce61" table:formula="of:=IF([.A268]&lt;&gt;&quot;&quot;; IF([.G268]&lt;&gt;&quot;-&quot; ; IF([.M268] &gt; [.I268]*[.$N$1];[.I268]*[.$N$1];[.M268]);[.M268]);&quot;&quot;)" office:value-type="currency" office:currency="EUR" office:value="2.72" calcext:value-type="currency">
            <text:p>2,7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20K250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VAR1, VAR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69]=&quot;Power board&quot;; [.A269]*2;[.A269])" office:value-type="float" office:value="2" calcext:value-type="float">
            <text:p>2</text:p>
          </table:table-cell>
          <table:table-cell table:style-name="ce36" office:value-type="float" office:value="1004357" calcext:value-type="float">
            <text:p>1004357</text:p>
          </table:table-cell>
          <table:table-cell table:style-name="ce40" office:value-type="float" office:value="0.563" calcext:value-type="float">
            <text:p>0,563</text:p>
          </table:table-cell>
          <table:table-cell table:style-name="ce43" table:formula="of:=IF([.G269]=&quot;-&quot;;&quot;&quot;;IF([.A269]=&quot;&quot;;[.H269];[.F269]*[.H269]))" office:value-type="currency" office:currency="GBP" office:value="1.126" calcext:value-type="currency">
            <text:p>£1,13</text:p>
          </table:table-cell>
          <table:table-cell table:style-name="ce47"/>
          <table:table-cell table:style-name="ce29" office:value-type="string" calcext:value-type="string">
            <text:p>SIOV-S20K250</text:p>
          </table:table-cell>
          <table:table-cell table:style-name="ce40" office:value-type="float" office:value="0.5371" calcext:value-type="float">
            <text:p>0,537</text:p>
          </table:table-cell>
          <table:table-cell table:style-name="ce56" table:formula="of:=IF([.K269]=&quot;-&quot;;&quot;&quot;;IF([.A269]=&quot;&quot;;[.L269];[.F269]*[.L269]))" office:value-type="currency" office:currency="EUR" office:value="1.0742" calcext:value-type="currency">
            <text:p>1,07 €</text:p>
          </table:table-cell>
          <table:table-cell table:style-name="ce61" table:formula="of:=IF([.A269]&lt;&gt;&quot;&quot;; IF([.G269]&lt;&gt;&quot;-&quot; ; IF([.M269] &gt; [.I269]*[.$N$1];[.I269]*[.$N$1];[.M269]);[.M269]);&quot;&quot;)" office:value-type="currency" office:currency="EUR" office:value="1.0742" calcext:value-type="currency">
            <text:p>1,07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ZD6, ZD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70]=&quot;Power board&quot;; [.A270]*2;[.A270])" office:value-type="float" office:value="2" calcext:value-type="float">
            <text:p>2</text:p>
          </table:table-cell>
          <table:table-cell table:style-name="ce19" office:value-type="float" office:value="2341650" calcext:value-type="float">
            <text:p>2341650</text:p>
          </table:table-cell>
          <table:table-cell table:style-name="ce41" office:value-type="float" office:value="0.304" calcext:value-type="float">
            <text:p>0,304</text:p>
          </table:table-cell>
          <table:table-cell table:style-name="ce44" table:formula="of:=IF([.G270]=&quot;-&quot;;&quot;&quot;;IF([.A270]=&quot;&quot;;[.H270];[.F270]*[.H270]))" office:value-type="currency" office:currency="GBP" office:value="0.608" calcext:value-type="currency">
            <text:p>£0,61</text:p>
          </table:table-cell>
          <table:table-cell table:style-name="ce48"/>
          <table:table-cell table:style-name="ce50" office:value-type="string" calcext:value-type="string">
            <text:p>1.5KE400CA</text:p>
          </table:table-cell>
          <table:table-cell table:style-name="ce41" office:value-type="float" office:value="0.2391" calcext:value-type="float">
            <text:p>0,239</text:p>
          </table:table-cell>
          <table:table-cell table:style-name="ce57" table:formula="of:=IF([.K270]=&quot;-&quot;;&quot;&quot;;IF([.A270]=&quot;&quot;;[.L270];[.F270]*[.L270]))" office:value-type="currency" office:currency="EUR" office:value="0.4782" calcext:value-type="currency">
            <text:p>0,48 €</text:p>
          </table:table-cell>
          <table:table-cell table:style-name="ce61" table:formula="of:=IF([.A270]&lt;&gt;&quot;&quot;; IF([.G270]&lt;&gt;&quot;-&quot; ; IF([.M270] &gt; [.I270]*[.$N$1];[.I270]*[.$N$1];[.M270]);[.M270]);&quot;&quot;)" office:value-type="currency" office:currency="EUR" office:value="0.4782" calcext:value-type="currency">
            <text:p>0,478 €</text:p>
          </table:table-cell>
        </table:table-row>
        <table:table-row table:style-name="ro1">
          <table:table-cell table:number-columns-repeated="8"/>
          <table:table-cell table:style-name="ce46" table:formula="of:=SUM([.I267:.I270])" office:value-type="currency" office:currency="GBP" office:value="3.124" calcext:value-type="currency">
            <text:p>£3,12</text:p>
          </table:table-cell>
          <table:table-cell table:number-columns-repeated="3"/>
          <table:table-cell table:style-name="ce45" table:formula="of:=SUM([.M267:.M270])" office:value-type="currency" office:currency="EUR" office:value="5.7294" calcext:value-type="currency">
            <text:p>5,73 €</text:p>
          </table:table-cell>
          <table:table-cell table:style-name="ce45" table:formula="of:=SUM([.N267:.N270])" office:value-type="currency" office:currency="EUR" office:value="5.7294" calcext:value-type="currency">
            <text:p>5,73 €</text:p>
          </table:table-cell>
        </table:table-row>
        <table:table-row table:style-name="ro1">
          <table:table-cell table:number-columns-repeated="13"/>
          <table:table-cell table:style-name="ce62"/>
        </table:table-row>
        <table:table-row table:style-name="ro1">
          <table:table-cell table:style-name="ce5"/>
          <table:table-cell table:style-name="ce14" office:value-type="string" calcext:value-type="string">
            <text:p>AUX PS 115 V version</text:p>
          </table:table-cell>
          <table:table-cell table:style-name="ce26" table:number-columns-repeated="3"/>
          <table:table-cell table:style-name="ce32"/>
          <table:table-cell table:style-name="ce38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7-23-BLF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SAR1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74]=&quot;Power board&quot;; [.A274]*2;[.A274])" office:value-type="float" office:value="1" calcext:value-type="float">
            <text:p>1</text:p>
          </table:table-cell>
          <table:table-cell table:style-name="ce36" office:value-type="float" office:value="1780455" calcext:value-type="float">
            <text:p>1780455</text:p>
          </table:table-cell>
          <table:table-cell table:style-name="ce40" office:value-type="float" office:value="1.393" calcext:value-type="float">
            <text:p>1,393</text:p>
          </table:table-cell>
          <table:table-cell table:style-name="ce43" table:formula="of:=IF([.G274]=&quot;-&quot;;&quot;&quot;;IF([.A274]=&quot;&quot;;[.H274];[.F274]*[.H274]))" office:value-type="currency" office:currency="GBP" office:value="1.393" calcext:value-type="currency">
            <text:p>£1,39</text:p>
          </table:table-cell>
          <table:table-cell table:style-name="ce47"/>
          <table:table-cell table:style-name="ce29" office:value-type="string" calcext:value-type="string">
            <text:p>CG2-230L</text:p>
          </table:table-cell>
          <table:table-cell table:style-name="ce40" office:value-type="float" office:value="1.23" calcext:value-type="float">
            <text:p>1,230</text:p>
          </table:table-cell>
          <table:table-cell table:style-name="ce56" table:formula="of:=IF([.K274]=&quot;-&quot;;&quot;&quot;;IF([.A274]=&quot;&quot;;[.L274];[.F274]*[.L274]))" office:value-type="currency" office:currency="EUR" office:value="1.23" calcext:value-type="currency">
            <text:p>1,23 €</text:p>
          </table:table-cell>
          <table:table-cell table:style-name="ce61" table:formula="of:=IF([.A274]&lt;&gt;&quot;&quot;; IF([.G267]&lt;&gt;&quot;-&quot; ; IF([.M274] &gt; [.I274]*[.$N$1];[.I274]*[.$N$1];[.M274]);[.M274]);&quot;&quot;)" office:value-type="currency" office:currency="EUR" office:value="1.23" calcext:value-type="currency">
            <text:p>1,2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VPP24-210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TR2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75]=&quot;Power board&quot;; [.A275]*2;[.A27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275]=&quot;-&quot;;&quot;&quot;;IF([.A275]=&quot;&quot;;[.H275];[.F275]*[.H275]))">
            <text:p/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75]=&quot;-&quot;;&quot;&quot;;IF([.A275]=&quot;&quot;;[.L275];[.F275]*[.L275]))">
            <text:p/>
          </table:table-cell>
          <table:table-cell table:style-name="ce61" table:formula="of:=IF([.A275]&lt;&gt;&quot;&quot;; IF([.G275]&lt;&gt;&quot;-&quot; ; IF([.M275] &gt; [.I275]*[.$N$1];[.I275]*[.$N$1];[.M275]);[.M275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20K140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VAR1, VAR2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76]=&quot;Power board&quot;; [.A276]*2;[.A276])" office:value-type="float" office:value="2" calcext:value-type="float">
            <text:p>2</text:p>
          </table:table-cell>
          <table:table-cell table:style-name="ce36" office:value-type="float" office:value="1004387" calcext:value-type="float">
            <text:p>1004387</text:p>
          </table:table-cell>
          <table:table-cell table:style-name="ce40" office:value-type="float" office:value="0.742" calcext:value-type="float">
            <text:p>0,742</text:p>
          </table:table-cell>
          <table:table-cell table:style-name="ce43" table:formula="of:=IF([.G276]=&quot;-&quot;;&quot;&quot;;IF([.A276]=&quot;&quot;;[.H276];[.F276]*[.H276]))" office:value-type="currency" office:currency="GBP" office:value="1.484" calcext:value-type="currency">
            <text:p>£1,48</text:p>
          </table:table-cell>
          <table:table-cell table:style-name="ce47"/>
          <table:table-cell table:style-name="ce29" office:value-type="string" calcext:value-type="string">
            <text:p>SIOV-S20K140</text:p>
          </table:table-cell>
          <table:table-cell table:style-name="ce40" office:value-type="float" office:value="0.69" calcext:value-type="float">
            <text:p>0,690</text:p>
          </table:table-cell>
          <table:table-cell table:style-name="ce56" table:formula="of:=IF([.K276]=&quot;-&quot;;&quot;&quot;;IF([.A276]=&quot;&quot;;[.L276];[.F276]*[.L276]))" office:value-type="currency" office:currency="EUR" office:value="1.38" calcext:value-type="currency">
            <text:p>1,38 €</text:p>
          </table:table-cell>
          <table:table-cell table:style-name="ce61" table:formula="of:=IF([.A276]&lt;&gt;&quot;&quot;; IF([.G276]&lt;&gt;&quot;-&quot; ; IF([.M276] &gt; [.I276]*[.$N$1];[.I276]*[.$N$1];[.M276]);[.M276]);&quot;&quot;)" office:value-type="currency" office:currency="EUR" office:value="1.38" calcext:value-type="currency">
            <text:p>1,38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.5KE200CA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ZD6, ZD7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77]=&quot;Power board&quot;; [.A277]*2;[.A277])" office:value-type="float" office:value="2" calcext:value-type="float">
            <text:p>2</text:p>
          </table:table-cell>
          <table:table-cell table:style-name="ce19" office:value-type="float" office:value="1837117" calcext:value-type="float">
            <text:p>1837117</text:p>
          </table:table-cell>
          <table:table-cell table:style-name="ce41" office:value-type="float" office:value="0.383" calcext:value-type="float">
            <text:p>0,383</text:p>
          </table:table-cell>
          <table:table-cell table:style-name="ce44" table:formula="of:=IF([.G277]=&quot;-&quot;;&quot;&quot;;IF([.A277]=&quot;&quot;;[.H277];[.F277]*[.H277]))" office:value-type="currency" office:currency="GBP" office:value="0.766" calcext:value-type="currency">
            <text:p>£0,77</text:p>
          </table:table-cell>
          <table:table-cell table:style-name="ce48"/>
          <table:table-cell table:style-name="ce50" office:value-type="string" calcext:value-type="string">
            <text:p>1.5KE200CA</text:p>
          </table:table-cell>
          <table:table-cell table:style-name="ce41" office:value-type="float" office:value="0.04" calcext:value-type="float">
            <text:p>0,040</text:p>
          </table:table-cell>
          <table:table-cell table:style-name="ce57" table:formula="of:=IF([.K277]=&quot;-&quot;;&quot;&quot;;IF([.A277]=&quot;&quot;;[.L277];[.F277]*[.L277]))" office:value-type="currency" office:currency="EUR" office:value="0.08" calcext:value-type="currency">
            <text:p>0,08 €</text:p>
          </table:table-cell>
          <table:table-cell table:style-name="ce61" table:formula="of:=IF([.A277]&lt;&gt;&quot;&quot;; IF([.G277]&lt;&gt;&quot;-&quot; ; IF([.M277] &gt; [.I277]*[.$N$1];[.I277]*[.$N$1];[.M277]);[.M277]);&quot;&quot;)" office:value-type="currency" office:currency="EUR" office:value="0.08" calcext:value-type="currency">
            <text:p>0,080 €</text:p>
          </table:table-cell>
        </table:table-row>
        <table:table-row table:style-name="ro1">
          <table:table-cell table:number-columns-repeated="8"/>
          <table:table-cell table:style-name="ce46" table:formula="of:=SUM([.I274:.I277])" office:value-type="currency" office:currency="GBP" office:value="3.643" calcext:value-type="currency">
            <text:p>£3,64</text:p>
          </table:table-cell>
          <table:table-cell table:number-columns-repeated="3"/>
          <table:table-cell table:style-name="ce45" table:formula="of:=SUM([.M274:.M277])" office:value-type="currency" office:currency="EUR" office:value="2.69" calcext:value-type="currency">
            <text:p>2,69 €</text:p>
          </table:table-cell>
          <table:table-cell table:style-name="ce45" table:formula="of:=SUM([.N274:.N277])" office:value-type="currency" office:currency="EUR" office:value="2.69" calcext:value-type="currency">
            <text:p>2,69 €</text:p>
          </table:table-cell>
        </table:table-row>
        <table:table-row table:style-name="ro1">
          <table:table-cell table:number-columns-repeated="8"/>
          <table:table-cell table:style-name="ce46"/>
          <table:table-cell table:number-columns-repeated="3"/>
          <table:table-cell table:style-name="ce45" table:number-columns-repeated="2"/>
        </table:table-row>
        <table:table-row table:style-name="ro1">
          <table:table-cell table:style-name="ce5"/>
          <table:table-cell table:style-name="ce15" office:value-type="string" calcext:value-type="string" table:number-columns-spanned="13" table:number-rows-spanned="1">
            <text:p>Optional AUX PS parts (USB isolator, ethernet and USB protection)</text:p>
          </table:table-cell>
          <table:covered-table-cell table:number-columns-repeated="3" table:style-name="ce26"/>
          <table:covered-table-cell table:style-name="ce32"/>
          <table:covered-table-cell table:number-columns-repeated="8" table:style-name="ce3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C100, C101, C102, C103, C104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1]=&quot;Power board&quot;; [.A281]*2;[.A281])" office:value-type="float" office:value="5" calcext:value-type="float">
            <text:p>5</text:p>
          </table:table-cell>
          <table:table-cell table:style-name="ce36" office:value-type="string" calcext:value-type="string">
            <text:p>1759016</text:p>
          </table:table-cell>
          <table:table-cell table:style-name="ce40" office:value-type="float" office:value="0.0062" calcext:value-type="float">
            <text:p>0,006</text:p>
          </table:table-cell>
          <table:table-cell table:style-name="ce43" table:formula="of:=IF([.G281]=&quot;-&quot;;&quot;&quot;;IF([.A281]=&quot;&quot;;[.H281];[.F281]*[.H281]))" office:value-type="currency" office:currency="GBP" office:value="0.031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CL10B104KO8NNNC </text:p>
          </table:table-cell>
          <table:table-cell table:style-name="ce40" office:value-type="float" office:value="0.00596" calcext:value-type="float">
            <text:p>0,006</text:p>
          </table:table-cell>
          <table:table-cell table:style-name="ce56" table:formula="of:=IF([.K281]=&quot;-&quot;;&quot;&quot;;IF([.A281]=&quot;&quot;;[.L281];[.F281]*[.L281]))" office:value-type="currency" office:currency="EUR" office:value="0.0298" calcext:value-type="currency">
            <text:p>0,03 €</text:p>
          </table:table-cell>
          <table:table-cell table:style-name="ce61" table:formula="of:=IF([.A281]&lt;&gt;&quot;&quot;; IF([.G281]&lt;&gt;&quot;-&quot; ; IF([.M281] &gt; [.I281]*[.$N$1];[.I281]*[.$N$1];[.M281]);[.M281]);&quot;&quot;)" office:value-type="currency" office:currency="EUR" office:value="0.0298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5"/>
          <table:table-cell table:style-name="ce25" office:value-type="string" calcext:value-type="string">
            <text:p>IC18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82]=&quot;Power board&quot;; [.A282]*2;[.A282])" office:value-type="float" office:value="1" calcext:value-type="float">
            <text:p>1</text:p>
          </table:table-cell>
          <table:table-cell table:style-name="ce19" office:value-type="float" office:value="1755329" calcext:value-type="float">
            <text:p>1755329</text:p>
          </table:table-cell>
          <table:table-cell table:style-name="ce41" office:value-type="float" office:value="0.341" calcext:value-type="float">
            <text:p>0,341</text:p>
          </table:table-cell>
          <table:table-cell table:style-name="ce44" table:formula="of:=IF([.G282]=&quot;-&quot;;&quot;&quot;;IF([.A282]=&quot;&quot;;[.H282];[.F282]*[.H282]))" office:value-type="currency" office:currency="GBP" office:value="0.341" calcext:value-type="currency">
            <text:p>£0,34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282]=&quot;-&quot;;&quot;&quot;;IF([.A282]=&quot;&quot;;[.L282];[.F282]*[.L282]))">
            <text:p/>
          </table:table-cell>
          <table:table-cell table:style-name="ce61" table:formula="of:=IF([.A282]&lt;&gt;&quot;&quot;; IF([.G282]&lt;&gt;&quot;-&quot; ; IF([.M282] &gt; [.I282]*[.$N$1];[.I282]*[.$N$1];[.M282]);[.M282]);&quot;&quot;)" office:value-type="currency" office:currency="EUR" office:value="0.43030449" calcext:value-type="currency">
            <text:p>0,4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2E001DZDR</text:p>
          </table:table-cell>
          <table:table-cell table:style-name="ce24"/>
          <table:table-cell table:style-name="ce29" office:value-type="string" calcext:value-type="string">
            <text:p>IC19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3]=&quot;Power board&quot;; [.A283]*2;[.A283])" office:value-type="float" office:value="1" calcext:value-type="float">
            <text:p>1</text:p>
          </table:table-cell>
          <table:table-cell table:style-name="ce36" office:value-type="float" office:value="2335446" calcext:value-type="float">
            <text:p>2335446</text:p>
          </table:table-cell>
          <table:table-cell table:style-name="ce40" office:value-type="float" office:value="0.38" calcext:value-type="float">
            <text:p>0,380</text:p>
          </table:table-cell>
          <table:table-cell table:style-name="ce43" table:formula="of:=IF([.G283]=&quot;-&quot;;&quot;&quot;;IF([.A283]=&quot;&quot;;[.H283];[.F283]*[.H283]))" office:value-type="currency" office:currency="GBP" office:value="0.38" calcext:value-type="currency">
            <text:p>£0,38</text:p>
          </table:table-cell>
          <table:table-cell table:style-name="ce47"/>
          <table:table-cell table:style-name="ce29" office:value-type="string" calcext:value-type="string">
            <text:p>-</text:p>
          </table:table-cell>
          <table:table-cell table:style-name="ce40"/>
          <table:table-cell table:style-name="ce56" table:formula="of:=IF([.K283]=&quot;-&quot;;&quot;&quot;;IF([.A283]=&quot;&quot;;[.L283];[.F283]*[.L283]))">
            <text:p/>
          </table:table-cell>
          <table:table-cell table:style-name="ce61" table:formula="of:=IF([.A283]&lt;&gt;&quot;&quot;; IF([.G283]&lt;&gt;&quot;-&quot; ; IF([.M283] &gt; [.I283]*[.$N$1];[.I283]*[.$N$1];[.M283]);[.M283]);&quot;&quot;)" office:value-type="currency" office:currency="EUR" office:value="0.4795182" calcext:value-type="currency">
            <text:p>0,4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5"/>
          <table:table-cell table:style-name="ce25" office:value-type="string" calcext:value-type="string">
            <text:p>IC20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84]=&quot;Power board&quot;; [.A284]*2;[.A284])" office:value-type="float" office:value="1" calcext:value-type="float">
            <text:p>1</text:p>
          </table:table-cell>
          <table:table-cell table:style-name="ce19" office:value-type="float" office:value="1843660" calcext:value-type="float">
            <text:p>1843660</text:p>
          </table:table-cell>
          <table:table-cell table:style-name="ce41" office:value-type="float" office:value="5.16" calcext:value-type="float">
            <text:p>5,160</text:p>
          </table:table-cell>
          <table:table-cell table:style-name="ce44" table:formula="of:=IF([.G284]=&quot;-&quot;;&quot;&quot;;IF([.A284]=&quot;&quot;;[.H284];[.F284]*[.H284]))" office:value-type="currency" office:currency="GBP" office:value="5.16" calcext:value-type="currency">
            <text:p>£5,16</text:p>
          </table:table-cell>
          <table:table-cell table:style-name="ce48"/>
          <table:table-cell table:style-name="ce50" office:value-type="string" calcext:value-type="string">
            <text:p>ADUM3160BRWZ-RL</text:p>
          </table:table-cell>
          <table:table-cell table:style-name="ce41" office:value-type="float" office:value="5.97" calcext:value-type="float">
            <text:p>5,970</text:p>
          </table:table-cell>
          <table:table-cell table:style-name="ce57" table:formula="of:=IF([.K284]=&quot;-&quot;;&quot;&quot;;IF([.A284]=&quot;&quot;;[.L284];[.F284]*[.L284]))" office:value-type="currency" office:currency="EUR" office:value="5.97" calcext:value-type="currency">
            <text:p>5,97 €</text:p>
          </table:table-cell>
          <table:table-cell table:style-name="ce61" table:formula="of:=IF([.A284]&lt;&gt;&quot;&quot;; IF([.G284]&lt;&gt;&quot;-&quot; ; IF([.M284] &gt; [.I284]*[.$N$1];[.I284]*[.$N$1];[.M284]);[.M284]);&quot;&quot;)" office:value-type="currency" office:currency="EUR" office:value="5.97" calcext:value-type="currency">
            <text:p>5,97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, Ferrite bead 60R</text:p>
          </table:table-cell>
          <table:table-cell table:style-name="ce29" office:value-type="string" calcext:value-type="string">
            <text:p>FB6, FB7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5]=&quot;Power board&quot;; [.A285]*2;[.A285])" office:value-type="float" office:value="2" calcext:value-type="float">
            <text:p>2</text:p>
          </table:table-cell>
          <table:table-cell table:style-name="ce36" office:value-type="string" calcext:value-type="string">
            <text:p>1635704</text:p>
          </table:table-cell>
          <table:table-cell table:style-name="ce40" office:value-type="float" office:value="0.0326" calcext:value-type="float">
            <text:p>0,033</text:p>
          </table:table-cell>
          <table:table-cell table:style-name="ce43" table:formula="of:=IF([.G285]=&quot;-&quot;;&quot;&quot;;IF([.A285]=&quot;&quot;;[.H285];[.F285]*[.H285]))" office:value-type="currency" office:currency="GBP" office:value="0.0652" calcext:value-type="currency">
            <text:p>£0,07</text:p>
          </table:table-cell>
          <table:table-cell table:style-name="ce47"/>
          <table:table-cell table:style-name="ce29" office:value-type="string" calcext:value-type="string">
            <text:p>LCBA-600</text:p>
          </table:table-cell>
          <table:table-cell table:style-name="ce40" office:value-type="float" office:value="0.0274" calcext:value-type="float">
            <text:p>0,027</text:p>
          </table:table-cell>
          <table:table-cell table:style-name="ce56" table:formula="of:=IF([.K285]=&quot;-&quot;;&quot;&quot;;IF([.A285]=&quot;&quot;;[.L285];[.F285]*[.L285]))" office:value-type="currency" office:currency="EUR" office:value="0.0548" calcext:value-type="currency">
            <text:p>0,05 €</text:p>
          </table:table-cell>
          <table:table-cell table:style-name="ce61" table:formula="of:=IF([.A285]&lt;&gt;&quot;&quot;; IF([.G285]&lt;&gt;&quot;-&quot; ; IF([.M285] &gt; [.I285]*[.$N$1];[.I285]*[.$N$1];[.M285]);[.M285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5"/>
          <table:table-cell table:style-name="ce25" office:value-type="string" calcext:value-type="string">
            <text:p>R120, R121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86]=&quot;Power board&quot;; [.A286]*2;[.A286])" office:value-type="float" office:value="2" calcext:value-type="float">
            <text:p>2</text:p>
          </table:table-cell>
          <table:table-cell table:style-name="ce19" office:value-type="float" office:value="9332847" calcext:value-type="float">
            <text:p>9332847</text:p>
          </table:table-cell>
          <table:table-cell table:style-name="ce41" office:value-type="float" office:value="0.0015" calcext:value-type="float">
            <text:p>0,002</text:p>
          </table:table-cell>
          <table:table-cell table:style-name="ce44" table:formula="of:=IF([.G286]=&quot;-&quot;;&quot;&quot;;IF([.A286]=&quot;&quot;;[.H286];[.F286]*[.H286]))" office:value-type="currency" office:currency="GBP" office:value="0.003" calcext:value-type="currency">
            <text:p>£0,00</text:p>
          </table:table-cell>
          <table:table-cell table:style-name="ce48"/>
          <table:table-cell table:style-name="ce50" office:value-type="string" calcext:value-type="string">
            <text:p>RC0805FR-0722R</text:p>
          </table:table-cell>
          <table:table-cell table:style-name="ce41" office:value-type="float" office:value="0.00714" calcext:value-type="float">
            <text:p>0,007</text:p>
          </table:table-cell>
          <table:table-cell table:style-name="ce57" table:formula="of:=IF([.K286]=&quot;-&quot;;&quot;&quot;;IF([.A286]=&quot;&quot;;[.L286];[.F286]*[.L286]))" office:value-type="currency" office:currency="EUR" office:value="0.01428" calcext:value-type="currency">
            <text:p>0,01 €</text:p>
          </table:table-cell>
          <table:table-cell table:style-name="ce61" table:formula="of:=IF([.A286]&lt;&gt;&quot;&quot;; IF([.G286]&lt;&gt;&quot;-&quot; ; IF([.M286] &gt; [.I286]*[.$N$1];[.I286]*[.$N$1];[.M286]);[.M286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4" office:value-type="string" calcext:value-type="string">
            <text:p>5-pin 0.1” header</text:p>
          </table:table-cell>
          <table:table-cell table:style-name="ce29" office:value-type="string" calcext:value-type="string">
            <text:p>X10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87]=&quot;Power board&quot;; [.A287]*2;[.A287])" office:value-type="float" office:value="1" calcext:value-type="float">
            <text:p>1</text:p>
          </table:table-cell>
          <table:table-cell table:style-name="ce36" office:value-type="float" office:value="1593416" calcext:value-type="float">
            <text:p>1593416</text:p>
          </table:table-cell>
          <table:table-cell table:style-name="ce40" office:value-type="float" office:value="0.281" calcext:value-type="float">
            <text:p>0,281</text:p>
          </table:table-cell>
          <table:table-cell table:style-name="ce43" table:formula="of:=IF([.G287]=&quot;-&quot;;&quot;&quot;;IF([.A287]=&quot;&quot;;[.H287];[.F287]*[.H287]))" office:value-type="currency" office:currency="GBP" office:value="0.281" calcext:value-type="currency">
            <text:p>£0,28</text:p>
          </table:table-cell>
          <table:table-cell table:style-name="ce47"/>
          <table:table-cell table:style-name="ce29" office:value-type="string" calcext:value-type="string">
            <text:p>ZL201-05G</text:p>
          </table:table-cell>
          <table:table-cell table:style-name="ce40" office:value-type="float" office:value="0.04415" calcext:value-type="float">
            <text:p>0,044</text:p>
          </table:table-cell>
          <table:table-cell table:style-name="ce56" table:formula="of:=IF([.K287]=&quot;-&quot;;&quot;&quot;;IF([.A287]=&quot;&quot;;[.L287];[.F287]*[.L287]))" office:value-type="currency" office:currency="EUR" office:value="0.04415" calcext:value-type="currency">
            <text:p>0,04 €</text:p>
          </table:table-cell>
          <table:table-cell table:style-name="ce61" table:formula="of:=IF([.A287]&lt;&gt;&quot;&quot;; IF([.G287]&lt;&gt;&quot;-&quot; ; IF([.M287] &gt; [.I287]*[.$N$1];[.I287]*[.$N$1];[.M287]);[.M287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table:number-columns-repeated="8"/>
          <table:table-cell table:style-name="ce46" table:formula="of:=SUM([.I281:.I287])" office:value-type="currency" office:currency="GBP" office:value="6.2612" calcext:value-type="currency">
            <text:p>£6,26</text:p>
          </table:table-cell>
          <table:table-cell table:number-columns-repeated="3"/>
          <table:table-cell table:style-name="ce45" table:formula="of:=SUM([.M281:.M287])" office:value-type="currency" office:currency="EUR" office:value="6.11303" calcext:value-type="currency">
            <text:p>6,11 €</text:p>
          </table:table-cell>
          <table:table-cell table:style-name="ce45" table:formula="of:=SUM([.N281:.N287])" office:value-type="currency" office:currency="EUR" office:value="7.01235836" calcext:value-type="currency">
            <text:p>7,01 €</text:p>
          </table:table-cell>
        </table:table-row>
        <table:table-row table:style-name="ro1">
          <table:table-cell table:number-columns-repeated="8"/>
          <table:table-cell table:style-name="ce46"/>
          <table:table-cell table:number-columns-repeated="3"/>
          <table:table-cell table:style-name="ce45" table:number-columns-repeated="2"/>
        </table:table-row>
        <table:table-row table:style-name="ro1">
          <table:table-cell table:style-name="ce5"/>
          <table:table-cell table:style-name="ce15" office:value-type="string" calcext:value-type="string" table:number-columns-spanned="13" table:number-rows-spanned="1">
            <text:p>AUX PS mechanical</text:p>
          </table:table-cell>
          <table:covered-table-cell table:number-columns-repeated="3" table:style-name="ce26"/>
          <table:covered-table-cell table:style-name="ce32"/>
          <table:covered-table-cell table:number-columns-repeated="8" table:style-name="ce3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B60251V1-G99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12V fan 60x60mm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91]=&quot;Power board&quot;; [.A291]*2;[.A291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291]=&quot;-&quot;;&quot;&quot;;IF([.A291]=&quot;&quot;;[.H291];[.F291]*[.H291]))">
            <text:p/>
          </table:table-cell>
          <table:table-cell table:style-name="ce47"/>
          <table:table-cell table:style-name="ce29" office:value-type="string" calcext:value-type="string">
            <text:p>MB60251V1-G99</text:p>
          </table:table-cell>
          <table:table-cell table:style-name="ce40" office:value-type="float" office:value="4.09" calcext:value-type="float">
            <text:p>4,090</text:p>
          </table:table-cell>
          <table:table-cell table:style-name="ce56" table:formula="of:=IF([.K291]=&quot;-&quot;;&quot;&quot;;IF([.A291]=&quot;&quot;;[.L291];[.F291]*[.L291]))" office:value-type="currency" office:currency="EUR" office:value="4.09" calcext:value-type="currency">
            <text:p>4,09 €</text:p>
          </table:table-cell>
          <table:table-cell table:style-name="ce61" table:formula="of:=IF([.A291]&lt;&gt;&quot;&quot;; IF([.G291]&lt;&gt;&quot;-&quot; ; IF([.M291] &gt; [.I291]*[.$N$1];[.I291]*[.$N$1];[.M291]);[.M291]);&quot;&quot;)" office:value-type="currency" office:currency="EUR" office:value="4.09" calcext:value-type="currency">
            <text:p>4,090 €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3X14/BN3320</text:p>
          </table:table-cell>
          <table:table-cell table:style-name="ce25"/>
          <table:table-cell table:style-name="ce25" office:value-type="string" calcext:value-type="string">
            <text:p>Screwed spacer sleeve; hexagonal; M3, 14 mm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92]=&quot;Power board&quot;; [.A292]*2;[.A292])" office:value-type="float" office:value="4" calcext:value-type="float">
            <text:p>4</text:p>
          </table:table-cell>
          <table:table-cell table:style-name="ce19" office:value-type="float" office:value="1466812" calcext:value-type="float">
            <text:p>1466812</text:p>
          </table:table-cell>
          <table:table-cell table:style-name="ce41" table:formula="of:=0.33" office:value-type="float" office:value="0.33" calcext:value-type="float">
            <text:p>0,330</text:p>
          </table:table-cell>
          <table:table-cell table:style-name="ce44" table:formula="of:=IF([.G292]=&quot;-&quot;;&quot;&quot;;IF([.A292]=&quot;&quot;;[.H292];[.F292]*[.H292]))" office:value-type="currency" office:currency="GBP" office:value="1.32" calcext:value-type="currency">
            <text:p>£1,32</text:p>
          </table:table-cell>
          <table:table-cell table:style-name="ce48"/>
          <table:table-cell table:style-name="ce50" office:value-type="string" calcext:value-type="string">
            <text:p>B3X14/BN3320</text:p>
          </table:table-cell>
          <table:table-cell table:style-name="ce41" office:value-type="float" office:value="0.3094" calcext:value-type="float">
            <text:p>0,309</text:p>
          </table:table-cell>
          <table:table-cell table:style-name="ce57" table:formula="of:=IF([.K292]=&quot;-&quot;;&quot;&quot;;IF([.A292]=&quot;&quot;;[.L292];[.F292]*[.L292]))" office:value-type="currency" office:currency="EUR" office:value="1.2376" calcext:value-type="currency">
            <text:p>1,24 €</text:p>
          </table:table-cell>
          <table:table-cell table:style-name="ce61" table:formula="of:=IF([.A292]&lt;&gt;&quot;&quot;; IF([.G292]&lt;&gt;&quot;-&quot; ; IF([.M292] &gt; [.I292]*[.$N$1];[.I292]*[.$N$1];[.M292]);[.M292]);&quot;&quot;)" office:value-type="currency" office:currency="EUR" office:value="1.2376" calcext:value-type="currency">
            <text:p>1,2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churter KM00.1105.11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IEC inlet, switch</text:p>
          </table:table-cell>
          <table:table-cell table:style-name="ce24" office:value-type="string" calcext:value-type="string">
            <text:p>AUX PS</text:p>
          </table:table-cell>
          <table:table-cell table:style-name="ce33" table:formula="of:=IF([.E293]=&quot;Power board&quot;; [.A293]*2;[.A293])" office:value-type="float" office:value="1" calcext:value-type="float">
            <text:p>1</text:p>
          </table:table-cell>
          <table:table-cell table:style-name="ce36" office:value-type="float" office:value="1162776" calcext:value-type="float">
            <text:p>1162776</text:p>
          </table:table-cell>
          <table:table-cell table:style-name="ce40" office:value-type="float" office:value="7.19" calcext:value-type="float">
            <text:p>7,190</text:p>
          </table:table-cell>
          <table:table-cell table:style-name="ce43" table:formula="of:=IF([.G293]=&quot;-&quot;;&quot;&quot;;IF([.A293]=&quot;&quot;;[.H293];[.F293]*[.H293]))" office:value-type="currency" office:currency="GBP" office:value="7.19" calcext:value-type="currency">
            <text:p>£7,19</text:p>
          </table:table-cell>
          <table:table-cell table:style-name="ce47"/>
          <table:table-cell table:style-name="ce29" office:value-type="string" calcext:value-type="string">
            <text:p>KM00.1105.11</text:p>
          </table:table-cell>
          <table:table-cell table:style-name="ce40" office:value-type="float" office:value="7.16" calcext:value-type="float">
            <text:p>7,160</text:p>
          </table:table-cell>
          <table:table-cell table:style-name="ce56" table:formula="of:=IF([.K293]=&quot;-&quot;;&quot;&quot;;IF([.A293]=&quot;&quot;;[.L293];[.F293]*[.L293]))" office:value-type="currency" office:currency="EUR" office:value="7.16" calcext:value-type="currency">
            <text:p>7,16 €</text:p>
          </table:table-cell>
          <table:table-cell table:style-name="ce61" table:formula="of:=IF([.A293]&lt;&gt;&quot;&quot;; IF([.G293]&lt;&gt;&quot;-&quot; ; IF([.M293] &gt; [.I293]*[.$N$1];[.I293]*[.$N$1];[.M293]);[.M293]);&quot;&quot;)" office:value-type="currency" office:currency="EUR" office:value="7.16" calcext:value-type="currency">
            <text:p>7,1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churter 4301.1403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2 fuse drawer</text:p>
          </table:table-cell>
          <table:table-cell table:style-name="ce30" office:value-type="string" calcext:value-type="string">
            <text:p>AUX PS</text:p>
          </table:table-cell>
          <table:table-cell table:style-name="ce34" table:formula="of:=IF([.E294]=&quot;Power board&quot;; [.A294]*2;[.A294])" office:value-type="float" office:value="1" calcext:value-type="float">
            <text:p>1</text:p>
          </table:table-cell>
          <table:table-cell table:style-name="ce19" office:value-type="float" office:value="1162737" calcext:value-type="float">
            <text:p>1162737</text:p>
          </table:table-cell>
          <table:table-cell table:style-name="ce41" office:value-type="float" office:value="2.64" calcext:value-type="float">
            <text:p>2,640</text:p>
          </table:table-cell>
          <table:table-cell table:style-name="ce44" table:formula="of:=IF([.G294]=&quot;-&quot;;&quot;&quot;;IF([.A294]=&quot;&quot;;[.H294];[.F294]*[.H294]))" office:value-type="currency" office:currency="GBP" office:value="2.64" calcext:value-type="currency">
            <text:p>£2,64</text:p>
          </table:table-cell>
          <table:table-cell table:style-name="ce48"/>
          <table:table-cell table:style-name="ce50" office:value-type="string" calcext:value-type="string">
            <text:p>4301.1403</text:p>
          </table:table-cell>
          <table:table-cell table:style-name="ce41" office:value-type="float" office:value="1.37" calcext:value-type="float">
            <text:p>1,370</text:p>
          </table:table-cell>
          <table:table-cell table:style-name="ce57" table:formula="of:=IF([.K294]=&quot;-&quot;;&quot;&quot;;IF([.A294]=&quot;&quot;;[.L294];[.F294]*[.L294]))" office:value-type="currency" office:currency="EUR" office:value="1.37" calcext:value-type="currency">
            <text:p>1,37 €</text:p>
          </table:table-cell>
          <table:table-cell table:style-name="ce61" table:formula="of:=IF([.A294]&lt;&gt;&quot;&quot;; IF([.G294]&lt;&gt;&quot;-&quot; ; IF([.M294] &gt; [.I294]*[.$N$1];[.I294]*[.$N$1];[.M294]);[.M294]);&quot;&quot;)" office:value-type="currency" office:currency="EUR" office:value="1.37" calcext:value-type="currency">
            <text:p>1,370 €</text:p>
          </table:table-cell>
        </table:table-row>
        <table:table-row table:style-name="ro1">
          <table:table-cell table:number-columns-repeated="8"/>
          <table:table-cell table:style-name="ce46" table:formula="of:=SUM([.I291:.I294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5" table:formula="of:=SUM([.M291:.M294])" office:value-type="currency" office:currency="EUR" office:value="13.8576" calcext:value-type="currency">
            <text:p>13,86 €</text:p>
          </table:table-cell>
          <table:table-cell table:style-name="ce45" table:formula="of:=SUM([.N291:.N294])" office:value-type="currency" office:currency="EUR" office:value="13.8576" calcext:value-type="currency">
            <text:p>13,86 €</text:p>
          </table:table-cell>
        </table:table-row>
        <table:table-row table:style-name="ro1" table:number-rows-repeated="2">
          <table:table-cell table:number-columns-repeated="8"/>
          <table:table-cell table:style-name="ce46"/>
          <table:table-cell table:number-columns-repeated="3"/>
          <table:table-cell table:style-name="ce45" table:number-columns-repeated="2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299]=&quot;Power board&quot;; [.A299]*2;[.A299])" office:value-type="float" office:value="4" calcext:value-type="float">
            <text:p>4</text:p>
          </table:table-cell>
          <table:table-cell table:style-name="ce36" office:value-type="string" calcext:value-type="string">
            <text:p>1822562</text:p>
          </table:table-cell>
          <table:table-cell table:style-name="ce40" office:value-type="float" office:value="1.651" calcext:value-type="float">
            <text:p>1,651</text:p>
          </table:table-cell>
          <table:table-cell table:style-name="ce43" table:formula="of:=IF([.G299]=&quot;-&quot;;&quot;&quot;;IF([.A299]=&quot;&quot;;[.H299];[.F299]*[.H299]))" office:value-type="currency" office:currency="GBP" office:value="6.604" calcext:value-type="currency">
            <text:p>£6,60</text:p>
          </table:table-cell>
          <table:table-cell table:style-name="ce47"/>
          <table:table-cell table:style-name="ce29" office:value-type="string" calcext:value-type="string">
            <text:p>UVR1H222MHD</text:p>
          </table:table-cell>
          <table:table-cell table:style-name="ce40" office:value-type="float" office:value="1.1" calcext:value-type="float">
            <text:p>1,100</text:p>
          </table:table-cell>
          <table:table-cell table:style-name="ce56" table:formula="of:=IF([.K299]=&quot;-&quot;;&quot;&quot;;IF([.A299]=&quot;&quot;;[.L299];[.F299]*[.L299]))" office:value-type="currency" office:currency="EUR" office:value="4.4" calcext:value-type="currency">
            <text:p>4,40 €</text:p>
          </table:table-cell>
          <table:table-cell table:style-name="ce61" table:formula="of:=IF([.A299]&lt;&gt;&quot;&quot;; IF([.G299]&lt;&gt;&quot;-&quot; ; IF([.M299] &gt; [.I299]*[.$N$1];[.I299]*[.$N$1];[.M299]);[.M299]);&quot;&quot;)" office:value-type="currency" office:currency="EUR" office:value="4.4" calcext:value-type="currency">
            <text:p>4,400 €</text:p>
          </table:table-cell>
        </table:table-row>
        <table:table-row table:style-name="ro5">
          <table:table-cell table:style-name="ce4"/>
          <table:table-cell table:style-name="ce12" office:value-type="string" calcext:value-type="string">
            <text:p>Option #1: UVZ1H222MHD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4, C5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00]=&quot;Power board&quot;; [.A300]*2;[.A300])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00]=&quot;-&quot;;&quot;&quot;;IF([.A300]=&quot;&quot;;[.H300];[.F300]*[.H300]))">
            <text:p/>
          </table:table-cell>
          <table:table-cell table:style-name="ce48"/>
          <table:table-cell table:style-name="ce50" office:value-type="string" calcext:value-type="string">
            <text:p>UVZ1H222MHD</text:p>
          </table:table-cell>
          <table:table-cell table:style-name="ce41" office:value-type="float" office:value="0.97282" calcext:value-type="float">
            <text:p>0,973</text:p>
          </table:table-cell>
          <table:table-cell table:style-name="ce57" table:formula="of:=IF([.K300]=&quot;-&quot;;&quot;&quot;;IF([.A300]=&quot;&quot;;[.L300];[.F300]*[.L300]))" office:value-type="currency" office:currency="EUR" office:value="0.97282" calcext:value-type="currency">
            <text:p>0,97 €</text:p>
          </table:table-cell>
          <table:table-cell table:style-name="ce61" table:formula="of:=IF([.A300]&lt;&gt;&quot;&quot;; IF([.G300]&lt;&gt;&quot;-&quot; ; IF([.M300] &gt; [.I300]*[.$N$1];[.I300]*[.$N$1];[.M300]);[.M300]);&quot;&quot;)">
            <text:p/>
          </table:table-cell>
        </table:table-row>
        <table:table-row table:style-name="ro5">
          <table:table-cell/>
          <table:table-cell table:style-name="ce11" office:value-type="string" calcext:value-type="string">
            <text:p>Option #2: UVZ1J222MHD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01]=&quot;Power board&quot;; [.A301]*2;[.A301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01]=&quot;-&quot;;&quot;&quot;;IF([.A301]=&quot;&quot;;[.H301];[.F301]*[.H301]))">
            <text:p/>
          </table:table-cell>
          <table:table-cell table:style-name="ce47"/>
          <table:table-cell table:style-name="ce29" office:value-type="string" calcext:value-type="string">
            <text:p>UVZ1J222MHD</text:p>
          </table:table-cell>
          <table:table-cell table:style-name="ce40" office:value-type="float" office:value="1.59292" calcext:value-type="float">
            <text:p>1,593</text:p>
          </table:table-cell>
          <table:table-cell table:style-name="ce56" table:formula="of:=IF([.K301]=&quot;-&quot;;&quot;&quot;;IF([.A301]=&quot;&quot;;[.L301];[.F301]*[.L301]))" office:value-type="currency" office:currency="EUR" office:value="1.59292" calcext:value-type="currency">
            <text:p>1,59 €</text:p>
          </table:table-cell>
          <table:table-cell table:style-name="ce61" table:formula="of:=IF([.A301]&lt;&gt;&quot;&quot;; IF([.G301]&lt;&gt;&quot;-&quot; ; IF([.M301] &gt; [.I301]*[.$N$1];[.I301]*[.$N$1];[.M301]);[.M301]);&quot;&quot;)">
            <text:p/>
          </table:table-cell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D1, D2, D3, D4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02]=&quot;Power board&quot;; [.A302]*2;[.A302])" office:value-type="float" office:value="8" calcext:value-type="float">
            <text:p>8</text:p>
          </table:table-cell>
          <table:table-cell table:style-name="ce19" office:value-type="string" calcext:value-type="string">
            <text:p>2344052</text:p>
          </table:table-cell>
          <table:table-cell table:style-name="ce41" office:value-type="float" office:value="0.549" calcext:value-type="float">
            <text:p>0,549</text:p>
          </table:table-cell>
          <table:table-cell table:style-name="ce44" table:formula="of:=IF([.G302]=&quot;-&quot;;&quot;&quot;;IF([.A302]=&quot;&quot;;[.H302];[.F302]*[.H302]))" office:value-type="currency" office:currency="GBP" office:value="4.392" calcext:value-type="currency">
            <text:p>£4,39</text:p>
          </table:table-cell>
          <table:table-cell table:style-name="ce48"/>
          <table:table-cell table:style-name="ce50" office:value-type="string" calcext:value-type="string">
            <text:p>-</text:p>
          </table:table-cell>
          <table:table-cell table:style-name="ce41"/>
          <table:table-cell table:style-name="ce57" table:formula="of:=IF([.K302]=&quot;-&quot;;&quot;&quot;;IF([.A302]=&quot;&quot;;[.L302];[.F302]*[.L302]))">
            <text:p/>
          </table:table-cell>
          <table:table-cell table:style-name="ce61" table:formula="of:=IF([.A302]&lt;&gt;&quot;&quot;; IF([.G302]&lt;&gt;&quot;-&quot; ; IF([.M302] &gt; [.I302]*[.$N$1];[.I302]*[.$N$1];[.M302]);[.M302]);&quot;&quot;)" office:value-type="currency" office:currency="EUR" office:value="5.54222088" calcext:value-type="currency">
            <text:p>5,542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R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03]=&quot;Power board&quot;; [.A303]*2;[.A303])" office:value-type="float" office:value="2" calcext:value-type="float">
            <text:p>2</text:p>
          </table:table-cell>
          <table:table-cell table:style-name="ce36" office:value-type="string" calcext:value-type="string">
            <text:p>1100220</text:p>
          </table:table-cell>
          <table:table-cell table:style-name="ce40" office:value-type="float" office:value="0.0133" calcext:value-type="float">
            <text:p>0,013</text:p>
          </table:table-cell>
          <table:table-cell table:style-name="ce43" table:formula="of:=IF([.G303]=&quot;-&quot;;&quot;&quot;;IF([.A303]=&quot;&quot;;[.H303];[.F303]*[.H303]))" office:value-type="currency" office:currency="GBP" office:value="0.0266" calcext:value-type="currency">
            <text:p>£0,03</text:p>
          </table:table-cell>
          <table:table-cell table:style-name="ce47"/>
          <table:table-cell table:style-name="ce29" office:value-type="string" calcext:value-type="string">
            <text:p>RC1206JR-0712K</text:p>
          </table:table-cell>
          <table:table-cell table:style-name="ce40" office:value-type="float" office:value="0.0063" calcext:value-type="float">
            <text:p>0,006</text:p>
          </table:table-cell>
          <table:table-cell table:style-name="ce56" table:formula="of:=IF([.K303]=&quot;-&quot;;&quot;&quot;;IF([.A303]=&quot;&quot;;[.L303];[.F303]*[.L303]))" office:value-type="currency" office:currency="EUR" office:value="0.0126" calcext:value-type="currency">
            <text:p>0,01 €</text:p>
          </table:table-cell>
          <table:table-cell table:style-name="ce61" table:formula="of:=IF([.A303]&lt;&gt;&quot;&quot;; IF([.G303]&lt;&gt;&quot;-&quot; ; IF([.M303] &gt; [.I303]*[.$N$1];[.I303]*[.$N$1];[.M303]);[.M303]);&quot;&quot;)" office:value-type="currency" office:currency="EUR" office:value="0.0126" calcext:value-type="currency">
            <text:p>0,01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04]=&quot;Power board&quot;; [.A304]*2;[.A304])" office:value-type="float" office:value="2" calcext:value-type="float">
            <text:p>2</text:p>
          </table:table-cell>
          <table:table-cell table:style-name="ce19" office:value-type="string" calcext:value-type="string">
            <text:p>3089034</text:p>
          </table:table-cell>
          <table:table-cell table:style-name="ce41" office:value-type="float" office:value="0.264" calcext:value-type="float">
            <text:p>0,264</text:p>
          </table:table-cell>
          <table:table-cell table:style-name="ce44" table:formula="of:=IF([.G304]=&quot;-&quot;;&quot;&quot;;IF([.A304]=&quot;&quot;;[.H304];[.F304]*[.H304]))" office:value-type="currency" office:currency="GBP" office:value="0.528" calcext:value-type="currency">
            <text:p>£0,53</text:p>
          </table:table-cell>
          <table:table-cell table:style-name="ce48"/>
          <table:table-cell table:style-name="ce50" office:value-type="string" calcext:value-type="string">
            <text:p>282836-2</text:p>
          </table:table-cell>
          <table:table-cell table:style-name="ce41" office:value-type="float" office:value="0.27" calcext:value-type="float">
            <text:p>0,270</text:p>
          </table:table-cell>
          <table:table-cell table:style-name="ce57" table:formula="of:=IF([.K304]=&quot;-&quot;;&quot;&quot;;IF([.A304]=&quot;&quot;;[.L304];[.F304]*[.L304]))" office:value-type="currency" office:currency="EUR" office:value="0.54" calcext:value-type="currency">
            <text:p>0,54 €</text:p>
          </table:table-cell>
          <table:table-cell table:style-name="ce61" table:formula="of:=IF([.A304]&lt;&gt;&quot;&quot;; IF([.G304]&lt;&gt;&quot;-&quot; ; IF([.M304] &gt; [.I304]*[.$N$1];[.I304]*[.$N$1];[.M304]);[.M304]);&quot;&quot;)" office:value-type="currency" office:currency="EUR" office:value="0.54" calcext:value-type="currency">
            <text:p>0,540 €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Transformer: toroidal; 450VA; 230VAC; 2x40V; 2x5.62A; 4kg </text:p>
          </table:table-cell>
          <table:table-cell table:style-name="ce24" office:value-type="string" calcext:value-type="string">
            <text:p>-</text:p>
          </table:table-cell>
          <table:table-cell table:style-name="ce33" table:formula="of:=IF([.E305]=&quot;Power board&quot;; [.A305]*2;[.A305])" office:value-type="string" office:string-value="1" calcext:value-type="string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/>
          <table:table-cell table:style-name="ce47"/>
          <table:table-cell table:style-name="ce29" office:value-type="string" calcext:value-type="string">
            <text:p>TST450/014</text:p>
          </table:table-cell>
          <table:table-cell table:style-name="ce40" office:value-type="float" office:value="35.9" calcext:value-type="float">
            <text:p>35,900</text:p>
          </table:table-cell>
          <table:table-cell table:style-name="ce56" table:formula="of:=IF([.K305]=&quot;-&quot;;&quot;&quot;;IF([.A305]=&quot;&quot;;[.L305];[.F305]*[.L305]))" office:value-type="currency" office:currency="EUR" office:value="35.9" calcext:value-type="currency">
            <text:p>35,90 €</text:p>
          </table:table-cell>
          <table:table-cell table:style-name="ce61" table:formula="of:=IF([.A305]&lt;&gt;&quot;&quot;; IF([.G305]&lt;&gt;&quot;-&quot; ; IF([.M305] &gt; [.I305]*[.$N$1];[.I305]*[.$N$1];[.M305]);[.M305]);&quot;&quot;)" office:value-type="currency" office:currency="EUR" office:value="35.9" calcext:value-type="currency">
            <text:p>35,900 €</text:p>
          </table:table-cell>
        </table:table-row>
        <table:table-row table:style-name="ro1">
          <table:table-cell table:number-columns-repeated="8"/>
          <table:table-cell table:style-name="ce46" table:formula="of:=SUM([.I299:.I305])" office:value-type="currency" office:currency="GBP" office:value="11.5506" calcext:value-type="currency">
            <text:p>£11,55</text:p>
          </table:table-cell>
          <table:table-cell table:number-columns-repeated="3"/>
          <table:table-cell table:style-name="ce45" table:formula="of:=SUM([.M299:.M305])" office:value-type="currency" office:currency="EUR" office:value="43.41834" calcext:value-type="currency">
            <text:p>43,42 €</text:p>
          </table:table-cell>
          <table:table-cell table:style-name="ce45" table:formula="of:=SUM([.N299:.N305])" office:value-type="currency" office:currency="EUR" office:value="46.39482088" calcext:value-type="currency">
            <text:p>46,3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style-name="ce17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DC input option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1206</text:p>
          </table:table-cell>
          <table:table-cell table:style-name="ce29" office:value-type="string" calcext:value-type="string">
            <text:p>C1, C2, C3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1]=&quot;Power board&quot;; [.A311]*2;[.A311])" office:value-type="float" office:value="6" calcext:value-type="float">
            <text:p>6</text:p>
          </table:table-cell>
          <table:table-cell table:style-name="ce36" office:value-type="string" calcext:value-type="string">
            <text:p>2497072</text:p>
          </table:table-cell>
          <table:table-cell table:style-name="ce40" office:value-type="float" office:value="0.0349" calcext:value-type="float">
            <text:p>0,035</text:p>
          </table:table-cell>
          <table:table-cell table:style-name="ce43" table:formula="of:=IF([.G311]=&quot;-&quot;;&quot;&quot;;IF([.A311]=&quot;&quot;;[.H311];[.F311]*[.H311]))" office:value-type="currency" office:currency="GBP" office:value="0.2094" calcext:value-type="currency">
            <text:p>£0,21</text:p>
          </table:table-cell>
          <table:table-cell table:style-name="ce47"/>
          <table:table-cell table:style-name="ce29" office:value-type="string" calcext:value-type="string">
            <text:p>C1206C104K5RAC</text:p>
          </table:table-cell>
          <table:table-cell table:style-name="ce40" office:value-type="float" office:value="0.0134" calcext:value-type="float">
            <text:p>0,013</text:p>
          </table:table-cell>
          <table:table-cell table:style-name="ce56" table:formula="of:=IF([.K311]=&quot;-&quot;;&quot;&quot;;IF([.A311]=&quot;&quot;;[.L311];[.F311]*[.L311]))" office:value-type="currency" office:currency="EUR" office:value="0.0804" calcext:value-type="currency">
            <text:p>0,08 €</text:p>
          </table:table-cell>
          <table:table-cell table:style-name="ce61" table:formula="of:=IF([.A311]&lt;&gt;&quot;&quot;; IF([.G311]&lt;&gt;&quot;-&quot; ; IF([.M311] &gt; [.I311]*[.$N$1];[.I311]*[.$N$1];[.M311]);[.M311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RN114-4-0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12]=&quot;Power board&quot;; [.A312]*2;[.A312])" office:value-type="float" office:value="2" calcext:value-type="float">
            <text:p>2</text:p>
          </table:table-cell>
          <table:table-cell table:style-name="ce19" office:value-type="string" calcext:value-type="string">
            <text:p>1191484</text:p>
          </table:table-cell>
          <table:table-cell table:style-name="ce41" office:value-type="float" office:value="2.18" calcext:value-type="float">
            <text:p>2,180</text:p>
          </table:table-cell>
          <table:table-cell table:style-name="ce44" table:formula="of:=IF([.G312]=&quot;-&quot;;&quot;&quot;;IF([.A312]=&quot;&quot;;[.H312];[.F312]*[.H312]))" office:value-type="currency" office:currency="GBP" office:value="4.36" calcext:value-type="currency">
            <text:p>£4,36</text:p>
          </table:table-cell>
          <table:table-cell table:style-name="ce48"/>
          <table:table-cell table:style-name="ce50" office:value-type="string" calcext:value-type="string">
            <text:p>CAF-3.1-1.2</text:p>
          </table:table-cell>
          <table:table-cell table:style-name="ce41" office:value-type="float" office:value="1.82" calcext:value-type="float">
            <text:p>1,820</text:p>
          </table:table-cell>
          <table:table-cell table:style-name="ce57" table:formula="of:=IF([.K312]=&quot;-&quot;;&quot;&quot;;IF([.A312]=&quot;&quot;;[.L312];[.F312]*[.L312]))" office:value-type="currency" office:currency="EUR" office:value="3.64" calcext:value-type="currency">
            <text:p>3,64 €</text:p>
          </table:table-cell>
          <table:table-cell table:style-name="ce61" table:formula="of:=IF([.A312]&lt;&gt;&quot;&quot;; IF([.G312]&lt;&gt;&quot;-&quot; ; IF([.M312] &gt; [.I312]*[.$N$1];[.I312]*[.$N$1];[.M312]);[.M312]);&quot;&quot;)" office:value-type="currency" office:currency="EUR" office:value="3.64" calcext:value-type="currency">
            <text:p>3,6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3</text:p>
          </table:table-cell>
          <table:table-cell table:style-name="ce24" office:value-type="string" calcext:value-type="string">
            <text:p>THT</text:p>
          </table:table-cell>
          <table:table-cell table:style-name="ce29" office:value-type="string" calcext:value-type="string">
            <text:p>X1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3]=&quot;Power board&quot;; [.A313]*2;[.A313])" office:value-type="float" office:value="2" calcext:value-type="float">
            <text:p>2</text:p>
          </table:table-cell>
          <table:table-cell table:style-name="ce36" office:value-type="string" calcext:value-type="string">
            <text:p>3089046</text:p>
          </table:table-cell>
          <table:table-cell table:style-name="ce40" office:value-type="float" office:value="0.361" calcext:value-type="float">
            <text:p>0,361</text:p>
          </table:table-cell>
          <table:table-cell table:style-name="ce43" table:formula="of:=IF([.G313]=&quot;-&quot;;&quot;&quot;;IF([.A313]=&quot;&quot;;[.H313];[.F313]*[.H313]))" office:value-type="currency" office:currency="GBP" office:value="0.722" calcext:value-type="currency">
            <text:p>£0,72</text:p>
          </table:table-cell>
          <table:table-cell table:style-name="ce47"/>
          <table:table-cell table:style-name="ce29" office:value-type="string" calcext:value-type="string">
            <text:p>282836-3</text:p>
          </table:table-cell>
          <table:table-cell table:style-name="ce40" office:value-type="float" office:value="0.47" calcext:value-type="float">
            <text:p>0,470</text:p>
          </table:table-cell>
          <table:table-cell table:style-name="ce56" table:formula="of:=IF([.K313]=&quot;-&quot;;&quot;&quot;;IF([.A313]=&quot;&quot;;[.L313];[.F313]*[.L313]))" office:value-type="currency" office:currency="EUR" office:value="0.94" calcext:value-type="currency">
            <text:p>0,94 €</text:p>
          </table:table-cell>
          <table:table-cell table:style-name="ce61" table:formula="of:=IF([.A313]&lt;&gt;&quot;&quot;; IF([.G313]&lt;&gt;&quot;-&quot; ; IF([.M313] &gt; [.I313]*[.$N$1];[.I313]*[.$N$1];[.M313]);[.M313]);&quot;&quot;)" office:value-type="currency" office:currency="EUR" office:value="0.91108458" calcext:value-type="currency">
            <text:p>0,911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MEAN WELL LRS-150-48 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Pwr sup.unit: switched-mode; modular; 158.4W; 48VDC; 0.48kg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14]=&quot;Power board&quot;; [.A314]*2;[.A314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1" office:value-type="float" office:value="0" calcext:value-type="float">
            <text:p>0,000</text:p>
          </table:table-cell>
          <table:table-cell table:style-name="ce44" table:formula="of:=IF([.G314]=&quot;-&quot;;&quot;&quot;;IF([.A314]=&quot;&quot;;[.H314];[.F314]*[.H314]))">
            <text:p/>
          </table:table-cell>
          <table:table-cell table:style-name="ce48"/>
          <table:table-cell table:style-name="ce50" office:value-type="string" calcext:value-type="string">
            <text:p>LRS-150-48</text:p>
          </table:table-cell>
          <table:table-cell table:style-name="ce41" office:value-type="float" office:value="18.01" calcext:value-type="float">
            <text:p>18,010</text:p>
          </table:table-cell>
          <table:table-cell table:style-name="ce57" table:formula="of:=IF([.K314]=&quot;-&quot;;&quot;&quot;;IF([.A314]=&quot;&quot;;[.L314];[.F314]*[.L314]))" office:value-type="currency" office:currency="EUR" office:value="36.02" calcext:value-type="currency">
            <text:p>36,02 €</text:p>
          </table:table-cell>
          <table:table-cell table:style-name="ce61" table:formula="of:=IF([.A314]&lt;&gt;&quot;&quot;; IF([.G314]&lt;&gt;&quot;-&quot; ; IF([.M314] &gt; [.I314]*[.$N$1];[.I314]*[.$N$1];[.M314]);[.M314]);&quot;&quot;)" office:value-type="currency" office:currency="EUR" office:value="36.02" calcext:value-type="currency">
            <text:p>36,020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string" calcext:value-type="string">
            <text:p>TFF-M3X40/DR124</text:p>
          </table:table-cell>
          <table:table-cell table:style-name="ce24" office:value-type="string" calcext:value-type="string">
            <text:p>-</text:p>
          </table:table-cell>
          <table:table-cell table:style-name="ce29" office:value-type="string" calcext:value-type="string">
            <text:p>Screwed spacer sleeve; M3, 40mm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5]=&quot;Power board&quot;; [.A315]*2;[.A315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 office:value-type="float" office:value="0" calcext:value-type="float">
            <text:p>0,000</text:p>
          </table:table-cell>
          <table:table-cell table:style-name="ce43" table:formula="of:=IF([.G315]=&quot;-&quot;;&quot;&quot;;IF([.A315]=&quot;&quot;;[.H315];[.F315]*[.H315]))">
            <text:p/>
          </table:table-cell>
          <table:table-cell table:style-name="ce47"/>
          <table:table-cell table:style-name="ce29" office:value-type="string" calcext:value-type="string">
            <text:p>TFF-M3X40/DR124</text:p>
          </table:table-cell>
          <table:table-cell table:style-name="ce40" office:value-type="float" office:value="0.1558" calcext:value-type="float">
            <text:p>0,156</text:p>
          </table:table-cell>
          <table:table-cell table:style-name="ce56" table:formula="of:=IF([.K315]=&quot;-&quot;;&quot;&quot;;IF([.A315]=&quot;&quot;;[.L315];[.F315]*[.L315]))" office:value-type="currency" office:currency="EUR" office:value="0.3116" calcext:value-type="currency">
            <text:p>0,31 €</text:p>
          </table:table-cell>
          <table:table-cell table:style-name="ce61" table:formula="of:=IF([.A315]&lt;&gt;&quot;&quot;; IF([.G315]&lt;&gt;&quot;-&quot; ; IF([.M315] &gt; [.I315]*[.$N$1];[.I315]*[.$N$1];[.M315]);[.M315]);&quot;&quot;)" office:value-type="currency" office:currency="EUR" office:value="0.3116" calcext:value-type="currency">
            <text:p>0,312 €</text:p>
          </table:table-cell>
        </table:table-row>
        <table:table-row table:style-name="ro1">
          <table:table-cell table:number-columns-repeated="8"/>
          <table:table-cell table:style-name="ce46" table:formula="of:=SUM([.I311:.I315])" office:value-type="currency" office:currency="GBP" office:value="5.2914" calcext:value-type="currency">
            <text:p>£5,29</text:p>
          </table:table-cell>
          <table:table-cell table:number-columns-repeated="3"/>
          <table:table-cell table:style-name="ce45" table:formula="of:=SUM([.M311:.M315])" office:value-type="currency" office:currency="EUR" office:value="40.992" calcext:value-type="currency">
            <text:p>40,99 €</text:p>
          </table:table-cell>
          <table:table-cell table:style-name="ce45" table:formula="of:=SUM([.N311:.N315])" office:value-type="currency" office:currency="EUR" office:value="40.96308458" calcext:value-type="currency">
            <text:p>40,96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mechanical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18" office:value-type="string" calcext:value-type="string">
            <text:p>RAD-A4463/120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Heatsink 70 x 120 mm</text:p>
          </table:table-cell>
          <table:table-cell table:style-name="ce24" office:value-type="string" calcext:value-type="string">
            <text:p>Power board</text:p>
          </table:table-cell>
          <table:table-cell table:style-name="ce33" table:formula="of:=IF([.E319]=&quot;Power board&quot;; [.A319]*2;[.A319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19]=&quot;-&quot;;&quot;&quot;;IF([.A319]=&quot;&quot;;[.H319];[.F319]*[.H319]))">
            <text:p/>
          </table:table-cell>
          <table:table-cell table:style-name="ce47"/>
          <table:table-cell table:style-name="ce18" office:value-type="string" calcext:value-type="string">
            <text:p>RAD-A4463/120</text:p>
          </table:table-cell>
          <table:table-cell table:style-name="ce53" office:value-type="float" office:value="1.34" calcext:value-type="float">
            <text:p>1,340</text:p>
          </table:table-cell>
          <table:table-cell table:style-name="ce56" table:formula="of:=IF([.K319]=&quot;-&quot;;&quot;&quot;;IF([.A319]=&quot;&quot;;[.L319];[.F319]*[.L319]))" office:value-type="currency" office:currency="EUR" office:value="2.68" calcext:value-type="currency">
            <text:p>2,68 €</text:p>
          </table:table-cell>
          <table:table-cell table:style-name="ce61" table:formula="of:=IF([.A319]&lt;&gt;&quot;&quot;; IF([.G319]&lt;&gt;&quot;-&quot; ; IF([.M319] &gt; [.I319]*[.$N$1];[.I319]*[.$N$1];[.M319]);[.M319]);&quot;&quot;)" office:value-type="currency" office:currency="EUR" office:value="2.68" calcext:value-type="currency">
            <text:p>2,680 €</text:p>
          </table:table-cell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19" office:value-type="string" calcext:value-type="string">
            <text:p>TFM-M3X6/DR213</text:p>
          </table:table-cell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Screwed spacer sleeve; M3; 6 mm</text:p>
          </table:table-cell>
          <table:table-cell table:style-name="ce30" office:value-type="string" calcext:value-type="string">
            <text:p>Power board</text:p>
          </table:table-cell>
          <table:table-cell table:style-name="ce34" table:formula="of:=IF([.E320]=&quot;Power board&quot;; [.A320]*2;[.A320])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20]=&quot;-&quot;;&quot;&quot;;IF([.A320]=&quot;&quot;;[.H320];[.F320]*[.H320]))">
            <text:p/>
          </table:table-cell>
          <table:table-cell table:style-name="ce48"/>
          <table:table-cell table:style-name="ce19" office:value-type="string" calcext:value-type="string">
            <text:p>TFM-M3X6/DR213</text:p>
          </table:table-cell>
          <table:table-cell table:style-name="ce54" office:value-type="float" office:value="0.0891" calcext:value-type="float">
            <text:p>0,089</text:p>
          </table:table-cell>
          <table:table-cell table:style-name="ce57" table:formula="of:=IF([.K320]=&quot;-&quot;;&quot;&quot;;IF([.A320]=&quot;&quot;;[.L320];[.F320]*[.L320]))" office:value-type="currency" office:currency="EUR" office:value="0.7128" calcext:value-type="currency">
            <text:p>0,71 €</text:p>
          </table:table-cell>
          <table:table-cell table:style-name="ce61" table:formula="of:=IF([.A320]&lt;&gt;&quot;&quot;; IF([.G320]&lt;&gt;&quot;-&quot; ; IF([.M320] &gt; [.I320]*[.$N$1];[.I320]*[.$N$1];[.M320]);[.M320]);&quot;&quot;)" office:value-type="currency" office:currency="EUR" office:value="0.7128" calcext:value-type="currency">
            <text:p>0,713 €</text:p>
          </table:table-cell>
        </table:table-row>
        <table:table-row table:style-name="ro1">
          <table:table-cell table:number-columns-repeated="8"/>
          <table:table-cell table:style-name="ce46" table:formula="of:=SUM([.I319:.I320])" office:value-type="currency" office:currency="GBP" office:value="0" calcext:value-type="currency">
            <text:p>£0,00</text:p>
          </table:table-cell>
          <table:table-cell table:number-columns-repeated="3"/>
          <table:table-cell table:style-name="ce45" table:formula="of:=SUM([.M319:.M320])" office:value-type="currency" office:currency="EUR" office:value="3.3928" calcext:value-type="currency">
            <text:p>3,39 €</text:p>
          </table:table-cell>
          <table:table-cell table:style-name="ce45" table:formula="of:=SUM([.N319:.N320])" office:value-type="currency" office:currency="EUR" office:value="3.3928" calcext:value-type="currency">
            <text:p>3,3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20" office:value-type="string" calcext:value-type="string" table:number-columns-spanned="11" table:number-rows-spanned="1">
            <text:p>Arduino shield additional parts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1" office:value-type="string" calcext:value-type="string">
            <text:p>Arduino Due rev3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32-bit MCU, 3.3V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24]=&quot;Power board&quot;; [.A324]*2;[.A324])" office:value-type="string" office:string-value="1" calcext:value-type="string">
            <text:p>1</text:p>
          </table:table-cell>
          <table:table-cell table:style-name="ce8" office:value-type="float" office:value="2250861" calcext:value-type="float">
            <text:p>2250861</text:p>
          </table:table-cell>
          <table:table-cell table:style-name="ce39" office:value-type="float" office:value="32.94" calcext:value-type="float">
            <text:p>32,940</text:p>
          </table:table-cell>
          <table:table-cell table:style-name="ce43" table:formula="of:=IF([.G324]=&quot;-&quot;;&quot;&quot;;IF([.A324]=&quot;&quot;;[.H324];[.F324]*[.H324]))" office:value-type="currency" office:currency="GBP" office:value="32.94" calcext:value-type="currency">
            <text:p>£32,94</text:p>
          </table:table-cell>
          <table:table-cell table:style-name="ce47"/>
          <table:table-cell table:style-name="ce21" office:value-type="string" calcext:value-type="string">
            <text:p>A000062 </text:p>
          </table:table-cell>
          <table:table-cell table:style-name="ce39" office:value-type="float" office:value="36.5" calcext:value-type="float">
            <text:p>36,500</text:p>
          </table:table-cell>
          <table:table-cell table:style-name="ce56" table:formula="of:=IF([.K324]=&quot;-&quot;;&quot;&quot;;IF([.A324]=&quot;&quot;;[.L324];[.F324]*[.L324]))" office:value-type="currency" office:currency="EUR" office:value="36.5" calcext:value-type="currency">
            <text:p>36,50 €</text:p>
          </table:table-cell>
          <table:table-cell table:style-name="ce61" table:formula="of:=IF([.A324]&lt;&gt;&quot;&quot;; IF([.G324]&lt;&gt;&quot;-&quot; ; IF([.M324] &gt; [.I324]*[.$N$1];[.I324]*[.$N$1];[.M324]);[.M324]);&quot;&quot;)" office:value-type="currency" office:currency="EUR" office:value="36.5" calcext:value-type="currency">
            <text:p>36,500 €</text:p>
          </table:table-cell>
        </table:table-row>
        <table:table-row table:style-name="ro2">
          <table:table-cell table:style-name="ce6"/>
          <table:table-cell table:style-name="ce18" office:value-type="string" calcext:value-type="string">
            <text:p>or search for clones on eBay, AliExpress, etc.</text:p>
          </table:table-cell>
          <table:table-cell table:style-name="ce24"/>
          <table:table-cell table:style-name="ce28"/>
          <table:table-cell table:style-name="ce24"/>
          <table:table-cell table:style-name="ce33"/>
          <table:table-cell table:style-name="ce36"/>
          <table:table-cell table:style-name="ce40"/>
          <table:table-cell table:style-name="ce43"/>
          <table:table-cell table:style-name="ce47"/>
          <table:table-cell table:style-name="ce18"/>
          <table:table-cell table:style-name="ce53"/>
          <table:table-cell table:style-name="ce56"/>
          <table:table-cell table:style-name="ce61" table:formula="of:=IF([.A325]&lt;&gt;&quot;&quot;; IF([.G325]&lt;&gt;&quot;-&quot; ; IF([.M325] &gt; [.I325]*[.$N$1];[.I325]*[.$N$1];[.M325]);[.M325]);&quot;&quot;)">
            <text:p/>
          </table:table-cell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25"/>
          <table:table-cell table:style-name="ce27" office:value-type="string" calcext:value-type="string">
            <text:p><text:span text:style-name="T3">Option #1:</text:span> http://eckstein-shop.de/32-inch-240x320-TFT-with-Touch-panel_1</text:p>
          </table:table-cell>
          <table:table-cell table:style-name="ce30" office:value-type="string" calcext:value-type="string">
            <text:p>-</text:p>
          </table:table-cell>
          <table:table-cell table:style-name="ce34" table:formula="of:=IF([.E326]=&quot;Power board&quot;; [.A326]*2;[.A326])" office:value-type="float" office:value="1" calcext:value-type="float">
            <text:p>1</text:p>
          </table:table-cell>
          <table:table-cell table:style-name="ce19"/>
          <table:table-cell table:style-name="ce41"/>
          <table:table-cell table:style-name="ce44"/>
          <table:table-cell table:style-name="ce48"/>
          <table:table-cell table:style-name="ce19"/>
          <table:table-cell table:style-name="ce54"/>
          <table:table-cell table:style-name="ce57"/>
          <table:table-cell table:style-name="ce61"/>
        </table:table-row>
        <table:table-row table:style-name="ro7">
          <table:table-cell table:style-name="ce6"/>
          <table:table-cell table:style-name="ce18"/>
          <table:table-cell table:style-name="ce24"/>
          <table:table-cell table:style-name="ce28" office:value-type="string" calcext:value-type="string">
            <text:p><text:span text:style-name="T4">Option #2:</text:span><text:span text:style-name="T5"> search on eBay, etc. for </text:span><text:span text:style-name="T6">3.2" TFT LCD Display Module + Touch Panel +SD Reader (before buy check model name, screen site and resolution, total physical dimension 65x95mm, 40-pin connector and controller type SSD1289)</text:span></text:p>
          </table:table-cell>
          <table:table-cell table:style-name="ce24"/>
          <table:table-cell table:style-name="ce33"/>
          <table:table-cell table:style-name="ce36"/>
          <table:table-cell table:style-name="ce40"/>
          <table:table-cell table:style-name="ce43"/>
          <table:table-cell table:style-name="ce47"/>
          <table:table-cell table:style-name="ce18"/>
          <table:table-cell table:style-name="ce53"/>
          <table:table-cell table:style-name="ce56"/>
          <table:table-cell table:style-name="ce61"/>
        </table:table-row>
        <table:table-row table:style-name="ro1">
          <table:table-cell table:number-columns-repeated="8"/>
          <table:table-cell table:style-name="ce46" table:formula="of:=SUM([.I324:.I327])" office:value-type="currency" office:currency="GBP" office:value="32.94" calcext:value-type="currency">
            <text:p>£32,94</text:p>
          </table:table-cell>
          <table:table-cell table:number-columns-repeated="3"/>
          <table:table-cell table:style-name="ce45" table:formula="of:=SUM([.M324:.M325])" office:value-type="currency" office:currency="EUR" office:value="36.5" calcext:value-type="currency">
            <text:p>36,50 €</text:p>
          </table:table-cell>
          <table:table-cell table:style-name="ce45" table:formula="of:=SUM([.N324:.N325])" office:value-type="currency" office:currency="EUR" office:value="36.5" calcext:value-type="currency">
            <text:p>36,50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20" office:value-type="string" calcext:value-type="string" table:number-columns-spanned="11" table:number-rows-spanned="1">
            <text:p>Arduino shield and enclosure mechanical</text:p>
          </table:table-cell>
          <table:covered-table-cell table:number-columns-repeated="3" table:style-name="ce26"/>
          <table:covered-table-cell table:style-name="ce32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24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1]=&quot;Power board&quot;; [.A331]*2;[.A331])" office:value-type="float" office:value="2" calcext:value-type="float">
            <text:p>2</text:p>
          </table:table-cell>
          <table:table-cell table:style-name="ce36" office:value-type="string" calcext:value-type="string">
            <text:p>1815818</text:p>
          </table:table-cell>
          <table:table-cell table:style-name="ce40" office:value-type="float" office:value="2.12" calcext:value-type="float">
            <text:p>2,120</text:p>
          </table:table-cell>
          <table:table-cell table:style-name="ce43" table:formula="of:=IF([.G331]=&quot;-&quot;;&quot;&quot;;IF([.A331]=&quot;&quot;;[.H331];[.F331]*[.H331]))" office:value-type="currency" office:currency="GBP" office:value="4.24" calcext:value-type="currency">
            <text:p>£4,24</text:p>
          </table:table-cell>
          <table:table-cell table:style-name="ce47"/>
          <table:table-cell table:style-name="ce18" office:value-type="string" calcext:value-type="string">
            <text:p>BS-244DSM-R</text:p>
          </table:table-cell>
          <table:table-cell table:style-name="ce53" office:value-type="float" office:value="1.14" calcext:value-type="float">
            <text:p>1,140</text:p>
          </table:table-cell>
          <table:table-cell table:style-name="ce56" table:formula="of:=IF([.K331]=&quot;-&quot;;&quot;&quot;;IF([.A331]=&quot;&quot;;[.L331];[.F331]*[.L331]))" office:value-type="currency" office:currency="EUR" office:value="2.28" calcext:value-type="currency">
            <text:p>2,28 €</text:p>
          </table:table-cell>
          <table:table-cell table:style-name="ce61" table:formula="of:=IF([.A331]&lt;&gt;&quot;&quot;; IF([.G331]&lt;&gt;&quot;-&quot; ; IF([.M331] &gt; [.I331]*[.$N$1];[.I331]*[.$N$1];[.M331]);[.M331]);&quot;&quot;)" office:value-type="currency" office:currency="EUR" office:value="2.28" calcext:value-type="currency">
            <text:p>2,280 €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25" office:value-type="string" calcext:value-type="string">
            <text:p>Binding post 4mm, green</text:p>
          </table:table-cell>
          <table:table-cell table:style-name="ce27" office:value-type="string" calcext:value-type="string">
            <text:p>J2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2]=&quot;Power board&quot;; [.A332]*2;[.A332])" office:value-type="float" office:value="1" calcext:value-type="float">
            <text:p>1</text:p>
          </table:table-cell>
          <table:table-cell table:style-name="ce19" office:value-type="string" calcext:value-type="string">
            <text:p>1815820</text:p>
          </table:table-cell>
          <table:table-cell table:style-name="ce41" office:value-type="float" office:value="2.17" calcext:value-type="float">
            <text:p>2,170</text:p>
          </table:table-cell>
          <table:table-cell table:style-name="ce44" table:formula="of:=IF([.G332]=&quot;-&quot;;&quot;&quot;;IF([.A332]=&quot;&quot;;[.H332];[.F332]*[.H332]))" office:value-type="currency" office:currency="GBP" office:value="2.17" calcext:value-type="currency">
            <text:p>£2,17</text:p>
          </table:table-cell>
          <table:table-cell table:style-name="ce48"/>
          <table:table-cell table:style-name="ce19" office:value-type="string" calcext:value-type="string">
            <text:p>BS-244DSM-G</text:p>
          </table:table-cell>
          <table:table-cell table:style-name="ce54" office:value-type="float" office:value="1.14" calcext:value-type="float">
            <text:p>1,140</text:p>
          </table:table-cell>
          <table:table-cell table:style-name="ce57" table:formula="of:=IF([.K332]=&quot;-&quot;;&quot;&quot;;IF([.A332]=&quot;&quot;;[.L332];[.F332]*[.L332]))" office:value-type="currency" office:currency="EUR" office:value="1.14" calcext:value-type="currency">
            <text:p>1,14 €</text:p>
          </table:table-cell>
          <table:table-cell table:style-name="ce61" table:formula="of:=IF([.A332]&lt;&gt;&quot;&quot;; IF([.G332]&lt;&gt;&quot;-&quot; ; IF([.M332] &gt; [.I332]*[.$N$1];[.I332]*[.$N$1];[.M332]);[.M332]);&quot;&quot;)" office:value-type="currency" office:currency="EUR" office:value="1.14" calcext:value-type="currency">
            <text:p>1,140 €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24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3]=&quot;Power board&quot;; [.A333]*2;[.A333])" office:value-type="float" office:value="2" calcext:value-type="float">
            <text:p>2</text:p>
          </table:table-cell>
          <table:table-cell table:style-name="ce36" office:value-type="string" calcext:value-type="string">
            <text:p>1815819</text:p>
          </table:table-cell>
          <table:table-cell table:style-name="ce40" office:value-type="float" office:value="2.11" calcext:value-type="float">
            <text:p>2,110</text:p>
          </table:table-cell>
          <table:table-cell table:style-name="ce43" table:formula="of:=IF([.G333]=&quot;-&quot;;&quot;&quot;;IF([.A333]=&quot;&quot;;[.H333];[.F333]*[.H333]))" office:value-type="currency" office:currency="GBP" office:value="4.22" calcext:value-type="currency">
            <text:p>£4,22</text:p>
          </table:table-cell>
          <table:table-cell table:style-name="ce47"/>
          <table:table-cell table:style-name="ce18" office:value-type="string" calcext:value-type="string">
            <text:p>BS-244DSM-B</text:p>
          </table:table-cell>
          <table:table-cell table:style-name="ce53" office:value-type="float" office:value="1.14" calcext:value-type="float">
            <text:p>1,140</text:p>
          </table:table-cell>
          <table:table-cell table:style-name="ce56" table:formula="of:=IF([.K333]=&quot;-&quot;;&quot;&quot;;IF([.A333]=&quot;&quot;;[.L333];[.F333]*[.L333]))" office:value-type="currency" office:currency="EUR" office:value="2.28" calcext:value-type="currency">
            <text:p>2,28 €</text:p>
          </table:table-cell>
          <table:table-cell table:style-name="ce61" table:formula="of:=IF([.A333]&lt;&gt;&quot;&quot;; IF([.G333]&lt;&gt;&quot;-&quot; ; IF([.M333] &gt; [.I333]*[.$N$1];[.I333]*[.$N$1];[.M333]);[.M333]);&quot;&quot;)" office:value-type="currency" office:currency="EUR" office:value="2.28" calcext:value-type="currency">
            <text:p>2,280 €</text:p>
          </table:table-cell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Plug; female; PIN:8 w/o terminals for Ethernet cable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4]=&quot;Power board&quot;; [.A334]*2;[.A33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34]=&quot;-&quot;;&quot;&quot;;IF([.A334]=&quot;&quot;;[.H334];[.F334]*[.H334]))">
            <text:p/>
          </table:table-cell>
          <table:table-cell table:style-name="ce47"/>
          <table:table-cell table:style-name="ce18" office:value-type="string" calcext:value-type="string">
            <text:p>NSR-08</text:p>
          </table:table-cell>
          <table:table-cell table:style-name="ce53" office:value-type="float" office:value="0.08571" calcext:value-type="float">
            <text:p>0,086</text:p>
          </table:table-cell>
          <table:table-cell table:style-name="ce56" table:formula="of:=IF([.K334]=&quot;-&quot;;&quot;&quot;;IF([.A334]=&quot;&quot;;[.L334];[.F334]*[.L334]))" office:value-type="currency" office:currency="EUR" office:value="0.17142" calcext:value-type="currency">
            <text:p>0,17 €</text:p>
          </table:table-cell>
          <table:table-cell table:style-name="ce61" table:formula="of:=IF([.A334]&lt;&gt;&quot;&quot;; IF([.G334]&lt;&gt;&quot;-&quot; ; IF([.M334] &gt; [.I334]*[.$N$1];[.I334]*[.$N$1];[.M334]);[.M334]);&quot;&quot;)" office:value-type="currency" office:currency="EUR" office:value="0.17142" calcext:value-type="currency">
            <text:p>0,171 €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NSR-05</text:p>
          </table:table-cell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Plug; female; PIN:5 w/o terminals for USB cable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5]=&quot;Power board&quot;; [.A335]*2;[.A33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35]=&quot;-&quot;;&quot;&quot;;IF([.A335]=&quot;&quot;;[.H335];[.F335]*[.H335]))">
            <text:p/>
          </table:table-cell>
          <table:table-cell table:style-name="ce48"/>
          <table:table-cell table:style-name="ce19" office:value-type="string" calcext:value-type="string">
            <text:p>NSR-05</text:p>
          </table:table-cell>
          <table:table-cell table:style-name="ce54" office:value-type="float" office:value="0.0262" calcext:value-type="float">
            <text:p>0,026</text:p>
          </table:table-cell>
          <table:table-cell table:style-name="ce57" table:formula="of:=IF([.K335]=&quot;-&quot;;&quot;&quot;;IF([.A335]=&quot;&quot;;[.L335];[.F335]*[.L335]))" office:value-type="currency" office:currency="EUR" office:value="0.0262" calcext:value-type="currency">
            <text:p>0,03 €</text:p>
          </table:table-cell>
          <table:table-cell table:style-name="ce61" table:formula="of:=IF([.A335]&lt;&gt;&quot;&quot;; IF([.G335]&lt;&gt;&quot;-&quot; ; IF([.M335] &gt; [.I335]*[.$N$1];[.I335]*[.$N$1];[.M335]);[.M335]);&quot;&quot;)" office:value-type="currency" office:currency="EUR" office:value="0.0262" calcext:value-type="currency">
            <text:p>0,026 €</text:p>
          </table:table-cell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6]=&quot;Power board&quot;; [.A336]*2;[.A336])" office:value-type="float" office:value="21" calcext:value-type="float">
            <text:p>2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36]=&quot;-&quot;;&quot;&quot;;IF([.A336]=&quot;&quot;;[.H336];[.F336]*[.H336]))">
            <text:p/>
          </table:table-cell>
          <table:table-cell table:style-name="ce47"/>
          <table:table-cell table:style-name="ce18" office:value-type="string" calcext:value-type="string">
            <text:p>NDR-T</text:p>
          </table:table-cell>
          <table:table-cell table:style-name="ce53" office:value-type="float" office:value="0.02638" calcext:value-type="float">
            <text:p>0,026</text:p>
          </table:table-cell>
          <table:table-cell table:style-name="ce56" table:formula="of:=IF([.K336]=&quot;-&quot;;&quot;&quot;;IF([.A336]=&quot;&quot;;[.L336];[.F336]*[.L336]))" office:value-type="currency" office:currency="EUR" office:value="0.55398" calcext:value-type="currency">
            <text:p>0,55 €</text:p>
          </table:table-cell>
          <table:table-cell table:style-name="ce61" table:formula="of:=IF([.A336]&lt;&gt;&quot;&quot;; IF([.G336]&lt;&gt;&quot;-&quot; ; IF([.M336] &gt; [.I336]*[.$N$1];[.I336]*[.$N$1];[.M336]);[.M336]);&quot;&quot;)" office:value-type="currency" office:currency="EUR" office:value="0.55398" calcext:value-type="currency">
            <text:p>0,554 €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FM-M5X8/DR218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7]=&quot;Power board&quot;; [.A337]*2;[.A337])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41"/>
          <table:table-cell table:style-name="ce44" table:formula="of:=IF([.G337]=&quot;-&quot;;&quot;&quot;;IF([.A337]=&quot;&quot;;[.H337];[.F337]*[.H337]))">
            <text:p/>
          </table:table-cell>
          <table:table-cell table:style-name="ce48"/>
          <table:table-cell table:style-name="ce19" office:value-type="string" calcext:value-type="string">
            <text:p>TFM-M5X8/DR218</text:p>
          </table:table-cell>
          <table:table-cell table:style-name="ce54" office:value-type="float" office:value="0.1868" calcext:value-type="float">
            <text:p>0,187</text:p>
          </table:table-cell>
          <table:table-cell table:style-name="ce57" table:formula="of:=IF([.K337]=&quot;-&quot;;&quot;&quot;;IF([.A337]=&quot;&quot;;[.L337];[.F337]*[.L337]))" office:value-type="currency" office:currency="EUR" office:value="1.6812" calcext:value-type="currency">
            <text:p>1,68 €</text:p>
          </table:table-cell>
          <table:table-cell table:style-name="ce61" table:formula="of:=IF([.A337]&lt;&gt;&quot;&quot;; IF([.G337]&lt;&gt;&quot;-&quot; ; IF([.M337] &gt; [.I337]*[.$N$1];[.I337]*[.$N$1];[.M337]);[.M337]);&quot;&quot;)" office:value-type="currency" office:currency="EUR" office:value="1.6812" calcext:value-type="currency">
            <text:p>1,681 €</text:p>
          </table:table-cell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DR316/3.2X5</text:p>
          </table:table-cell>
          <table:table-cell table:style-name="ce28" office:value-type="string" calcext:value-type="string">
            <text:p>5 mm between TFT display and front panel 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38]=&quot;Power board&quot;; [.A338]*2;[.A338])" office:value-type="float" office:value="4" calcext:value-type="float">
            <text:p>4</text:p>
          </table:table-cell>
          <table:table-cell table:style-name="ce36" office:value-type="float" office:value="1733405" calcext:value-type="float">
            <text:p>1733405</text:p>
          </table:table-cell>
          <table:table-cell table:style-name="ce40" office:value-type="float" office:value="0.0652" calcext:value-type="float">
            <text:p>0,065</text:p>
          </table:table-cell>
          <table:table-cell table:style-name="ce43" table:formula="of:=IF([.G338]=&quot;-&quot;;&quot;&quot;;IF([.A338]=&quot;&quot;;[.H338];[.F338]*[.H338]))" office:value-type="currency" office:currency="GBP" office:value="0.2608" calcext:value-type="currency">
            <text:p>£0,26</text:p>
          </table:table-cell>
          <table:table-cell table:style-name="ce47"/>
          <table:table-cell table:style-name="ce18" office:value-type="string" calcext:value-type="string">
            <text:p>DR316/3.2X5</text:p>
          </table:table-cell>
          <table:table-cell table:style-name="ce53" office:value-type="float" office:value="0.057" calcext:value-type="float">
            <text:p>0,057</text:p>
          </table:table-cell>
          <table:table-cell table:style-name="ce56" table:formula="of:=IF([.K338]=&quot;-&quot;;&quot;&quot;;IF([.A338]=&quot;&quot;;[.L338];[.F338]*[.L338]))" office:value-type="currency" office:currency="EUR" office:value="0.228" calcext:value-type="currency">
            <text:p>0,23 €</text:p>
          </table:table-cell>
          <table:table-cell table:style-name="ce61" table:formula="of:=IF([.A338]&lt;&gt;&quot;&quot;; IF([.G338]&lt;&gt;&quot;-&quot; ; IF([.M338] &gt; [.I338]*[.$N$1];[.I338]*[.$N$1];[.M338]);[.M338]);&quot;&quot;)" office:value-type="currency" office:currency="EUR" office:value="0.228" calcext:value-type="currency">
            <text:p>0,228 €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P-11</text:p>
          </table:table-cell>
          <table:table-cell table:style-name="ce27" office:value-type="string" calcext:value-type="string">
            <text:p>11 mm between TFT display and PCB</text:p>
          </table:table-cell>
          <table:table-cell table:style-name="ce19" office:value-type="string" calcext:value-type="string">
            <text:p>Screwed spacer sleeve; hexagonal; polyamide; M3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39]=&quot;Power board&quot;; [.A339]*2;[.A339])" office:value-type="float" office:value="4" calcext:value-type="float">
            <text:p>4</text:p>
          </table:table-cell>
          <table:table-cell table:style-name="ce19" office:value-type="string" calcext:value-type="string">
            <text:p>2494576</text:p>
          </table:table-cell>
          <table:table-cell table:style-name="ce41" office:value-type="float" office:value="0.238" calcext:value-type="float">
            <text:p>0,238</text:p>
          </table:table-cell>
          <table:table-cell table:style-name="ce44" table:formula="of:=IF([.G339]=&quot;-&quot;;&quot;&quot;;IF([.A339]=&quot;&quot;;[.H339];[.F339]*[.H339]))" office:value-type="currency" office:currency="GBP" office:value="0.952" calcext:value-type="currency">
            <text:p>£0,95</text:p>
          </table:table-cell>
          <table:table-cell table:style-name="ce48"/>
          <table:table-cell table:style-name="ce19" office:value-type="string" calcext:value-type="string">
            <text:p>TP-11</text:p>
          </table:table-cell>
          <table:table-cell table:style-name="ce54" office:value-type="float" office:value="0.12795" calcext:value-type="float">
            <text:p>0,128</text:p>
          </table:table-cell>
          <table:table-cell table:style-name="ce57" table:formula="of:=IF([.K339]=&quot;-&quot;;&quot;&quot;;IF([.A339]=&quot;&quot;;[.L339];[.F339]*[.L339]))" office:value-type="currency" office:currency="EUR" office:value="0.5118" calcext:value-type="currency">
            <text:p>0,51 €</text:p>
          </table:table-cell>
          <table:table-cell table:style-name="ce61" table:formula="of:=IF([.A339]&lt;&gt;&quot;&quot;; IF([.G339]&lt;&gt;&quot;-&quot; ; IF([.M339] &gt; [.I339]*[.$N$1];[.I339]*[.$N$1];[.M339]);[.M339]);&quot;&quot;)" office:value-type="currency" office:currency="EUR" office:value="0.5118" calcext:value-type="currency">
            <text:p>0,512 €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<text:s/>B3/BN1074</text:p>
          </table:table-cell>
          <table:table-cell table:style-name="ce24"/>
          <table:table-cell table:style-name="ce18" office:value-type="string" calcext:value-type="string">
            <text:p>Plastic washer; round; M3</text:p>
          </table:table-cell>
          <table:table-cell table:style-name="ce24" office:value-type="string" calcext:value-type="string">
            <text:p>Arduino Shield</text:p>
          </table:table-cell>
          <table:table-cell table:style-name="ce33" table:formula="of:=IF([.E340]=&quot;Power board&quot;; [.A340]*2;[.A340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G340]=&quot;-&quot;;&quot;&quot;;IF([.A340]=&quot;&quot;;[.H340];[.F340]*[.H340]))">
            <text:p/>
          </table:table-cell>
          <table:table-cell table:style-name="ce47"/>
          <table:table-cell table:style-name="ce18" office:value-type="string" calcext:value-type="string">
            <text:p>B3/BN1074</text:p>
          </table:table-cell>
          <table:table-cell table:style-name="ce53" office:value-type="float" office:value="0.0079" calcext:value-type="float">
            <text:p>0,008</text:p>
          </table:table-cell>
          <table:table-cell table:style-name="ce56" table:formula="of:=IF([.K340]=&quot;-&quot;;&quot;&quot;;IF([.A340]=&quot;&quot;;[.L340];[.F340]*[.L340]))" office:value-type="currency" office:currency="EUR" office:value="0.0316" calcext:value-type="currency">
            <text:p>0,03 €</text:p>
          </table:table-cell>
          <table:table-cell table:style-name="ce61" table:formula="of:=IF([.A340]&lt;&gt;&quot;&quot;; IF([.G340]&lt;&gt;&quot;-&quot; ; IF([.M340] &gt; [.I340]*[.$N$1];[.I340]*[.$N$1];[.M340]);[.M340]);&quot;&quot;)" office:value-type="currency" office:currency="EUR" office:value="0.0316" calcext:value-type="currency">
            <text:p>0,032 €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LP2-625</text:p>
          </table:table-cell>
          <table:table-cell table:style-name="ce19" office:value-type="string" calcext:value-type="string">
            <text:p>Light pipe for LED</text:p>
          </table:table-cell>
          <table:table-cell table:style-name="ce25" office:value-type="string" calcext:value-type="string">
            <text:p>Round; Ø3mm; Front: convex; straight</text:p>
          </table:table-cell>
          <table:table-cell table:style-name="ce30" office:value-type="string" calcext:value-type="string">
            <text:p>Arduino Shield</text:p>
          </table:table-cell>
          <table:table-cell table:style-name="ce34" table:formula="of:=IF([.E341]=&quot;Power board&quot;; [.A341]*2;[.A341])" office:value-type="float" office:value="11" calcext:value-type="float">
            <text:p>11</text:p>
          </table:table-cell>
          <table:table-cell table:style-name="ce19" office:value-type="string" calcext:value-type="string">
            <text:p>2293496</text:p>
          </table:table-cell>
          <table:table-cell table:style-name="ce41" office:value-type="float" office:value="0.362" calcext:value-type="float">
            <text:p>0,362</text:p>
          </table:table-cell>
          <table:table-cell table:style-name="ce44" table:formula="of:=IF([.G341]=&quot;-&quot;;&quot;&quot;;IF([.A341]=&quot;&quot;;[.H341];[.F341]*[.H341]))" office:value-type="currency" office:currency="GBP" office:value="3.982" calcext:value-type="currency">
            <text:p>£3,98</text:p>
          </table:table-cell>
          <table:table-cell table:style-name="ce48"/>
          <table:table-cell table:style-name="ce19" office:value-type="string" calcext:value-type="string">
            <text:p>PLP2-625</text:p>
          </table:table-cell>
          <table:table-cell table:style-name="ce54" office:value-type="float" office:value="0.4861" calcext:value-type="float">
            <text:p>0,486</text:p>
          </table:table-cell>
          <table:table-cell table:style-name="ce57" table:formula="of:=IF([.K341]=&quot;-&quot;;&quot;&quot;;IF([.A341]=&quot;&quot;;[.L341];[.F341]*[.L341]))" office:value-type="currency" office:currency="EUR" office:value="5.3471" calcext:value-type="currency">
            <text:p>5,35 €</text:p>
          </table:table-cell>
          <table:table-cell table:style-name="ce61" table:formula="of:=IF([.A341]&lt;&gt;&quot;&quot;; IF([.G341]&lt;&gt;&quot;-&quot; ; IF([.M341] &gt; [.I341]*[.$N$1];[.I341]*[.$N$1];[.M341]);[.M341]);&quot;&quot;)" office:value-type="currency" office:currency="EUR" office:value="5.02484598" calcext:value-type="currency">
            <text:p>5,025 €</text:p>
          </table:table-cell>
        </table:table-row>
        <table:table-row table:style-name="ro1">
          <table:table-cell table:number-columns-repeated="8"/>
          <table:table-cell table:style-name="ce46" table:formula="of:=SUM([.I331:.I341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5" table:formula="of:=SUM([.M331:.M341])" office:value-type="currency" office:currency="EUR" office:value="14.2513" calcext:value-type="currency">
            <text:p>14,25 €</text:p>
          </table:table-cell>
          <table:table-cell table:style-name="ce45" table:formula="of:=SUM([.N331:.N341])" office:value-type="currency" office:currency="EUR" office:value="13.92904598" calcext:value-type="currency">
            <text:p>13,93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style-name="ce22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  <table:table-cell/>
        </table:table-row>
        <table:table-row table:style-name="ro1" table:number-rows-repeated="10482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st summary" table:style-name="ta1">
        <table:table-column table:style-name="co10" table:default-cell-style-name="Default"/>
        <table:table-column table:style-name="co11" table:default-cell-style-name="Default"/>
        <table:table-column table:style-name="co7" table:default-cell-style-name="ce65"/>
        <table:table-column table:style-name="co12" table:default-cell-style-name="ce65"/>
        <table:table-column table:style-name="co7" table:number-columns-repeated="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Pric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PSU basic parts (2x40V/5A)</text:p>
          </table:table-cell>
          <table:table-cell table:formula="of:=['EEZ PSU consolidated r5B8 bom'.N264]" office:value-type="currency" office:currency="EUR" office:value="181.095430152" calcext:value-type="currency">
            <text:p>181,10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DC input parts</text:p>
          </table:table-cell>
          <table:table-cell table:formula="of:=['EEZ PSU consolidated r5B8 bom'.N316]" office:value-type="currency" office:currency="EUR" office:value="40.96308458" calcext:value-type="currency">
            <text:p>40,96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mechanical</text:p>
          </table:table-cell>
          <table:table-cell table:formula="of:=['EEZ PSU consolidated r5B8 bom'.N321]" office:value-type="currency" office:currency="EUR" office:value="3.3928" calcext:value-type="currency">
            <text:p>3,39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PCB</text:p>
          </table:table-cell>
          <table:table-cell table:style-name="ce66" office:value-type="string" calcext:value-type="string">
            <text:p>???</text:p>
          </table:table-cell>
          <table:table-cell table:style-name="ce69"/>
          <table:table-cell table:number-columns-repeated="9"/>
        </table:table-row>
        <table:table-row table:style-name="ro1">
          <table:table-cell/>
          <table:table-cell office:value-type="string" calcext:value-type="string">
            <text:p>AUX PS 230V option</text:p>
          </table:table-cell>
          <table:table-cell table:formula="of:=['EEZ PSU consolidated r5B8 bom'.N271]" office:value-type="currency" office:currency="EUR" office:value="5.7294" calcext:value-type="currency">
            <text:p>5,73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X PS mechanical</text:p>
          </table:table-cell>
          <table:table-cell table:formula="of:=['EEZ PSU consolidated r5B8 bom'.N295]" office:value-type="currency" office:currency="EUR" office:value="13.8576" calcext:value-type="currency">
            <text:p>13,86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X PS PCB</text:p>
          </table:table-cell>
          <table:table-cell table:style-name="ce66" office:value-type="string" calcext:value-type="string">
            <text:p>???</text:p>
          </table:table-cell>
          <table:table-cell table:style-name="ce69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duino Due (eBay)</text:p>
          </table:table-cell>
          <table:table-cell office:value-type="currency" office:currency="EUR" office:value="12.99" calcext:value-type="currency">
            <text:p>12,99 €</text:p>
          </table:table-cell>
          <table:table-cell/>
          <table:table-cell office:value-type="string" calcext:value-type="string">
            <text:p>e.g. <text:a xlink:href="http://www.ebay.de/itm/DUE-R3-SAM3X8E-32-bit-ARM-Cortex-M3-Control-Board-Module-USB-Cable-For-Arduino-/301921886011?hash=item464bf25f3b:g:iuUAAOSwjMJXBgBX" xlink:type="simple">http://www.ebay.de/itm/DUE-R3-SAM3X8E-32-bit-ARM-Cortex-M3-Control-Board-Module-USB-Cable-For-Arduino-/301921886011?hash=item464bf25f3b:g:iuUAAOSwjMJXBgBX</text:a></text:p>
          </table:table-cell>
          <table:table-cell table:number-columns-repeated="8"/>
        </table:table-row>
        <table:table-row table:style-name="ro1">
          <table:table-cell/>
          <table:table-cell table:style-name="ce64" office:value-type="string" calcext:value-type="string">
            <text:p>TFT_320QVT (eBay)</text:p>
          </table:table-cell>
          <table:table-cell office:value-type="currency" office:currency="EUR" office:value="10.16" calcext:value-type="currency">
            <text:p>10,16 €</text:p>
          </table:table-cell>
          <table:table-cell/>
          <table:table-cell office:value-type="string" calcext:value-type="string">
            <text:p>e.g. <text:a xlink:href="http://www.ebay.de/itm/331563289696?_trksid=p2055119.m1438.l2649&amp;ssPageName=STRK%3AMEBIDX%3AIT" xlink:type="simple">http://www.ebay.de/itm/331563289696?_trksid=p2055119.m1438.l2649&amp;ssPageName=STRK%3AMEBIDX%3AIT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duino shield and enclosure mechanical</text:p>
          </table:table-cell>
          <table:table-cell table:formula="of:=['EEZ PSU consolidated r5B8 bom'.N342]" office:value-type="currency" office:currency="EUR" office:value="13.92904598" calcext:value-type="currency">
            <text:p>13,93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stom metal enclosure</text:p>
          </table:table-cell>
          <table:table-cell table:style-name="ce66" office:value-type="string" calcext:value-type="string">
            <text:p>???</text:p>
          </table:table-cell>
          <table:table-cell table:style-name="ce69"/>
          <table:table-cell table:number-columns-repeated="9"/>
        </table:table-row>
        <table:table-row table:style-name="ro1">
          <table:table-cell table:number-columns-repeated="2"/>
          <table:table-cell table:style-name="ce67" table:formula="of:=SUM([.C3:.C13])" office:value-type="currency" office:currency="EUR" office:value="282.117360712" calcext:value-type="currency">
            <text:p>282,12 €</text:p>
          </table:table-cell>
          <table:table-cell table:style-name="ce67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2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3" table:style-name="ce68"/>
          <table:covered-table-cell table:number-columns-repeated="3" table:style-name="ce70"/>
          <table:covered-table-cell table:style-name="ce68"/>
          <table:covered-table-cell table:number-columns-repeated="3" table:style-name="ce70"/>
          <table:covered-table-cell/>
        </table:table-row>
      </table:table>
      <table:named-expressions/>
      <table:database-ranges>
        <table:database-range table:name="__Anonymous_Sheet_DB__0" table:target-range-address="'EEZ PSU consolidated r5B8 bom'.A274:'EEZ PSU consolidated r5B8 bom'.AMJ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21mm" fo:margin-bottom="4.2mm" fo:margin-left="8.61mm" fo:margin-right="6.97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5.1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consolidated r5B8 BOM (2016-06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18:41:29.572523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8:42:38.951675427</dc:date>
    <dc:creator>Denis Kotlar</dc:creator>
    <meta:editing-duration>P1DT21H33M39S</meta:editing-duration>
    <meta:editing-cycles>248</meta:editing-cycles>
    <meta:generator>LibreOffice/5.1.3.2$Linux_X86_64 LibreOffice_project/644e4637d1d8544fd9f56425bd6cec110e49301b</meta:generator>
    <meta:document-statistic meta:table-count="2" meta:cell-count="3933" meta:object-count="0"/>
  </office:meta>
</office:document-meta>
</file>